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0000000080000002C2E1E3955A9F2D291.png" manifest:media-type="image/png"/>
  <manifest:file-entry manifest:full-path="Pictures/10000001000007EE0000037AA34D6AC9A7ECD589.png" manifest:media-type="image/png"/>
  <manifest:file-entry manifest:full-path="Pictures/10000000000000350000000B76CF3CC5CB43D28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dash" draw:stroke-dash="Ultrafine_20_Dashed" draw:fill-color="#8d1d75" draw:textarea-horizontal-align="justify" draw:textarea-vertical-align="middle" draw:auto-grow-height="false" fo:min-height="0.779cm" fo:min-width="11.854cm"/>
      <style:paragraph-properties style:writing-mode="lr-tb"/>
    </style:style>
    <style:style style:name="gr4" style:family="graphic" style:parent-style-name="Default_5f_2">
      <style:graphic-properties draw:stroke="dash" draw:stroke-dash="Ultrafine_20_Dashed" draw:fill-color="#fff5ce" draw:textarea-horizontal-align="justify" draw:textarea-vertical-align="middle" draw:auto-grow-height="false" fo:min-height="0.779cm" fo:min-width="12.494cm"/>
      <style:paragraph-properties style:writing-mode="lr-tb"/>
    </style:style>
    <style:style style:name="gr5" style:family="graphic" style:parent-style-name="Default_5f_2">
      <style:graphic-properties draw:stroke="dash" draw:stroke-dash="Ultrafine_20_Dashed" draw:fill-color="#eeeeee" draw:textarea-horizontal-align="justify" draw:textarea-vertical-align="middle" draw:auto-grow-height="false" fo:min-height="0.779cm" fo:min-width="13.136cm"/>
      <style:paragraph-properties style:writing-mode="lr-tb"/>
    </style:style>
    <style:style style:name="gr6" style:family="graphic" style:parent-style-name="Default_5f_2">
      <style:graphic-properties draw:stroke="dash" draw:stroke-dash="Ultrafine_20_Dashed" draw:fill-color="#e6e905" draw:textarea-horizontal-align="justify" draw:textarea-vertical-align="middle" draw:auto-grow-height="false" fo:min-height="0.779cm" fo:min-width="13.837cm"/>
      <style:paragraph-properties style:writing-mode="lr-tb"/>
    </style:style>
    <style:style style:name="gr7" style:family="graphic" style:parent-style-name="Default_5f_1">
      <style:graphic-properties draw:stroke="none" draw:fill="none" fo:min-height="2.2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115cm"/>
      <style:paragraph-properties style:writing-mode="lr-tb"/>
    </style:style>
    <style:style style:name="gr9" style:family="graphic" style:parent-style-name="standard">
      <style:graphic-properties draw:stroke="dash" draw:stroke-dash="Fine_20_Dashed" svg:stroke-width="0.053cm" svg:stroke-color="#ce181e" draw:marker-start-width="0.279cm" draw:marker-end-width="0.279cm" draw:fill="none" draw:textarea-vertical-align="middle" draw:auto-grow-height="false" fo:min-height="6.62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05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52cm"/>
      <style:paragraph-properties style:writing-mode="lr-tb"/>
    </style:style>
    <style:style style:name="gr12" style:family="graphic" style:parent-style-name="objectwithoutfill">
      <style:graphic-properties draw:stroke="dash" draw:stroke-dash="Fine_20_Dashed" svg:stroke-width="0.053cm" svg:stroke-color="#ce181e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761cm"/>
      <style:paragraph-properties style:writing-mode="lr-tb"/>
    </style:style>
    <style:style style:name="gr14" style:family="graphic" style:parent-style-name="standard">
      <style:graphic-properties draw:stroke="dash" draw:stroke-dash="Fine_20_Dashed" svg:stroke-width="0.053cm" svg:stroke-color="#ce181e" draw:marker-start-width="0.279cm" draw:marker-end-width="0.279cm" draw:fill="none" draw:textarea-vertical-align="middle" draw:auto-grow-height="false" fo:min-height="4.507cm" fo:min-width="0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1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421cm"/>
      <style:paragraph-properties style:writing-mode="lr-tb"/>
    </style:style>
    <style:style style:name="gr17" style:family="graphic" style:parent-style-name="objectwithoutfill">
      <style:graphic-properties draw:stroke="dash" draw:stroke-dash="Fine_20_Dashed" svg:stroke-width="0.053cm" svg:stroke-color="#ce181e" draw:marker-start-width="0.279cm" draw:marker-end="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933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2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</style:style>
    <style:style style:name="gr2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1.021cm" fo:min-width="1.972cm" fo:padding-top="0.139cm" fo:padding-bottom="0.139cm" fo:padding-left="0.264cm" fo:padding-right="0.264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1.095cm"/>
      <style:paragraph-properties style:writing-mode="lr-tb"/>
    </style:style>
    <style:style style:name="gr2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2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2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29" style:family="graphic" style:parent-style-name="standard">
      <style:graphic-properties draw:stroke="none" draw:fill="none" fo:min-height="0.938cm"/>
      <style:paragraph-properties style:writing-mode="lr-tb"/>
    </style:style>
    <style:style style:name="gr30" style:family="graphic" style:parent-style-name="standard">
      <style:graphic-properties draw:stroke="none" draw:fill="none" fo:min-height="0.937cm"/>
      <style:paragraph-properties style:writing-mode="lr-tb"/>
    </style:style>
    <style:style style:name="gr3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3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3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3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3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3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3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3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3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4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81d41a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4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2a6099" draw:textarea-horizontal-align="justify" draw:textarea-vertical-align="middle" draw:auto-grow-height="false" fo:min-height="0.871cm" fo:min-width="1.213cm" fo:padding-top="0.139cm" fo:padding-bottom="0.139cm" fo:padding-left="0.264cm" fo:padding-right="0.264cm"/>
    </style:style>
    <style:style style:name="gr4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4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4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81d41a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4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2a6099" draw:textarea-horizontal-align="justify" draw:textarea-vertical-align="middle" draw:auto-grow-height="false" fo:min-height="0.871cm" fo:min-width="1.213cm" fo:padding-top="0.139cm" fo:padding-bottom="0.139cm" fo:padding-left="0.264cm" fo:padding-right="0.264cm"/>
    </style:style>
    <style:style style:name="gr4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4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4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4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5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81d41a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5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5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5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81d41a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5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5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5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5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</style:style>
    <style:style style:name="gr5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5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6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6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6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6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6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6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6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6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6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6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70" style:family="graphic" style:parent-style-name="objectwithoutfill">
      <style:graphic-properties draw:fill="none" draw:textarea-vertical-align="middle"/>
    </style:style>
    <style:style style:name="gr7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7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7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7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7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7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7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7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922cm" fo:min-width="1.213cm" fo:padding-top="0.139cm" fo:padding-bottom="0.139cm" fo:padding-left="0.264cm" fo:padding-right="0.264cm"/>
      <style:paragraph-properties style:writing-mode="lr-tb"/>
    </style:style>
    <style:style style:name="gr7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871cm" fo:min-width="1.213cm" fo:padding-top="0.139cm" fo:padding-bottom="0.139cm" fo:padding-left="0.264cm" fo:padding-right="0.264cm"/>
      <style:paragraph-properties style:writing-mode="lr-tb"/>
    </style:style>
    <style:style style:name="gr80" style:family="graphic" style:parent-style-name="standard">
      <style:graphic-properties svg:stroke-color="#ffd320" draw:fill-color="#ffff99" draw:textarea-horizontal-align="justify" draw:textarea-vertical-align="middle" draw:auto-grow-height="false" fo:min-height="0.33cm" fo:min-width="1.957cm"/>
      <style:paragraph-properties style:writing-mode="lr-tb"/>
    </style:style>
    <style:style style:name="gr81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82" style:family="graphic" style:parent-style-name="objectwithoutfill">
      <style:graphic-properties svg:stroke-width="0.028cm" svg:stroke-color="#000000" draw:marker-start-width="0.242cm" draw:marker-end="Arrow_20_concave" draw:marker-end-width="0.203cm" draw:fill="none" draw:textarea-vertical-align="middle" fo:padding-top="0.139cm" fo:padding-bottom="0.139cm" fo:padding-left="0.264cm" fo:padding-right="0.264cm"/>
    </style:style>
    <style:style style:name="gr83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84" style:family="graphic" style:parent-style-name="objectwithoutfill">
      <style:graphic-properties draw:stroke="dash" draw:stroke-dash="Ultra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5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374cm"/>
      <style:paragraph-properties style:writing-mode="lr-tb"/>
    </style:style>
    <style:style style:name="gr87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88" style:family="graphic" style:parent-style-name="standard">
      <style:graphic-properties draw:stroke="none" draw:fill="none" fo:min-height="0.675cm"/>
      <style:paragraph-properties style:writing-mode="lr-tb"/>
    </style:style>
    <style:style style:name="gr89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fo:min-height="0.56cm"/>
      <style:paragraph-properties style:writing-mode="lr-tb"/>
    </style:style>
    <style:style style:name="gr91" style:family="graphic" style:parent-style-name="standard">
      <style:graphic-properties svg:stroke-color="#ffd320" draw:fill-color="#ffff99" draw:textarea-horizontal-align="justify" draw:textarea-vertical-align="middle" draw:auto-grow-height="false" fo:min-height="0.659cm" fo:min-width="2.566cm"/>
      <style:paragraph-properties style:writing-mode="lr-tb"/>
    </style:style>
    <style:style style:name="gr92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93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95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97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9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99" style:family="graphic" style:parent-style-name="objectwithoutfill">
      <style:graphic-properties draw:stroke="dash" draw:stroke-dash="Ultrafine_20_Dashed" svg:stroke-color="#000000" draw:marker-start="" draw:marker-start-width="0.3cm" draw:marker-end="Arrow_20_concave" draw:marker-end-width="0.203cm" draw:fill="none" draw:textarea-vertical-align="middle"/>
    </style:style>
    <style:style style:name="gr100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01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0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04" style:family="graphic" style:parent-style-name="standard">
      <style:graphic-properties draw:stroke="none" draw:fill="none" fo:min-height="1.347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0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0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08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09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1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1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12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1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4" style:family="graphic" style:parent-style-name="standard">
      <style:graphic-properties draw:stroke="none" draw:fill="none" fo:min-height="0.713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1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17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="solid" draw:fill-color="#81d41a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11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19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20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2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2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23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2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5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2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2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28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81d41a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30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3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2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33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3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5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3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3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38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39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4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41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42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43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4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45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4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47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4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49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50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51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53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54" style:family="graphic" style:parent-style-name="objectwithoutfill">
      <style:graphic-properties svg:stroke-width="0.028cm" svg:stroke-color="#000000" draw:marker-start-width="0.242cm" draw:marker-end="Arrow_20_concave" draw:marker-end-width="0.245cm" draw:fill="none" draw:textarea-vertical-align="middle" fo:padding-top="0.139cm" fo:padding-bottom="0.139cm" fo:padding-left="0.264cm" fo:padding-right="0.264cm"/>
    </style:style>
    <style:style style:name="gr155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56" style:family="graphic" style:parent-style-name="standard">
      <style:graphic-properties draw:stroke="none" draw:fill="none" fo:min-height="1.161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58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59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6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61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62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63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6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65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6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67" style:family="graphic" style:parent-style-name="standard">
      <style:graphic-properties svg:stroke-color="#ffd320" draw:fill-color="#ffff00" draw:textarea-horizontal-align="justify" draw:textarea-vertical-align="middle" draw:auto-grow-height="false" fo:min-height="0.659cm" fo:min-width="2.566cm"/>
      <style:paragraph-properties style:writing-mode="lr-tb"/>
    </style:style>
    <style:style style:name="gr168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6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70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71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72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7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74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75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7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7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78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79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80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8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82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83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84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8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86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87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88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8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90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91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92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93" style:family="graphic" style:parent-style-name="standard">
      <style:graphic-properties svg:stroke-color="#ffd320" draw:fill-color="#ffff99" draw:textarea-horizontal-align="justify" draw:textarea-vertical-align="middle" draw:auto-grow-height="false" fo:min-height="0.593cm" fo:min-width="2.127cm"/>
      <style:paragraph-properties style:writing-mode="lr-tb"/>
    </style:style>
    <style:style style:name="gr194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9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19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97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198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199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00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0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02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4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05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06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07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0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09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10" style:family="graphic" style:parent-style-name="standard" style:list-style-name="L1">
      <style:graphic-properties draw:stroke="none" svg:stroke-color="#000000" draw:marker-end-width="0.2cm" draw:fill="none" draw:fill-color="#ffffff" fo:min-height="0.374cm"/>
      <style:paragraph-properties style:writing-mode="lr-tb"/>
    </style:style>
    <style:style style:name="gr211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12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14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1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1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marker-end-width="0.2cm" draw:fill="none" draw:fill-color="#ffffff" fo:min-height="0.374cm"/>
      <style:paragraph-properties style:writing-mode="lr-tb"/>
    </style:style>
    <style:style style:name="gr218" style:family="graphic" style:parent-style-name="standard">
      <style:graphic-properties svg:stroke-color="#ffd320" draw:fill-color="#ffff99" draw:textarea-horizontal-align="justify" draw:textarea-vertical-align="middle" draw:auto-grow-height="false" fo:min-height="0.592cm" fo:min-width="2.001cm"/>
      <style:paragraph-properties style:writing-mode="lr-tb"/>
    </style:style>
    <style:style style:name="gr219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20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22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2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24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marker-end-width="0.2cm" draw:fill="none" draw:fill-color="#ffffff" fo:min-height="0.374cm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27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28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29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3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31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32" style:family="graphic" style:parent-style-name="standard" style:list-style-name="L1">
      <style:graphic-properties draw:stroke="none" svg:stroke-color="#000000" draw:marker-end-width="0.2cm" draw:fill="none" draw:fill-color="#ffffff" fo:min-height="0.374cm"/>
      <style:paragraph-properties style:writing-mode="lr-tb"/>
    </style:style>
    <style:style style:name="gr233" style:family="graphic" style:parent-style-name="standard">
      <style:graphic-properties draw:stroke="none" draw:fill="none" fo:min-height="0.375cm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35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37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3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39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40" style:family="graphic" style:parent-style-name="standard" style:list-style-name="L1">
      <style:graphic-properties draw:stroke="none" svg:stroke-color="#000000" draw:marker-end-width="0.2cm" draw:fill="none" draw:fill-color="#ffffff" fo:min-height="0.374cm"/>
      <style:paragraph-properties style:writing-mode="lr-tb"/>
    </style:style>
    <style:style style:name="gr241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42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44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4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46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marker-end-width="0.2cm" draw:fill="none" draw:fill-color="#ffffff" fo:min-height="0.374cm"/>
      <style:paragraph-properties style:writing-mode="lr-tb"/>
    </style:style>
    <style:style style:name="gr248" style:family="graphic" style:parent-style-name="objectwithoutfill">
      <style:graphic-properties draw:stroke="dash" draw:stroke-dash="Fine_20_Dashed" draw:fill="none" draw:textarea-vertical-align="middle"/>
    </style:style>
    <style:style style:name="gr249" style:family="graphic" style:parent-style-name="objectwithoutfill">
      <style:graphic-properties draw:stroke="dash" draw:stroke-dash="Fine_20_Dashed" svg:stroke-width="0.028cm" svg:stroke-color="#000000" draw:marker-start-width="0.242cm" draw:marker-end="Arrow_20_concave" draw:marker-end-width="0.203cm" draw:fill="none" draw:textarea-vertical-align="middle" fo:padding-top="0.139cm" fo:padding-bottom="0.139cm" fo:padding-left="0.264cm" fo:padding-right="0.264cm"/>
    </style:style>
    <style:style style:name="gr250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51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52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53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5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55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56" style:family="graphic" style:parent-style-name="standard" style:list-style-name="L1">
      <style:graphic-properties draw:stroke="none" svg:stroke-color="#000000" draw:marker-end-width="0.2cm" draw:fill="none" draw:fill-color="#ffffff" fo:min-height="0.374cm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58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59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60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6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62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63" style:family="graphic" style:parent-style-name="standard" style:list-style-name="L1">
      <style:graphic-properties draw:stroke="none" svg:stroke-color="#000000" draw:marker-end-width="0.2cm" draw:fill="none" draw:fill-color="#ffffff" fo:min-height="0.374cm"/>
      <style:paragraph-properties style:writing-mode="lr-tb"/>
    </style:style>
    <style:style style:name="gr264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65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66" style:family="graphic" style:parent-style-name="standard" style:list-style-name="L1">
      <style:graphic-properties draw:stroke="none" svg:stroke-color="#000000" draw:marker-end-width="0.2cm" draw:fill="none" draw:fill-color="#ffffff" fo:min-height="0.729cm"/>
      <style:paragraph-properties style:writing-mode="lr-tb"/>
    </style:style>
    <style:style style:name="gr267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6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69" style:family="graphic" style:parent-style-name="standard" style:list-style-name="L1">
      <style:graphic-properties svg:stroke-color="#ffd320" draw:fill-color="#ffff99" draw:textarea-horizontal-align="justify" draw:textarea-vertical-align="middle" draw:auto-grow-height="false" fo:min-height="0.91cm" fo:min-width="0.862cm"/>
      <style:paragraph-properties style:writing-mode="lr-tb"/>
    </style:style>
    <style:style style:name="gr270" style:family="graphic" style:parent-style-name="standard" style:list-style-name="L1">
      <style:graphic-properties draw:stroke="none" svg:stroke-color="#000000" draw:marker-end-width="0.2cm" draw:fill="none" draw:fill-color="#ffffff" fo:min-height="0.374cm"/>
      <style:paragraph-properties style:writing-mode="lr-tb"/>
    </style:style>
    <style:style style:name="gr271" style:family="graphic" style:parent-style-name="standard">
      <style:graphic-properties svg:stroke-color="#ffd320" draw:fill-color="#ffff99" draw:textarea-horizontal-align="justify" draw:textarea-vertical-align="middle" draw:auto-grow-height="false" fo:min-height="0.238cm" fo:min-width="1.957cm"/>
      <style:paragraph-properties style:writing-mode="lr-tb"/>
    </style:style>
    <style:style style:name="gr272" style:family="graphic" style:parent-style-name="standard">
      <style:graphic-properties draw:stroke="none" draw:fill="none" fo:min-height="0.89cm"/>
      <style:paragraph-properties style:writing-mode="lr-tb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6.106cm"/>
      <style:paragraph-properties style:writing-mode="lr-tb"/>
    </style:style>
    <style:style style:name="gr274" style:family="graphic" style:parent-style-name="standard">
      <style:graphic-properties draw:stroke="none" draw:fill="none" fo:min-height="0.865cm"/>
      <style:paragraph-properties style:writing-mode="lr-tb"/>
    </style:style>
    <style:style style:name="gr275" style:family="graphic" style:parent-style-name="standard">
      <style:graphic-properties draw:stroke="none" draw:fill="none" fo:min-height="1.475cm"/>
      <style:paragraph-properties style:writing-mode="lr-tb"/>
    </style:style>
    <style:style style:name="gr276" style:family="graphic" style:parent-style-name="standard">
      <style:graphic-properties draw:stroke="none" draw:fill="none" fo:min-height="1.789cm"/>
      <style:paragraph-properties style:writing-mode="lr-tb"/>
    </style:style>
    <style:style style:name="gr277" style:family="graphic" style:parent-style-name="standard">
      <style:graphic-properties draw:stroke="none" draw:fill="none" fo:min-height="1.729cm"/>
      <style:paragraph-properties style:writing-mode="lr-tb"/>
    </style:style>
    <style:style style:name="gr278" style:family="graphic" style:parent-style-name="standard">
      <style:graphic-properties draw:stroke="none" draw:fill="none" fo:min-height="0.866cm"/>
      <style:paragraph-properties style:writing-mode="lr-tb"/>
    </style:style>
    <style:style style:name="gr279" style:family="graphic" style:parent-style-name="standard">
      <style:graphic-properties draw:stroke="none" draw:fill="none" fo:min-height="0.674cm"/>
      <style:paragraph-properties style:writing-mode="lr-tb"/>
    </style:style>
    <style:style style:name="gr28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8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28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8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8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28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8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8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28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8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9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29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9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9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29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95" style:family="graphic" style:parent-style-name="objectwithoutfill">
      <style:graphic-properties draw:marker-end="Arrow_20_concave" draw:marker-end-width="0.3cm" draw:fill="none" draw:textarea-vertical-align="middle"/>
    </style:style>
    <style:style style:name="gr29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9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29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29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0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0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0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0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0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0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0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0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0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0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1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1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1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1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1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1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16" style:family="graphic" style:parent-style-name="standard">
      <style:graphic-properties draw:stroke="dash" draw:stroke-dash="Ultrafine_20_Dashed" svg:stroke-width="0.028cm" svg:stroke-color="#b2b2b2" draw:marker-start-width="0.242cm" draw:marker-end-width="0.242cm" draw:fill-color="#2a6099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1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1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1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2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2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2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2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2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2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2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2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2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2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3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3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3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3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3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3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3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3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3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3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4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4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4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4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4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4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4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4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4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4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5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5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5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5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5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5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5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5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5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5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6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6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6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6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6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6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6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6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6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6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7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7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7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73" style:family="graphic" style:parent-style-name="standard">
      <style:graphic-properties draw:stroke="none" draw:fill="none" fo:min-height="0.75cm"/>
      <style:paragraph-properties style:writing-mode="lr-tb"/>
    </style:style>
    <style:style style:name="gr37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7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7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7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78" style:family="graphic" style:parent-style-name="standard">
      <style:graphic-properties draw:stroke="none" draw:fill="none" fo:min-height="0.705cm"/>
      <style:paragraph-properties style:writing-mode="lr-tb"/>
    </style:style>
    <style:style style:name="gr37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8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8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8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8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8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8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8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8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8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8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90" style:family="graphic" style:parent-style-name="standard">
      <style:graphic-properties draw:stroke="none" draw:fill="none" fo:min-height="0.581cm"/>
      <style:paragraph-properties style:writing-mode="lr-tb"/>
    </style:style>
    <style:style style:name="gr39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9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93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9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9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9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39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9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39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40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40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40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403" style:family="graphic" style:parent-style-name="standard">
      <style:graphic-properties draw:stroke="none" draw:fill="none" fo:min-height="0.86cm"/>
      <style:paragraph-properties style:writing-mode="lr-tb"/>
    </style:style>
    <style:style style:name="gr40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40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40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40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40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40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41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411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412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413" style:family="graphic" style:parent-style-name="standard">
      <style:graphic-properties draw:stroke="none" draw:fill="none" fo:min-height="0.738cm"/>
      <style:paragraph-properties style:writing-mode="lr-tb"/>
    </style:style>
    <style:style style:name="gr414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415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416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417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418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  <style:paragraph-properties style:writing-mode="lr-tb"/>
    </style:style>
    <style:style style:name="gr419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gr420" style:family="graphic" style:parent-style-name="standard" style:list-style-name="L1">
      <style:graphic-properties draw:stroke="dash" draw:stroke-dash="Ultrafine_20_Dashed" svg:stroke-width="0.028cm" svg:stroke-color="#b2b2b2" draw:marker-start-width="0.242cm" draw:marker-end-width="0.242cm" draw:fill-color="#3465a4" draw:textarea-horizontal-align="justify" draw:textarea-vertical-align="middle" draw:auto-grow-height="false" fo:min-height="0.604cm" fo:min-width="1.213cm" fo:padding-top="0.139cm" fo:padding-bottom="0.139cm" fo:padding-left="0.264cm" fo:padding-right="0.264cm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-title">
      <style:graphic-properties draw:auto-grow-height="true" fo:min-height="2.629cm"/>
      <style:paragraph-properties style:writing-mode="lr-tb"/>
    </style:style>
    <style:style style:name="pr4" style:family="presentation" style:parent-style-name="sub_5f_header-outline1">
      <style:graphic-properties fo:min-height="0.92cm"/>
      <style:paragraph-properties style:writing-mode="lr-tb"/>
    </style:style>
    <style:style style:name="pr5" style:family="presentation" style:parent-style-name="sub_5f_head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ontent-title">
      <style:graphic-properties draw:auto-grow-height="true" fo:min-height="2.597cm"/>
      <style:paragraph-properties style:writing-mode="lr-tb"/>
    </style:style>
    <style:style style:name="pr7" style:family="presentation" style:parent-style-name="conten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9" style:family="presentation" style:parent-style-name="sub_5f_header_5f_-outline1">
      <style:graphic-properties fo:min-height="0.92cm"/>
      <style:paragraph-properties style:writing-mode="lr-tb"/>
    </style:style>
    <style:style style:name="pr10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content-title">
      <style:graphic-properties draw:auto-grow-height="true" fo:min-height="3.69cm"/>
      <style:paragraph-properties style:writing-mode="lr-tb"/>
    </style:style>
    <style:style style:name="pr12" style:family="presentation" style:parent-style-name="sub_5f_header_5f_-title">
      <style:graphic-properties draw:auto-grow-height="true" fo:min-height="2.957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text-align="start" fo:text-indent="0cm" style:writing-mode="lr-tb"/>
    </style:style>
    <style:style style:name="P8" style:family="paragraph">
      <loext:graphic-properties draw:fill-color="#8d1d75"/>
      <style:paragraph-properties fo:margin-left="0cm" fo:margin-right="0cm" fo:text-align="start" fo:text-indent="0cm" style:writing-mode="lr-tb"/>
      <style:text-properties fo:color="#eeeeee" loext:opacity="100%" style:font-name="Open Sans" fo:font-size="22pt" style:font-size-asian="24pt" style:font-size-complex="24pt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-color="#fff5ce"/>
      <style:paragraph-properties fo:text-align="start" style:writing-mode="lr-tb"/>
      <style:text-properties fo:color="#000000" loext:opacity="100%" style:font-name="Open Sans" fo:font-size="22pt" style:font-size-asian="24pt" style:font-size-complex="24pt"/>
    </style:style>
    <style:style style:name="P11" style:family="paragraph">
      <loext:graphic-properties draw:fill-color="#eeeeee"/>
      <style:paragraph-properties fo:text-align="start" style:writing-mode="lr-tb"/>
      <style:text-properties fo:color="#000000" loext:opacity="100%" style:font-name="Open Sans" fo:font-size="22pt" style:font-size-asian="24pt" style:font-size-complex="24pt"/>
    </style:style>
    <style:style style:name="P12" style:family="paragraph">
      <loext:graphic-properties draw:fill-color="#e6e905"/>
      <style:paragraph-properties fo:text-align="start" style:writing-mode="lr-tb"/>
      <style:text-properties style:font-name="Open Sans" fo:font-size="22pt" style:font-size-asian="24pt" style:font-size-complex="24pt"/>
    </style:style>
    <style:style style:name="P13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14" style:family="paragraph">
      <style:paragraph-properties fo:text-align="end"/>
    </style:style>
    <style:style style:name="P15" style:family="paragraph">
      <style:paragraph-properties fo:text-align="end" style:writing-mode="lr-tb"/>
      <style:text-properties style:font-name="Open Sans" fo:font-size="36pt" fo:language="en" fo:country="US" style:font-size-asian="36pt" style:font-size-complex="36pt"/>
    </style:style>
    <style:style style:name="P16" style:family="paragraph">
      <loext:graphic-properties draw:fill="none"/>
      <style:paragraph-properties style:writing-mode="lr-tb"/>
      <style:text-properties style:font-name="Open Sans" fo:font-size="22pt" style:font-size-asian="22pt" style:font-size-complex="22pt"/>
    </style:style>
    <style:style style:name="P17" style:family="paragraph">
      <loext:graphic-properties draw:fill="none" draw:fill-color="#ffffff"/>
      <style:paragraph-properties style:writing-mode="lr-tb"/>
      <style:text-properties style:font-name="Open Sans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-color="#3465a4"/>
      <style:paragraph-properties fo:text-align="center"/>
      <style:text-properties fo:color="#ffffff" loext:opacity="100%" style:font-name="Open Sans" fo:font-size="14pt" style:font-size-asian="14pt" style:font-size-complex="14pt"/>
    </style:style>
    <style:style style:name="P23" style:family="paragraph">
      <style:paragraph-properties fo:margin-left="0cm" fo:margin-right="0cm" fo:text-align="center" fo:text-indent="0cm" style:writing-mode="lr-tb"/>
    </style:style>
    <style:style style:name="P24" style:family="paragraph">
      <loext:graphic-properties draw:fill-color="#3465a4"/>
      <style:paragraph-properties fo:margin-left="0cm" fo:margin-right="0cm" fo:text-align="center" fo:text-indent="0cm" style:writing-mode="lr-tb"/>
      <style:text-properties fo:color="#ffffff" loext:opacity="100%" style:font-name="Open Sans" fo:font-size="18pt" style:letter-kerning="true" style:font-size-asian="14pt" style:font-size-complex="14pt"/>
    </style:style>
    <style:style style:name="P25" style:family="paragraph">
      <loext:graphic-properties draw:fill-color="#3465a4"/>
      <style:paragraph-properties fo:text-align="center"/>
      <style:text-properties fo:color="#ffffff" loext:opacity="100%" style:font-name="Open Sans" fo:font-size="18pt" style:font-size-asian="14pt" style:font-size-complex="14pt"/>
    </style:style>
    <style:style style:name="P26" style:family="paragraph">
      <loext:graphic-properties draw:fill="none"/>
      <style:paragraph-properties fo:text-align="center"/>
      <style:text-properties style:font-name="Open Sans" fo:font-size="18pt"/>
    </style:style>
    <style:style style:name="P27" style:family="paragraph">
      <loext:graphic-properties draw:fill="none"/>
      <style:paragraph-properties style:writing-mode="lr-tb"/>
      <style:text-properties style:font-name="Open Sans" fo:font-size="18pt" style:font-size-asian="18pt" style:font-size-complex="18pt"/>
    </style:style>
    <style:style style:name="P28" style:family="paragraph">
      <loext:graphic-properties draw:fill="none"/>
      <style:paragraph-properties style:writing-mode="lr-tb"/>
      <style:text-properties style:font-name="Open Sans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none"/>
      <style:paragraph-properties style:writing-mode="lr-tb"/>
      <style:text-properties style:font-name="Open Sans" fo:font-size="18pt" style:font-size-asian="24pt" style:font-size-complex="24pt"/>
    </style:style>
    <style:style style:name="P30" style:family="paragraph">
      <loext:graphic-properties draw:fill="none"/>
      <style:paragraph-properties style:writing-mode="lr-tb"/>
      <style:text-properties style:font-name="Open Sans" fo:font-size="18pt" fo:font-weight="bold" style:font-weight-asian="bold" style:font-weight-complex="bold"/>
    </style:style>
    <style:style style:name="P31" style:family="paragraph">
      <loext:graphic-properties draw:fill="none"/>
      <style:paragraph-properties style:writing-mode="lr-tb"/>
      <style:text-properties style:font-name="Open Sans" fo:font-size="18pt"/>
    </style:style>
    <style:style style:name="P32" style:family="paragraph">
      <loext:graphic-properties draw:fill-color="#81d41a"/>
      <style:paragraph-properties fo:margin-left="0cm" fo:margin-right="0cm" fo:text-align="center" fo:text-indent="0cm" style:writing-mode="lr-tb"/>
      <style:text-properties fo:color="#ffffff" loext:opacity="100%" style:font-name="Open Sans" fo:font-size="18pt" style:letter-kerning="true" style:font-size-asian="14pt" style:font-size-complex="14pt"/>
    </style:style>
    <style:style style:name="P33" style:family="paragraph">
      <loext:graphic-properties draw:fill-color="#2a6099"/>
      <style:paragraph-properties fo:margin-left="0cm" fo:margin-right="0cm" fo:text-align="center" fo:text-indent="0cm" style:writing-mode="lr-tb"/>
      <style:text-properties fo:color="#ffffff" loext:opacity="100%" style:font-name="Open Sans" fo:font-size="18pt" style:letter-kerning="true" style:font-size-asian="14pt" style:font-size-complex="14pt"/>
    </style:style>
    <style:style style:name="P34" style:family="paragraph">
      <loext:graphic-properties draw:fill="none"/>
      <style:paragraph-properties style:writing-mode="lr-tb"/>
      <style:text-properties fo:color="#81d41a" loext:opacity="100%" style:font-name="Open Sans" fo:font-size="18pt"/>
    </style:style>
    <style:style style:name="P35" style:family="paragraph">
      <loext:graphic-properties draw:fill-color="#3465a4"/>
      <style:paragraph-properties fo:margin-left="0cm" fo:margin-right="0cm" fo:text-align="center" fo:text-indent="0cm" style:writing-mode="lr-tb"/>
      <style:text-properties fo:color="#ffffff" loext:opacity="100%" style:font-name="Open Sans" fo:font-size="18pt" style:letter-kerning="true" style:font-size-asian="18pt" style:font-size-complex="18pt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-color="#ffff99"/>
      <style:paragraph-properties fo:text-align="center" style:writing-mode="lr-tb"/>
      <style:text-properties style:font-name="Open Sans" fo:font-size="10pt" style:font-size-asian="10pt" style:font-size-complex="10pt"/>
    </style:style>
    <style:style style:name="P38" style:family="paragraph">
      <loext:graphic-properties draw:fill-color="#ffff99"/>
      <style:paragraph-properties fo:text-align="center" style:writing-mode="lr-tb"/>
      <style:text-properties style:font-name="Open Sans" fo:font-size="10pt" style:letter-kerning="true" style:font-name-asian="Noto Sans CJK SC Regular" style:font-size-asian="10pt" style:font-size-complex="10pt"/>
    </style:style>
    <style:style style:name="P39" style:family="paragraph">
      <loext:graphic-properties draw:fill-color="#3465a4"/>
      <style:paragraph-properties fo:text-align="center" style:writing-mode="lr-tb"/>
      <style:text-properties fo:color="#ffffff" loext:opacity="100%" style:font-name="Open Sans" fo:font-size="14pt" style:font-size-asian="14pt" style:font-size-complex="14pt"/>
    </style:style>
    <style:style style:name="P40" style:family="paragraph">
      <loext:graphic-properties draw:fill="none" draw:fill-color="#ffffff"/>
      <style:paragraph-properties style:writing-mode="lr-tb"/>
      <style:text-properties style:font-name="Open Sans" fo:font-size="14pt" style:font-size-asian="14pt" style:font-size-complex="14pt"/>
    </style:style>
    <style:style style:name="P41" style:family="paragraph">
      <loext:graphic-properties draw:fill="none"/>
      <style:paragraph-properties style:writing-mode="lr-tb"/>
      <style:text-properties fo:color="#ffffff" loext:opacity="100%"/>
    </style:style>
    <style:style style:name="P42" style:family="paragraph">
      <loext:graphic-properties draw:fill="none" draw:fill-color="#ffffff"/>
      <style:paragraph-properties style:writing-mode="lr-tb"/>
      <style:text-properties style:font-name="Open Sans" fo:font-size="9pt" style:font-size-asian="9pt" style:font-size-complex="9pt"/>
    </style:style>
    <style:style style:name="P43" style:family="paragraph">
      <loext:graphic-properties draw:fill="none" draw:fill-color="#ffffff"/>
      <style:paragraph-properties style:writing-mode="lr-tb"/>
      <style:text-properties style:font-name="Open Sans" fo:font-size="9pt" style:letter-kerning="true" style:font-name-asian="Noto Sans CJK SC Regular" style:font-size-asian="9pt" style:font-size-complex="9pt"/>
    </style:style>
    <style:style style:name="P44" style:family="paragraph">
      <loext:graphic-properties draw:fill="none"/>
      <style:paragraph-properties style:writing-mode="lr-tb"/>
    </style:style>
    <style:style style:name="P45" style:family="paragraph">
      <loext:graphic-properties draw:fill-color="#3465a4"/>
      <style:paragraph-properties fo:margin-left="0cm" fo:margin-right="0cm" fo:text-align="center" fo:text-indent="0cm" style:writing-mode="lr-tb"/>
      <style:text-properties fo:color="#ffffff" loext:opacity="100%" style:font-name="Open Sans" fo:font-size="14pt" style:letter-kerning="true" style:font-size-asian="14pt" style:font-size-complex="14pt"/>
    </style:style>
    <style:style style:name="P46" style:family="paragraph">
      <loext:graphic-properties draw:fill="none"/>
      <style:paragraph-properties style:writing-mode="lr-tb"/>
      <style:text-properties style:font-name="Open Sans" fo:font-size="14pt" style:font-size-asian="14pt" style:font-size-complex="14pt"/>
    </style:style>
    <style:style style:name="P47" style:family="paragraph">
      <loext:graphic-properties draw:fill="none"/>
      <style:paragraph-properties style:writing-mode="lr-tb"/>
      <style:text-properties fo:font-size="18pt"/>
    </style:style>
    <style:style style:name="P48" style:family="paragraph">
      <loext:graphic-properties draw:fill="solid" draw:fill-color="#81d41a"/>
      <style:paragraph-properties fo:text-align="center" style:writing-mode="lr-tb"/>
      <style:text-properties fo:color="#ffffff" loext:opacity="100%" style:font-name="Open Sans" fo:font-size="14pt" style:font-size-asian="14pt" style:font-size-complex="14pt"/>
    </style:style>
    <style:style style:name="P49" style:family="paragraph">
      <loext:graphic-properties draw:fill="none" draw:fill-color="#ffffff"/>
      <style:paragraph-properties style:writing-mode="lr-tb"/>
      <style:text-properties fo:color="#1c1c1c" loext:opacity="100%" style:font-name="Open Sans" fo:font-size="14pt" style:font-size-asian="14pt" style:font-size-complex="14pt"/>
    </style:style>
    <style:style style:name="P50" style:family="paragraph">
      <loext:graphic-properties draw:fill="none" draw:fill-color="#ffffff"/>
      <style:paragraph-properties style:writing-mode="lr-tb"/>
      <style:text-properties fo:color="#81d41a" loext:opacity="100%" style:font-name="Open Sans" fo:font-size="14pt" style:font-size-asian="14pt" style:font-size-complex="14pt"/>
    </style:style>
    <style:style style:name="P51" style:family="paragraph">
      <loext:graphic-properties draw:fill-color="#81d41a"/>
      <style:paragraph-properties fo:text-align="center" style:writing-mode="lr-tb"/>
      <style:text-properties fo:color="#ffffff" loext:opacity="100%" style:font-name="Open Sans" fo:font-size="14pt" style:font-size-asian="14pt" style:font-size-complex="14pt"/>
    </style:style>
    <style:style style:name="P52" style:family="paragraph">
      <loext:graphic-properties draw:fill-color="#ffff00"/>
      <style:paragraph-properties fo:text-align="center" style:writing-mode="lr-tb"/>
      <style:text-properties style:font-name="Open Sans" fo:font-size="10pt" style:font-size-asian="10pt" style:font-size-complex="10pt"/>
    </style:style>
    <style:style style:name="P53" style:family="paragraph">
      <loext:graphic-properties draw:fill-color="#ffff99"/>
      <style:paragraph-properties fo:text-align="center" style:writing-mode="lr-tb"/>
      <style:text-properties style:font-name="Open Sans" fo:font-size="9.5pt" style:font-size-asian="9.5pt" style:font-size-complex="9.5pt"/>
    </style:style>
    <style:style style:name="P54" style:family="paragraph">
      <loext:graphic-properties draw:fill="none" draw:fill-color="#ffffff"/>
      <style:paragraph-properties style:writing-mode="lr-tb"/>
      <style:text-properties style:font-name="Open Sans" fo:font-size="18pt" fo:font-weight="bold" style:font-size-asian="22pt" style:font-weight-asian="bold" style:font-size-complex="22pt" style:font-weight-complex="bold"/>
    </style:style>
    <style:style style:name="P55" style:family="paragraph">
      <loext:graphic-properties draw:fill="none"/>
      <style:paragraph-properties style:writing-mode="lr-tb"/>
      <style:text-properties style:font-name="Open Sans" fo:font-size="18pt" fo:font-weight="normal"/>
    </style:style>
    <style:style style:name="P56" style:family="paragraph">
      <loext:graphic-properties draw:fill="none"/>
      <style:paragraph-properties style:writing-mode="lr-tb"/>
      <style:text-properties style:font-name="Open Sans"/>
    </style:style>
    <style:style style:name="P57" style:family="paragraph">
      <loext:graphic-properties draw:fill="none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58" style:family="paragraph">
      <loext:graphic-properties draw:fill="none"/>
      <style:paragraph-properties style:writing-mode="lr-tb"/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P59" style:family="paragraph">
      <loext:graphic-properties draw:fill="none"/>
      <style:paragraph-properties style:writing-mode="lr-tb"/>
      <style:text-properties style:font-name="Open Sans" fo:font-size="14pt"/>
    </style:style>
    <style:style style:name="P60" style:family="paragraph">
      <loext:graphic-properties draw:fill-color="#3465a4"/>
      <style:paragraph-properties fo:margin-left="0cm" fo:margin-right="0cm" fo:text-align="center" fo:text-indent="0cm"/>
      <style:text-properties fo:color="#ffffff" loext:opacity="100%" style:font-name="Open Sans" fo:font-size="14pt" style:letter-kerning="true" style:font-size-asian="14pt" style:font-size-complex="14pt"/>
    </style:style>
    <style:style style:name="P61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62" style:family="paragraph">
      <loext:graphic-properties draw:fill="none"/>
      <style:paragraph-properties style:writing-mode="lr-tb"/>
      <style:text-properties fo:font-size="18pt" fo:font-weight="normal" style:font-weight-asian="normal" style:font-weight-complex="normal"/>
    </style:style>
    <style:style style:name="P63" style:family="paragraph">
      <loext:graphic-properties draw:fill-color="#81d41a"/>
      <style:paragraph-properties fo:text-align="center" style:writing-mode="lr-tb"/>
      <style:text-properties fo:color="#ffffff" loext:opacity="100%" style:font-name="Open Sans" fo:font-size="14pt" fo:background-color="transparent" style:font-size-asian="14pt" style:font-size-complex="14pt"/>
    </style:style>
    <style:style style:name="P64" style:family="paragraph">
      <loext:graphic-properties draw:fill="none"/>
      <style:paragraph-properties style:writing-mode="lr-tb"/>
      <style:text-properties fo:color="#81d41a" loext:opacity="100%" fo:font-size="14pt" fo:font-weight="normal" style:font-size-asian="14pt" style:font-weight-asian="normal" style:font-size-complex="14pt" style:font-weight-complex="normal"/>
    </style:style>
    <style:style style:name="P65" style:family="paragraph">
      <loext:graphic-properties draw:fill="none"/>
      <style:paragraph-properties style:writing-mode="lr-tb"/>
      <style:text-properties style:font-name="Open Sans" fo:font-size="14pt" fo:font-weight="bold" style:font-size-asian="14pt" style:font-size-complex="14pt"/>
    </style:style>
    <style:style style:name="P66" style:family="paragraph">
      <loext:graphic-properties draw:fill-color="#2a6099"/>
      <style:paragraph-properties fo:text-align="center" style:writing-mode="lr-tb"/>
      <style:text-properties fo:color="#ffffff" loext:opacity="100%" style:font-name="Open Sans" fo:font-size="14pt" style:font-size-asian="14pt" style:font-size-complex="14pt"/>
    </style:style>
    <style:style style:name="P67" style:family="paragraph">
      <loext:graphic-properties draw:fill="none"/>
      <style:paragraph-properties style:writing-mode="lr-tb"/>
      <style:text-properties fo:color="#111111" loext:opacity="100%" fo:font-size="14pt" fo:font-weight="normal" style:font-size-asian="14pt" style:font-weight-asian="normal" style:font-size-complex="14pt" style:font-weight-complex="normal"/>
    </style:style>
    <style:style style:name="P68" style:family="paragraph">
      <loext:graphic-properties draw:fill="none"/>
      <style:paragraph-properties style:writing-mode="lr-tb"/>
      <style:text-properties style:font-name="Open Sans" fo:font-size="14pt" fo:font-weight="normal" style:font-size-asian="14pt" style:font-size-complex="14pt"/>
    </style:style>
    <style:style style:name="P69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0" style:family="paragraph">
      <loext:graphic-properties draw:fill="none"/>
      <style:paragraph-properties fo:text-align="center"/>
      <style:text-properties style:font-name="Open Sans" fo:font-size="14pt"/>
    </style:style>
    <style:style style:name="P71" style:family="paragraph">
      <loext:graphic-properties draw:fill="none"/>
      <style:paragraph-properties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eeeeee" loext:opacity="10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Open Sans" fo:font-size="24pt" style:font-size-asian="24pt" style:font-size-complex="24pt"/>
    </style:style>
    <style:style style:name="T6" style:family="text">
      <style:text-properties fo:color="#000000" loext:opacity="100%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2" style:family="text">
      <style:text-properties style:font-name="Open Sans" fo:font-size="18pt" fo:language="en" fo:country="US" style:font-size-asian="18pt" style:font-size-complex="18pt"/>
    </style:style>
    <style:style style:name="T13" style:family="text">
      <style:text-properties style:font-name="Open Sans" fo:font-size="28pt" style:font-size-asian="28pt" style:font-size-complex="28pt"/>
    </style:style>
    <style:style style:name="T14" style:family="text">
      <style:text-properties style:font-name="Open Sans" fo:font-size="22pt" style:font-size-asian="22pt" style:font-size-complex="22pt"/>
    </style:style>
    <style:style style:name="T15" style:family="text">
      <style:text-properties style:font-name="Open Sans" fo:font-size="18pt"/>
    </style:style>
    <style:style style:name="T16" style:family="text">
      <style:text-properties fo:color="#ffffff" loext:opacity="100%" style:font-name="Open Sans" fo:font-size="18pt" style:letter-kerning="true" style:font-size-asian="14pt" style:font-size-complex="14pt"/>
    </style:style>
    <style:style style:name="T17" style:family="text">
      <style:text-properties style:font-name="Open Sans" fo:font-size="18pt" style:font-size-asian="18pt" style:font-size-complex="18pt"/>
    </style:style>
    <style:style style:name="T18" style:family="text">
      <style:text-properties style:font-name="Open Sans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Open Sans" fo:font-size="18pt" style:font-size-asian="24pt" style:font-size-complex="24pt"/>
    </style:style>
    <style:style style:name="T20" style:family="text">
      <style:text-properties style:font-name="Open Sans" fo:font-size="18pt" fo:font-weight="bold" style:font-size-asian="24pt" style:font-weight-asian="bold" style:font-size-complex="24pt" style:font-weight-complex="bold"/>
    </style:style>
    <style:style style:name="T21" style:family="text">
      <style:text-properties fo:color="#81d41a" loext:opacity="100%" style:font-name="Open Sans" fo:font-size="18pt" style:font-size-asian="24pt" style:font-size-complex="24pt"/>
    </style:style>
    <style:style style:name="T22" style:family="text">
      <style:text-properties fo:color="#ffffff" loext:opacity="100%" style:font-name="Open Sans" fo:font-size="18pt" style:letter-kerning="true" style:font-size-asian="18pt" style:font-size-complex="18pt"/>
    </style:style>
    <style:style style:name="T23" style:family="text">
      <style:text-properties style:font-name="Trebuchet MS" fo:font-size="10pt" style:font-size-asian="10pt" style:font-size-complex="10pt"/>
    </style:style>
    <style:style style:name="T24" style:family="text">
      <style:text-properties style:font-name="Trebuchet MS" fo:font-size="10pt" style:letter-kerning="true" style:font-name-asian="Noto Sans CJK SC Regular" style:font-size-asian="10pt" style:font-size-complex="10pt"/>
    </style:style>
    <style:style style:name="T25" style:family="text">
      <style:text-properties style:font-name="Open Sans" fo:font-size="14pt" style:font-size-asian="14pt" style:font-size-complex="14pt"/>
    </style:style>
    <style:style style:name="T26" style:family="text">
      <style:text-properties fo:color="#ffffff" loext:opacity="100%" style:font-name="Open Sans" fo:font-size="14pt" style:font-size-asian="14pt" style:font-size-complex="14pt"/>
    </style:style>
    <style:style style:name="T27" style:family="text">
      <style:text-properties style:font-name="Trebuchet MS" fo:font-size="9pt" style:letter-kerning="true" style:font-name-asian="Noto Sans CJK SC Regular" style:font-size-asian="9pt" style:font-size-complex="9pt"/>
    </style:style>
    <style:style style:name="T28" style:family="text">
      <style:text-properties style:font-name="Open Sans" fo:font-size="10pt" style:font-size-asian="10pt" style:font-size-complex="10pt"/>
    </style:style>
    <style:style style:name="T29" style:family="text">
      <style:text-properties fo:color="#ffffff" loext:opacity="100%" style:font-name="Open Sans" fo:font-size="14pt" style:letter-kerning="true" style:font-size-asian="14pt" style:font-size-complex="14pt"/>
    </style:style>
    <style:style style:name="T30" style:family="text">
      <style:text-properties fo:color="#1c1c1c" loext:opacity="100%" style:font-name="Open Sans" fo:font-size="14pt" style:font-size-asian="14pt" style:font-size-complex="14pt"/>
    </style:style>
    <style:style style:name="T31" style:family="text">
      <style:text-properties fo:color="#81d41a" loext:opacity="100%" style:font-name="Open Sans" fo:font-size="14pt" style:font-size-asian="14pt" style:font-size-complex="14pt"/>
    </style:style>
    <style:style style:name="T32" style:family="text">
      <style:text-properties style:font-name="Open Sans" fo:font-size="9.5pt" style:font-size-asian="9.5pt" style:font-size-complex="9.5pt"/>
    </style:style>
    <style:style style:name="T33" style:family="text">
      <style:text-properties style:font-name="Open Sans" fo:font-size="18pt" fo:font-weight="bold" style:font-weight-asian="bold" style:font-weight-complex="bold"/>
    </style:style>
    <style:style style:name="T34" style:family="text">
      <style:text-properties style:font-name="Open Sans" fo:font-size="18pt" fo:font-weight="bold" style:font-size-asian="22pt" style:font-weight-asian="bold" style:font-size-complex="22pt" style:font-weight-complex="bold"/>
    </style:style>
    <style:style style:name="T35" style:family="text">
      <style:text-properties style:font-name="Open Sans" fo:font-size="18pt" fo:font-weight="normal" style:font-weight-asian="normal" style:font-weight-complex="normal"/>
    </style:style>
    <style:style style:name="T36" style:family="text">
      <style:text-properties style:font-name="Open Sans" fo:font-size="18pt" fo:font-weight="normal" style:font-weight-asian="bold" style:font-weight-complex="bold"/>
    </style:style>
    <style:style style:name="T37" style:family="text">
      <style:text-properties style:font-name="Open Sans" fo:font-weight="normal" style:font-weight-asian="normal" style:font-weight-complex="normal"/>
    </style:style>
    <style:style style:name="T38" style:family="text"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T39" style:family="text">
      <style:text-properties style:font-name="Open Sans" fo:font-size="14pt"/>
    </style:style>
    <style:style style:name="T40" style:family="text">
      <style:text-properties fo:color="#ffffff" loext:opacity="100%" style:font-name="Open Sans" fo:font-size="14pt" fo:background-color="transparent" style:font-size-asian="14pt" style:font-size-complex="14pt"/>
    </style:style>
    <style:style style:name="T41" style:family="text">
      <style:text-properties fo:color="#81d41a" loext:opacity="100%" style:font-name="Open Sans" fo:font-size="14pt" fo:font-weight="normal" style:font-size-asian="14pt" style:font-weight-asian="normal" style:font-size-complex="14pt" style:font-weight-complex="normal"/>
    </style:style>
    <style:style style:name="T42" style:family="text">
      <style:text-properties style:font-name="Open Sans" fo:font-size="14pt" fo:font-weight="bold" style:font-size-asian="14pt" style:font-size-complex="14pt"/>
    </style:style>
    <style:style style:name="T43" style:family="text">
      <style:text-properties fo:color="#111111" loext:opacity="100%" style:font-name="Open Sans" fo:font-size="14pt" fo:font-weight="normal" style:font-size-asian="14pt" style:font-weight-asian="normal" style:font-size-complex="14pt" style:font-weight-complex="normal"/>
    </style:style>
    <style:style style:name="T44" style:family="text">
      <style:text-properties style:font-name="Open Sans" fo:font-size="14pt" fo:font-weight="normal" style:font-size-asian="14pt" style:font-size-complex="14pt"/>
    </style:style>
    <style:style style:name="T45" style:family="text">
      <style:text-properties style:font-name="Open Sans" fo:font-size="14pt" fo:font-weight="normal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Linked List</text:span><text:span text:style-name="T1"> – insert_aft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Linked List</text:span></text:p>
          </draw:text-box>
        </draw:frame>
        <draw:frame presentation:style-name="pr4" draw:text-style-name="P5" draw:layer="layout" svg:width="1.743cm" svg:height="9.134cm" svg:x="28.24cm" svg:y="3.71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_introduction" draw:style-name="dp1" draw:master-page-name="content" presentation:presentation-page-layout-name="AL2T1">
        <office:forms form:automatic-focus="false" form:apply-design-mode="false"/>
        <draw:custom-shape draw:style-name="gr3" draw:text-style-name="P8" xml:id="id69" draw:id="id69" draw:layer="layout" svg:width="12.354cm" svg:height="1.029cm" svg:x="-0.652cm" svg:y="5.032cm">
          <text:p text:style-name="P7"><text:span text:style-name="T4"><text:tab/></text:span><text:span text:style-name="T4">Analysis: Logic /Cases</text:span></text:p>
          <draw:enhanced-geometry svg:viewBox="0 0 21600 21600" draw:mirror-horizontal="true" draw:glue-points="?f6 0 10800 ?f8 ?f11 10800 ?f9 21600 10800 ?f10 ?f5 10800" draw:text-areas="?f3 ?f3 ?f4 ?f4" draw:type="parallelogram" draw:modifiers="870.6434641845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0" xml:id="id70" draw:id="id70" draw:layer="layout" svg:width="12.994cm" svg:height="1.029cm" svg:x="-0.622cm" svg:y="6.429cm">
          <text:p text:style-name="P9"><text:span text:style-name="T5"><text:tab/></text:span><text:span text:style-name="T5">Flowchart</text:span></text:p>
          <draw:enhanced-geometry svg:viewBox="0 0 21600 21600" draw:mirror-horizontal="true" draw:glue-points="?f6 0 10800 ?f8 ?f11 10800 ?f9 21600 10800 ?f10 ?f5 10800" draw:text-areas="?f3 ?f3 ?f4 ?f4" draw:type="parallelogram" draw:modifiers="841.0333208536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1" xml:id="id71" draw:id="id71" draw:layer="layout" svg:width="13.636cm" svg:height="1.029cm" svg:x="-0.569cm" svg:y="7.842cm">
          <text:p text:style-name="P9"><text:span text:style-name="T6"><text:tab/></text:span><text:span text:style-name="T7">Algorithm</text:span></text:p>
          <draw:enhanced-geometry svg:viewBox="0 0 21600 21600" draw:mirror-horizontal="true" draw:glue-points="?f6 0 10800 ?f8 ?f11 10800 ?f9 21600 10800 ?f10 ?f5 10800" draw:text-areas="?f3 ?f3 ?f4 ?f4" draw:type="parallelogram" draw:modifiers="772.9559287233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2" xml:id="id72" draw:id="id72" draw:layer="layout" svg:width="14.337cm" svg:height="1.029cm" svg:x="-0.653cm" svg:y="9.256cm">
          <text:p text:style-name="P9"><text:span text:style-name="T8"><text:tab/></text:span><text:span text:style-name="T7">Code</text:span></text:p>
          <draw:enhanced-geometry svg:viewBox="0 0 21600 21600" draw:mirror-horizontal="true" draw:glue-points="?f6 0 10800 ?f8 ?f11 10800 ?f9 21600 10800 ?f10 ?f5 10800" draw:text-areas="?f3 ?f3 ?f4 ?f4" draw:type="parallelogram" draw:modifiers="751.7366438833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6" draw:text-style-name="P13" draw:layer="layout" svg:width="19.5cm" svg:height="2.597cm" svg:x="0.649cm" svg:y="0.004cm" presentation:class="title" presentation:user-transformed="true">
          <draw:text-box>
            <text:p><text:span text:style-name="T9">Data Structure – Linked List</text:span><text:span text:style-name="T10"><text:line-break/></text:span><text:span text:style-name="T10">Analysis</text:span><text:span text:style-name="T11"> </text:span><text:span text:style-name="T9">– </text:span><text:span text:style-name="T12">insert_af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0-width/2;x" smil:keyTimes="0;1"/>
                  <anim:animate smil:dur="0.5s" smil:fill="hold" smil:targetElement="id6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0-width/2;x" smil:keyTimes="0;1"/>
                  <anim:animate smil:dur="0.5s" smil:fill="hold" smil:targetElement="id7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0-width/2;x" smil:keyTimes="0;1"/>
                  <anim:animate smil:dur="0.5s" smil:fill="hold" smil:targetElement="id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0-width/2;x" smil:keyTimes="0;1"/>
                  <anim:animate smil:dur="0.5s" smil:fill="hold" smil:targetElement="id7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_5f_header_5f_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0.9cm" svg:y="11.028cm" presentation:class="title" presentation:user-transformed="true">
          <draw:text-box>
            <text:p><text:span text:style-name="T3">Linked List – Insert after - Analysis</text:span></text:p>
          </draw:text-box>
        </draw:frame>
        <draw:frame presentation:style-name="pr9" draw:text-style-name="P5" draw:layer="layout" svg:width="1.743cm" svg:height="9.134cm" svg:x="28.24cm" svg:y="3.71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frame draw:style-name="gr7" draw:text-style-name="P16" draw:layer="layout" svg:width="3.947cm" svg:height="2.545cm" svg:x="0.439cm" svg:y="0.653cm">
          <draw:text-box>
            <text:p><text:span text:style-name="T13">Cases :</text:span><text:span text:style-name="T14"> </text:span></text:p>
          </draw:text-box>
        </draw:frame>
        <draw:frame draw:style-name="gr8" draw:text-style-name="P17" draw:layer="layout" svg:width="1.615cm" svg:height="1.115cm" svg:x="11.496cm" svg:y="3.073cm">
          <draw:text-box>
            <text:p xml:id="id73" text:id="id73"><text:span text:style-name="T3">Li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frame draw:style-name="gr7" draw:text-style-name="P16" draw:layer="layout" svg:width="3.947cm" svg:height="2.545cm" svg:x="0.439cm" svg:y="0.653cm">
          <draw:text-box>
            <text:p><text:span text:style-name="T13">Cases :</text:span><text:span text:style-name="T14"> </text:span></text:p>
          </draw:text-box>
        </draw:frame>
        <draw:frame draw:style-name="gr8" draw:text-style-name="P17" draw:layer="layout" svg:width="1.615cm" svg:height="1.115cm" svg:x="11.496cm" svg:y="3.073cm">
          <draw:text-box>
            <text:p><text:span text:style-name="T3">List</text:span></text:p>
          </draw:text-box>
        </draw:frame>
        <draw:custom-shape draw:style-name="gr9" draw:text-style-name="P18" draw:layer="layout" svg:width="0.656cm" svg:height="7.302cm" draw:transform="rotate (-1.5707963267949) translate (15.908cm 4.2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7" draw:layer="layout" svg:width="2.551cm" svg:height="1.115cm" svg:x="7.41cm" svg:y="5.074cm">
          <draw:text-box>
            <text:p xml:id="id74" text:id="id74"><text:span text:style-name="T3">Empty</text:span></text:p>
          </draw:text-box>
        </draw:frame>
        <draw:frame draw:style-name="gr11" draw:text-style-name="P17" draw:layer="layout" svg:width="4.02cm" svg:height="1.115cm" svg:x="14.11cm" svg:y="5.075cm">
          <draw:text-box>
            <text:p xml:id="id75" text:id="id75"><text:span text:style-name="T3">Non Emp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/>
                  <anim:animate smil:dur="0.5s" smil:fill="hold" smil:targetElement="id7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frame draw:style-name="gr7" draw:text-style-name="P16" draw:layer="layout" svg:width="3.947cm" svg:height="2.545cm" svg:x="0.439cm" svg:y="0.653cm">
          <draw:text-box>
            <text:p><text:span text:style-name="T13">Cases :</text:span><text:span text:style-name="T14"> </text:span></text:p>
          </draw:text-box>
        </draw:frame>
        <draw:frame draw:style-name="gr8" draw:text-style-name="P17" draw:layer="layout" svg:width="1.615cm" svg:height="1.115cm" svg:x="11.496cm" svg:y="3.073cm">
          <draw:text-box>
            <text:p><text:span text:style-name="T3">List</text:span></text:p>
          </draw:text-box>
        </draw:frame>
        <draw:custom-shape draw:style-name="gr9" draw:text-style-name="P18" draw:layer="layout" svg:width="0.656cm" svg:height="7.302cm" draw:transform="rotate (-1.5707963267949) translate (15.908cm 4.2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7" draw:layer="layout" svg:width="2.551cm" svg:height="1.115cm" svg:x="7.41cm" svg:y="5.074cm">
          <draw:text-box>
            <text:p><text:span text:style-name="T3">Empty</text:span></text:p>
          </draw:text-box>
        </draw:frame>
        <draw:frame draw:style-name="gr11" draw:text-style-name="P17" draw:layer="layout" svg:width="4.02cm" svg:height="1.115cm" svg:x="14.11cm" svg:y="5.075cm">
          <draw:text-box>
            <text:p><text:span text:style-name="T3">Non Empty</text:span></text:p>
          </draw:text-box>
        </draw:frame>
        <draw:line draw:style-name="gr12" draw:text-style-name="P18" draw:layer="layout" svg:x1="8.612cm" svg:y1="6.333cm" svg:x2="8.612cm" svg:y2="7.557cm">
          <text:p/>
        </draw:line>
        <draw:frame draw:style-name="gr13" draw:text-style-name="P19" draw:layer="layout" svg:width="4.384cm" svg:height="1.115cm" svg:x="6.611cm" svg:y="7.667cm">
          <draw:text-box>
            <text:p xml:id="id76" text:id="id76"><text:span text:style-name="T15">LIST_EMP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/>
                  <anim:animate smil:dur="0.5s" smil:fill="hold" smil:targetElement="id7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frame draw:style-name="gr7" draw:text-style-name="P16" draw:layer="layout" svg:width="3.947cm" svg:height="2.545cm" svg:x="0.439cm" svg:y="0.653cm">
          <draw:text-box>
            <text:p><text:span text:style-name="T13">Cases :</text:span><text:span text:style-name="T14"> </text:span></text:p>
          </draw:text-box>
        </draw:frame>
        <draw:frame draw:style-name="gr8" draw:text-style-name="P17" draw:layer="layout" svg:width="1.615cm" svg:height="1.115cm" svg:x="11.496cm" svg:y="3.073cm">
          <draw:text-box>
            <text:p><text:span text:style-name="T3">List</text:span></text:p>
          </draw:text-box>
        </draw:frame>
        <draw:custom-shape draw:style-name="gr9" draw:text-style-name="P18" draw:layer="layout" svg:width="0.656cm" svg:height="7.302cm" draw:transform="rotate (-1.5707963267949) translate (15.908cm 4.2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7" draw:layer="layout" svg:width="2.551cm" svg:height="1.115cm" svg:x="7.41cm" svg:y="5.074cm">
          <draw:text-box>
            <text:p><text:span text:style-name="T3">Empty</text:span></text:p>
          </draw:text-box>
        </draw:frame>
        <draw:frame draw:style-name="gr11" draw:text-style-name="P17" draw:layer="layout" svg:width="4.02cm" svg:height="1.115cm" svg:x="14.11cm" svg:y="5.075cm">
          <draw:text-box>
            <text:p><text:span text:style-name="T3">Non Empty</text:span></text:p>
          </draw:text-box>
        </draw:frame>
        <draw:line draw:style-name="gr12" draw:text-style-name="P18" draw:layer="layout" svg:x1="8.612cm" svg:y1="6.333cm" svg:x2="8.612cm" svg:y2="7.557cm">
          <text:p/>
        </draw:line>
        <draw:frame draw:style-name="gr13" draw:text-style-name="P19" draw:layer="layout" svg:width="4.384cm" svg:height="1.115cm" svg:x="6.611cm" svg:y="7.667cm">
          <draw:text-box>
            <text:p><text:span text:style-name="T15">LIST_EMPTY</text:span></text:p>
          </draw:text-box>
        </draw:frame>
        <draw:custom-shape draw:style-name="gr14" draw:text-style-name="P18" draw:layer="layout" svg:width="0.656cm" svg:height="5.073cm" draw:transform="rotate (-1.5707963267949) translate (18.609cm 6.83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7" draw:layer="layout" svg:width="4.604cm" svg:height="1.115cm" svg:x="11.311cm" svg:y="7.665cm">
          <draw:text-box>
            <text:p xml:id="id77" text:id="id77"><text:span text:style-name="T3">Data Present</text:span></text:p>
          </draw:text-box>
        </draw:frame>
        <draw:frame draw:style-name="gr16" draw:text-style-name="P17" draw:layer="layout" svg:width="5.921cm" svg:height="1.115cm" svg:x="15.811cm" svg:y="7.666cm">
          <draw:text-box>
            <text:p xml:id="id78" text:id="id78"><text:span text:style-name="T3">Data Not Present</text:span></text:p>
          </draw:text-box>
        </draw:frame>
        <draw:line draw:style-name="gr17" draw:text-style-name="P21" draw:layer="layout" svg:x1="16.07cm" svg:y1="6.324cm" svg:x2="16.07cm" svg:y2="6.905cm">
          <text:p text:style-name="P20"><text:s/></text:p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x;x" smil:keyTimes="0;1"/>
                  <anim:animate smil:dur="0.5s" smil:fill="hold" smil:targetElement="id7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/>
                  <anim:animate smil:dur="0.5s" smil:fill="hold" smil:targetElement="id7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frame draw:style-name="gr7" draw:text-style-name="P16" draw:layer="layout" svg:width="3.947cm" svg:height="2.545cm" svg:x="0.439cm" svg:y="0.653cm">
          <draw:text-box>
            <text:p><text:span text:style-name="T13">Cases :</text:span><text:span text:style-name="T14"> </text:span></text:p>
          </draw:text-box>
        </draw:frame>
        <draw:frame draw:style-name="gr8" draw:text-style-name="P17" draw:layer="layout" svg:width="1.615cm" svg:height="1.115cm" svg:x="11.496cm" svg:y="3.073cm">
          <draw:text-box>
            <text:p><text:span text:style-name="T3">List</text:span></text:p>
          </draw:text-box>
        </draw:frame>
        <draw:custom-shape draw:style-name="gr9" draw:text-style-name="P18" draw:layer="layout" svg:width="0.656cm" svg:height="7.302cm" draw:transform="rotate (-1.5707963267949) translate (15.908cm 4.2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7" draw:layer="layout" svg:width="2.551cm" svg:height="1.115cm" svg:x="7.41cm" svg:y="5.074cm">
          <draw:text-box>
            <text:p><text:span text:style-name="T3">Empty</text:span></text:p>
          </draw:text-box>
        </draw:frame>
        <draw:frame draw:style-name="gr11" draw:text-style-name="P17" draw:layer="layout" svg:width="4.02cm" svg:height="1.115cm" svg:x="14.11cm" svg:y="5.075cm">
          <draw:text-box>
            <text:p><text:span text:style-name="T3">Non Empty</text:span></text:p>
          </draw:text-box>
        </draw:frame>
        <draw:line draw:style-name="gr12" draw:text-style-name="P18" draw:layer="layout" svg:x1="8.612cm" svg:y1="6.333cm" svg:x2="8.612cm" svg:y2="7.557cm">
          <text:p/>
        </draw:line>
        <draw:frame draw:style-name="gr13" draw:text-style-name="P19" draw:layer="layout" svg:width="4.384cm" svg:height="1.115cm" svg:x="6.611cm" svg:y="7.667cm">
          <draw:text-box>
            <text:p><text:span text:style-name="T15">LIST_EMPTY</text:span></text:p>
          </draw:text-box>
        </draw:frame>
        <draw:custom-shape draw:style-name="gr14" draw:text-style-name="P18" draw:layer="layout" svg:width="0.656cm" svg:height="5.073cm" draw:transform="rotate (-1.5707963267949) translate (18.609cm 6.83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7" draw:layer="layout" svg:width="4.604cm" svg:height="1.115cm" svg:x="11.311cm" svg:y="7.665cm">
          <draw:text-box>
            <text:p><text:span text:style-name="T3">Data Present</text:span></text:p>
          </draw:text-box>
        </draw:frame>
        <draw:frame draw:style-name="gr16" draw:text-style-name="P17" draw:layer="layout" svg:width="5.921cm" svg:height="1.115cm" svg:x="15.811cm" svg:y="7.666cm">
          <draw:text-box>
            <text:p><text:span text:style-name="T3">Data Not Present</text:span></text:p>
          </draw:text-box>
        </draw:frame>
        <draw:line draw:style-name="gr17" draw:text-style-name="P21" draw:layer="layout" svg:x1="16.07cm" svg:y1="6.324cm" svg:x2="16.07cm" svg:y2="6.905cm">
          <text:p text:style-name="P20"><text:s/></text:p>
        </draw:line>
        <draw:line draw:style-name="gr12" draw:text-style-name="P18" draw:layer="layout" svg:x1="18.6cm" svg:y1="8.776cm" svg:x2="18.6cm" svg:y2="10cm">
          <text:p/>
        </draw:line>
        <draw:frame draw:style-name="gr18" draw:text-style-name="P19" draw:layer="layout" svg:width="6.433cm" svg:height="1.115cm" svg:x="15.966cm" svg:y="10cm">
          <draw:text-box>
            <text:p xml:id="id79" text:id="id79"><text:span text:style-name="T15">DATA_NOT_FOU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x;x" smil:keyTimes="0;1"/>
                  <anim:animate smil:dur="0.5s" smil:fill="hold" smil:targetElement="id7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6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custom-shape draw:style-name="gr19" draw:text-style-name="P22" draw:layer="layout" svg:width="1.741cm" svg:height="1.2cm" svg:x="21.616cm" svg:y="4.743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0" draw:text-style-name="P24" draw:layer="layout" svg:width="1.741cm" svg:height="1.2cm" svg:x="19.875cm" svg:y="4.743cm">
          <text:p text:style-name="P23"><text:span text:style-name="T16">3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21" draw:text-style-name="P25" draw:layer="layout" svg:width="1.741cm" svg:height="1.149cm" svg:x="16.216cm" svg:y="4.769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2" draw:text-style-name="P24" draw:layer="layout" svg:width="1.741cm" svg:height="1.149cm" svg:x="14.475cm" svg:y="4.794cm">
            <text:p text:style-name="P23"><text:span text:style-name="T16">2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23" draw:text-style-name="P22" draw:layer="layout" svg:width="2.5cm" svg:height="1.299cm" svg:x="4.2cm" svg:y="4.21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4" draw:text-style-name="P26" draw:layer="layout" svg:x1="17.3cm" svg:y1="5.343cm" svg:x2="19.9cm" svg:y2="5.343cm">
          <text:p/>
        </draw:line>
        <draw:line draw:style-name="gr24" draw:text-style-name="P18" draw:layer="layout" svg:x1="6.1cm" svg:y1="5.143cm" svg:x2="8.9cm" svg:y2="5.143cm">
          <text:p/>
        </draw:line>
        <draw:frame draw:style-name="gr25" draw:text-style-name="P27" draw:layer="layout" svg:width="2.817cm" svg:height="1.345cm" svg:x="4.068cm" svg:y="2.899cm">
          <draw:text-box>
            <text:p><text:span text:style-name="T17">Head</text:span></text:p>
          </draw:text-box>
        </draw:frame>
        <draw:g>
          <draw:custom-shape draw:style-name="gr21" draw:text-style-name="P25" draw:layer="layout" svg:width="1.741cm" svg:height="1.149cm" svg:x="10.644cm" svg:y="4.785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6" draw:text-style-name="P24" draw:layer="layout" svg:width="1.741cm" svg:height="1.149cm" svg:x="8.903cm" svg:y="4.81cm">
            <text:p text:style-name="P23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24" draw:text-style-name="P26" draw:layer="layout" svg:x1="12cm" svg:y1="5.4cm" svg:x2="14.5cm" svg:y2="5.343cm">
          <text:p/>
        </draw:lin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custom-shape draw:style-name="gr19" draw:text-style-name="P22" draw:layer="layout" svg:width="1.741cm" svg:height="1.2cm" svg:x="21.616cm" svg:y="4.743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7" draw:text-style-name="P24" draw:layer="layout" svg:width="1.741cm" svg:height="1.2cm" svg:x="19.875cm" svg:y="4.743cm">
          <text:p text:style-name="P23"><text:span text:style-name="T16">3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21" draw:text-style-name="P25" draw:layer="layout" svg:width="1.741cm" svg:height="1.149cm" svg:x="16.216cm" svg:y="4.769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8" draw:text-style-name="P24" draw:layer="layout" svg:width="1.741cm" svg:height="1.149cm" svg:x="14.475cm" svg:y="4.794cm">
            <text:p text:style-name="P23"><text:span text:style-name="T16">2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23" draw:text-style-name="P25" draw:layer="layout" svg:width="2.5cm" svg:height="1.299cm" svg:x="4.2cm" svg:y="4.21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4" draw:text-style-name="P26" draw:layer="layout" svg:x1="17.3cm" svg:y1="5.343cm" svg:x2="19.9cm" svg:y2="5.343cm">
          <text:p/>
        </draw:line>
        <draw:line draw:style-name="gr24" draw:text-style-name="P26" draw:layer="layout" svg:x1="6.1cm" svg:y1="5.143cm" svg:x2="8.9cm" svg:y2="5.143cm">
          <text:p/>
        </draw:line>
        <draw:frame draw:style-name="gr25" draw:text-style-name="P27" draw:layer="layout" svg:width="2.817cm" svg:height="1.345cm" svg:x="4.068cm" svg:y="2.899cm">
          <draw:text-box>
            <text:p><text:span text:style-name="T17">Head</text:span></text:p>
          </draw:text-box>
        </draw:frame>
        <draw:frame draw:style-name="gr29" draw:text-style-name="P28" draw:layer="layout" svg:width="6.4cm" svg:height="1.188cm" svg:x="7.123cm" svg:y="1.085cm">
          <draw:text-box>
            <text:p xml:id="id81" text:id="id81"><text:span text:style-name="T18">g_data = 20</text:span></text:p>
          </draw:text-box>
        </draw:frame>
        <draw:frame draw:style-name="gr30" draw:text-style-name="P28" draw:layer="layout" svg:width="4.813cm" svg:height="1.187cm" svg:x="13.387cm" svg:y="1.086cm">
          <draw:text-box>
            <text:p xml:id="id80" text:id="id80"><text:span text:style-name="T18">n_data = 25</text:span></text:p>
          </draw:text-box>
        </draw:frame>
        <draw:g>
          <draw:custom-shape draw:style-name="gr21" draw:text-style-name="P25" draw:layer="layout" svg:width="1.741cm" svg:height="1.149cm" svg:x="10.644cm" svg:y="4.785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1" draw:text-style-name="P24" draw:layer="layout" svg:width="1.741cm" svg:height="1.149cm" svg:x="8.903cm" svg:y="4.81cm">
            <text:p text:style-name="P23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24" draw:text-style-name="P26" draw:layer="layout" svg:x1="12cm" svg:y1="5.4cm" svg:x2="14.5cm" svg:y2="5.343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custom-shape draw:style-name="gr19" draw:text-style-name="P22" draw:layer="layout" svg:width="1.741cm" svg:height="1.2cm" svg:x="21.616cm" svg:y="4.743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2" draw:text-style-name="P24" draw:layer="layout" svg:width="1.741cm" svg:height="1.2cm" svg:x="19.875cm" svg:y="4.743cm">
          <text:p text:style-name="P23"><text:span text:style-name="T16">3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21" draw:text-style-name="P25" draw:layer="layout" svg:width="1.741cm" svg:height="1.149cm" svg:x="16.216cm" svg:y="4.769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" draw:text-style-name="P24" draw:layer="layout" svg:width="1.741cm" svg:height="1.149cm" svg:x="14.475cm" svg:y="4.794cm">
            <text:p text:style-name="P23"><text:span text:style-name="T16">2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23" draw:text-style-name="P25" draw:layer="layout" svg:width="2.5cm" svg:height="1.299cm" svg:x="4.2cm" svg:y="4.21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4" draw:text-style-name="P26" draw:layer="layout" svg:x1="17.3cm" svg:y1="5.343cm" svg:x2="19.9cm" svg:y2="5.343cm">
          <text:p/>
        </draw:line>
        <draw:line draw:style-name="gr24" draw:text-style-name="P26" draw:layer="layout" svg:x1="6.1cm" svg:y1="5.143cm" svg:x2="8.9cm" svg:y2="5.143cm">
          <text:p/>
        </draw:line>
        <draw:frame draw:style-name="gr25" draw:text-style-name="P27" draw:layer="layout" svg:width="2.817cm" svg:height="1.345cm" svg:x="4.068cm" svg:y="2.899cm">
          <draw:text-box>
            <text:p><text:span text:style-name="T17">Head</text:span></text:p>
          </draw:text-box>
        </draw:frame>
        <draw:frame draw:style-name="gr29" draw:text-style-name="P28" draw:layer="layout" svg:width="6.4cm" svg:height="1.188cm" svg:x="7.123cm" svg:y="1.085cm">
          <draw:text-box>
            <text:p><text:span text:style-name="T18">g_data = 20</text:span></text:p>
          </draw:text-box>
        </draw:frame>
        <draw:frame draw:style-name="gr30" draw:text-style-name="P27" draw:layer="layout" svg:width="4.813cm" svg:height="1.187cm" svg:x="13.387cm" svg:y="1.086cm">
          <draw:text-box>
            <text:p><text:span text:style-name="T17">n_data = 25</text:span></text:p>
          </draw:text-box>
        </draw:frame>
        <draw:g>
          <draw:custom-shape draw:style-name="gr21" draw:text-style-name="P25" draw:layer="layout" svg:width="1.741cm" svg:height="1.149cm" svg:x="10.644cm" svg:y="4.785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4" draw:text-style-name="P24" draw:layer="layout" svg:width="1.741cm" svg:height="1.149cm" svg:x="8.903cm" svg:y="4.81cm">
            <text:p text:style-name="P23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24" draw:text-style-name="P26" draw:layer="layout" svg:x1="12cm" svg:y1="5.4cm" svg:x2="14.5cm" svg:y2="5.343cm">
          <text:p/>
        </draw:lin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custom-shape draw:style-name="gr19" draw:text-style-name="P22" draw:layer="layout" svg:width="1.741cm" svg:height="1.2cm" svg:x="21.616cm" svg:y="4.743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5" draw:text-style-name="P24" draw:layer="layout" svg:width="1.741cm" svg:height="1.2cm" svg:x="19.875cm" svg:y="4.743cm">
          <text:p text:style-name="P23"><text:span text:style-name="T16">3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21" draw:text-style-name="P25" draw:layer="layout" svg:width="1.741cm" svg:height="1.149cm" svg:x="16.216cm" svg:y="4.769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6" draw:text-style-name="P24" draw:layer="layout" svg:width="1.741cm" svg:height="1.149cm" svg:x="14.475cm" svg:y="4.794cm">
            <text:p text:style-name="P23"><text:span text:style-name="T16">2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23" draw:text-style-name="P25" draw:layer="layout" svg:width="2.5cm" svg:height="1.299cm" svg:x="4.2cm" svg:y="4.21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4" draw:text-style-name="P26" draw:layer="layout" svg:x1="17.3cm" svg:y1="5.343cm" svg:x2="19.9cm" svg:y2="5.343cm">
          <text:p/>
        </draw:line>
        <draw:line draw:style-name="gr24" draw:text-style-name="P26" draw:layer="layout" svg:x1="6.1cm" svg:y1="5.143cm" svg:x2="8.9cm" svg:y2="5.143cm">
          <text:p/>
        </draw:line>
        <draw:frame draw:style-name="gr25" draw:text-style-name="P29" draw:layer="layout" svg:width="2.817cm" svg:height="1.345cm" svg:x="4.068cm" svg:y="2.899cm">
          <draw:text-box>
            <text:p><text:span text:style-name="T19">Head</text:span></text:p>
          </draw:text-box>
        </draw:frame>
        <draw:frame draw:style-name="gr29" draw:text-style-name="P30" draw:layer="layout" svg:width="6.4cm" svg:height="1.188cm" svg:x="7.123cm" svg:y="1.085cm">
          <draw:text-box>
            <text:p><text:span text:style-name="T20">g_data = 20</text:span></text:p>
          </draw:text-box>
        </draw:frame>
        <draw:frame draw:style-name="gr30" draw:text-style-name="P29" draw:layer="layout" svg:width="4.813cm" svg:height="1.187cm" svg:x="13.387cm" svg:y="1.086cm">
          <draw:text-box>
            <text:p><text:span text:style-name="T19">n_data = 25</text:span></text:p>
          </draw:text-box>
        </draw:frame>
        <draw:line draw:style-name="gr24" draw:text-style-name="P26" draw:layer="layout" svg:x1="9.8cm" svg:y1="7.601cm" svg:x2="9.8cm" svg:y2="6.001cm">
          <text:p/>
        </draw:line>
        <draw:frame draw:style-name="gr29" draw:text-style-name="P31" draw:layer="layout" svg:width="2.2cm" svg:height="1.188cm" svg:x="9.2cm" svg:y="7.412cm">
          <draw:text-box>
            <text:p xml:id="id82" text:id="id82"><text:span text:style-name="T19">temp</text:span></text:p>
          </draw:text-box>
        </draw:frame>
        <draw:g>
          <draw:custom-shape draw:style-name="gr21" draw:text-style-name="P25" draw:layer="layout" svg:width="1.741cm" svg:height="1.149cm" svg:x="10.644cm" svg:y="4.785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7" draw:text-style-name="P24" draw:layer="layout" svg:width="1.741cm" svg:height="1.149cm" svg:x="8.903cm" svg:y="4.81cm">
            <text:p text:style-name="P23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24" draw:text-style-name="P26" draw:layer="layout" svg:x1="12cm" svg:y1="5.4cm" svg:x2="14.5cm" svg:y2="5.343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custom-shape draw:style-name="gr19" draw:text-style-name="P25" draw:layer="layout" svg:width="1.741cm" svg:height="1.2cm" svg:x="21.616cm" svg:y="4.743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8" draw:text-style-name="P24" draw:layer="layout" svg:width="1.741cm" svg:height="1.2cm" svg:x="19.875cm" svg:y="4.743cm">
          <text:p text:style-name="P23"><text:span text:style-name="T16">30</text:span>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custom-shape draw:style-name="gr21" draw:text-style-name="P25" draw:layer="layout" svg:width="1.741cm" svg:height="1.149cm" svg:x="16.216cm" svg:y="4.769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9" draw:text-style-name="P24" draw:layer="layout" svg:width="1.741cm" svg:height="1.149cm" svg:x="14.475cm" svg:y="4.794cm">
            <text:p text:style-name="P23"><text:span text:style-name="T16">2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23" draw:text-style-name="P25" draw:layer="layout" svg:width="2.5cm" svg:height="1.299cm" svg:x="4.2cm" svg:y="4.21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4" draw:text-style-name="P26" draw:layer="layout" svg:x1="17.3cm" svg:y1="5.343cm" svg:x2="19.9cm" svg:y2="5.343cm">
          <text:p/>
        </draw:line>
        <draw:line draw:style-name="gr24" draw:text-style-name="P26" draw:layer="layout" svg:x1="6.1cm" svg:y1="5.143cm" svg:x2="8.9cm" svg:y2="5.143cm">
          <text:p/>
        </draw:line>
        <draw:frame draw:style-name="gr25" draw:text-style-name="P29" draw:layer="layout" svg:width="2.817cm" svg:height="1.345cm" svg:x="4.068cm" svg:y="2.899cm">
          <draw:text-box>
            <text:p><text:span text:style-name="T19">Head</text:span></text:p>
          </draw:text-box>
        </draw:frame>
        <draw:frame draw:style-name="gr29" draw:text-style-name="P31" draw:layer="layout" svg:width="6.4cm" svg:height="1.188cm" svg:x="7.123cm" svg:y="1.085cm">
          <draw:text-box>
            <text:p><text:span text:style-name="T19">g_data = 20</text:span></text:p>
          </draw:text-box>
        </draw:frame>
        <draw:frame draw:style-name="gr30" draw:text-style-name="P29" draw:layer="layout" svg:width="4.813cm" svg:height="1.187cm" svg:x="13.387cm" svg:y="1.086cm">
          <draw:text-box>
            <text:p><text:span text:style-name="T19">n_data = 25</text:span></text:p>
          </draw:text-box>
        </draw:frame>
        <draw:line draw:style-name="gr24" draw:text-style-name="P26" draw:layer="layout" svg:x1="9.8cm" svg:y1="7.601cm" svg:x2="9.8cm" svg:y2="6.001cm">
          <text:p/>
        </draw:line>
        <draw:frame draw:style-name="gr29" draw:text-style-name="P31" draw:layer="layout" svg:width="2.2cm" svg:height="1.188cm" svg:x="9.2cm" svg:y="7.412cm">
          <draw:text-box>
            <text:p><text:span text:style-name="T19">temp</text:span></text:p>
          </draw:text-box>
        </draw:frame>
        <draw:g>
          <draw:custom-shape draw:style-name="gr40" draw:text-style-name="P32" draw:layer="layout" svg:width="1.741cm" svg:height="1.149cm" svg:x="8.903cm" svg:y="4.81cm">
            <text:p text:style-name="P23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1" draw:text-style-name="P33" draw:layer="layout" svg:width="1.741cm" svg:height="1.149cm" svg:x="10.644cm" svg:y="4.8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24" draw:text-style-name="P26" draw:layer="layout" svg:x1="12cm" svg:y1="5.4cm" svg:x2="14.5cm" svg:y2="5.343cm">
          <text:p/>
        </draw:lin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custom-shape draw:style-name="gr19" draw:text-style-name="P25" draw:layer="layout" svg:width="1.741cm" svg:height="1.2cm" svg:x="21.616cm" svg:y="4.743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42" draw:text-style-name="P24" draw:layer="layout" svg:width="1.741cm" svg:height="1.2cm" svg:x="19.875cm" svg:y="4.743cm">
          <text:p text:style-name="P23"><text:span text:style-name="T16">3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1" draw:text-style-name="P25" draw:layer="layout" svg:width="1.741cm" svg:height="1.149cm" svg:x="16.216cm" svg:y="4.76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43" draw:text-style-name="P24" draw:layer="layout" svg:width="1.741cm" svg:height="1.149cm" svg:x="14.475cm" svg:y="4.794cm">
          <text:p text:style-name="P23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25" draw:layer="layout" svg:width="2.5cm" svg:height="1.299cm" svg:x="4.2cm" svg:y="4.21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4" draw:text-style-name="P26" draw:layer="layout" svg:x1="17.3cm" svg:y1="5.343cm" svg:x2="19.9cm" svg:y2="5.343cm">
          <text:p/>
        </draw:line>
        <draw:line draw:style-name="gr24" draw:text-style-name="P26" draw:layer="layout" svg:x1="6.1cm" svg:y1="5.143cm" svg:x2="8.9cm" svg:y2="5.143cm">
          <text:p/>
        </draw:line>
        <draw:frame draw:style-name="gr25" draw:text-style-name="P29" draw:layer="layout" svg:width="2.817cm" svg:height="1.345cm" svg:x="4.068cm" svg:y="2.899cm">
          <draw:text-box>
            <text:p><text:span text:style-name="T19">Head</text:span></text:p>
          </draw:text-box>
        </draw:frame>
        <draw:frame draw:style-name="gr29" draw:text-style-name="P34" draw:layer="layout" svg:width="4.877cm" svg:height="1.188cm" svg:x="7.123cm" svg:y="1.085cm">
          <draw:text-box>
            <text:p><text:span text:style-name="T21">g_data = 20</text:span></text:p>
          </draw:text-box>
        </draw:frame>
        <draw:frame draw:style-name="gr30" draw:text-style-name="P29" draw:layer="layout" svg:width="4.813cm" svg:height="1.187cm" svg:x="13.387cm" svg:y="1.086cm">
          <draw:text-box>
            <text:p><text:span text:style-name="T19">n_data = 25</text:span></text:p>
          </draw:text-box>
        </draw:frame>
        <draw:line draw:style-name="gr24" draw:text-style-name="P26" draw:layer="layout" svg:x1="9.8cm" svg:y1="7.601cm" svg:x2="9.8cm" svg:y2="6.001cm">
          <text:p/>
        </draw:line>
        <draw:frame draw:style-name="gr29" draw:text-style-name="P31" draw:layer="layout" svg:width="2.2cm" svg:height="1.188cm" svg:x="9.2cm" svg:y="7.412cm">
          <draw:text-box>
            <text:p><text:span text:style-name="T19">temp</text:span></text:p>
          </draw:text-box>
        </draw:frame>
        <draw:line draw:style-name="gr24" draw:text-style-name="P26" draw:layer="layout" svg:x1="12cm" svg:y1="5.4cm" svg:x2="14.5cm" svg:y2="5.343cm">
          <text:p/>
        </draw:line>
        <draw:g>
          <draw:custom-shape draw:style-name="gr44" draw:text-style-name="P32" draw:layer="layout" svg:width="1.741cm" svg:height="1.149cm" svg:x="8.903cm" svg:y="4.81cm">
            <text:p text:style-name="P23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5" draw:text-style-name="P33" draw:layer="layout" svg:width="1.741cm" svg:height="1.149cm" svg:x="10.644cm" svg:y="4.8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custom-shape draw:style-name="gr19" draw:text-style-name="P25" draw:layer="layout" svg:width="1.741cm" svg:height="1.2cm" svg:x="21.616cm" svg:y="4.743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46" draw:text-style-name="P24" draw:layer="layout" svg:width="1.741cm" svg:height="1.2cm" svg:x="19.875cm" svg:y="4.743cm">
          <text:p text:style-name="P23"><text:span text:style-name="T16">3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1" draw:text-style-name="P25" draw:layer="layout" svg:width="1.741cm" svg:height="1.149cm" svg:x="16.216cm" svg:y="4.76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47" draw:text-style-name="P24" draw:layer="layout" svg:width="1.741cm" svg:height="1.149cm" svg:x="14.475cm" svg:y="4.794cm">
          <text:p text:style-name="P23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25" draw:layer="layout" svg:width="2.5cm" svg:height="1.299cm" svg:x="4.2cm" svg:y="4.21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4" draw:text-style-name="P26" draw:layer="layout" svg:x1="17.3cm" svg:y1="5.343cm" svg:x2="19.9cm" svg:y2="5.343cm">
          <text:p/>
        </draw:line>
        <draw:line draw:style-name="gr24" draw:text-style-name="P26" draw:layer="layout" svg:x1="6.1cm" svg:y1="5.143cm" svg:x2="8.9cm" svg:y2="5.143cm">
          <text:p/>
        </draw:line>
        <draw:frame draw:style-name="gr25" draw:text-style-name="P29" draw:layer="layout" svg:width="2.817cm" svg:height="1.345cm" svg:x="4.068cm" svg:y="2.899cm">
          <draw:text-box>
            <text:p><text:span text:style-name="T19">Head</text:span></text:p>
          </draw:text-box>
        </draw:frame>
        <draw:frame draw:style-name="gr29" draw:text-style-name="P31" draw:layer="layout" svg:width="6.4cm" svg:height="1.188cm" svg:x="7cm" svg:y="1cm">
          <draw:text-box>
            <text:p><text:span text:style-name="T19">g_data = 20</text:span></text:p>
          </draw:text-box>
        </draw:frame>
        <draw:frame draw:style-name="gr30" draw:text-style-name="P29" draw:layer="layout" svg:width="4.813cm" svg:height="1.187cm" svg:x="12.987cm" svg:y="1.013cm">
          <draw:text-box>
            <text:p><text:span text:style-name="T19">n_data = 25</text:span></text:p>
          </draw:text-box>
        </draw:frame>
        <draw:line draw:style-name="gr24" draw:text-style-name="P26" draw:layer="layout" svg:x1="16.241cm" svg:y1="7.543cm" svg:x2="16.241cm" svg:y2="5.943cm">
          <text:p/>
        </draw:line>
        <draw:frame draw:style-name="gr29" draw:text-style-name="P31" draw:layer="layout" svg:width="2.763cm" svg:height="1.188cm" svg:x="15.4cm" svg:y="7.4cm">
          <draw:text-box>
            <text:p xml:id="id83" text:id="id83"><text:span text:style-name="T19">temp</text:span></text:p>
          </draw:text-box>
        </draw:frame>
        <draw:g>
          <draw:custom-shape draw:style-name="gr21" draw:text-style-name="P25" draw:layer="layout" svg:width="1.741cm" svg:height="1.149cm" svg:x="10.644cm" svg:y="4.826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8" draw:text-style-name="P24" draw:layer="layout" svg:width="1.741cm" svg:height="1.149cm" svg:x="8.903cm" svg:y="4.851cm">
            <text:p text:style-name="P23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24" draw:text-style-name="P26" draw:layer="layout" svg:x1="12cm" svg:y1="5.4cm" svg:x2="14.5cm" svg:y2="5.343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/>
                  <anim:animate smil:dur="0.5s" smil:fill="hold" smil:targetElement="id8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custom-shape draw:style-name="gr19" draw:text-style-name="P25" draw:layer="layout" svg:width="1.741cm" svg:height="1.2cm" svg:x="21.616cm" svg:y="4.743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49" draw:text-style-name="P24" draw:layer="layout" svg:width="1.741cm" svg:height="1.2cm" svg:x="19.875cm" svg:y="4.743cm">
          <text:p text:style-name="P23"><text:span text:style-name="T16">3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1" draw:text-style-name="P25" draw:layer="layout" svg:width="1.741cm" svg:height="1.149cm" svg:x="16.216cm" svg:y="4.76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0" draw:text-style-name="P32" draw:layer="layout" svg:width="1.741cm" svg:height="1.149cm" svg:x="14.475cm" svg:y="4.794cm">
          <text:p text:style-name="P23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25" draw:layer="layout" svg:width="2.5cm" svg:height="1.299cm" svg:x="4.2cm" svg:y="4.21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4" draw:text-style-name="P26" draw:layer="layout" svg:x1="17.3cm" svg:y1="5.343cm" svg:x2="19.9cm" svg:y2="5.343cm">
          <text:p/>
        </draw:line>
        <draw:line draw:style-name="gr24" draw:text-style-name="P26" draw:layer="layout" svg:x1="6.1cm" svg:y1="5.143cm" svg:x2="8.9cm" svg:y2="5.143cm">
          <text:p/>
        </draw:line>
        <draw:frame draw:style-name="gr25" draw:text-style-name="P29" draw:layer="layout" svg:width="2.817cm" svg:height="1.345cm" svg:x="4.068cm" svg:y="2.899cm">
          <draw:text-box>
            <text:p><text:span text:style-name="T19">Head</text:span></text:p>
          </draw:text-box>
        </draw:frame>
        <draw:frame draw:style-name="gr29" draw:text-style-name="P31" draw:layer="layout" svg:width="6.4cm" svg:height="1.188cm" svg:x="7cm" svg:y="1cm">
          <draw:text-box>
            <text:p><text:span text:style-name="T19">g_data = 20</text:span></text:p>
          </draw:text-box>
        </draw:frame>
        <draw:frame draw:style-name="gr30" draw:text-style-name="P29" draw:layer="layout" svg:width="4.813cm" svg:height="1.187cm" svg:x="12.987cm" svg:y="1.013cm">
          <draw:text-box>
            <text:p><text:span text:style-name="T19">n_data = 25</text:span></text:p>
          </draw:text-box>
        </draw:frame>
        <draw:line draw:style-name="gr24" draw:text-style-name="P26" draw:layer="layout" svg:x1="16.241cm" svg:y1="7.543cm" svg:x2="16.241cm" svg:y2="5.943cm">
          <text:p/>
        </draw:line>
        <draw:frame draw:style-name="gr29" draw:text-style-name="P31" draw:layer="layout" svg:width="2.763cm" svg:height="1.188cm" svg:x="15.4cm" svg:y="7.4cm">
          <draw:text-box>
            <text:p><text:span text:style-name="T19">temp</text:span></text:p>
          </draw:text-box>
        </draw:frame>
        <draw:g>
          <draw:custom-shape draw:style-name="gr21" draw:text-style-name="P25" draw:layer="layout" svg:width="1.741cm" svg:height="1.149cm" svg:x="10.644cm" svg:y="4.826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51" draw:text-style-name="P24" draw:layer="layout" svg:width="1.741cm" svg:height="1.149cm" svg:x="8.903cm" svg:y="4.851cm">
            <text:p text:style-name="P23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24" draw:text-style-name="P26" draw:layer="layout" svg:x1="12cm" svg:y1="5.4cm" svg:x2="14.5cm" svg:y2="5.343cm">
          <text:p/>
        </draw:lin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custom-shape draw:style-name="gr19" draw:text-style-name="P22" draw:layer="layout" svg:width="1.741cm" svg:height="1.2cm" svg:x="21.616cm" svg:y="4.743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2" draw:text-style-name="P24" draw:layer="layout" svg:width="1.741cm" svg:height="1.2cm" svg:x="19.875cm" svg:y="4.743cm">
          <text:p text:style-name="P23"><text:span text:style-name="T16">3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1" draw:text-style-name="P25" draw:layer="layout" svg:width="1.741cm" svg:height="1.149cm" svg:x="16.216cm" svg:y="4.76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3" draw:text-style-name="P32" draw:layer="layout" svg:width="1.741cm" svg:height="1.149cm" svg:x="14.475cm" svg:y="4.794cm">
          <text:p text:style-name="P23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25" draw:layer="layout" svg:width="2.5cm" svg:height="1.299cm" svg:x="4.2cm" svg:y="4.21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4" draw:text-style-name="P26" draw:layer="layout" svg:x1="17.3cm" svg:y1="5.343cm" svg:x2="19.9cm" svg:y2="5.343cm">
          <text:p/>
        </draw:line>
        <draw:line draw:style-name="gr24" draw:text-style-name="P26" draw:layer="layout" svg:x1="6.1cm" svg:y1="5.143cm" svg:x2="8.9cm" svg:y2="5.143cm">
          <text:p/>
        </draw:line>
        <draw:frame draw:style-name="gr25" draw:text-style-name="P29" draw:layer="layout" svg:width="2.817cm" svg:height="1.345cm" svg:x="4.068cm" svg:y="2.899cm">
          <draw:text-box>
            <text:p><text:span text:style-name="T19">Head</text:span></text:p>
          </draw:text-box>
        </draw:frame>
        <draw:frame draw:style-name="gr29" draw:text-style-name="P34" draw:layer="layout" svg:width="6.4cm" svg:height="1.188cm" svg:x="7cm" svg:y="1cm">
          <draw:text-box>
            <text:p><text:span text:style-name="T21">g_data = 20</text:span></text:p>
          </draw:text-box>
        </draw:frame>
        <draw:frame draw:style-name="gr30" draw:text-style-name="P29" draw:layer="layout" svg:width="4.813cm" svg:height="1.187cm" svg:x="12.987cm" svg:y="1.013cm">
          <draw:text-box>
            <text:p><text:span text:style-name="T19">n_data = 25</text:span></text:p>
          </draw:text-box>
        </draw:frame>
        <draw:line draw:style-name="gr24" draw:text-style-name="P26" draw:layer="layout" svg:x1="16.2cm" svg:y1="7.6cm" svg:x2="16.2cm" svg:y2="6cm">
          <text:p/>
        </draw:line>
        <draw:frame draw:style-name="gr29" draw:text-style-name="P31" draw:layer="layout" svg:width="2.763cm" svg:height="1.188cm" svg:x="15.237cm" svg:y="7.612cm">
          <draw:text-box>
            <text:p><text:span text:style-name="T19">temp</text:span></text:p>
          </draw:text-box>
        </draw:frame>
        <draw:g>
          <draw:custom-shape draw:style-name="gr21" draw:text-style-name="P25" draw:layer="layout" svg:width="1.741cm" svg:height="1.149cm" svg:x="10.644cm" svg:y="4.785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54" draw:text-style-name="P24" draw:layer="layout" svg:width="1.741cm" svg:height="1.149cm" svg:x="8.903cm" svg:y="4.81cm">
            <text:p text:style-name="P23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24" draw:text-style-name="P26" draw:layer="layout" svg:x1="12cm" svg:y1="5.4cm" svg:x2="14.5cm" svg:y2="5.343cm">
          <text:p/>
        </draw:lin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g>
          <draw:custom-shape draw:style-name="gr19" draw:text-style-name="P25" draw:layer="layout" svg:width="1.741cm" svg:height="1.2cm" svg:x="23.23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55" draw:text-style-name="P35" draw:layer="layout" svg:width="1.741cm" svg:height="1.2cm" svg:x="21.493cm" svg:y="4.8cm">
            <text:p text:style-name="P23"><text:span text:style-name="T22">3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21" draw:text-style-name="P25" draw:layer="layout" svg:width="1.741cm" svg:height="1.149cm" svg:x="16.216cm" svg:y="4.76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6" draw:text-style-name="P24" draw:layer="layout" svg:width="1.741cm" svg:height="1.149cm" svg:x="14.475cm" svg:y="4.794cm">
          <text:p text:style-name="P23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25" draw:layer="layout" svg:width="2.5cm" svg:height="1.299cm" svg:x="4.2cm" svg:y="4.21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4" draw:text-style-name="P26" draw:layer="layout" svg:x1="17.3cm" svg:y1="5.343cm" svg:x2="21.518cm" svg:y2="5.4cm">
          <text:p/>
        </draw:line>
        <draw:line draw:style-name="gr24" draw:text-style-name="P26" draw:layer="layout" svg:x1="6.1cm" svg:y1="5.143cm" svg:x2="8.9cm" svg:y2="5.143cm">
          <text:p/>
        </draw:line>
        <draw:frame draw:style-name="gr25" draw:text-style-name="P29" draw:layer="layout" svg:width="2.817cm" svg:height="1.345cm" svg:x="4.068cm" svg:y="2.899cm">
          <draw:text-box>
            <text:p><text:span text:style-name="T19">Head</text:span></text:p>
          </draw:text-box>
        </draw:frame>
        <draw:frame draw:style-name="gr29" draw:text-style-name="P31" draw:layer="layout" svg:width="6.4cm" svg:height="1.188cm" svg:x="7cm" svg:y="1cm">
          <draw:text-box>
            <text:p><text:span text:style-name="T19">g_data = 20</text:span></text:p>
          </draw:text-box>
        </draw:frame>
        <draw:frame draw:style-name="gr30" draw:text-style-name="P29" draw:layer="layout" svg:width="4.813cm" svg:height="1.187cm" svg:x="12.987cm" svg:y="1.013cm">
          <draw:text-box>
            <text:p><text:span text:style-name="T19">n_data = 25</text:span></text:p>
          </draw:text-box>
        </draw:frame>
        <draw:line draw:style-name="gr24" draw:text-style-name="P26" draw:layer="layout" svg:x1="16.2cm" svg:y1="7.6cm" svg:x2="16.2cm" svg:y2="6cm">
          <text:p/>
        </draw:line>
        <draw:frame draw:style-name="gr29" draw:text-style-name="P31" draw:layer="layout" svg:width="2.763cm" svg:height="1.188cm" svg:x="15.237cm" svg:y="7.612cm">
          <draw:text-box>
            <text:p><text:span text:style-name="T19">temp</text:span></text:p>
          </draw:text-box>
        </draw:frame>
        <draw:g xml:id="id84" draw:id="id84">
          <draw:custom-shape draw:style-name="gr19" draw:text-style-name="P25" draw:layer="layout" svg:width="1.741cm" svg:height="1.2cm" svg:x="20.034cm" svg:y="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57" draw:text-style-name="P24" draw:layer="layout" svg:width="1.741cm" svg:height="1.2cm" svg:x="18.293cm" svg:y="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1" draw:text-style-name="P25" draw:layer="layout" svg:width="1.741cm" svg:height="1.149cm" svg:x="10.644cm" svg:y="4.785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58" draw:text-style-name="P24" draw:layer="layout" svg:width="1.741cm" svg:height="1.149cm" svg:x="8.903cm" svg:y="4.81cm">
            <text:p text:style-name="P23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24" draw:text-style-name="P26" draw:layer="layout" svg:x1="12cm" svg:y1="5.4cm" svg:x2="14.5cm" svg:y2="5.343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g>
          <draw:custom-shape draw:style-name="gr19" draw:text-style-name="P22" draw:layer="layout" svg:width="1.741cm" svg:height="1.2cm" svg:x="23.23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59" draw:text-style-name="P35" draw:layer="layout" svg:width="1.741cm" svg:height="1.2cm" svg:x="21.493cm" svg:y="4.8cm">
            <text:p text:style-name="P23"><text:span text:style-name="T22">3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21" draw:text-style-name="P25" draw:layer="layout" svg:width="1.741cm" svg:height="1.149cm" svg:x="16.216cm" svg:y="4.76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60" draw:text-style-name="P24" draw:layer="layout" svg:width="1.741cm" svg:height="1.149cm" svg:x="14.475cm" svg:y="4.794cm">
          <text:p text:style-name="P23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25" draw:layer="layout" svg:width="2.5cm" svg:height="1.299cm" svg:x="4.2cm" svg:y="4.21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4" draw:text-style-name="P26" draw:layer="layout" svg:x1="17.3cm" svg:y1="5.343cm" svg:x2="21.518cm" svg:y2="5.4cm">
          <text:p/>
        </draw:line>
        <draw:line draw:style-name="gr24" draw:text-style-name="P26" draw:layer="layout" svg:x1="6.1cm" svg:y1="5.143cm" svg:x2="8.9cm" svg:y2="5.143cm">
          <text:p/>
        </draw:line>
        <draw:frame draw:style-name="gr25" draw:text-style-name="P29" draw:layer="layout" svg:width="2.817cm" svg:height="1.345cm" svg:x="4.068cm" svg:y="2.899cm">
          <draw:text-box>
            <text:p><text:span text:style-name="T19">Head</text:span></text:p>
          </draw:text-box>
        </draw:frame>
        <draw:frame draw:style-name="gr29" draw:text-style-name="P31" draw:layer="layout" svg:width="6.4cm" svg:height="1.188cm" svg:x="7cm" svg:y="1cm">
          <draw:text-box>
            <text:p><text:span text:style-name="T19">g_data = 20</text:span></text:p>
          </draw:text-box>
        </draw:frame>
        <draw:frame draw:style-name="gr30" draw:text-style-name="P29" draw:layer="layout" svg:width="4.813cm" svg:height="1.187cm" svg:x="12.987cm" svg:y="1.013cm">
          <draw:text-box>
            <text:p><text:span text:style-name="T19">n_data = 25</text:span></text:p>
          </draw:text-box>
        </draw:frame>
        <draw:line draw:style-name="gr24" draw:text-style-name="P26" draw:layer="layout" svg:x1="16.2cm" svg:y1="7.6cm" svg:x2="16.2cm" svg:y2="6cm">
          <text:p/>
        </draw:line>
        <draw:frame draw:style-name="gr29" draw:text-style-name="P31" draw:layer="layout" svg:width="2.763cm" svg:height="1.188cm" svg:x="15.237cm" svg:y="7.612cm">
          <draw:text-box>
            <text:p><text:span text:style-name="T19">temp</text:span></text:p>
          </draw:text-box>
        </draw:frame>
        <draw:g>
          <draw:custom-shape draw:style-name="gr19" draw:text-style-name="P25" draw:layer="layout" svg:width="1.741cm" svg:height="1.2cm" svg:x="20.034cm" svg:y="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61" draw:text-style-name="P35" draw:layer="layout" svg:width="1.741cm" svg:height="1.2cm" svg:x="18.293cm" svg:y="7cm">
            <text:p text:style-name="P23"><text:span text:style-name="T22">25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1" draw:text-style-name="P25" draw:layer="layout" svg:width="1.741cm" svg:height="1.149cm" svg:x="10.644cm" svg:y="4.785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62" draw:text-style-name="P24" draw:layer="layout" svg:width="1.741cm" svg:height="1.149cm" svg:x="8.903cm" svg:y="4.81cm">
            <text:p text:style-name="P23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24" draw:text-style-name="P26" draw:layer="layout" svg:x1="12cm" svg:y1="5.4cm" svg:x2="14.5cm" svg:y2="5.343cm">
          <text:p/>
        </draw:lin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g>
          <draw:custom-shape draw:style-name="gr19" draw:text-style-name="P22" draw:layer="layout" svg:width="1.741cm" svg:height="1.2cm" svg:x="23.23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63" draw:text-style-name="P35" draw:layer="layout" svg:width="1.741cm" svg:height="1.2cm" svg:x="21.493cm" svg:y="4.8cm">
            <text:p text:style-name="P23"><text:span text:style-name="T22">3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21" draw:text-style-name="P25" draw:layer="layout" svg:width="1.741cm" svg:height="1.149cm" svg:x="16.216cm" svg:y="4.76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64" draw:text-style-name="P24" draw:layer="layout" svg:width="1.741cm" svg:height="1.149cm" svg:x="14.475cm" svg:y="4.794cm">
          <text:p text:style-name="P23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25" draw:layer="layout" svg:width="2.5cm" svg:height="1.299cm" svg:x="4.2cm" svg:y="4.21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polyline draw:style-name="gr24" draw:text-style-name="P26" xml:id="id85" draw:id="id85" draw:layer="layout" svg:width="4.217cm" svg:height="0.056cm" svg:x="17.3cm" svg:y="5.343cm" svg:viewBox="0 0 4218 57" draw:points="0,0 4218,57">
          <text:p/>
        </draw:polyline>
        <draw:line draw:style-name="gr24" draw:text-style-name="P26" draw:layer="layout" svg:x1="6.1cm" svg:y1="5.143cm" svg:x2="8.9cm" svg:y2="5.143cm">
          <text:p/>
        </draw:line>
        <draw:frame draw:style-name="gr25" draw:text-style-name="P29" draw:layer="layout" svg:width="2.817cm" svg:height="1.345cm" svg:x="4.068cm" svg:y="2.899cm">
          <draw:text-box>
            <text:p><text:span text:style-name="T19">Head</text:span></text:p>
          </draw:text-box>
        </draw:frame>
        <draw:frame draw:style-name="gr29" draw:text-style-name="P31" draw:layer="layout" svg:width="6.4cm" svg:height="1.188cm" svg:x="7cm" svg:y="1cm">
          <draw:text-box>
            <text:p><text:span text:style-name="T19">g_data = 20</text:span></text:p>
          </draw:text-box>
        </draw:frame>
        <draw:frame draw:style-name="gr30" draw:text-style-name="P29" draw:layer="layout" svg:width="4.813cm" svg:height="1.187cm" svg:x="12.987cm" svg:y="1.013cm">
          <draw:text-box>
            <text:p><text:span text:style-name="T19">n_data = 25</text:span></text:p>
          </draw:text-box>
        </draw:frame>
        <draw:line draw:style-name="gr24" draw:text-style-name="P26" draw:layer="layout" svg:x1="16.2cm" svg:y1="7.6cm" svg:x2="16.2cm" svg:y2="6cm">
          <text:p/>
        </draw:line>
        <draw:frame draw:style-name="gr29" draw:text-style-name="P31" draw:layer="layout" svg:width="2.763cm" svg:height="1.188cm" svg:x="15.237cm" svg:y="7.612cm">
          <draw:text-box>
            <text:p><text:span text:style-name="T19">temp</text:span></text:p>
          </draw:text-box>
        </draw:frame>
        <draw:g>
          <draw:custom-shape draw:style-name="gr19" draw:text-style-name="P25" draw:layer="layout" svg:width="1.741cm" svg:height="1.2cm" svg:x="20.034cm" svg:y="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65" draw:text-style-name="P35" draw:layer="layout" svg:width="1.741cm" svg:height="1.2cm" svg:x="18.293cm" svg:y="7cm">
            <text:p text:style-name="P23"><text:span text:style-name="T22">25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1" draw:text-style-name="P25" draw:layer="layout" svg:width="1.741cm" svg:height="1.149cm" svg:x="10.644cm" svg:y="4.785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66" draw:text-style-name="P24" draw:layer="layout" svg:width="1.741cm" svg:height="1.149cm" svg:x="8.903cm" svg:y="4.81cm">
            <text:p text:style-name="P23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24" draw:text-style-name="P26" draw:layer="layout" svg:x1="12.2cm" svg:y1="5.4cm" svg:x2="14.5cm" svg:y2="5.343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g>
          <draw:custom-shape draw:style-name="gr19" draw:text-style-name="P25" draw:layer="layout" svg:width="1.741cm" svg:height="1.2cm" svg:x="23.23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67" draw:text-style-name="P35" draw:layer="layout" svg:width="1.741cm" svg:height="1.2cm" svg:x="21.493cm" svg:y="4.8cm">
            <text:p text:style-name="P23"><text:span text:style-name="T22">3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21" draw:text-style-name="P25" draw:layer="layout" svg:width="1.741cm" svg:height="1.149cm" svg:x="16.216cm" svg:y="4.76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68" draw:text-style-name="P24" draw:layer="layout" svg:width="1.741cm" svg:height="1.149cm" svg:x="14.475cm" svg:y="4.794cm">
          <text:p text:style-name="P23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25" draw:layer="layout" svg:width="2.5cm" svg:height="1.299cm" svg:x="4.2cm" svg:y="4.21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4" draw:text-style-name="P26" draw:layer="layout" svg:x1="6.1cm" svg:y1="5.143cm" svg:x2="8.9cm" svg:y2="5.143cm">
          <text:p/>
        </draw:line>
        <draw:frame draw:style-name="gr25" draw:text-style-name="P29" draw:layer="layout" svg:width="2.817cm" svg:height="1.345cm" svg:x="4.068cm" svg:y="2.899cm">
          <draw:text-box>
            <text:p><text:span text:style-name="T19">Head</text:span></text:p>
          </draw:text-box>
        </draw:frame>
        <draw:frame draw:style-name="gr29" draw:text-style-name="P31" draw:layer="layout" svg:width="6.4cm" svg:height="1.188cm" svg:x="7cm" svg:y="1cm">
          <draw:text-box>
            <text:p><text:span text:style-name="T19">g_data = 20</text:span></text:p>
          </draw:text-box>
        </draw:frame>
        <draw:frame draw:style-name="gr30" draw:text-style-name="P29" draw:layer="layout" svg:width="4.813cm" svg:height="1.187cm" svg:x="12.987cm" svg:y="1.013cm">
          <draw:text-box>
            <text:p><text:span text:style-name="T19">n_data = 25</text:span></text:p>
          </draw:text-box>
        </draw:frame>
        <draw:line draw:style-name="gr24" draw:text-style-name="P26" draw:layer="layout" svg:x1="16.2cm" svg:y1="7.6cm" svg:x2="16.2cm" svg:y2="6cm">
          <text:p/>
        </draw:line>
        <draw:frame draw:style-name="gr29" draw:text-style-name="P31" draw:layer="layout" svg:width="2.763cm" svg:height="1.188cm" svg:x="15.237cm" svg:y="7.612cm">
          <draw:text-box>
            <text:p><text:span text:style-name="T19">temp</text:span></text:p>
          </draw:text-box>
        </draw:frame>
        <draw:g>
          <draw:custom-shape draw:style-name="gr19" draw:text-style-name="P25" draw:layer="layout" svg:width="1.741cm" svg:height="1.2cm" svg:x="20.034cm" svg:y="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69" draw:text-style-name="P35" draw:layer="layout" svg:width="1.741cm" svg:height="1.2cm" svg:x="18.293cm" svg:y="7cm">
            <text:p text:style-name="P23"><text:span text:style-name="T22">25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70" draw:text-style-name="P26" draw:layer="layout" svg:x1="21.6cm" svg:y1="7.6cm" svg:x2="24cm" svg:y2="7.6cm">
          <text:p/>
        </draw:line>
        <draw:line draw:style-name="gr24" draw:text-style-name="P26" draw:layer="layout" svg:x1="24cm" svg:y1="7.6cm" svg:x2="24cm" svg:y2="6cm">
          <text:p/>
        </draw:line>
        <draw:g>
          <draw:custom-shape draw:style-name="gr21" draw:text-style-name="P25" draw:layer="layout" svg:width="1.741cm" svg:height="1.149cm" svg:x="10.644cm" svg:y="4.785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1" draw:text-style-name="P24" draw:layer="layout" svg:width="1.741cm" svg:height="1.149cm" svg:x="8.903cm" svg:y="4.81cm">
            <text:p text:style-name="P23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24" draw:text-style-name="P26" draw:layer="layout" svg:x1="12cm" svg:y1="5.4cm" svg:x2="14.5cm" svg:y2="5.343cm">
          <text:p/>
        </draw:lin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g>
          <draw:custom-shape draw:style-name="gr19" draw:text-style-name="P25" draw:layer="layout" svg:width="1.741cm" svg:height="1.2cm" svg:x="23.23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2" draw:text-style-name="P35" draw:layer="layout" svg:width="1.741cm" svg:height="1.2cm" svg:x="21.493cm" svg:y="4.8cm">
            <text:p text:style-name="P23"><text:span text:style-name="T22">3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21" draw:text-style-name="P25" draw:layer="layout" svg:width="1.741cm" svg:height="1.149cm" svg:x="16.216cm" svg:y="4.76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73" draw:text-style-name="P24" draw:layer="layout" svg:width="1.741cm" svg:height="1.149cm" svg:x="14.475cm" svg:y="4.794cm">
          <text:p text:style-name="P23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25" draw:layer="layout" svg:width="2.5cm" svg:height="1.299cm" svg:x="4.2cm" svg:y="4.21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4" draw:text-style-name="P26" draw:layer="layout" svg:x1="6.1cm" svg:y1="5.143cm" svg:x2="8.9cm" svg:y2="5.143cm">
          <text:p/>
        </draw:line>
        <draw:frame draw:style-name="gr25" draw:text-style-name="P29" draw:layer="layout" svg:width="2.817cm" svg:height="1.345cm" svg:x="4.068cm" svg:y="2.899cm">
          <draw:text-box>
            <text:p><text:span text:style-name="T19">Head</text:span></text:p>
          </draw:text-box>
        </draw:frame>
        <draw:frame draw:style-name="gr29" draw:text-style-name="P31" draw:layer="layout" svg:width="6.4cm" svg:height="1.188cm" svg:x="7cm" svg:y="1cm">
          <draw:text-box>
            <text:p><text:span text:style-name="T19">g_data = 20</text:span></text:p>
          </draw:text-box>
        </draw:frame>
        <draw:frame draw:style-name="gr30" draw:text-style-name="P29" draw:layer="layout" svg:width="4.813cm" svg:height="1.187cm" svg:x="12.987cm" svg:y="1.013cm">
          <draw:text-box>
            <text:p><text:span text:style-name="T19">n_data = 25</text:span></text:p>
          </draw:text-box>
        </draw:frame>
        <draw:line draw:style-name="gr24" draw:text-style-name="P26" draw:layer="layout" svg:x1="16.2cm" svg:y1="7.6cm" svg:x2="16.2cm" svg:y2="6cm">
          <text:p/>
        </draw:line>
        <draw:frame draw:style-name="gr29" draw:text-style-name="P31" draw:layer="layout" svg:width="2.763cm" svg:height="1.188cm" svg:x="15.237cm" svg:y="7.612cm">
          <draw:text-box>
            <text:p><text:span text:style-name="T19">temp</text:span></text:p>
          </draw:text-box>
        </draw:frame>
        <draw:g>
          <draw:custom-shape draw:style-name="gr19" draw:text-style-name="P25" draw:layer="layout" svg:width="1.741cm" svg:height="1.2cm" svg:x="20.034cm" svg:y="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4" draw:text-style-name="P35" draw:layer="layout" svg:width="1.741cm" svg:height="1.2cm" svg:x="18.293cm" svg:y="7cm">
            <text:p text:style-name="P23"><text:span text:style-name="T22">25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70" draw:text-style-name="P26" draw:layer="layout" svg:x1="21.6cm" svg:y1="7.6cm" svg:x2="24cm" svg:y2="7.6cm">
          <text:p/>
        </draw:line>
        <draw:line draw:style-name="gr24" draw:text-style-name="P26" draw:layer="layout" svg:x1="24cm" svg:y1="7.6cm" svg:x2="24cm" svg:y2="6cm">
          <text:p/>
        </draw:line>
        <draw:g>
          <draw:custom-shape draw:style-name="gr21" draw:text-style-name="P25" draw:layer="layout" svg:width="1.741cm" svg:height="1.149cm" svg:x="10.644cm" svg:y="4.785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5" draw:text-style-name="P24" draw:layer="layout" svg:width="1.741cm" svg:height="1.149cm" svg:x="8.903cm" svg:y="4.81cm">
            <text:p text:style-name="P23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24" draw:text-style-name="P26" draw:layer="layout" svg:x1="12cm" svg:y1="5.4cm" svg:x2="14.5cm" svg:y2="5.343cm">
          <text:p/>
        </draw:lin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nalysis</text:span><text:span text:style-name="T11"><text:line-break/></text:span><text:span text:style-name="T12">insert_after</text:span></text:p>
          </draw:text-box>
        </draw:frame>
        <draw:g>
          <draw:custom-shape draw:style-name="gr19" draw:text-style-name="P25" draw:layer="layout" svg:width="1.741cm" svg:height="1.2cm" svg:x="23.234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6" draw:text-style-name="P35" draw:layer="layout" svg:width="1.741cm" svg:height="1.2cm" svg:x="21.493cm" svg:y="4.8cm">
            <text:p text:style-name="P23"><text:span text:style-name="T22">3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21" draw:text-style-name="P25" draw:layer="layout" svg:width="1.741cm" svg:height="1.149cm" svg:x="16.216cm" svg:y="4.76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77" draw:text-style-name="P24" draw:layer="layout" svg:width="1.741cm" svg:height="1.149cm" svg:x="14.475cm" svg:y="4.794cm">
          <text:p text:style-name="P23"><text:span text:style-name="T16">20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3" draw:text-style-name="P25" draw:layer="layout" svg:width="2.5cm" svg:height="1.299cm" svg:x="4.2cm" svg:y="4.21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24" draw:text-style-name="P26" draw:layer="layout" svg:x1="6.1cm" svg:y1="5.143cm" svg:x2="8.9cm" svg:y2="5.143cm">
          <text:p/>
        </draw:line>
        <draw:frame draw:style-name="gr25" draw:text-style-name="P29" draw:layer="layout" svg:width="2.817cm" svg:height="1.345cm" svg:x="4.068cm" svg:y="2.899cm">
          <draw:text-box>
            <text:p><text:span text:style-name="T19">Head</text:span></text:p>
          </draw:text-box>
        </draw:frame>
        <draw:frame draw:style-name="gr29" draw:text-style-name="P31" draw:layer="layout" svg:width="6.4cm" svg:height="1.188cm" svg:x="7cm" svg:y="1cm">
          <draw:text-box>
            <text:p><text:span text:style-name="T19">g_data = 20</text:span></text:p>
          </draw:text-box>
        </draw:frame>
        <draw:frame draw:style-name="gr30" draw:text-style-name="P29" draw:layer="layout" svg:width="4.813cm" svg:height="1.187cm" svg:x="12.987cm" svg:y="1.013cm">
          <draw:text-box>
            <text:p><text:span text:style-name="T19">n_data = 25</text:span></text:p>
          </draw:text-box>
        </draw:frame>
        <draw:line draw:style-name="gr24" draw:text-style-name="P26" draw:layer="layout" svg:x1="16.2cm" svg:y1="7.6cm" svg:x2="16.2cm" svg:y2="6cm">
          <text:p/>
        </draw:line>
        <draw:frame draw:style-name="gr29" draw:text-style-name="P31" draw:layer="layout" svg:width="2.763cm" svg:height="1.188cm" svg:x="15.237cm" svg:y="7.612cm">
          <draw:text-box>
            <text:p><text:span text:style-name="T19">temp</text:span></text:p>
          </draw:text-box>
        </draw:frame>
        <draw:g>
          <draw:custom-shape draw:style-name="gr19" draw:text-style-name="P25" draw:layer="layout" svg:width="1.741cm" svg:height="1.2cm" svg:x="20.034cm" svg:y="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8" draw:text-style-name="P35" draw:layer="layout" svg:width="1.741cm" svg:height="1.2cm" svg:x="18.293cm" svg:y="7cm">
            <text:p text:style-name="P23"><text:span text:style-name="T22">25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70" draw:text-style-name="P26" draw:layer="layout" svg:x1="21.6cm" svg:y1="7.6cm" svg:x2="24cm" svg:y2="7.6cm">
          <text:p/>
        </draw:line>
        <draw:line draw:style-name="gr24" draw:text-style-name="P26" draw:layer="layout" svg:x1="24cm" svg:y1="7.6cm" svg:x2="24cm" svg:y2="6cm">
          <text:p/>
        </draw:line>
        <draw:line draw:style-name="gr70" draw:text-style-name="P26" draw:layer="layout" svg:x1="17.2cm" svg:y1="5.8cm" svg:x2="17.2cm" svg:y2="7.612cm">
          <text:p/>
        </draw:line>
        <draw:line draw:style-name="gr24" draw:text-style-name="P26" draw:layer="layout" svg:x1="17.2cm" svg:y1="7.612cm" svg:x2="18.318cm" svg:y2="7.6cm">
          <text:p/>
        </draw:line>
        <draw:g>
          <draw:custom-shape draw:style-name="gr21" draw:text-style-name="P25" draw:layer="layout" svg:width="1.741cm" svg:height="1.149cm" svg:x="10.644cm" svg:y="4.785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9" draw:text-style-name="P24" draw:layer="layout" svg:width="1.741cm" svg:height="1.149cm" svg:x="8.903cm" svg:y="4.81cm">
            <text:p text:style-name="P23"><text:span text:style-name="T16">10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line draw:style-name="gr24" draw:text-style-name="P26" draw:layer="layout" svg:x1="12cm" svg:y1="5.4cm" svg:x2="14.5cm" svg:y2="5.343cm">
          <text:p/>
        </draw:lin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_5f_header_5f_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0.9cm" svg:y="11.028cm" presentation:class="title" presentation:user-transformed="true">
          <draw:text-box>
            <text:p><text:span text:style-name="T3">Linked List – Insert after - Flowchart</text:span></text:p>
          </draw:text-box>
        </draw:frame>
        <draw:frame presentation:style-name="pr9" draw:text-style-name="P5" draw:layer="layout" svg:width="1.743cm" svg:height="9.134cm" svg:x="28.24cm" svg:y="3.71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1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82" draw:text-style-name="P18" draw:layer="layout" svg:x1="11.907cm" svg:y1="1.018cm" svg:x2="11.95cm" svg:y2="2.159cm">
          <text:p/>
        </draw:lin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3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olyline draw:style-name="gr84" draw:text-style-name="P18" xml:id="id86" draw:id="id86" draw:layer="layout" svg:width="0cm" svg:height="14.343cm" svg:x="4.397cm" svg:y="0.532cm" svg:viewBox="0 0 0 14344" draw:points="0,0 0,14344">
          <text:p/>
        </draw:polyline>
        <draw:custom-shape draw:style-name="gr85" draw:text-style-name="P39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86" draw:text-style-name="P40" draw:layer="layout" svg:width="1.874cm" svg:height="0.924cm" svg:x="2.258cm" svg:y="3.73cm">
          <draw:text-box>
            <text:p xml:id="id87" text:id="id87"><text:span text:style-name="T25">Head</text:span></text:p>
          </draw:text-box>
        </draw:frame>
        <draw:line draw:style-name="gr82" draw:text-style-name="P18" draw:layer="layout" svg:x1="11.907cm" svg:y1="1.018cm" svg:x2="11.95cm" svg:y2="2.159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0-height/2;y" smil:keyTimes="0;1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84" draw:text-style-name="P18" draw:layer="layout" svg:x1="4.397cm" svg:y1="0.532cm" svg:x2="4.397cm" svg:y2="14.876cm">
          <text:p/>
        </draw:line>
        <draw:custom-shape draw:style-name="gr85" draw:text-style-name="P39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86" draw:text-style-name="P40" draw:layer="layout" svg:width="1.874cm" svg:height="0.924cm" svg:x="2.258cm" svg:y="3.73cm">
          <draw:text-box>
            <text:p><text:span text:style-name="T25">Head</text:span></text:p>
          </draw:text-box>
        </draw:frame>
        <draw:line draw:style-name="gr82" draw:text-style-name="P18" draw:layer="layout" svg:x1="11.907cm" svg:y1="1.018cm" svg:x2="11.95cm" svg:y2="2.159cm">
          <text:p/>
        </draw:line>
        <draw:frame draw:style-name="gr88" draw:text-style-name="P41" draw:layer="layout" svg:width="1.814cm" svg:height="0.925cm" svg:x="2.318cm" svg:y="4.535cm">
          <draw:text-box>
            <text:p xml:id="id88" text:id="id88"><text:span text:style-name="T26">NUL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9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4" draw:text-style-name="P18" draw:layer="layout" svg:x1="4.397cm" svg:y1="0.532cm" svg:x2="4.397cm" svg:y2="14.876cm">
          <text:p/>
        </draw:line>
        <draw:custom-shape draw:style-name="gr85" draw:text-style-name="P39" draw:layer="layout" svg:width="1.741cm" svg:height="0.882cm" svg:x="2.288cm" svg:y="4.578cm">
          <text:p/>
          <draw:enhanced-geometry svg:viewBox="0 0 21600 21600" draw:type="rectangle" draw:enhanced-path="M 0 0 L 21600 0 21600 21600 0 21600 0 0 Z N"/>
        </draw:custom-shape>
        <draw:frame draw:style-name="gr86" draw:text-style-name="P40" draw:layer="layout" svg:width="1.874cm" svg:height="0.924cm" svg:x="2.258cm" svg:y="3.73cm">
          <draw:text-box>
            <text:p><text:span text:style-name="T25">Head</text:span></text:p>
          </draw:text-box>
        </draw:frame>
        <draw:line draw:style-name="gr82" draw:text-style-name="P18" draw:layer="layout" svg:x1="11.907cm" svg:y1="1.018cm" svg:x2="11.95cm" svg:y2="2.159cm">
          <text:p/>
        </draw:line>
        <draw:frame draw:style-name="gr88" draw:text-style-name="P41" draw:layer="layout" svg:width="1.814cm" svg:height="0.925cm" svg:x="2.318cm" svg:y="4.535cm">
          <draw:text-box>
            <text:p><text:span text:style-name="T26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2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g>
          <draw:custom-shape draw:style-name="gr93" draw:text-style-name="P39" draw:layer="layout" svg:width="1.741cm" svg:height="0.882cm" svg:x="2.288cm" svg:y="4.578cm">
            <text:p text:style-name="P36"><text:span text:style-name="T26">NULL</text:span></text:p>
            <draw:enhanced-geometry svg:viewBox="0 0 21600 21600" draw:type="rectangle" draw:enhanced-path="M 0 0 L 21600 0 21600 21600 0 21600 0 0 Z N"/>
          </draw:custom-shape>
          <draw:frame draw:style-name="gr86" draw:text-style-name="P40" draw:layer="layout" svg:width="1.874cm" svg:height="0.924cm" svg:x="2.258cm" svg:y="3.73cm">
            <draw:text-box>
              <text:p><text:span text:style-name="T25">Head</text:span></text:p>
            </draw:text-box>
          </draw:frame>
        </draw:g>
        <draw:line draw:style-name="gr82" draw:text-style-name="P18" draw:layer="layout" svg:x1="11.907cm" svg:y1="1.018cm" svg:x2="11.95cm" svg:y2="2.159cm">
          <text:p/>
        </draw:lin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94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95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82" draw:text-style-name="P18" draw:layer="layout" svg:x1="11.907cm" svg:y1="1.018cm" svg:x2="11.95cm" svg:y2="2.159cm">
          <text:p/>
        </draw:line>
        <draw:g xml:id="id89" draw:id="id89">
          <draw:custom-shape draw:style-name="gr93" draw:text-style-name="P39" draw:layer="layout" svg:width="1.741cm" svg:height="0.882cm" svg:x="2.288cm" svg:y="4.585cm">
            <text:p text:style-name="P36"><text:span text:style-name="T26">NULL</text:span></text:p>
            <draw:enhanced-geometry svg:viewBox="0 0 21600 21600" draw:type="rectangle" draw:enhanced-path="M 0 0 L 21600 0 21600 21600 0 21600 0 0 Z N"/>
          </draw:custom-shape>
          <draw:frame draw:style-name="gr86" draw:text-style-name="P40" draw:layer="layout" svg:width="1.874cm" svg:height="0.924cm" svg:x="2.258cm" svg:y="3.737cm">
            <draw:text-box>
              <text:p><text:span text:style-name="T25">Hea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89" svg:path="M 0 0  L -0.25 0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96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97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82" draw:text-style-name="P18" draw:layer="layout" svg:x1="11.907cm" svg:y1="1.018cm" svg:x2="11.95cm" svg:y2="2.159cm">
          <text:p/>
        </draw:lin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g>
          <draw:frame draw:style-name="gr86" draw:text-style-name="P40" draw:layer="layout" svg:width="1.874cm" svg:height="0.924cm" svg:x="2cm" svg:y="1.392cm">
            <draw:text-box>
              <text:p><text:span text:style-name="T25">Head</text:span></text:p>
            </draw:text-box>
          </draw:frame>
          <draw:g>
            <draw:custom-shape draw:style-name="gr93" draw:text-style-name="P39" xml:id="id2" draw:id="id2" draw:layer="layout" svg:width="1.741cm" svg:height="0.882cm" svg:x="2.029cm" svg:y="4.033cm">
              <text:p text:style-name="P36"><text:span text:style-name="T26">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8" draw:text-style-name="P45" draw:layer="layout" svg:width="1.741cm" svg:height="0.882cm" svg:x="2.029cm" svg:y="4.9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9" xml:id="id1" draw:id="id1" draw:layer="layout" svg:width="1.741cm" svg:height="0.882cm" svg:x="2.03cm" svg:y="2.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99" draw:text-style-name="P18" draw:layer="layout" draw:type="curve" svg:x1="2.9cm" svg:y1="3.122cm" svg:x2="2.899cm" svg:y2="4.033cm" draw:start-shape="id1" draw:start-glue-point="2" draw:end-shape="id2" draw:end-glue-point="0" svg:d="M2900 3122c0 684-1 229-1 911" svg:viewBox="0 0 2 912">
              <text:p/>
            </draw:connector>
            <draw:g>
              <draw:custom-shape draw:style-name="gr93" draw:text-style-name="P39" draw:layer="layout" svg:width="1.741cm" svg:height="0.882cm" svg:x="2.036cm" svg:y="6.84cm">
                <text:p text:style-name="P36"><text:span text:style-name="T26">2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5" draw:text-style-name="P39" draw:layer="layout" svg:width="1.741cm" svg:height="0.882cm" svg:x="2.036cm" svg:y="7.7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9cm" svg:y1="5.823cm" svg:x2="2.906cm" svg:y2="6.84cm" svg:d="M2900 5823c0 763 6 255 6 1017" svg:viewBox="0 0 7 1018">
              <text:p/>
            </draw:connector>
            <draw:g>
              <draw:custom-shape draw:style-name="gr93" draw:text-style-name="P39" draw:layer="layout" svg:width="1.741cm" svg:height="0.882cm" svg:x="2.074cm" svg:y="9.44cm">
                <text:p text:style-name="P36"><text:span text:style-name="T26">3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9" draw:layer="layout" svg:width="1.741cm" svg:height="0.882cm" svg:x="2.074cm" svg:y="10.318cm">
                <text:p text:style-name="P36"><text:span text:style-name="T26">NUL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874cm" svg:y1="8.6cm" svg:x2="2.88cm" svg:y2="9.617cm" svg:d="M2874 8600c0 763 6 255 6 1017" svg:viewBox="0 0 7 1018">
              <text:p/>
            </draw:connector>
          </draw:g>
        </draw:g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00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01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82" draw:text-style-name="P18" draw:layer="layout" svg:x1="11.907cm" svg:y1="1.018cm" svg:x2="11.95cm" svg:y2="2.159cm">
          <text:p/>
        </draw:lin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g>
          <draw:frame draw:style-name="gr86" draw:text-style-name="P40" draw:layer="layout" svg:width="1.874cm" svg:height="0.924cm" svg:x="2cm" svg:y="1.392cm">
            <draw:text-box>
              <text:p><text:span text:style-name="T25">Head</text:span></text:p>
            </draw:text-box>
          </draw:frame>
          <draw:g>
            <draw:custom-shape draw:style-name="gr93" draw:text-style-name="P39" xml:id="id4" draw:id="id4" draw:layer="layout" svg:width="1.741cm" svg:height="0.882cm" svg:x="2.029cm" svg:y="4.033cm">
              <text:p text:style-name="P36"><text:span text:style-name="T26">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2" draw:text-style-name="P45" draw:layer="layout" svg:width="1.741cm" svg:height="0.882cm" svg:x="2.029cm" svg:y="4.9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9" xml:id="id3" draw:id="id3" draw:layer="layout" svg:width="1.741cm" svg:height="0.882cm" svg:x="2.03cm" svg:y="2.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99" draw:text-style-name="P18" draw:layer="layout" draw:type="curve" svg:x1="2.9cm" svg:y1="3.122cm" svg:x2="2.899cm" svg:y2="4.033cm" draw:start-shape="id3" draw:start-glue-point="2" draw:end-shape="id4" draw:end-glue-point="0" svg:d="M2900 3122c0 684-1 229-1 911" svg:viewBox="0 0 2 912">
              <text:p/>
            </draw:connector>
            <draw:g>
              <draw:custom-shape draw:style-name="gr93" draw:text-style-name="P39" draw:layer="layout" svg:width="1.741cm" svg:height="0.882cm" svg:x="2.036cm" svg:y="6.84cm">
                <text:p text:style-name="P36"><text:span text:style-name="T26">2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5" draw:text-style-name="P39" draw:layer="layout" svg:width="1.741cm" svg:height="0.882cm" svg:x="2.036cm" svg:y="7.7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9cm" svg:y1="5.823cm" svg:x2="2.906cm" svg:y2="6.84cm" svg:d="M2900 5823c0 378 6-130 6 1017" svg:viewBox="0 0 7 1018">
              <text:p/>
            </draw:connector>
            <draw:g>
              <draw:custom-shape draw:style-name="gr93" draw:text-style-name="P39" draw:layer="layout" svg:width="1.741cm" svg:height="0.882cm" svg:x="2.074cm" svg:y="9.44cm">
                <text:p text:style-name="P36"><text:span text:style-name="T26">3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9" draw:layer="layout" svg:width="1.741cm" svg:height="0.882cm" svg:x="2.074cm" svg:y="10.318cm">
                <text:p text:style-name="P36"><text:span text:style-name="T26">NUL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874cm" svg:y1="8.6cm" svg:x2="2.88cm" svg:y2="9.617cm" svg:d="M2874 8600c0 763 6 255 6 1017" svg:viewBox="0 0 7 1018">
              <text:p/>
            </draw:connector>
          </draw:g>
        </draw:g>
        <draw:frame draw:style-name="gr103" draw:text-style-name="P40" draw:layer="layout" svg:width="4cm" svg:height="1cm" svg:x="4.8cm" svg:y="0.4cm">
          <draw:text-box>
            <text:p xml:id="id91" text:id="id91"><text:span text:style-name="T25">g_data = 40</text:span></text:p>
          </draw:text-box>
        </draw:frame>
        <draw:frame draw:style-name="gr104" draw:text-style-name="P44" draw:layer="layout" svg:width="3.4cm" svg:height="1.597cm" svg:x="4.8cm" svg:y="1.2cm">
          <draw:text-box>
            <text:p xml:id="id90" text:id="id90"><text:span text:style-name="T25">n_data = 25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05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06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82" draw:text-style-name="P18" draw:layer="layout" svg:x1="11.907cm" svg:y1="1.018cm" svg:x2="11.95cm" svg:y2="2.159cm">
          <text:p/>
        </draw:lin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g>
          <draw:frame draw:style-name="gr86" draw:text-style-name="P40" draw:layer="layout" svg:width="1.874cm" svg:height="0.924cm" svg:x="2cm" svg:y="1.392cm">
            <draw:text-box>
              <text:p><text:span text:style-name="T25">Head</text:span></text:p>
            </draw:text-box>
          </draw:frame>
          <draw:g>
            <draw:custom-shape draw:style-name="gr93" draw:text-style-name="P39" xml:id="id6" draw:id="id6" draw:layer="layout" svg:width="1.741cm" svg:height="0.882cm" svg:x="2.029cm" svg:y="4.033cm">
              <text:p text:style-name="P36"><text:span text:style-name="T26">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7" draw:text-style-name="P45" draw:layer="layout" svg:width="1.741cm" svg:height="0.882cm" svg:x="2.029cm" svg:y="4.9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9" xml:id="id5" draw:id="id5" draw:layer="layout" svg:width="1.741cm" svg:height="0.882cm" svg:x="2.03cm" svg:y="2.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99" draw:text-style-name="P18" draw:layer="layout" draw:type="curve" svg:x1="2.9cm" svg:y1="3.122cm" svg:x2="2.899cm" svg:y2="4.033cm" draw:start-shape="id5" draw:start-glue-point="2" draw:end-shape="id6" draw:end-glue-point="0" svg:d="M2900 3122c0 684-1 229-1 911" svg:viewBox="0 0 2 912">
              <text:p/>
            </draw:connector>
            <draw:g>
              <draw:custom-shape draw:style-name="gr93" draw:text-style-name="P39" draw:layer="layout" svg:width="1.741cm" svg:height="0.882cm" svg:x="2.036cm" svg:y="6.84cm">
                <text:p text:style-name="P36"><text:span text:style-name="T26">2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5" draw:text-style-name="P39" draw:layer="layout" svg:width="1.741cm" svg:height="0.882cm" svg:x="2.036cm" svg:y="7.7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9cm" svg:y1="5.823cm" svg:x2="2.906cm" svg:y2="6.84cm" svg:d="M2900 5823c0 378 6-130 6 1017" svg:viewBox="0 0 7 1018">
              <text:p/>
            </draw:connector>
            <draw:g>
              <draw:custom-shape draw:style-name="gr93" draw:text-style-name="P39" draw:layer="layout" svg:width="1.741cm" svg:height="0.882cm" svg:x="2.074cm" svg:y="9.44cm">
                <text:p text:style-name="P36"><text:span text:style-name="T26">3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9" draw:layer="layout" svg:width="1.741cm" svg:height="0.882cm" svg:x="2.074cm" svg:y="10.318cm">
                <text:p text:style-name="P36"><text:span text:style-name="T26">NUL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874cm" svg:y1="8.6cm" svg:x2="2.88cm" svg:y2="9.617cm" svg:d="M2874 8600c0 763 6 255 6 1017" svg:viewBox="0 0 7 1018">
              <text:p/>
            </draw:connector>
          </draw:g>
        </draw:g>
        <draw:frame draw:style-name="gr103" draw:text-style-name="P40" draw:layer="layout" svg:width="4cm" svg:height="1cm" svg:x="4.8cm" svg:y="0.4cm">
          <draw:text-box>
            <text:p><text:span text:style-name="T25">g_data = 40</text:span></text:p>
          </draw:text-box>
        </draw:frame>
        <draw:frame draw:style-name="gr104" draw:text-style-name="P44" draw:layer="layout" svg:width="3.4cm" svg:height="1.597cm" svg:x="4.8cm" svg:y="1.2cm">
          <draw:text-box>
            <text:p><text:span text:style-name="T25">n_data = 25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08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09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82" draw:text-style-name="P18" draw:layer="layout" svg:x1="11.907cm" svg:y1="1.018cm" svg:x2="11.95cm" svg:y2="2.159cm">
          <text:p/>
        </draw:lin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g>
          <draw:frame draw:style-name="gr86" draw:text-style-name="P40" draw:layer="layout" svg:width="1.874cm" svg:height="0.924cm" svg:x="2cm" svg:y="1.392cm">
            <draw:text-box>
              <text:p><text:span text:style-name="T25">Head</text:span></text:p>
            </draw:text-box>
          </draw:frame>
          <draw:g>
            <draw:custom-shape draw:style-name="gr93" draw:text-style-name="P39" xml:id="id8" draw:id="id8" draw:layer="layout" svg:width="1.741cm" svg:height="0.882cm" svg:x="2.029cm" svg:y="4.033cm">
              <text:p text:style-name="P36"><text:span text:style-name="T26">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45" draw:layer="layout" svg:width="1.741cm" svg:height="0.882cm" svg:x="2.029cm" svg:y="4.9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9" xml:id="id7" draw:id="id7" draw:layer="layout" svg:width="1.741cm" svg:height="0.882cm" svg:x="2.03cm" svg:y="2.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99" draw:text-style-name="P18" draw:layer="layout" draw:type="curve" svg:x1="2.9cm" svg:y1="3.122cm" svg:x2="2.899cm" svg:y2="4.033cm" draw:start-shape="id7" draw:start-glue-point="2" draw:end-shape="id8" draw:end-glue-point="0" svg:d="M2900 3122c0 684-1 229-1 911" svg:viewBox="0 0 2 912">
              <text:p/>
            </draw:connector>
            <draw:g>
              <draw:custom-shape draw:style-name="gr93" draw:text-style-name="P39" draw:layer="layout" svg:width="1.741cm" svg:height="0.882cm" svg:x="2.036cm" svg:y="6.84cm">
                <text:p text:style-name="P36"><text:span text:style-name="T26">2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5" draw:text-style-name="P39" draw:layer="layout" svg:width="1.741cm" svg:height="0.882cm" svg:x="2.036cm" svg:y="7.7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9cm" svg:y1="5.823cm" svg:x2="2.906cm" svg:y2="6.84cm" svg:d="M2900 5823c0 378 6-130 6 1017" svg:viewBox="0 0 7 1018">
              <text:p/>
            </draw:connector>
            <draw:g>
              <draw:custom-shape draw:style-name="gr93" draw:text-style-name="P39" draw:layer="layout" svg:width="1.741cm" svg:height="0.882cm" svg:x="2.074cm" svg:y="9.44cm">
                <text:p text:style-name="P36"><text:span text:style-name="T26">3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9" draw:layer="layout" svg:width="1.741cm" svg:height="0.882cm" svg:x="2.074cm" svg:y="10.318cm">
                <text:p text:style-name="P36"><text:span text:style-name="T26">NUL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874cm" svg:y1="8.6cm" svg:x2="2.88cm" svg:y2="9.617cm" svg:d="M2874 8600c0 763 6 255 6 1017" svg:viewBox="0 0 7 1018">
              <text:p/>
            </draw:connector>
          </draw:g>
        </draw:g>
        <draw:frame draw:style-name="gr103" draw:text-style-name="P40" draw:layer="layout" svg:width="4cm" svg:height="1cm" svg:x="4.8cm" svg:y="0.4cm">
          <draw:text-box>
            <text:p xml:id="id92" text:id="id92"><text:span text:style-name="T25">g_data = 40</text:span></text:p>
          </draw:text-box>
        </draw:frame>
        <draw:frame draw:style-name="gr104" draw:text-style-name="P44" draw:layer="layout" svg:width="3.4cm" svg:height="1.597cm" svg:x="4.8cm" svg:y="1.2cm">
          <draw:text-box>
            <text:p><text:span text:style-name="T25">n_data = 25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mphasis" presentation:preset-id="ooo-emphasis-bold-reveal" presentation:text-only="true">
                  <anim:set smil:dur="indefinite" smil:targetElement="id92" anim:sub-item="text" smil:attributeName="font-weight" smil:to="bol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11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12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82" draw:text-style-name="P18" draw:layer="layout" svg:x1="11.907cm" svg:y1="1.018cm" svg:x2="11.95cm" svg:y2="2.159cm">
          <text:p/>
        </draw:lin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g>
          <draw:frame draw:style-name="gr86" draw:text-style-name="P40" draw:layer="layout" svg:width="1.874cm" svg:height="0.924cm" svg:x="2cm" svg:y="1.392cm">
            <draw:text-box>
              <text:p><text:span text:style-name="T25">Head</text:span></text:p>
            </draw:text-box>
          </draw:frame>
          <draw:g>
            <draw:custom-shape draw:style-name="gr93" draw:text-style-name="P39" xml:id="id10" draw:id="id10" draw:layer="layout" svg:width="1.741cm" svg:height="0.882cm" svg:x="2.029cm" svg:y="4.033cm">
              <text:p text:style-name="P36"><text:span text:style-name="T26">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3" draw:text-style-name="P45" draw:layer="layout" svg:width="1.741cm" svg:height="0.882cm" svg:x="2.029cm" svg:y="4.9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9" xml:id="id9" draw:id="id9" draw:layer="layout" svg:width="1.741cm" svg:height="0.882cm" svg:x="2.03cm" svg:y="2.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99" draw:text-style-name="P18" draw:layer="layout" draw:type="curve" svg:x1="2.9cm" svg:y1="3.122cm" svg:x2="2.899cm" svg:y2="4.033cm" draw:start-shape="id9" draw:start-glue-point="2" draw:end-shape="id10" draw:end-glue-point="0" svg:d="M2900 3122c0 684-1 229-1 911" svg:viewBox="0 0 2 912">
              <text:p/>
            </draw:connector>
            <draw:g>
              <draw:custom-shape draw:style-name="gr93" draw:text-style-name="P39" draw:layer="layout" svg:width="1.741cm" svg:height="0.882cm" svg:x="2.036cm" svg:y="6.84cm">
                <text:p text:style-name="P36"><text:span text:style-name="T26">2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5" draw:text-style-name="P39" draw:layer="layout" svg:width="1.741cm" svg:height="0.882cm" svg:x="2.036cm" svg:y="7.7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9cm" svg:y1="5.823cm" svg:x2="2.906cm" svg:y2="6.84cm" svg:d="M2900 5823c0 378 6-130 6 1017" svg:viewBox="0 0 7 1018">
              <text:p/>
            </draw:connector>
            <draw:g>
              <draw:custom-shape draw:style-name="gr93" draw:text-style-name="P39" draw:layer="layout" svg:width="1.741cm" svg:height="0.882cm" svg:x="2.074cm" svg:y="9.44cm">
                <text:p text:style-name="P36"><text:span text:style-name="T26">3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9" draw:layer="layout" svg:width="1.741cm" svg:height="0.882cm" svg:x="2.074cm" svg:y="10.318cm">
                <text:p text:style-name="P36"><text:span text:style-name="T26">NUL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874cm" svg:y1="8.6cm" svg:x2="2.88cm" svg:y2="9.617cm" svg:d="M2874 8600c0 763 6 255 6 1017" svg:viewBox="0 0 7 1018">
              <text:p/>
            </draw:connector>
          </draw:g>
        </draw:g>
        <draw:frame draw:style-name="gr103" draw:text-style-name="P40" draw:layer="layout" svg:width="4cm" svg:height="1cm" svg:x="4.8cm" svg:y="0.4cm">
          <draw:text-box>
            <text:p><text:span text:style-name="T25">g_data = 40</text:span></text:p>
          </draw:text-box>
        </draw:frame>
        <draw:frame draw:style-name="gr104" draw:text-style-name="P44" draw:layer="layout" svg:width="3.4cm" svg:height="1.597cm" svg:x="4.8cm" svg:y="1.2cm">
          <draw:text-box>
            <text:p><text:span text:style-name="T25">n_data = 25</text:span></text:p>
          </draw:text-box>
        </draw:frame>
        <draw:line draw:style-name="gr24" draw:text-style-name="P18" draw:layer="layout" svg:x1="1cm" svg:y1="4.8cm" svg:x2="2.029cm" svg:y2="4.8cm">
          <text:p/>
        </draw:line>
        <draw:frame draw:style-name="gr114" draw:text-style-name="P46" draw:layer="layout" svg:width="2.024cm" svg:height="0.963cm" svg:x="0.376cm" svg:y="4.8cm">
          <draw:text-box>
            <text:p xml:id="id93" text:id="id93"><text:span text:style-name="T25">temp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x;x" smil:keyTimes="0;1"/>
                  <anim:animate smil:dur="0.5s" smil:fill="hold" smil:targetElement="id9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15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16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82" draw:text-style-name="P18" draw:layer="layout" svg:x1="11.907cm" svg:y1="1.018cm" svg:x2="11.95cm" svg:y2="2.159cm">
          <text:p/>
        </draw:line>
        <draw:frame draw:style-name="gr88" draw:text-style-name="P47" draw:layer="layout" svg:width="0.786cm" svg:height="0.925cm" svg:x="3.403cm" svg:y="9.834cm">
          <draw:text-box>
            <text:p><text:span text:style-name="T29">2</text:span></text:p>
          </draw:text-box>
        </draw:fram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117" draw:text-style-name="P48" xml:id="id12" draw:id="id12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11" draw:id="id11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11" draw:start-glue-point="2" draw:end-shape="id12" draw:end-glue-point="0" svg:d="M2900 3122c0 684-1 229-1 911" svg:viewBox="0 0 2 912">
          <text:p/>
        </draw:connector>
        <draw:g>
          <draw:custom-shape draw:style-name="gr93" draw:text-style-name="P39" draw:layer="layout" svg:width="1.741cm" svg:height="0.882cm" svg:x="2.036cm" svg:y="6.84cm">
            <text:p text:style-name="P36"><text:span text:style-name="T26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39" draw:layer="layout" svg:width="1.741cm" svg:height="0.882cm" svg:x="2.036cm" svg:y="7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svg:x="2.074cm" svg:y="9.4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9" draw:layer="layout" svg:width="1.741cm" svg:height="0.882cm" svg:x="2.074cm" svg:y="10.318cm">
            <text:p text:style-name="P36"><text:span text:style-name="T26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874cm" svg:y1="8.6cm" svg:x2="2.88cm" svg:y2="9.617cm" svg:d="M2874 8600c0 763 6 255 6 1017" svg:viewBox="0 0 7 1018">
          <text:p/>
        </draw:connector>
        <draw:frame draw:style-name="gr103" draw:text-style-name="P49" draw:layer="layout" svg:width="4cm" svg:height="1cm" svg:x="4.8cm" svg:y="0.4cm">
          <draw:text-box>
            <text:p><text:span text:style-name="T30">g_data = 40</text:span></text:p>
          </draw:text-box>
        </draw:frame>
        <draw:frame draw:style-name="gr104" draw:text-style-name="P47" draw:layer="layout" svg:width="3.4cm" svg:height="1.597cm" svg:x="4.8cm" svg:y="1.2cm">
          <draw:text-box>
            <text:p><text:span text:style-name="T25">n_data = 25</text:span></text:p>
          </draw:text-box>
        </draw:frame>
        <draw:line draw:style-name="gr24" draw:text-style-name="P18" draw:layer="layout" svg:x1="1cm" svg:y1="4.8cm" svg:x2="2.029cm" svg:y2="4.8cm">
          <text:p/>
        </draw:line>
        <draw:frame draw:style-name="gr114" draw:text-style-name="P46" draw:layer="layout" svg:width="2.024cm" svg:height="0.963cm" svg:x="0.376cm" svg:y="4.8cm">
          <draw:text-box>
            <text:p><text:span text:style-name="T25">temp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19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20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82" draw:text-style-name="P18" draw:layer="layout" svg:x1="11.907cm" svg:y1="1.018cm" svg:x2="11.95cm" svg:y2="2.159cm">
          <text:p/>
        </draw:lin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117" draw:text-style-name="P48" xml:id="id14" draw:id="id14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13" draw:id="id13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13" draw:start-glue-point="2" draw:end-shape="id14" draw:end-glue-point="0" svg:d="M2900 3122c0 684-1 229-1 911" svg:viewBox="0 0 2 912">
          <text:p/>
        </draw:connector>
        <draw:g>
          <draw:custom-shape draw:style-name="gr93" draw:text-style-name="P39" draw:layer="layout" svg:width="1.741cm" svg:height="0.882cm" svg:x="2.036cm" svg:y="6.84cm">
            <text:p text:style-name="P36"><text:span text:style-name="T26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39" draw:layer="layout" svg:width="1.741cm" svg:height="0.882cm" svg:x="2.036cm" svg:y="7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svg:x="2.074cm" svg:y="9.4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9" draw:layer="layout" svg:width="1.741cm" svg:height="0.882cm" svg:x="2.074cm" svg:y="10.318cm">
            <text:p text:style-name="P36"><text:span text:style-name="T26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874cm" svg:y1="8.6cm" svg:x2="2.88cm" svg:y2="9.617cm" svg:d="M2874 8600c0 763 6 255 6 1017" svg:viewBox="0 0 7 1018">
          <text:p/>
        </draw:connector>
        <draw:frame draw:style-name="gr103" draw:text-style-name="P50" draw:layer="layout" svg:width="4cm" svg:height="1cm" svg:x="4.8cm" svg:y="0.4cm">
          <draw:text-box>
            <text:p xml:id="id94" text:id="id94"><text:span text:style-name="T31">g_data = 40</text:span></text:p>
          </draw:text-box>
        </draw:frame>
        <draw:frame draw:style-name="gr104" draw:text-style-name="P44" draw:layer="layout" svg:width="3.4cm" svg:height="1.597cm" svg:x="4.8cm" svg:y="1.2cm">
          <draw:text-box>
            <text:p><text:span text:style-name="T25">n_data = 25</text:span></text:p>
          </draw:text-box>
        </draw:frame>
        <draw:line draw:style-name="gr24" draw:text-style-name="P18" draw:layer="layout" svg:x1="1cm" svg:y1="4.8cm" svg:x2="2.029cm" svg:y2="4.8cm">
          <text:p/>
        </draw:line>
        <draw:frame draw:style-name="gr114" draw:text-style-name="P46" draw:layer="layout" svg:width="2.024cm" svg:height="0.963cm" svg:x="0.376cm" svg:y="4.8cm">
          <draw:text-box>
            <text:p><text:span text:style-name="T25">temp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22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23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82" draw:text-style-name="P18" draw:layer="layout" svg:x1="11.907cm" svg:y1="1.018cm" svg:x2="11.95cm" svg:y2="2.159cm">
          <text:p/>
        </draw:lin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g>
          <draw:frame draw:style-name="gr86" draw:text-style-name="P40" draw:layer="layout" svg:width="1.874cm" svg:height="0.924cm" svg:x="2cm" svg:y="1.392cm">
            <draw:text-box>
              <text:p><text:span text:style-name="T25">Head</text:span></text:p>
            </draw:text-box>
          </draw:frame>
          <draw:g>
            <draw:custom-shape draw:style-name="gr93" draw:text-style-name="P39" xml:id="id16" draw:id="id16" draw:layer="layout" svg:width="1.741cm" svg:height="0.882cm" svg:x="2.029cm" svg:y="4.033cm">
              <text:p text:style-name="P36"><text:span text:style-name="T26">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4" draw:text-style-name="P45" draw:layer="layout" svg:width="1.741cm" svg:height="0.882cm" svg:x="2.029cm" svg:y="4.9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9" xml:id="id15" draw:id="id15" draw:layer="layout" svg:width="1.741cm" svg:height="0.882cm" svg:x="2.03cm" svg:y="2.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99" draw:text-style-name="P18" draw:layer="layout" draw:type="curve" svg:x1="2.9cm" svg:y1="3.122cm" svg:x2="2.899cm" svg:y2="4.033cm" draw:start-shape="id15" draw:start-glue-point="2" draw:end-shape="id16" draw:end-glue-point="0" svg:d="M2900 3122c0 684-1 229-1 911" svg:viewBox="0 0 2 912">
              <text:p/>
            </draw:connector>
            <draw:g>
              <draw:custom-shape draw:style-name="gr93" draw:text-style-name="P39" draw:layer="layout" svg:width="1.741cm" svg:height="0.882cm" svg:x="2.036cm" svg:y="6.84cm">
                <text:p text:style-name="P36"><text:span text:style-name="T26">2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5" draw:text-style-name="P39" draw:layer="layout" svg:width="1.741cm" svg:height="0.882cm" svg:x="2.036cm" svg:y="7.7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9cm" svg:y1="5.823cm" svg:x2="2.906cm" svg:y2="6.84cm" svg:d="M2900 5823c0 378 6-130 6 1017" svg:viewBox="0 0 7 1018">
              <text:p/>
            </draw:connector>
            <draw:g>
              <draw:custom-shape draw:style-name="gr93" draw:text-style-name="P39" draw:layer="layout" svg:width="1.741cm" svg:height="0.882cm" svg:x="2.074cm" svg:y="9.44cm">
                <text:p text:style-name="P36"><text:span text:style-name="T26">3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9" draw:layer="layout" svg:width="1.741cm" svg:height="0.882cm" svg:x="2.074cm" svg:y="10.318cm">
                <text:p text:style-name="P36"><text:span text:style-name="T26">NUL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874cm" svg:y1="8.6cm" svg:x2="2.88cm" svg:y2="9.617cm" svg:d="M2874 8600c0 763 6 255 6 1017" svg:viewBox="0 0 7 1018">
              <text:p/>
            </draw:connector>
          </draw:g>
        </draw:g>
        <draw:frame draw:style-name="gr103" draw:text-style-name="P40" draw:layer="layout" svg:width="4cm" svg:height="1cm" svg:x="4.8cm" svg:y="0.4cm">
          <draw:text-box>
            <text:p><text:span text:style-name="T25">g_data = 40</text:span></text:p>
          </draw:text-box>
        </draw:frame>
        <draw:frame draw:style-name="gr104" draw:text-style-name="P44" draw:layer="layout" svg:width="3.4cm" svg:height="1.597cm" svg:x="4.8cm" svg:y="1.2cm">
          <draw:text-box>
            <text:p><text:span text:style-name="T25">n_data = 25</text:span></text:p>
          </draw:text-box>
        </draw:frame>
        <draw:line draw:style-name="gr24" draw:text-style-name="P18" draw:layer="layout" svg:x1="1cm" svg:y1="7.6cm" svg:x2="2.029cm" svg:y2="7.6cm">
          <text:p/>
        </draw:line>
        <draw:frame draw:style-name="gr114" draw:text-style-name="P46" draw:layer="layout" svg:width="2.024cm" svg:height="0.963cm" svg:x="0.4cm" svg:y="7.6cm">
          <draw:text-box>
            <text:p xml:id="id95" text:id="id95"><text:span text:style-name="T25">temp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x;x" smil:keyTimes="0;1"/>
                  <anim:animate smil:dur="0.5s" smil:fill="hold" smil:targetElement="id9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25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26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82" draw:text-style-name="P18" draw:layer="layout" svg:x1="11.907cm" svg:y1="1.018cm" svg:x2="11.95cm" svg:y2="2.159cm">
          <text:p/>
        </draw:lin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18" draw:id="id18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17" draw:id="id17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17" draw:start-glue-point="2" draw:end-shape="id18" draw:end-glue-point="0" svg:d="M2900 3122c0 684-1 229-1 911" svg:viewBox="0 0 2 912">
          <text:p/>
        </draw:connector>
        <draw:custom-shape draw:style-name="gr128" draw:text-style-name="P51" draw:layer="layout" svg:width="1.741cm" svg:height="0.882cm" svg:x="2.036cm" svg:y="6.84cm">
          <text:p text:style-name="P36"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draw:layer="layout" svg:width="1.741cm" svg:height="0.882cm" svg:x="2.036cm" svg:y="7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svg:x="2.074cm" svg:y="9.4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9" draw:layer="layout" svg:width="1.741cm" svg:height="0.882cm" svg:x="2.074cm" svg:y="10.318cm">
            <text:p text:style-name="P36"><text:span text:style-name="T26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874cm" svg:y1="8.6cm" svg:x2="2.88cm" svg:y2="9.617cm" svg:d="M2874 8600c0 763 6 255 6 1017" svg:viewBox="0 0 7 1018">
          <text:p/>
        </draw:connector>
        <draw:frame draw:style-name="gr103" draw:text-style-name="P40" draw:layer="layout" svg:width="4cm" svg:height="1cm" svg:x="4.8cm" svg:y="0.4cm">
          <draw:text-box>
            <text:p><text:span text:style-name="T25">g_data = 40</text:span></text:p>
          </draw:text-box>
        </draw:frame>
        <draw:frame draw:style-name="gr104" draw:text-style-name="P44" draw:layer="layout" svg:width="3.4cm" svg:height="1.597cm" svg:x="4.8cm" svg:y="1.2cm">
          <draw:text-box>
            <text:p><text:span text:style-name="T25">n_data = 25</text:span></text:p>
          </draw:text-box>
        </draw:frame>
        <draw:line draw:style-name="gr24" draw:text-style-name="P18" draw:layer="layout" svg:x1="1cm" svg:y1="7.6cm" svg:x2="2.029cm" svg:y2="7.6cm">
          <text:p/>
        </draw:line>
        <draw:frame draw:style-name="gr114" draw:text-style-name="P46" draw:layer="layout" svg:width="2.024cm" svg:height="0.963cm" svg:x="0.4cm" svg:y="7.6cm">
          <draw:text-box>
            <text:p xml:id="id96" text:id="id96"><text:span text:style-name="T25">temp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29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30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82" draw:text-style-name="P18" draw:layer="layout" svg:x1="11.907cm" svg:y1="1.018cm" svg:x2="11.95cm" svg:y2="2.159cm">
          <text:p/>
        </draw:lin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20" draw:id="id20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19" draw:id="id19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19" draw:start-glue-point="2" draw:end-shape="id20" draw:end-glue-point="0" svg:d="M2900 3122c0 684-1 229-1 911" svg:viewBox="0 0 2 912">
          <text:p/>
        </draw:connector>
        <draw:custom-shape draw:style-name="gr128" draw:text-style-name="P51" draw:layer="layout" svg:width="1.741cm" svg:height="0.882cm" svg:x="2.036cm" svg:y="6.84cm">
          <text:p text:style-name="P36"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draw:layer="layout" svg:width="1.741cm" svg:height="0.882cm" svg:x="2.036cm" svg:y="7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svg:x="2.074cm" svg:y="9.4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9" draw:layer="layout" svg:width="1.741cm" svg:height="0.882cm" svg:x="2.074cm" svg:y="10.318cm">
            <text:p text:style-name="P36"><text:span text:style-name="T26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874cm" svg:y1="8.6cm" svg:x2="2.88cm" svg:y2="9.617cm" svg:d="M2874 8600c0 763 6 255 6 1017" svg:viewBox="0 0 7 1018">
          <text:p/>
        </draw:connector>
        <draw:frame draw:style-name="gr103" draw:text-style-name="P50" draw:layer="layout" svg:width="4cm" svg:height="1cm" svg:x="4.8cm" svg:y="0.4cm">
          <draw:text-box>
            <text:p><text:span text:style-name="T31">g_data = 40</text:span></text:p>
          </draw:text-box>
        </draw:frame>
        <draw:frame draw:style-name="gr104" draw:text-style-name="P44" draw:layer="layout" svg:width="3.4cm" svg:height="1.597cm" svg:x="4.8cm" svg:y="1.2cm">
          <draw:text-box>
            <text:p><text:span text:style-name="T25">n_data = 25</text:span></text:p>
          </draw:text-box>
        </draw:frame>
        <draw:line draw:style-name="gr24" draw:text-style-name="P18" draw:layer="layout" svg:x1="1cm" svg:y1="7.6cm" svg:x2="2.029cm" svg:y2="7.6cm">
          <text:p/>
        </draw:line>
        <draw:frame draw:style-name="gr114" draw:text-style-name="P46" draw:layer="layout" svg:width="2.024cm" svg:height="0.963cm" svg:x="0.4cm" svg:y="7.6cm">
          <draw:text-box>
            <text:p xml:id="id97" text:id="id97"><text:span text:style-name="T25">temp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32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33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82" draw:text-style-name="P18" draw:layer="layout" svg:x1="11.907cm" svg:y1="1.018cm" svg:x2="11.95cm" svg:y2="2.159cm">
          <text:p/>
        </draw:line>
        <draw:frame draw:style-name="gr88" draw:text-style-name="P47" draw:layer="layout" svg:width="0.786cm" svg:height="0.925cm" svg:x="3.403cm" svg:y="9.834cm">
          <draw:text-box>
            <text:p><text:span text:style-name="T29">2</text:span></text:p>
          </draw:text-box>
        </draw:frame>
        <draw:g>
          <draw:frame draw:style-name="gr86" draw:text-style-name="P40" draw:layer="layout" svg:width="1.874cm" svg:height="0.924cm" svg:x="2cm" svg:y="1.392cm">
            <draw:text-box>
              <text:p><text:span text:style-name="T25">Head</text:span></text:p>
            </draw:text-box>
          </draw:frame>
          <draw:g>
            <draw:custom-shape draw:style-name="gr93" draw:text-style-name="P39" xml:id="id22" draw:id="id22" draw:layer="layout" svg:width="1.741cm" svg:height="0.882cm" svg:x="2.029cm" svg:y="4.033cm">
              <text:p text:style-name="P36"><text:span text:style-name="T26">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4" draw:text-style-name="P45" draw:layer="layout" svg:width="1.741cm" svg:height="0.882cm" svg:x="2.029cm" svg:y="4.9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9" xml:id="id21" draw:id="id21" draw:layer="layout" svg:width="1.741cm" svg:height="0.882cm" svg:x="2.03cm" svg:y="2.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99" draw:text-style-name="P18" draw:layer="layout" draw:type="curve" svg:x1="2.9cm" svg:y1="3.122cm" svg:x2="2.899cm" svg:y2="4.033cm" draw:start-shape="id21" draw:start-glue-point="2" draw:end-shape="id22" draw:end-glue-point="0" svg:d="M2900 3122c0 684-1 229-1 911" svg:viewBox="0 0 2 912">
              <text:p/>
            </draw:connector>
            <draw:g>
              <draw:custom-shape draw:style-name="gr93" draw:text-style-name="P39" draw:layer="layout" svg:width="1.741cm" svg:height="0.882cm" svg:x="2.036cm" svg:y="6.84cm">
                <text:p text:style-name="P36"><text:span text:style-name="T26">2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5" draw:text-style-name="P39" draw:layer="layout" svg:width="1.741cm" svg:height="0.882cm" svg:x="2.036cm" svg:y="7.7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9cm" svg:y1="5.823cm" svg:x2="2.906cm" svg:y2="6.84cm" svg:d="M2900 5823c0 378 6-130 6 1017" svg:viewBox="0 0 7 1018">
              <text:p/>
            </draw:connector>
            <draw:g>
              <draw:custom-shape draw:style-name="gr93" draw:text-style-name="P39" draw:layer="layout" svg:width="1.741cm" svg:height="0.882cm" svg:x="2.074cm" svg:y="9.44cm">
                <text:p text:style-name="P36"><text:span text:style-name="T26">3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9" draw:layer="layout" svg:width="1.741cm" svg:height="0.882cm" svg:x="2.074cm" svg:y="10.318cm">
                <text:p text:style-name="P36"><text:span text:style-name="T26">NUL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874cm" svg:y1="8.6cm" svg:x2="2.88cm" svg:y2="9.617cm" svg:d="M2874 8600c0 763 6 255 6 1017" svg:viewBox="0 0 7 1018">
              <text:p/>
            </draw:connector>
          </draw:g>
        </draw:g>
        <draw:frame draw:style-name="gr103" draw:text-style-name="P40" draw:layer="layout" svg:width="4cm" svg:height="1cm" svg:x="4.8cm" svg:y="0.4cm">
          <draw:text-box>
            <text:p><text:span text:style-name="T25">g_data = 40</text:span></text:p>
          </draw:text-box>
        </draw:frame>
        <draw:frame draw:style-name="gr104" draw:text-style-name="P47" draw:layer="layout" svg:width="3.4cm" svg:height="1.597cm" svg:x="4.8cm" svg:y="1.2cm">
          <draw:text-box>
            <text:p><text:span text:style-name="T25">n_data = 25</text:span></text:p>
          </draw:text-box>
        </draw:frame>
        <draw:line draw:style-name="gr24" draw:text-style-name="P18" draw:layer="layout" svg:x1="1.045cm" svg:y1="10.037cm" svg:x2="2.074cm" svg:y2="10.037cm">
          <text:p/>
        </draw:line>
        <draw:frame draw:style-name="gr114" draw:text-style-name="P46" draw:layer="layout" svg:width="2.024cm" svg:height="0.963cm" svg:x="0.4cm" svg:y="10.037cm">
          <draw:text-box>
            <text:p xml:id="id98" text:id="id98"><text:span text:style-name="T25">temp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x;x" smil:keyTimes="0;1"/>
                  <anim:animate smil:dur="0.5s" smil:fill="hold" smil:targetElement="id9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35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36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82" draw:text-style-name="P18" draw:layer="layout" svg:x1="11.907cm" svg:y1="1.018cm" svg:x2="11.95cm" svg:y2="2.159cm">
          <text:p/>
        </draw:line>
        <draw:frame draw:style-name="gr88" draw:text-style-name="P47" draw:layer="layout" svg:width="0.786cm" svg:height="0.925cm" svg:x="3.403cm" svg:y="9.834cm">
          <draw:text-box>
            <text:p><text:span text:style-name="T29">2</text:span></text:p>
          </draw:text-box>
        </draw:fram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24" draw:id="id24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23" draw:id="id23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23" draw:start-glue-point="2" draw:end-shape="id24" draw:end-glue-point="0" svg:d="M2900 3122c0 684-1 229-1 911" svg:viewBox="0 0 2 912">
          <text:p/>
        </draw:connector>
        <draw:g>
          <draw:custom-shape draw:style-name="gr93" draw:text-style-name="P39" draw:layer="layout" svg:width="1.741cm" svg:height="0.882cm" svg:x="2.036cm" svg:y="6.84cm">
            <text:p text:style-name="P36"><text:span text:style-name="T26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39" draw:layer="layout" svg:width="1.741cm" svg:height="0.882cm" svg:x="2.036cm" svg:y="7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custom-shape draw:style-name="gr128" draw:text-style-name="P51" draw:layer="layout" svg:width="1.741cm" svg:height="0.882cm" svg:x="2.074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074cm" svg:y="10.318cm">
          <text:p text:style-name="P36"><text:span text:style-name="T26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874cm" svg:y1="8.6cm" svg:x2="2.88cm" svg:y2="9.617cm" svg:d="M2874 8600c0 763 6 255 6 1017" svg:viewBox="0 0 7 1018">
          <text:p/>
        </draw:connector>
        <draw:frame draw:style-name="gr103" draw:text-style-name="P50" draw:layer="layout" svg:width="4cm" svg:height="1cm" svg:x="4.8cm" svg:y="0.4cm">
          <draw:text-box>
            <text:p><text:span text:style-name="T25">g_data = 40</text:span></text:p>
          </draw:text-box>
        </draw:frame>
        <draw:frame draw:style-name="gr104" draw:text-style-name="P47" draw:layer="layout" svg:width="3.4cm" svg:height="1.597cm" svg:x="4.8cm" svg:y="1.2cm">
          <draw:text-box>
            <text:p><text:span text:style-name="T25">n_data = 25</text:span></text:p>
          </draw:text-box>
        </draw:frame>
        <draw:line draw:style-name="gr24" draw:text-style-name="P18" draw:layer="layout" svg:x1="1.045cm" svg:y1="10.037cm" svg:x2="2.074cm" svg:y2="10.037cm">
          <text:p/>
        </draw:line>
        <draw:frame draw:style-name="gr114" draw:text-style-name="P46" draw:layer="layout" svg:width="2.024cm" svg:height="0.963cm" svg:x="0.4cm" svg:y="10.037cm">
          <draw:text-box>
            <text:p><text:span text:style-name="T25">temp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38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39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82" draw:text-style-name="P18" draw:layer="layout" svg:x1="11.907cm" svg:y1="1.018cm" svg:x2="11.95cm" svg:y2="2.159cm">
          <text:p/>
        </draw:line>
        <draw:frame draw:style-name="gr88" draw:text-style-name="P47" draw:layer="layout" svg:width="0.786cm" svg:height="0.925cm" svg:x="3.403cm" svg:y="9.834cm">
          <draw:text-box>
            <text:p><text:span text:style-name="T29">2</text:span></text:p>
          </draw:text-box>
        </draw:fram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26" draw:id="id26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25" draw:id="id25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25" draw:start-glue-point="2" draw:end-shape="id26" draw:end-glue-point="0" svg:d="M2900 3122c0 684-1 229-1 911" svg:viewBox="0 0 2 912">
          <text:p/>
        </draw:connector>
        <draw:g>
          <draw:custom-shape draw:style-name="gr93" draw:text-style-name="P39" draw:layer="layout" svg:width="1.741cm" svg:height="0.882cm" svg:x="2.036cm" svg:y="6.84cm">
            <text:p text:style-name="P36"><text:span text:style-name="T26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39" draw:layer="layout" svg:width="1.741cm" svg:height="0.882cm" svg:x="2.036cm" svg:y="7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custom-shape draw:style-name="gr128" draw:text-style-name="P51" draw:layer="layout" svg:width="1.741cm" svg:height="0.882cm" svg:x="2.074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074cm" svg:y="10.318cm">
          <text:p text:style-name="P36"><text:span text:style-name="T26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874cm" svg:y1="8.6cm" svg:x2="2.88cm" svg:y2="9.617cm" svg:d="M2874 8600c0 763 6 255 6 1017" svg:viewBox="0 0 7 1018">
          <text:p/>
        </draw:connector>
        <draw:frame draw:style-name="gr103" draw:text-style-name="P50" draw:layer="layout" svg:width="4cm" svg:height="1cm" svg:x="4.8cm" svg:y="0.4cm">
          <draw:text-box>
            <text:p><text:span text:style-name="T31">g_data = 40</text:span></text:p>
          </draw:text-box>
        </draw:frame>
        <draw:frame draw:style-name="gr104" draw:text-style-name="P47" draw:layer="layout" svg:width="3.4cm" svg:height="1.597cm" svg:x="4.8cm" svg:y="1.2cm">
          <draw:text-box>
            <text:p><text:span text:style-name="T25">n_data = 25</text:span></text:p>
          </draw:text-box>
        </draw:frame>
        <draw:line draw:style-name="gr24" draw:text-style-name="P18" draw:layer="layout" svg:x1="1.045cm" svg:y1="10.037cm" svg:x2="2.074cm" svg:y2="10.037cm">
          <text:p/>
        </draw:line>
        <draw:frame draw:style-name="gr114" draw:text-style-name="P46" draw:layer="layout" svg:width="2.024cm" svg:height="0.963cm" svg:x="0.4cm" svg:y="10.037cm">
          <draw:text-box>
            <text:p><text:span text:style-name="T25">temp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41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42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82" draw:text-style-name="P18" draw:layer="layout" svg:x1="11.907cm" svg:y1="1.018cm" svg:x2="11.95cm" svg:y2="2.159cm">
          <text:p/>
        </draw:line>
        <draw:custom-shape draw:style-name="gr143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g>
          <draw:frame draw:style-name="gr86" draw:text-style-name="P40" draw:layer="layout" svg:width="1.874cm" svg:height="0.924cm" svg:x="2cm" svg:y="1.392cm">
            <draw:text-box>
              <text:p><text:span text:style-name="T25">Head</text:span></text:p>
            </draw:text-box>
          </draw:frame>
          <draw:g>
            <draw:custom-shape draw:style-name="gr93" draw:text-style-name="P39" xml:id="id28" draw:id="id28" draw:layer="layout" svg:width="1.741cm" svg:height="0.882cm" svg:x="2.029cm" svg:y="4.033cm">
              <text:p text:style-name="P36"><text:span text:style-name="T26">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4" draw:text-style-name="P45" draw:layer="layout" svg:width="1.741cm" svg:height="0.882cm" svg:x="2.029cm" svg:y="4.9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9" xml:id="id27" draw:id="id27" draw:layer="layout" svg:width="1.741cm" svg:height="0.882cm" svg:x="2.03cm" svg:y="2.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99" draw:text-style-name="P18" draw:layer="layout" draw:type="curve" svg:x1="2.9cm" svg:y1="3.122cm" svg:x2="2.899cm" svg:y2="4.033cm" draw:start-shape="id27" draw:start-glue-point="2" draw:end-shape="id28" draw:end-glue-point="0" svg:d="M2900 3122c0 684-1 229-1 911" svg:viewBox="0 0 2 912">
              <text:p/>
            </draw:connector>
            <draw:g>
              <draw:custom-shape draw:style-name="gr93" draw:text-style-name="P39" draw:layer="layout" svg:width="1.741cm" svg:height="0.882cm" svg:x="2.036cm" svg:y="6.84cm">
                <text:p text:style-name="P36"><text:span text:style-name="T26">2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5" draw:text-style-name="P39" draw:layer="layout" svg:width="1.741cm" svg:height="0.882cm" svg:x="2.036cm" svg:y="7.7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9cm" svg:y1="5.823cm" svg:x2="2.906cm" svg:y2="6.84cm" svg:d="M2900 5823c0 378 6-130 6 1017" svg:viewBox="0 0 7 1018">
              <text:p/>
            </draw:connector>
            <draw:g>
              <draw:custom-shape draw:style-name="gr93" draw:text-style-name="P39" draw:layer="layout" svg:width="1.741cm" svg:height="0.882cm" svg:x="2.074cm" svg:y="9.44cm">
                <text:p text:style-name="P36"><text:span text:style-name="T26">3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9" draw:layer="layout" svg:width="1.741cm" svg:height="0.882cm" svg:x="2.074cm" svg:y="10.318cm">
                <text:p text:style-name="P36"><text:span text:style-name="T26">NUL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874cm" svg:y1="8.6cm" svg:x2="2.88cm" svg:y2="9.617cm" svg:d="M2874 8600c0 763 6 255 6 1017" svg:viewBox="0 0 7 1018">
              <text:p/>
            </draw:connector>
          </draw:g>
        </draw:g>
        <draw:frame draw:style-name="gr103" draw:text-style-name="P40" draw:layer="layout" svg:width="4cm" svg:height="1cm" svg:x="4.8cm" svg:y="0.4cm">
          <draw:text-box>
            <text:p><text:span text:style-name="T25">g_data = 40</text:span></text:p>
          </draw:text-box>
        </draw:frame>
        <draw:frame draw:style-name="gr104" draw:text-style-name="P44" draw:layer="layout" svg:width="3.4cm" svg:height="1.597cm" svg:x="4.8cm" svg:y="1.2cm">
          <draw:text-box>
            <text:p><text:span text:style-name="T25">n_data = 25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45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46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82" draw:text-style-name="P18" draw:layer="layout" svg:x1="11.907cm" svg:y1="1.018cm" svg:x2="11.95cm" svg:y2="2.159cm">
          <text:p/>
        </draw:line>
        <draw:custom-shape draw:style-name="gr147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g xml:id="id99" draw:id="id99">
          <draw:frame draw:style-name="gr86" draw:text-style-name="P40" draw:layer="layout" svg:width="1.874cm" svg:height="0.924cm" svg:x="2cm" svg:y="1.392cm">
            <draw:text-box>
              <text:p><text:span text:style-name="T25">Head</text:span></text:p>
            </draw:text-box>
          </draw:frame>
          <draw:g>
            <draw:custom-shape draw:style-name="gr93" draw:text-style-name="P39" xml:id="id30" draw:id="id30" draw:layer="layout" svg:width="1.741cm" svg:height="0.882cm" svg:x="2.029cm" svg:y="4.033cm">
              <text:p text:style-name="P36"><text:span text:style-name="T26">1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45" draw:layer="layout" svg:width="1.741cm" svg:height="0.882cm" svg:x="2.029cm" svg:y="4.9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9" xml:id="id29" draw:id="id29" draw:layer="layout" svg:width="1.741cm" svg:height="0.882cm" svg:x="2.03cm" svg:y="2.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99" draw:text-style-name="P18" draw:layer="layout" draw:type="curve" svg:x1="2.9cm" svg:y1="3.122cm" svg:x2="2.899cm" svg:y2="4.033cm" draw:start-shape="id29" draw:start-glue-point="2" draw:end-shape="id30" draw:end-glue-point="0" svg:d="M2900 3122c0 684-1 229-1 911" svg:viewBox="0 0 2 912">
              <text:p/>
            </draw:connector>
            <draw:g>
              <draw:custom-shape draw:style-name="gr93" draw:text-style-name="P39" draw:layer="layout" svg:width="1.741cm" svg:height="0.882cm" svg:x="2.036cm" svg:y="6.84cm">
                <text:p text:style-name="P36"><text:span text:style-name="T26">2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5" draw:text-style-name="P39" draw:layer="layout" svg:width="1.741cm" svg:height="0.882cm" svg:x="2.036cm" svg:y="7.71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9cm" svg:y1="5.823cm" svg:x2="2.906cm" svg:y2="6.84cm" svg:d="M2900 5823c0 378 6-130 6 1017" svg:viewBox="0 0 7 1018">
              <text:p/>
            </draw:connector>
            <draw:g>
              <draw:custom-shape draw:style-name="gr93" draw:text-style-name="P39" draw:layer="layout" svg:width="1.741cm" svg:height="0.882cm" svg:x="2.074cm" svg:y="9.44cm">
                <text:p text:style-name="P36"><text:span text:style-name="T26">3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9" draw:layer="layout" svg:width="1.741cm" svg:height="0.882cm" svg:x="2.074cm" svg:y="10.318cm">
                <text:p text:style-name="P36"><text:span text:style-name="T26">NUL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99" draw:text-style-name="P18" draw:layer="layout" draw:type="curve" svg:x1="2.874cm" svg:y1="8.6cm" svg:x2="2.88cm" svg:y2="9.617cm" svg:d="M2874 8600c0 763 6 255 6 1017" svg:viewBox="0 0 7 1018">
              <text:p/>
            </draw:connector>
          </draw:g>
        </draw:g>
        <draw:frame draw:style-name="gr103" draw:text-style-name="P40" draw:layer="layout" svg:width="4cm" svg:height="1cm" svg:x="4.8cm" svg:y="0.4cm">
          <draw:text-box>
            <text:p><text:span text:style-name="T25">g_data = 40</text:span></text:p>
          </draw:text-box>
        </draw:frame>
        <draw:frame draw:style-name="gr104" draw:text-style-name="P44" draw:layer="layout" svg:width="3.4cm" svg:height="1.597cm" svg:x="4.8cm" svg:y="1.2cm">
          <draw:text-box>
            <text:p><text:span text:style-name="T25">n_data = 25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motion-path" presentation:preset-id="ooo-motionpath-left">
                  <anim:animateMotion smil:dur="2s" smil:fill="hold" smil:targetElement="id99" svg:path="M 0 0  L -0.25 0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49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50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2" draw:text-style-name="P18" draw:layer="layout" svg:x1="11.907cm" svg:y1="1.018cm" svg:x2="11.95cm" svg:y2="2.159cm">
          <text:p/>
        </draw:line>
        <draw:custom-shape draw:style-name="gr151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frame draw:style-name="gr103" draw:text-style-name="P40" draw:layer="layout" svg:width="4cm" svg:height="1cm" svg:x="4.8cm" svg:y="0.4cm">
          <draw:text-box>
            <text:p><text:span text:style-name="T25">g_data = 40</text:span></text:p>
          </draw:text-box>
        </draw:frame>
        <draw:frame draw:style-name="gr104" draw:text-style-name="P44" draw:layer="layout" svg:width="3.4cm" svg:height="1.597cm" svg:x="4.8cm" svg:y="1.2cm">
          <draw:text-box>
            <text:p><text:span text:style-name="T25">n_data = 25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52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53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154" draw:text-style-name="P18" draw:layer="layout" svg:x1="10.081cm" svg:y1="5.707cm" svg:x2="8.261cm" svg:y2="5.704cm">
          <text:p/>
        </draw:line>
        <draw:line draw:style-name="gr82" draw:text-style-name="P18" draw:layer="layout" svg:x1="11.907cm" svg:y1="1.018cm" svg:x2="11.95cm" svg:y2="2.159cm">
          <text:p/>
        </draw:line>
        <draw:custom-shape draw:style-name="gr155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frame draw:style-name="gr103" draw:text-style-name="P40" draw:layer="layout" svg:width="4cm" svg:height="1cm" svg:x="4.8cm" svg:y="0.4cm">
          <draw:text-box>
            <text:p><text:span text:style-name="T25">g_data = 40</text:span></text:p>
          </draw:text-box>
        </draw:frame>
        <draw:frame draw:style-name="gr156" draw:text-style-name="P44" draw:layer="layout" svg:width="3.4cm" svg:height="1.411cm" svg:x="4.8cm" svg:y="1.2cm">
          <draw:text-box>
            <text:p><text:span text:style-name="T25">n_data = 25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57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58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line draw:style-name="gr82" draw:text-style-name="P18" draw:layer="layout" svg:x1="11.907cm" svg:y1="1.018cm" svg:x2="11.95cm" svg:y2="2.159cm">
          <text:p/>
        </draw:line>
        <draw:custom-shape draw:style-name="gr159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g xml:id="id102" draw:id="id102">
          <draw:frame draw:style-name="gr86" draw:text-style-name="P40" draw:layer="layout" svg:width="1.874cm" svg:height="0.924cm" svg:x="2cm" svg:y="1.392cm">
            <draw:text-box>
              <text:p><text:span text:style-name="T25">Head</text:span></text:p>
            </draw:text-box>
          </draw:frame>
          <draw:custom-shape draw:style-name="gr93" draw:text-style-name="P39" xml:id="id32" draw:id="id32" draw:layer="layout" svg:width="1.741cm" svg:height="0.882cm" svg:x="2.029cm" svg:y="4.033cm">
            <text:p text:style-name="P36"><text:span text:style-name="T26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45" draw:layer="layout" svg:width="1.741cm" svg:height="0.882cm" svg:x="2.029cm" svg:y="4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39" xml:id="id31" draw:id="id31" draw:layer="layout" svg:width="1.741cm" svg:height="0.882cm" svg:x="2.03cm" svg:y="2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9" draw:text-style-name="P18" draw:layer="layout" draw:type="curve" svg:x1="2.9cm" svg:y1="3.122cm" svg:x2="2.899cm" svg:y2="4.033cm" draw:start-shape="id31" draw:start-glue-point="2" draw:end-shape="id32" draw:end-glue-point="0" svg:d="M2900 3122c0 684-1 229-1 911" svg:viewBox="0 0 2 912">
            <text:p/>
          </draw:connector>
          <draw:g>
            <draw:custom-shape draw:style-name="gr93" draw:text-style-name="P39" draw:layer="layout" svg:width="1.741cm" svg:height="0.882cm" svg:x="2.036cm" svg:y="6.84cm">
              <text:p text:style-name="P36"><text:span text:style-name="T26">2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39" draw:layer="layout" svg:width="1.741cm" svg:height="0.882cm" svg:x="2.036cm" svg:y="7.7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99" draw:text-style-name="P18" draw:layer="layout" draw:type="curve" svg:x1="2.9cm" svg:y1="5.823cm" svg:x2="2.906cm" svg:y2="6.84cm" svg:d="M2900 5823c0 378 6-130 6 1017" svg:viewBox="0 0 7 1018">
            <text:p/>
          </draw:connector>
          <draw:g>
            <draw:custom-shape draw:style-name="gr93" draw:text-style-name="P39" draw:layer="layout" svg:width="1.741cm" svg:height="0.882cm" svg:x="2.074cm" svg:y="9.44cm">
              <text:p text:style-name="P36"><text:span text:style-name="T26">3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39" draw:layer="layout" svg:width="1.741cm" svg:height="0.882cm" svg:x="2.074cm" svg:y="10.318cm">
              <text:p text:style-name="P36"><text:span text:style-name="T26">NUL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99" draw:text-style-name="P18" draw:layer="layout" draw:type="curve" svg:x1="2.874cm" svg:y1="8.6cm" svg:x2="2.88cm" svg:y2="9.617cm" svg:d="M2874 8600c0 763 6 255 6 1017" svg:viewBox="0 0 7 1018">
            <text:p/>
          </draw:connector>
        </draw:g>
        <draw:frame draw:style-name="gr103" draw:text-style-name="P40" draw:layer="layout" svg:width="4cm" svg:height="1cm" svg:x="4.6cm" svg:y="0.4cm">
          <draw:text-box>
            <text:p xml:id="id101" text:id="id101"><text:span text:style-name="T25"><text:s text:c="2"/></text:span><text:span text:style-name="T25">g_data = 20</text:span></text:p>
          </draw:text-box>
        </draw:frame>
        <draw:frame draw:style-name="gr156" draw:text-style-name="P44" draw:layer="layout" svg:width="3.561cm" svg:height="1.411cm" svg:x="4.639cm" svg:y="1.2cm">
          <draw:text-box>
            <text:p xml:id="id100" text:id="id100"><text:span text:style-name="T25"><text:s text:c="2"/></text:span><text:span text:style-name="T25">n_data = 25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61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62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91" draw:text-style-name="P37" xml:id="id103" draw:id="id103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line draw:style-name="gr82" draw:text-style-name="P18" draw:layer="layout" svg:x1="11.907cm" svg:y1="1.018cm" svg:x2="11.95cm" svg:y2="2.159cm">
          <text:p/>
        </draw:line>
        <draw:custom-shape draw:style-name="gr163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34" draw:id="id34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33" draw:id="id33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33" draw:start-glue-point="2" draw:end-shape="id34" draw:end-glue-point="0" svg:d="M2900 3122c0 684-1 229-1 911" svg:viewBox="0 0 2 912">
          <text:p/>
        </draw:connector>
        <draw:g>
          <draw:custom-shape draw:style-name="gr93" draw:text-style-name="P39" draw:layer="layout" svg:width="1.741cm" svg:height="0.882cm" svg:x="2.036cm" svg:y="6.84cm">
            <text:p text:style-name="P36"><text:span text:style-name="T26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39" draw:layer="layout" svg:width="1.741cm" svg:height="0.882cm" svg:x="2.036cm" svg:y="7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svg:x="2.074cm" svg:y="9.4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9" draw:layer="layout" svg:width="1.741cm" svg:height="0.882cm" svg:x="2.074cm" svg:y="10.318cm">
            <text:p text:style-name="P36"><text:span text:style-name="T26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874cm" svg:y1="8.6cm" svg:x2="2.88cm" svg:y2="9.617cm" svg:d="M2874 8600c0 763 6 255 6 1017" svg:viewBox="0 0 7 1018">
          <text:p/>
        </draw:connector>
        <draw:frame draw:style-name="gr103" draw:text-style-name="P40" draw:layer="layout" svg:width="4cm" svg:height="1cm" svg:x="4.6cm" svg:y="0.4cm">
          <draw:text-box>
            <text:p><text:span text:style-name="T25"><text:s text:c="2"/></text:span><text:span text:style-name="T25">g_data = 20</text:span></text:p>
          </draw:text-box>
        </draw:frame>
        <draw:frame draw:style-name="gr156" draw:text-style-name="P44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mphasis" presentation:preset-id="ooo-emphasis-darken">
                  <anim:animateColor smil:dur="0.5s" smil:fill="hold" smil:targetElement="id103" smil:attributeName="color" smil:by="hsl(0,-12%,-25%)" anim:color-interpolation="hsl" anim:color-interpolation-direction="counter-clockwise"/>
                  <anim:animateColor smil:dur="0.5s" smil:fill="hold" smil:targetElement="id103" smil:attributeName="fill-color" smil:by="hsl(0,-12%,-25%)" anim:color-interpolation="hsl" anim:color-interpolation-direction="counter-clockwise"/>
                  <anim:animateColor smil:dur="0.5s" smil:fill="hold" smil:targetElement="id103" smil:attributeName="stroke-color" smil:by="hsl(0,-12%,-25%)" anim:color-interpolation="hsl" anim:color-interpolation-direction="counter-clockwise"/>
                  <anim:set smil:dur="0.5s" smil:fill="hold" smil:targetElement="id103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65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66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line draw:style-name="gr82" draw:text-style-name="P18" draw:layer="layout" svg:x1="11.907cm" svg:y1="1.018cm" svg:x2="11.95cm" svg:y2="2.159cm">
          <text:p/>
        </draw:line>
        <draw:custom-shape draw:style-name="gr168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36" draw:id="id36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35" draw:id="id35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35" draw:start-glue-point="2" draw:end-shape="id36" draw:end-glue-point="0" svg:d="M2900 3122c0 684-1 229-1 911" svg:viewBox="0 0 2 912">
          <text:p/>
        </draw:connector>
        <draw:g>
          <draw:custom-shape draw:style-name="gr93" draw:text-style-name="P39" draw:layer="layout" svg:width="1.741cm" svg:height="0.882cm" svg:x="2.036cm" svg:y="6.84cm">
            <text:p text:style-name="P36"><text:span text:style-name="T26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39" draw:layer="layout" svg:width="1.741cm" svg:height="0.882cm" svg:x="2.036cm" svg:y="7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svg:x="2.074cm" svg:y="9.4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9" draw:layer="layout" svg:width="1.741cm" svg:height="0.882cm" svg:x="2.074cm" svg:y="10.318cm">
            <text:p text:style-name="P36"><text:span text:style-name="T26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874cm" svg:y1="8.6cm" svg:x2="2.88cm" svg:y2="9.617cm" svg:d="M2874 8600c0 763 6 255 6 1017" svg:viewBox="0 0 7 1018">
          <text:p/>
        </draw:connector>
        <draw:frame draw:style-name="gr103" draw:text-style-name="P40" draw:layer="layout" svg:width="4cm" svg:height="1cm" svg:x="4.6cm" svg:y="0.4cm">
          <draw:text-box>
            <text:p><text:span text:style-name="T25"><text:s text:c="2"/></text:span><text:span text:style-name="T25">g_data = 20</text:span></text:p>
          </draw:text-box>
        </draw:frame>
        <draw:frame draw:style-name="gr156" draw:text-style-name="P44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draw:layer="layout" svg:width="2.024cm" svg:height="0.963cm" svg:x="0.376cm" svg:y="4.801cm">
          <draw:text-box>
            <text:p><text:span text:style-name="T25">temp</text:span></text:p>
          </draw:text-box>
        </draw:frame>
        <draw:line draw:style-name="gr24" draw:text-style-name="P18" draw:layer="layout" svg:x1="0.8cm" svg:y1="4.801cm" svg:x2="2cm" svg:y2="4.801cm">
          <text:p/>
        </draw:line>
        <presentation:notes draw:style-name="dp2">
          <draw:page-thumbnail draw:style-name="gr2" draw:layer="layout" svg:width="0.001cm" svg:height="0.001cm" svg:x="0cm" svg:y="2.257cm" draw:page-number="5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70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71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line draw:style-name="gr82" draw:text-style-name="P18" draw:layer="layout" svg:x1="11.907cm" svg:y1="1.018cm" svg:x2="11.95cm" svg:y2="2.159cm">
          <text:p/>
        </draw:line>
        <draw:custom-shape draw:style-name="gr172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128" draw:text-style-name="P51" xml:id="id38" draw:id="id38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37" draw:id="id37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37" draw:start-glue-point="2" draw:end-shape="id38" draw:end-glue-point="0" svg:d="M2900 3122c0 684-1 229-1 911" svg:viewBox="0 0 2 912">
          <text:p/>
        </draw:connector>
        <draw:g>
          <draw:custom-shape draw:style-name="gr93" draw:text-style-name="P39" draw:layer="layout" svg:width="1.741cm" svg:height="0.882cm" svg:x="2.036cm" svg:y="6.84cm">
            <text:p text:style-name="P36"><text:span text:style-name="T26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39" draw:layer="layout" svg:width="1.741cm" svg:height="0.882cm" svg:x="2.036cm" svg:y="7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svg:x="2.074cm" svg:y="9.4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9" draw:layer="layout" svg:width="1.741cm" svg:height="0.882cm" svg:x="2.074cm" svg:y="10.318cm">
            <text:p text:style-name="P36"><text:span text:style-name="T26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874cm" svg:y1="8.6cm" svg:x2="2.88cm" svg:y2="9.617cm" svg:d="M2874 8600c0 763 6 255 6 1017" svg:viewBox="0 0 7 1018">
          <text:p/>
        </draw:connector>
        <draw:frame draw:style-name="gr103" draw:text-style-name="P40" draw:layer="layout" svg:width="4cm" svg:height="1cm" svg:x="4.6cm" svg:y="0.4cm">
          <draw:text-box>
            <text:p><text:span text:style-name="T25"><text:s text:c="2"/></text:span><text:span text:style-name="T25">g_data = 20</text:span></text:p>
          </draw:text-box>
        </draw:frame>
        <draw:frame draw:style-name="gr156" draw:text-style-name="P44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draw:layer="layout" svg:width="2.024cm" svg:height="0.963cm" svg:x="0.376cm" svg:y="4.801cm">
          <draw:text-box>
            <text:p><text:span text:style-name="T25">temp</text:span></text:p>
          </draw:text-box>
        </draw:frame>
        <draw:line draw:style-name="gr24" draw:text-style-name="P18" draw:layer="layout" svg:x1="0.8cm" svg:y1="4.801cm" svg:x2="2cm" svg:y2="4.801cm">
          <text:p/>
        </draw:line>
        <presentation:notes draw:style-name="dp2">
          <draw:page-thumbnail draw:style-name="gr2" draw:layer="layout" svg:width="0.001cm" svg:height="0.001cm" svg:x="0cm" svg:y="2.257cm" draw:page-number="5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74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75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line draw:style-name="gr82" draw:text-style-name="P18" draw:layer="layout" svg:x1="11.907cm" svg:y1="1.018cm" svg:x2="11.95cm" svg:y2="2.159cm">
          <text:p/>
        </draw:line>
        <draw:custom-shape draw:style-name="gr176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128" draw:text-style-name="P51" xml:id="id40" draw:id="id40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39" draw:id="id39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39" draw:start-glue-point="2" draw:end-shape="id40" draw:end-glue-point="0" svg:d="M2900 3122c0 684-1 229-1 911" svg:viewBox="0 0 2 912">
          <text:p/>
        </draw:connector>
        <draw:g>
          <draw:custom-shape draw:style-name="gr93" draw:text-style-name="P39" draw:layer="layout" svg:width="1.741cm" svg:height="0.882cm" svg:x="2.036cm" svg:y="6.84cm">
            <text:p text:style-name="P36"><text:span text:style-name="T26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39" draw:layer="layout" svg:width="1.741cm" svg:height="0.882cm" svg:x="2.036cm" svg:y="7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svg:x="2.074cm" svg:y="9.4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9" draw:layer="layout" svg:width="1.741cm" svg:height="0.882cm" svg:x="2.074cm" svg:y="10.318cm">
            <text:p text:style-name="P36"><text:span text:style-name="T26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874cm" svg:y1="8.6cm" svg:x2="2.88cm" svg:y2="9.617cm" svg:d="M2874 8600c0 763 6 255 6 1017" svg:viewBox="0 0 7 1018">
          <text:p/>
        </draw:connector>
        <draw:frame draw:style-name="gr103" draw:text-style-name="P40" draw:layer="layout" svg:width="4cm" svg:height="1cm" svg:x="4.6cm" svg:y="0.4cm">
          <draw:text-box>
            <text:p><text:span text:style-name="T25"><text:s/></text:span><text:span text:style-name="T31"><text:s/></text:span><text:span text:style-name="T31">g_data = 20</text:span></text:p>
          </draw:text-box>
        </draw:frame>
        <draw:frame draw:style-name="gr156" draw:text-style-name="P44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draw:layer="layout" svg:width="2.024cm" svg:height="0.963cm" svg:x="0.376cm" svg:y="4.801cm">
          <draw:text-box>
            <text:p><text:span text:style-name="T25">temp</text:span></text:p>
          </draw:text-box>
        </draw:frame>
        <draw:line draw:style-name="gr24" draw:text-style-name="P18" draw:layer="layout" svg:x1="0.8cm" svg:y1="4.801cm" svg:x2="2cm" svg:y2="4.801cm">
          <text:p/>
        </draw:line>
        <presentation:notes draw:style-name="dp2">
          <draw:page-thumbnail draw:style-name="gr2" draw:layer="layout" svg:width="0.001cm" svg:height="0.001cm" svg:x="0cm" svg:y="2.257cm" draw:page-number="5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78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79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line draw:style-name="gr82" draw:text-style-name="P18" draw:layer="layout" svg:x1="11.907cm" svg:y1="1.018cm" svg:x2="11.95cm" svg:y2="2.159cm">
          <text:p/>
        </draw:line>
        <draw:custom-shape draw:style-name="gr180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42" draw:id="id42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41" draw:id="id41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41" draw:start-glue-point="2" draw:end-shape="id42" draw:end-glue-point="0" svg:d="M2900 3122c0 684-1 229-1 911" svg:viewBox="0 0 2 912">
          <text:p/>
        </draw:connector>
        <draw:g>
          <draw:custom-shape draw:style-name="gr93" draw:text-style-name="P39" draw:layer="layout" svg:width="1.741cm" svg:height="0.882cm" svg:x="2.036cm" svg:y="6.84cm">
            <text:p text:style-name="P36"><text:span text:style-name="T26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39" draw:layer="layout" svg:width="1.741cm" svg:height="0.882cm" svg:x="2.036cm" svg:y="7.7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svg:x="2.074cm" svg:y="9.4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9" draw:layer="layout" svg:width="1.741cm" svg:height="0.882cm" svg:x="2.074cm" svg:y="10.318cm">
            <text:p text:style-name="P36"><text:span text:style-name="T26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874cm" svg:y1="8.6cm" svg:x2="2.88cm" svg:y2="9.617cm" svg:d="M2874 8600c0 763 6 255 6 1017" svg:viewBox="0 0 7 1018">
          <text:p/>
        </draw:connector>
        <draw:frame draw:style-name="gr103" draw:text-style-name="P49" draw:layer="layout" svg:width="4cm" svg:height="1cm" svg:x="4.6cm" svg:y="0.4cm">
          <draw:text-box>
            <text:p><text:span text:style-name="T30"><text:s text:c="2"/></text:span><text:span text:style-name="T30">g_data = 20</text:span></text:p>
          </draw:text-box>
        </draw:frame>
        <draw:frame draw:style-name="gr156" draw:text-style-name="P44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xml:id="id105" draw:id="id105" draw:layer="layout" svg:width="2.024cm" svg:height="0.963cm" svg:x="0.2cm" svg:y="7.722cm">
          <draw:text-box>
            <text:p><text:span text:style-name="T25">temp</text:span></text:p>
          </draw:text-box>
        </draw:frame>
        <draw:polyline draw:style-name="gr24" draw:text-style-name="P18" xml:id="id104" draw:id="id104" draw:layer="layout" svg:width="1.199cm" svg:height="0cm" svg:x="0.8cm" svg:y="7.718cm" svg:viewBox="0 0 1200 0" draw:points="0,0 120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82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83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line draw:style-name="gr82" draw:text-style-name="P18" draw:layer="layout" svg:x1="11.907cm" svg:y1="1.018cm" svg:x2="11.95cm" svg:y2="2.159cm">
          <text:p/>
        </draw:line>
        <draw:custom-shape draw:style-name="gr184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44" draw:id="id44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43" draw:id="id43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43" draw:start-glue-point="2" draw:end-shape="id44" draw:end-glue-point="0" svg:d="M2900 3122c0 684-1 229-1 911" svg:viewBox="0 0 2 912">
          <text:p/>
        </draw:connector>
        <draw:custom-shape draw:style-name="gr128" draw:text-style-name="P51" draw:layer="layout" svg:width="1.741cm" svg:height="0.882cm" svg:x="2.036cm" svg:y="6.84cm">
          <text:p text:style-name="P36"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draw:layer="layout" svg:width="1.741cm" svg:height="0.882cm" svg:x="2.036cm" svg:y="7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svg:x="2.074cm" svg:y="9.4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9" draw:layer="layout" svg:width="1.741cm" svg:height="0.882cm" svg:x="2.074cm" svg:y="10.318cm">
            <text:p text:style-name="P36"><text:span text:style-name="T26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874cm" svg:y1="8.6cm" svg:x2="2.88cm" svg:y2="9.617cm" svg:d="M2874 8600c0 763 6 255 6 1017" svg:viewBox="0 0 7 1018">
          <text:p/>
        </draw:connector>
        <draw:frame draw:style-name="gr103" draw:text-style-name="P49" draw:layer="layout" svg:width="4cm" svg:height="1cm" svg:x="4.6cm" svg:y="0.4cm">
          <draw:text-box>
            <text:p><text:span text:style-name="T30"><text:s text:c="2"/></text:span><text:span text:style-name="T30">g_data = 20</text:span></text:p>
          </draw:text-box>
        </draw:frame>
        <draw:frame draw:style-name="gr156" draw:text-style-name="P44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draw:layer="layout" svg:width="2.024cm" svg:height="0.963cm" svg:x="0.2cm" svg:y="7.722cm">
          <draw:text-box>
            <text:p><text:span text:style-name="T25">temp</text:span></text:p>
          </draw:text-box>
        </draw:frame>
        <draw:line draw:style-name="gr24" draw:text-style-name="P18" draw:layer="layout" svg:x1="0.8cm" svg:y1="7.718cm" svg:x2="2cm" svg:y2="7.718cm">
          <text:p/>
        </draw:line>
        <presentation:notes draw:style-name="dp2">
          <draw:page-thumbnail draw:style-name="gr2" draw:layer="layout" svg:width="0.001cm" svg:height="0.001cm" svg:x="0cm" svg:y="2.257cm" draw:page-number="5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86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87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line draw:style-name="gr82" draw:text-style-name="P18" draw:layer="layout" svg:x1="11.907cm" svg:y1="1.018cm" svg:x2="11.95cm" svg:y2="2.159cm">
          <text:p/>
        </draw:line>
        <draw:custom-shape draw:style-name="gr188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8" draw:text-style-name="P44" draw:layer="layout" svg:width="0.786cm" svg:height="0.925cm" svg:x="3.403cm" svg:y="9.834cm">
          <draw:text-box>
            <text:p><text:span text:style-name="T29">2</text:span></text:p>
          </draw:text-box>
        </draw:fram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46" draw:id="id46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45" draw:id="id45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45" draw:start-glue-point="2" draw:end-shape="id46" draw:end-glue-point="0" svg:d="M2900 3122c0 684-1 229-1 911" svg:viewBox="0 0 2 912">
          <text:p/>
        </draw:connector>
        <draw:custom-shape draw:style-name="gr128" draw:text-style-name="P51" draw:layer="layout" svg:width="1.741cm" svg:height="0.882cm" svg:x="2.036cm" svg:y="6.84cm">
          <text:p text:style-name="P36"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draw:layer="layout" svg:width="1.741cm" svg:height="0.882cm" svg:x="2.036cm" svg:y="7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svg:x="2.074cm" svg:y="9.4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9" draw:layer="layout" svg:width="1.741cm" svg:height="0.882cm" svg:x="2.074cm" svg:y="10.318cm">
            <text:p text:style-name="P36"><text:span text:style-name="T26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9" draw:text-style-name="P18" draw:layer="layout" draw:type="curve" svg:x1="2.874cm" svg:y1="8.6cm" svg:x2="2.88cm" svg:y2="9.617cm" svg:d="M2874 8600c0 763 6 255 6 1017" svg:viewBox="0 0 7 1018">
          <text:p/>
        </draw:connector>
        <draw:frame draw:style-name="gr103" draw:text-style-name="P40" draw:layer="layout" svg:width="4cm" svg:height="1cm" svg:x="4.6cm" svg:y="0.4cm">
          <draw:text-box>
            <text:p><text:span text:style-name="T25"><text:s/></text:span><text:span text:style-name="T31"><text:s/></text:span><text:span text:style-name="T31">g_data = 20</text:span></text:p>
          </draw:text-box>
        </draw:frame>
        <draw:frame draw:style-name="gr156" draw:text-style-name="P44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draw:layer="layout" svg:width="2.024cm" svg:height="0.963cm" svg:x="0.2cm" svg:y="7.722cm">
          <draw:text-box>
            <text:p><text:span text:style-name="T25">temp</text:span></text:p>
          </draw:text-box>
        </draw:frame>
        <draw:line draw:style-name="gr24" draw:text-style-name="P18" draw:layer="layout" svg:x1="0.8cm" svg:y1="7.718cm" svg:x2="2cm" svg:y2="7.718cm">
          <text:p/>
        </draw:line>
        <presentation:notes draw:style-name="dp2">
          <draw:page-thumbnail draw:style-name="gr2" draw:layer="layout" svg:width="0.001cm" svg:height="0.001cm" svg:x="0cm" svg:y="2.257cm" draw:page-number="5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90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91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frame draw:style-name="gr192" draw:text-style-name="P43" draw:layer="layout" svg:width="1.099cm" svg:height="0.979cm" svg:x="18.636cm" svg:y="5.115cm">
          <draw:text-box>
            <text:p><text:span text:style-name="T27">Yes</text:span></text:p>
          </draw:text-box>
        </draw:frame>
        <draw:line draw:style-name="gr82" draw:text-style-name="P18" draw:layer="layout" svg:x1="18.402cm" svg:y1="5.779cm" svg:x2="20.266cm" svg:y2="5.779cm">
          <text:p/>
        </draw:line>
        <draw:custom-shape draw:style-name="gr193" draw:text-style-name="P37" draw:layer="layout" svg:width="3.599cm" svg:height="1.155cm" svg:x="20.079cm" svg:y="5.209cm">
          <text:p text:style-name="P36"><text:span text:style-name="T28">Create a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11.907cm" svg:y1="1.018cm" svg:x2="11.95cm" svg:y2="2.159cm">
          <text:p/>
        </draw:line>
        <draw:custom-shape draw:style-name="gr194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48" draw:id="id48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47" draw:id="id47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47" draw:start-glue-point="2" draw:end-shape="id48" draw:end-glue-point="0" svg:d="M2900 3122c0 684-1 229-1 911" svg:viewBox="0 0 2 912">
          <text:p/>
        </draw:connector>
        <draw:custom-shape draw:style-name="gr128" draw:text-style-name="P51" draw:layer="layout" svg:width="1.741cm" svg:height="0.882cm" svg:x="2.036cm" svg:y="6.84cm">
          <text:p text:style-name="P36"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draw:layer="layout" svg:width="1.741cm" svg:height="0.882cm" svg:x="2.036cm" svg:y="7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draw:transform="rotate (-3.14159265358979) translate (3.928cm 12.882cm)">
            <text:p text:style-name="P36"><text:span text:style-name="T26">30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3" draw:text-style-name="P39" draw:layer="layout" svg:width="1.741cm" svg:height="0.882cm" draw:transform="rotate (-3.14159265358979) translate (3.928cm 13.759cm)">
            <text:p text:style-name="P36"><text:span text:style-name="T26">NULL</text:span></text:p>
            <draw:enhanced-geometry svg:viewBox="0 0 21600 21600" draw:mirror-horizontal="true" draw:mirror-vertical="true" draw:type="rectangle" draw:enhanced-path="M 0 0 L 21600 0 21600 21600 0 21600 0 0 Z N"/>
          </draw:custom-shape>
        </draw:g>
        <draw:frame draw:style-name="gr103" draw:text-style-name="P50" draw:layer="layout" svg:width="4cm" svg:height="1cm" svg:x="4.6cm" svg:y="0.4cm">
          <draw:text-box>
            <text:p><text:span text:style-name="T31"><text:s text:c="2"/></text:span><text:span text:style-name="T31">g_data = 20</text:span></text:p>
          </draw:text-box>
        </draw:frame>
        <draw:frame draw:style-name="gr156" draw:text-style-name="P44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draw:layer="layout" svg:width="2.024cm" svg:height="0.963cm" svg:x="0.2cm" svg:y="7.722cm">
          <draw:text-box>
            <text:p><text:span text:style-name="T25">temp</text:span></text:p>
          </draw:text-box>
        </draw:frame>
        <draw:line draw:style-name="gr24" draw:text-style-name="P18" draw:layer="layout" svg:x1="0.8cm" svg:y1="7.718cm" svg:x2="2cm" svg:y2="7.718cm">
          <text:p/>
        </draw:line>
        <draw:g xml:id="id106" draw:id="id106">
          <draw:custom-shape draw:style-name="gr85" draw:text-style-name="P39" draw:layer="layout" svg:width="1.741cm" svg:height="0.882cm" svg:x="0.4cm" svg:y="9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39" draw:layer="layout" svg:width="1.741cm" svg:height="0.882cm" svg:x="0.4cm" svg:y="10.4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96" draw:text-style-name="P18" draw:layer="layout" svg:x1="2.932cm" svg:y1="8.6cm" svg:x2="3cm" svg:y2="12.00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preset-property="Direction">
                  <anim:set smil:begin="0s" smil:dur="0.001s" smil:fill="hold" smil:targetElement="id106" smil:attributeName="visibility" smil:to="visible"/>
                  <anim:transitionFilter smil:dur="0.5s" smil:targetElement="id106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97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198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frame draw:style-name="gr199" draw:text-style-name="P43" draw:layer="layout" svg:width="1.099cm" svg:height="0.979cm" svg:x="18.636cm" svg:y="5.115cm">
          <draw:text-box>
            <text:p><text:span text:style-name="T27">Yes</text:span></text:p>
          </draw:text-box>
        </draw:frame>
        <draw:line draw:style-name="gr82" draw:text-style-name="P18" draw:layer="layout" svg:x1="18.402cm" svg:y1="5.779cm" svg:x2="20.266cm" svg:y2="5.779cm">
          <text:p/>
        </draw:line>
        <draw:custom-shape draw:style-name="gr193" draw:text-style-name="P37" draw:layer="layout" svg:width="3.599cm" svg:height="1.155cm" svg:x="20.079cm" svg:y="5.209cm">
          <text:p text:style-name="P36"><text:span text:style-name="T28">Create a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11.907cm" svg:y1="1.018cm" svg:x2="11.95cm" svg:y2="2.159cm">
          <text:p/>
        </draw:line>
        <draw:custom-shape draw:style-name="gr200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50" draw:id="id50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49" draw:id="id49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49" draw:start-glue-point="2" draw:end-shape="id50" draw:end-glue-point="0" svg:d="M2900 3122c0 684-1 229-1 911" svg:viewBox="0 0 2 912">
          <text:p/>
        </draw:connector>
        <draw:custom-shape draw:style-name="gr128" draw:text-style-name="P51" draw:layer="layout" svg:width="1.741cm" svg:height="0.882cm" svg:x="2.036cm" svg:y="6.84cm">
          <text:p text:style-name="P36"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draw:layer="layout" svg:width="1.741cm" svg:height="0.882cm" svg:x="2.036cm" svg:y="7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draw:transform="rotate (-3.14159265358979) translate (3.928cm 12.882cm)">
            <text:p text:style-name="P36"><text:span text:style-name="T26">30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3" draw:text-style-name="P39" draw:layer="layout" svg:width="1.741cm" svg:height="0.882cm" draw:transform="rotate (-3.14159265358979) translate (3.928cm 13.759cm)">
            <text:p text:style-name="P36"><text:span text:style-name="T26">NULL</text:span></text:p>
            <draw:enhanced-geometry svg:viewBox="0 0 21600 21600" draw:mirror-horizontal="true" draw:mirror-vertical="true" draw:type="rectangle" draw:enhanced-path="M 0 0 L 21600 0 21600 21600 0 21600 0 0 Z N"/>
          </draw:custom-shape>
        </draw:g>
        <draw:frame draw:style-name="gr103" draw:text-style-name="P50" draw:layer="layout" svg:width="4cm" svg:height="1cm" svg:x="4.6cm" svg:y="0.4cm">
          <draw:text-box>
            <text:p><text:span text:style-name="T31"><text:s text:c="2"/></text:span><text:span text:style-name="T31">g_data = 20</text:span></text:p>
          </draw:text-box>
        </draw:frame>
        <draw:frame draw:style-name="gr156" draw:text-style-name="P44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draw:layer="layout" svg:width="2.024cm" svg:height="0.963cm" svg:x="0.2cm" svg:y="7.722cm">
          <draw:text-box>
            <text:p><text:span text:style-name="T25">temp</text:span></text:p>
          </draw:text-box>
        </draw:frame>
        <draw:line draw:style-name="gr24" draw:text-style-name="P18" draw:layer="layout" svg:x1="0.8cm" svg:y1="7.718cm" svg:x2="2cm" svg:y2="7.718cm">
          <text:p/>
        </draw:line>
        <draw:g>
          <draw:custom-shape draw:style-name="gr85" draw:text-style-name="P39" draw:layer="layout" svg:width="1.741cm" svg:height="0.882cm" svg:x="0.4cm" svg:y="9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39" draw:layer="layout" svg:width="1.741cm" svg:height="0.882cm" svg:x="0.4cm" svg:y="10.4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96" draw:text-style-name="P18" draw:layer="layout" svg:x1="2.932cm" svg:y1="8.6cm" svg:x2="3cm" svg:y2="12.008cm">
          <text:p/>
        </draw:line>
        <draw:custom-shape draw:style-name="gr202" draw:text-style-name="P38" draw:layer="layout" svg:width="2.723cm" svg:height="2.32cm" svg:x="20.046cm" svg:y="7.603cm">
          <text:p text:style-name="P36"><text:span text:style-name="T24">Is </text:span></text:p>
          <text:p text:style-name="P36"><text:span text:style-name="T24">node</text:span></text:p>
          <text:p text:style-name="P36"><text:span text:style-name="T24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03" draw:text-style-name="P18" draw:layer="layout" svg:width="0.202cm" svg:height="1.239cm" svg:x="21.2cm" svg:y="6.364cm">
          <draw:image xlink:href="Pictures/10000000000000080000002C2E1E3955A9F2D2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04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205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frame draw:style-name="gr206" draw:text-style-name="P43" draw:layer="layout" svg:width="1.099cm" svg:height="0.979cm" svg:x="18.636cm" svg:y="5.115cm">
          <draw:text-box>
            <text:p><text:span text:style-name="T27">Yes</text:span></text:p>
          </draw:text-box>
        </draw:frame>
        <draw:line draw:style-name="gr82" draw:text-style-name="P18" draw:layer="layout" svg:x1="18.402cm" svg:y1="5.779cm" svg:x2="20.266cm" svg:y2="5.779cm">
          <text:p/>
        </draw:line>
        <draw:custom-shape draw:style-name="gr193" draw:text-style-name="P37" draw:layer="layout" svg:width="3.599cm" svg:height="1.155cm" svg:x="20.079cm" svg:y="5.209cm">
          <text:p text:style-name="P36"><text:span text:style-name="T28">Create a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11.907cm" svg:y1="1.018cm" svg:x2="11.95cm" svg:y2="2.159cm">
          <text:p/>
        </draw:line>
        <draw:custom-shape draw:style-name="gr207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52" draw:id="id52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51" draw:id="id51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51" draw:start-glue-point="2" draw:end-shape="id52" draw:end-glue-point="0" svg:d="M2900 3122c0 684-1 229-1 911" svg:viewBox="0 0 2 912">
          <text:p/>
        </draw:connector>
        <draw:custom-shape draw:style-name="gr128" draw:text-style-name="P51" draw:layer="layout" svg:width="1.741cm" svg:height="0.882cm" svg:x="2.036cm" svg:y="6.84cm">
          <text:p text:style-name="P36"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draw:layer="layout" svg:width="1.741cm" svg:height="0.882cm" svg:x="2.036cm" svg:y="7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draw:transform="rotate (-3.14159265358979) translate (3.928cm 12.882cm)">
            <text:p text:style-name="P36"><text:span text:style-name="T26">30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3" draw:text-style-name="P39" draw:layer="layout" svg:width="1.741cm" svg:height="0.882cm" draw:transform="rotate (-3.14159265358979) translate (3.928cm 13.759cm)">
            <text:p text:style-name="P36"><text:span text:style-name="T26">NULL</text:span></text:p>
            <draw:enhanced-geometry svg:viewBox="0 0 21600 21600" draw:mirror-horizontal="true" draw:mirror-vertical="true" draw:type="rectangle" draw:enhanced-path="M 0 0 L 21600 0 21600 21600 0 21600 0 0 Z N"/>
          </draw:custom-shape>
        </draw:g>
        <draw:frame draw:style-name="gr103" draw:text-style-name="P40" draw:layer="layout" svg:width="4cm" svg:height="1cm" svg:x="4.6cm" svg:y="0.4cm">
          <draw:text-box>
            <text:p><text:span text:style-name="T25"><text:s/></text:span><text:span text:style-name="T31"><text:s/></text:span><text:span text:style-name="T31">g_data = 20</text:span></text:p>
          </draw:text-box>
        </draw:frame>
        <draw:frame draw:style-name="gr156" draw:text-style-name="P44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draw:layer="layout" svg:width="2.024cm" svg:height="0.963cm" svg:x="0.2cm" svg:y="7.722cm">
          <draw:text-box>
            <text:p><text:span text:style-name="T25">temp</text:span></text:p>
          </draw:text-box>
        </draw:frame>
        <draw:line draw:style-name="gr24" draw:text-style-name="P18" draw:layer="layout" svg:x1="0.8cm" svg:y1="7.718cm" svg:x2="2cm" svg:y2="7.718cm">
          <text:p/>
        </draw:line>
        <draw:g xml:id="id107" draw:id="id107">
          <draw:custom-shape draw:style-name="gr85" draw:text-style-name="P39" draw:layer="layout" svg:width="1.741cm" svg:height="0.882cm" svg:x="0.4cm" svg:y="9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39" draw:layer="layout" svg:width="1.741cm" svg:height="0.882cm" svg:x="0.4cm" svg:y="10.4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96" draw:text-style-name="P18" draw:layer="layout" svg:x1="2.932cm" svg:y1="8.6cm" svg:x2="3cm" svg:y2="12.008cm">
          <text:p/>
        </draw:line>
        <draw:custom-shape draw:style-name="gr209" draw:text-style-name="P38" draw:layer="layout" svg:width="2.723cm" svg:height="2.32cm" svg:x="20.046cm" svg:y="7.603cm">
          <text:p text:style-name="P36"><text:span text:style-name="T24">Is </text:span></text:p>
          <text:p text:style-name="P36"><text:span text:style-name="T24">node</text:span></text:p>
          <text:p text:style-name="P36"><text:span text:style-name="T24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10" draw:text-style-name="P43" draw:layer="layout" svg:width="1.099cm" svg:height="0.624cm" svg:x="22.711cm" svg:y="8.002cm">
          <draw:text-box>
            <text:p><text:span text:style-name="T27">No</text:span></text:p>
          </draw:text-box>
        </draw:frame>
        <draw:line draw:style-name="gr82" draw:text-style-name="P18" draw:layer="layout" svg:x1="21.4cm" svg:y1="6.364cm" svg:x2="21.4cm" svg:y2="7.60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107" svg:path="M 0 0  L -0.25 0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11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212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frame draw:style-name="gr213" draw:text-style-name="P43" draw:layer="layout" svg:width="1.099cm" svg:height="0.979cm" svg:x="18.636cm" svg:y="5.115cm">
          <draw:text-box>
            <text:p><text:span text:style-name="T27">Yes</text:span></text:p>
          </draw:text-box>
        </draw:frame>
        <draw:line draw:style-name="gr82" draw:text-style-name="P18" draw:layer="layout" svg:x1="18.402cm" svg:y1="5.779cm" svg:x2="20.266cm" svg:y2="5.779cm">
          <text:p/>
        </draw:line>
        <draw:custom-shape draw:style-name="gr193" draw:text-style-name="P37" draw:layer="layout" svg:width="3.599cm" svg:height="1.155cm" svg:x="20.079cm" svg:y="5.209cm">
          <text:p text:style-name="P36"><text:span text:style-name="T28">Create a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11.907cm" svg:y1="1.018cm" svg:x2="11.95cm" svg:y2="2.159cm">
          <text:p/>
        </draw:line>
        <draw:custom-shape draw:style-name="gr214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54" draw:id="id54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53" draw:id="id53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53" draw:start-glue-point="2" draw:end-shape="id54" draw:end-glue-point="0" svg:d="M2900 3122c0 684-1 229-1 911" svg:viewBox="0 0 2 912">
          <text:p/>
        </draw:connector>
        <draw:custom-shape draw:style-name="gr128" draw:text-style-name="P51" draw:layer="layout" svg:width="1.741cm" svg:height="0.882cm" svg:x="2.036cm" svg:y="6.84cm">
          <text:p text:style-name="P36"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draw:layer="layout" svg:width="1.741cm" svg:height="0.882cm" svg:x="2.036cm" svg:y="7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draw:transform="rotate (-3.14159265358979) translate (3.928cm 12.882cm)">
            <text:p text:style-name="P36"><text:span text:style-name="T26">30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3" draw:text-style-name="P39" draw:layer="layout" svg:width="1.741cm" svg:height="0.882cm" draw:transform="rotate (-3.14159265358979) translate (3.928cm 13.759cm)">
            <text:p text:style-name="P36"><text:span text:style-name="T26">NULL</text:span></text:p>
            <draw:enhanced-geometry svg:viewBox="0 0 21600 21600" draw:mirror-horizontal="true" draw:mirror-vertical="true" draw:type="rectangle" draw:enhanced-path="M 0 0 L 21600 0 21600 21600 0 21600 0 0 Z N"/>
          </draw:custom-shape>
        </draw:g>
        <draw:frame draw:style-name="gr103" draw:text-style-name="P40" draw:layer="layout" svg:width="4cm" svg:height="1cm" svg:x="4.6cm" svg:y="0.4cm">
          <draw:text-box>
            <text:p><text:span text:style-name="T25"><text:s/></text:span><text:span text:style-name="T31"><text:s/></text:span><text:span text:style-name="T31">g_data = 20</text:span></text:p>
          </draw:text-box>
        </draw:frame>
        <draw:frame draw:style-name="gr156" draw:text-style-name="P44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draw:layer="layout" svg:width="2.024cm" svg:height="0.963cm" svg:x="0.2cm" svg:y="7.722cm">
          <draw:text-box>
            <text:p><text:span text:style-name="T25">temp</text:span></text:p>
          </draw:text-box>
        </draw:frame>
        <draw:line draw:style-name="gr24" draw:text-style-name="P18" draw:layer="layout" svg:x1="0.8cm" svg:y1="7.718cm" svg:x2="2cm" svg:y2="7.718cm">
          <text:p/>
        </draw:line>
        <draw:line draw:style-name="gr196" draw:text-style-name="P18" draw:layer="layout" svg:x1="2.932cm" svg:y1="8.6cm" svg:x2="3cm" svg:y2="12.008cm">
          <text:p/>
        </draw:line>
        <draw:custom-shape draw:style-name="gr216" draw:text-style-name="P38" draw:layer="layout" svg:width="2.723cm" svg:height="2.32cm" svg:x="20.046cm" svg:y="7.603cm">
          <text:p text:style-name="P36"><text:span text:style-name="T24">Is </text:span></text:p>
          <text:p text:style-name="P36"><text:span text:style-name="T24">node</text:span></text:p>
          <text:p text:style-name="P36"><text:span text:style-name="T24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17" draw:text-style-name="P43" draw:layer="layout" svg:width="1.099cm" svg:height="0.624cm" svg:x="22.711cm" svg:y="8.002cm">
          <draw:text-box>
            <text:p><text:span text:style-name="T27">No</text:span></text:p>
          </draw:text-box>
        </draw:frame>
        <draw:custom-shape draw:style-name="gr218" draw:text-style-name="P37" draw:layer="layout" svg:width="3.427cm" svg:height="1.154cm" svg:x="23.679cm" svg:y="8.351cm">
          <text:p text:style-name="P36"><text:span text:style-name="T28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22.749cm" svg:y1="8.767cm" svg:x2="23.975cm" svg:y2="8.818cm">
          <text:p/>
        </draw:line>
        <draw:line draw:style-name="gr154" draw:text-style-name="P18" draw:layer="layout" svg:x1="21.4cm" svg:y1="6.364cm" svg:x2="21.4cm" svg:y2="7.671cm">
          <text:p/>
        </draw:line>
        <presentation:notes draw:style-name="dp2">
          <draw:page-thumbnail draw:style-name="gr2" draw:layer="layout" svg:width="0.001cm" svg:height="0.001cm" svg:x="0cm" svg:y="2.257cm" draw:page-number="6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19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220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frame draw:style-name="gr221" draw:text-style-name="P43" draw:layer="layout" svg:width="1.099cm" svg:height="0.979cm" svg:x="18.636cm" svg:y="5.115cm">
          <draw:text-box>
            <text:p><text:span text:style-name="T27">Yes</text:span></text:p>
          </draw:text-box>
        </draw:frame>
        <draw:line draw:style-name="gr82" draw:text-style-name="P18" draw:layer="layout" svg:x1="18.402cm" svg:y1="5.779cm" svg:x2="20.266cm" svg:y2="5.779cm">
          <text:p/>
        </draw:line>
        <draw:custom-shape draw:style-name="gr193" draw:text-style-name="P37" draw:layer="layout" svg:width="3.599cm" svg:height="1.155cm" svg:x="20.079cm" svg:y="5.209cm">
          <text:p text:style-name="P36"><text:span text:style-name="T28">Create a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11.907cm" svg:y1="1.018cm" svg:x2="11.95cm" svg:y2="2.159cm">
          <text:p/>
        </draw:line>
        <draw:custom-shape draw:style-name="gr222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56" draw:id="id56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55" draw:id="id55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55" draw:start-glue-point="2" draw:end-shape="id56" draw:end-glue-point="0" svg:d="M2900 3122c0 684-1 229-1 911" svg:viewBox="0 0 2 912">
          <text:p/>
        </draw:connector>
        <draw:custom-shape draw:style-name="gr128" draw:text-style-name="P51" draw:layer="layout" svg:width="1.741cm" svg:height="0.882cm" svg:x="2.036cm" svg:y="6.84cm">
          <text:p text:style-name="P36"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draw:layer="layout" svg:width="1.741cm" svg:height="0.882cm" svg:x="2.036cm" svg:y="7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draw:transform="rotate (-3.14159265358979) translate (3.928cm 12.882cm)">
            <text:p text:style-name="P36"><text:span text:style-name="T26">30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3" draw:text-style-name="P39" draw:layer="layout" svg:width="1.741cm" svg:height="0.882cm" draw:transform="rotate (-3.14159265358979) translate (3.928cm 13.759cm)">
            <text:p text:style-name="P36"><text:span text:style-name="T26">NULL</text:span></text:p>
            <draw:enhanced-geometry svg:viewBox="0 0 21600 21600" draw:mirror-horizontal="true" draw:mirror-vertical="true" draw:type="rectangle" draw:enhanced-path="M 0 0 L 21600 0 21600 21600 0 21600 0 0 Z N"/>
          </draw:custom-shape>
        </draw:g>
        <draw:frame draw:style-name="gr103" draw:text-style-name="P40" draw:layer="layout" svg:width="4cm" svg:height="1cm" svg:x="4.6cm" svg:y="0.4cm">
          <draw:text-box>
            <text:p><text:span text:style-name="T25"><text:s/></text:span><text:span text:style-name="T31"><text:s/></text:span><text:span text:style-name="T31">g_data = 20</text:span></text:p>
          </draw:text-box>
        </draw:frame>
        <draw:frame draw:style-name="gr156" draw:text-style-name="P44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draw:layer="layout" svg:width="2.024cm" svg:height="0.963cm" svg:x="0.2cm" svg:y="7.722cm">
          <draw:text-box>
            <text:p><text:span text:style-name="T25">temp</text:span></text:p>
          </draw:text-box>
        </draw:frame>
        <draw:line draw:style-name="gr24" draw:text-style-name="P18" draw:layer="layout" svg:x1="0.8cm" svg:y1="7.718cm" svg:x2="2cm" svg:y2="7.718cm">
          <text:p/>
        </draw:line>
        <draw:line draw:style-name="gr196" draw:text-style-name="P18" draw:layer="layout" svg:x1="2.932cm" svg:y1="8.6cm" svg:x2="3cm" svg:y2="12.008cm">
          <text:p/>
        </draw:line>
        <draw:custom-shape draw:style-name="gr224" draw:text-style-name="P38" draw:layer="layout" svg:width="2.723cm" svg:height="2.32cm" svg:x="20.046cm" svg:y="7.603cm">
          <text:p text:style-name="P36"><text:span text:style-name="T24">Is </text:span></text:p>
          <text:p text:style-name="P36"><text:span text:style-name="T24">node</text:span></text:p>
          <text:p text:style-name="P36"><text:span text:style-name="T24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25" draw:text-style-name="P43" draw:layer="layout" svg:width="1.099cm" svg:height="0.624cm" svg:x="22.711cm" svg:y="8.002cm">
          <draw:text-box>
            <text:p><text:span text:style-name="T27">No</text:span></text:p>
          </draw:text-box>
        </draw:frame>
        <draw:custom-shape draw:style-name="gr218" draw:text-style-name="P37" draw:layer="layout" svg:width="3.427cm" svg:height="1.154cm" svg:x="23.679cm" svg:y="8.351cm">
          <text:p text:style-name="P36"><text:span text:style-name="T28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22.749cm" svg:y1="8.767cm" svg:x2="23.975cm" svg:y2="8.818cm">
          <text:p/>
        </draw:line>
        <draw:custom-shape draw:style-name="gr80" draw:text-style-name="P37" draw:layer="layout" svg:width="2.723cm" svg:height="0.822cm" svg:x="23.705cm" svg:y="10.824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54" draw:text-style-name="P18" draw:layer="layout" svg:x1="25.084cm" svg:y1="9.505cm" svg:x2="25.084cm" svg:y2="10.812cm">
          <text:p/>
        </draw:line>
        <draw:line draw:style-name="gr154" draw:text-style-name="P18" draw:layer="layout" svg:x1="21.4cm" svg:y1="6.364cm" svg:x2="21.4cm" svg:y2="7.671cm">
          <text:p/>
        </draw:line>
        <presentation:notes draw:style-name="dp2">
          <draw:page-thumbnail draw:style-name="gr2" draw:layer="layout" svg:width="0.001cm" svg:height="0.001cm" svg:x="0cm" svg:y="2.257cm" draw:page-number="6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26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227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frame draw:style-name="gr228" draw:text-style-name="P43" draw:layer="layout" svg:width="1.099cm" svg:height="0.979cm" svg:x="18.636cm" svg:y="5.115cm">
          <draw:text-box>
            <text:p><text:span text:style-name="T27">Yes</text:span></text:p>
          </draw:text-box>
        </draw:frame>
        <draw:line draw:style-name="gr82" draw:text-style-name="P18" draw:layer="layout" svg:x1="18.402cm" svg:y1="5.779cm" svg:x2="20.266cm" svg:y2="5.779cm">
          <text:p/>
        </draw:line>
        <draw:custom-shape draw:style-name="gr193" draw:text-style-name="P37" draw:layer="layout" svg:width="3.599cm" svg:height="1.155cm" svg:x="20.079cm" svg:y="5.209cm">
          <text:p text:style-name="P36"><text:span text:style-name="T28">Create a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11.907cm" svg:y1="1.018cm" svg:x2="11.95cm" svg:y2="2.159cm">
          <text:p/>
        </draw:line>
        <draw:custom-shape draw:style-name="gr229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58" draw:id="id58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57" draw:id="id57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57" draw:start-glue-point="2" draw:end-shape="id58" draw:end-glue-point="0" svg:d="M2900 3122c0 684-1 229-1 911" svg:viewBox="0 0 2 912">
          <text:p/>
        </draw:connector>
        <draw:custom-shape draw:style-name="gr128" draw:text-style-name="P51" draw:layer="layout" svg:width="1.741cm" svg:height="0.882cm" svg:x="2.036cm" svg:y="6.84cm">
          <text:p text:style-name="P36"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draw:layer="layout" svg:width="1.741cm" svg:height="0.882cm" svg:x="2.036cm" svg:y="7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draw:transform="rotate (-3.14159265358979) translate (3.928cm 12.882cm)">
            <text:p text:style-name="P36"><text:span text:style-name="T26">30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3" draw:text-style-name="P39" draw:layer="layout" svg:width="1.741cm" svg:height="0.882cm" draw:transform="rotate (-3.14159265358979) translate (3.928cm 13.759cm)">
            <text:p text:style-name="P36"><text:span text:style-name="T26">NULL</text:span></text:p>
            <draw:enhanced-geometry svg:viewBox="0 0 21600 21600" draw:mirror-horizontal="true" draw:mirror-vertical="true" draw:type="rectangle" draw:enhanced-path="M 0 0 L 21600 0 21600 21600 0 21600 0 0 Z N"/>
          </draw:custom-shape>
        </draw:g>
        <draw:frame draw:style-name="gr103" draw:text-style-name="P40" draw:layer="layout" svg:width="4cm" svg:height="1cm" svg:x="4.6cm" svg:y="0.4cm">
          <draw:text-box>
            <text:p><text:span text:style-name="T25"><text:s/></text:span><text:span text:style-name="T31"><text:s/></text:span><text:span text:style-name="T31">g_data = 20</text:span></text:p>
          </draw:text-box>
        </draw:frame>
        <draw:frame draw:style-name="gr156" draw:text-style-name="P44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draw:layer="layout" svg:width="2.024cm" svg:height="0.963cm" svg:x="0.2cm" svg:y="7.722cm">
          <draw:text-box>
            <text:p><text:span text:style-name="T25">temp</text:span></text:p>
          </draw:text-box>
        </draw:frame>
        <draw:line draw:style-name="gr24" draw:text-style-name="P18" draw:layer="layout" svg:x1="0.8cm" svg:y1="7.718cm" svg:x2="2cm" svg:y2="7.718cm">
          <text:p/>
        </draw:line>
        <draw:line draw:style-name="gr196" draw:text-style-name="P18" draw:layer="layout" svg:x1="2.932cm" svg:y1="8.6cm" svg:x2="3cm" svg:y2="12.008cm">
          <text:p/>
        </draw:line>
        <draw:custom-shape draw:style-name="gr231" draw:text-style-name="P38" draw:layer="layout" svg:width="2.723cm" svg:height="2.32cm" svg:x="20.046cm" svg:y="7.603cm">
          <text:p text:style-name="P36"><text:span text:style-name="T24">Is </text:span></text:p>
          <text:p text:style-name="P36"><text:span text:style-name="T24">node</text:span></text:p>
          <text:p text:style-name="P36"><text:span text:style-name="T24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32" draw:text-style-name="P43" draw:layer="layout" svg:width="1.099cm" svg:height="0.624cm" svg:x="22.711cm" svg:y="8.002cm">
          <draw:text-box>
            <text:p><text:span text:style-name="T27">No</text:span></text:p>
          </draw:text-box>
        </draw:frame>
        <draw:custom-shape draw:style-name="gr218" draw:text-style-name="P37" draw:layer="layout" svg:width="3.427cm" svg:height="1.154cm" svg:x="23.679cm" svg:y="8.351cm">
          <text:p text:style-name="P36"><text:span text:style-name="T28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22.749cm" svg:y1="8.767cm" svg:x2="23.975cm" svg:y2="8.818cm">
          <text:p/>
        </draw:line>
        <draw:custom-shape draw:style-name="gr80" draw:text-style-name="P37" draw:layer="layout" svg:width="2.723cm" svg:height="0.822cm" svg:x="23.705cm" svg:y="10.824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54" draw:text-style-name="P18" draw:layer="layout" svg:x1="25.084cm" svg:y1="9.505cm" svg:x2="25.084cm" svg:y2="10.812cm">
          <text:p/>
        </draw:line>
        <draw:line draw:style-name="gr154" draw:text-style-name="P18" draw:layer="layout" svg:x1="21.4cm" svg:y1="6.364cm" svg:x2="21.4cm" svg:y2="7.671cm">
          <text:p/>
        </draw:line>
        <draw:g>
          <draw:custom-shape draw:style-name="gr85" draw:text-style-name="P39" draw:layer="layout" svg:width="1.741cm" svg:height="0.882cm" draw:transform="rotate (-3.14159265358979) translate (2.185cm 10.323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85" draw:text-style-name="P39" draw:layer="layout" svg:width="1.741cm" svg:height="0.882cm" draw:transform="rotate (-3.14159265358979) translate (2.185cm 11.2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polyline draw:style-name="gr82" draw:text-style-name="P18" xml:id="id108" draw:id="id108" draw:layer="layout" svg:width="1.104cm" svg:height="0.012cm" svg:x="18.954cm" svg:y="8.762cm" svg:viewBox="0 0 1105 13" draw:points="1105,0 0,13">
          <text:p/>
        </draw:polyline>
        <draw:custom-shape draw:style-name="gr91" draw:text-style-name="P53" xml:id="id109" draw:id="id109" draw:layer="layout" svg:width="4.2cm" svg:height="1.245cm" svg:x="15.078cm" svg:y="8.08cm">
          <text:p text:style-name="P36"><text:span text:style-name="T32">Update data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33" draw:text-style-name="P44" draw:layer="layout" svg:width="1.014cm" svg:height="0.625cm" svg:x="19.4cm" svg:y="7.775cm">
          <draw:text-box>
            <text:p><text:span text:style-name="T27">Y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34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235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frame draw:style-name="gr236" draw:text-style-name="P43" draw:layer="layout" svg:width="1.099cm" svg:height="0.979cm" svg:x="18.636cm" svg:y="5.115cm">
          <draw:text-box>
            <text:p><text:span text:style-name="T27">Yes</text:span></text:p>
          </draw:text-box>
        </draw:frame>
        <draw:line draw:style-name="gr82" draw:text-style-name="P18" draw:layer="layout" svg:x1="18.402cm" svg:y1="5.779cm" svg:x2="20.266cm" svg:y2="5.779cm">
          <text:p/>
        </draw:line>
        <draw:custom-shape draw:style-name="gr193" draw:text-style-name="P37" draw:layer="layout" svg:width="3.599cm" svg:height="1.155cm" svg:x="20.079cm" svg:y="5.209cm">
          <text:p text:style-name="P36"><text:span text:style-name="T28">Create a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11.907cm" svg:y1="1.018cm" svg:x2="11.95cm" svg:y2="2.159cm">
          <text:p/>
        </draw:line>
        <draw:custom-shape draw:style-name="gr237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60" draw:id="id60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59" draw:id="id59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59" draw:start-glue-point="2" draw:end-shape="id60" draw:end-glue-point="0" svg:d="M2900 3122c0 684-1 229-1 911" svg:viewBox="0 0 2 912">
          <text:p/>
        </draw:connector>
        <draw:custom-shape draw:style-name="gr128" draw:text-style-name="P51" draw:layer="layout" svg:width="1.741cm" svg:height="0.882cm" svg:x="2.036cm" svg:y="6.84cm">
          <text:p text:style-name="P36"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draw:layer="layout" svg:width="1.741cm" svg:height="0.882cm" svg:x="2.036cm" svg:y="7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draw:transform="rotate (-3.14159265358979) translate (3.928cm 12.882cm)">
            <text:p text:style-name="P36"><text:span text:style-name="T26">30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3" draw:text-style-name="P39" draw:layer="layout" svg:width="1.741cm" svg:height="0.882cm" draw:transform="rotate (-3.14159265358979) translate (3.928cm 13.759cm)">
            <text:p text:style-name="P36"><text:span text:style-name="T26">NULL</text:span></text:p>
            <draw:enhanced-geometry svg:viewBox="0 0 21600 21600" draw:mirror-horizontal="true" draw:mirror-vertical="true" draw:type="rectangle" draw:enhanced-path="M 0 0 L 21600 0 21600 21600 0 21600 0 0 Z N"/>
          </draw:custom-shape>
        </draw:g>
        <draw:frame draw:style-name="gr103" draw:text-style-name="P40" draw:layer="layout" svg:width="4cm" svg:height="1cm" svg:x="4.6cm" svg:y="0.4cm">
          <draw:text-box>
            <text:p><text:span text:style-name="T25"><text:s/></text:span><text:span text:style-name="T31"><text:s/></text:span><text:span text:style-name="T31">g_data = 20</text:span></text:p>
          </draw:text-box>
        </draw:frame>
        <draw:frame draw:style-name="gr156" draw:text-style-name="P44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draw:layer="layout" svg:width="2.024cm" svg:height="0.963cm" svg:x="0.2cm" svg:y="7.722cm">
          <draw:text-box>
            <text:p><text:span text:style-name="T25">temp</text:span></text:p>
          </draw:text-box>
        </draw:frame>
        <draw:line draw:style-name="gr24" draw:text-style-name="P18" draw:layer="layout" svg:x1="0.8cm" svg:y1="7.718cm" svg:x2="2cm" svg:y2="7.718cm">
          <text:p/>
        </draw:line>
        <draw:line draw:style-name="gr196" draw:text-style-name="P18" draw:layer="layout" svg:x1="2.932cm" svg:y1="8.6cm" svg:x2="3cm" svg:y2="12.008cm">
          <text:p/>
        </draw:line>
        <draw:custom-shape draw:style-name="gr239" draw:text-style-name="P38" draw:layer="layout" svg:width="2.723cm" svg:height="2.32cm" svg:x="20.046cm" svg:y="7.603cm">
          <text:p text:style-name="P36"><text:span text:style-name="T24">Is </text:span></text:p>
          <text:p text:style-name="P36"><text:span text:style-name="T24">node</text:span></text:p>
          <text:p text:style-name="P36"><text:span text:style-name="T24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40" draw:text-style-name="P43" draw:layer="layout" svg:width="1.099cm" svg:height="0.624cm" svg:x="22.711cm" svg:y="8.002cm">
          <draw:text-box>
            <text:p><text:span text:style-name="T27">No</text:span></text:p>
          </draw:text-box>
        </draw:frame>
        <draw:custom-shape draw:style-name="gr218" draw:text-style-name="P37" draw:layer="layout" svg:width="3.427cm" svg:height="1.154cm" svg:x="23.679cm" svg:y="8.351cm">
          <text:p text:style-name="P36"><text:span text:style-name="T28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22.749cm" svg:y1="8.767cm" svg:x2="23.975cm" svg:y2="8.818cm">
          <text:p/>
        </draw:line>
        <draw:custom-shape draw:style-name="gr80" draw:text-style-name="P37" draw:layer="layout" svg:width="2.723cm" svg:height="0.822cm" svg:x="23.705cm" svg:y="10.824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54" draw:text-style-name="P18" draw:layer="layout" svg:x1="25.084cm" svg:y1="9.505cm" svg:x2="25.084cm" svg:y2="10.812cm">
          <text:p/>
        </draw:line>
        <draw:line draw:style-name="gr154" draw:text-style-name="P18" draw:layer="layout" svg:x1="21.4cm" svg:y1="6.364cm" svg:x2="21.4cm" svg:y2="7.671cm">
          <text:p/>
        </draw:line>
        <draw:custom-shape draw:style-name="gr93" draw:text-style-name="P39" draw:layer="layout" svg:width="1.741cm" svg:height="0.882cm" draw:transform="rotate (-3.14159265358979) translate (2.185cm 10.323cm)">
          <text:p text:style-name="P36"><text:span text:style-name="T26">25</text:span></text:p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85" draw:text-style-name="P39" draw:layer="layout" svg:width="1.741cm" svg:height="0.882cm" draw:transform="rotate (-3.14159265358979) translate (2.185cm 11.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82" draw:text-style-name="P18" draw:layer="layout" svg:x1="20.059cm" svg:y1="8.762cm" svg:x2="18.954cm" svg:y2="8.775cm">
          <text:p/>
        </draw:line>
        <draw:custom-shape draw:style-name="gr91" draw:text-style-name="P53" draw:layer="layout" svg:width="4.2cm" svg:height="1.245cm" svg:x="15.078cm" svg:y="8.08cm">
          <text:p text:style-name="P36"><text:span text:style-name="T32">Update data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33" draw:text-style-name="P44" draw:layer="layout" svg:width="1.014cm" svg:height="0.625cm" svg:x="19.4cm" svg:y="7.775cm">
          <draw:text-box>
            <text:p><text:span text:style-name="T27">Yes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41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242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frame draw:style-name="gr243" draw:text-style-name="P43" draw:layer="layout" svg:width="1.099cm" svg:height="0.979cm" svg:x="18.636cm" svg:y="5.115cm">
          <draw:text-box>
            <text:p><text:span text:style-name="T27">Yes</text:span></text:p>
          </draw:text-box>
        </draw:frame>
        <draw:line draw:style-name="gr82" draw:text-style-name="P18" draw:layer="layout" svg:x1="18.402cm" svg:y1="5.779cm" svg:x2="20.266cm" svg:y2="5.779cm">
          <text:p/>
        </draw:line>
        <draw:custom-shape draw:style-name="gr193" draw:text-style-name="P37" draw:layer="layout" svg:width="3.599cm" svg:height="1.155cm" svg:x="20.079cm" svg:y="5.209cm">
          <text:p text:style-name="P36"><text:span text:style-name="T28">Create a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11.907cm" svg:y1="1.018cm" svg:x2="11.95cm" svg:y2="2.159cm">
          <text:p/>
        </draw:line>
        <draw:custom-shape draw:style-name="gr244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62" draw:id="id62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61" draw:id="id61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61" draw:start-glue-point="2" draw:end-shape="id62" draw:end-glue-point="0" svg:d="M2900 3122c0 684-1 229-1 911" svg:viewBox="0 0 2 912">
          <text:p/>
        </draw:connector>
        <draw:custom-shape draw:style-name="gr128" draw:text-style-name="P51" draw:layer="layout" svg:width="1.741cm" svg:height="0.882cm" svg:x="2.036cm" svg:y="6.84cm">
          <text:p text:style-name="P36"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draw:layer="layout" svg:width="1.741cm" svg:height="0.882cm" svg:x="2.036cm" svg:y="7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draw:transform="rotate (-3.14159265358979) translate (3.928cm 12.882cm)">
            <text:p text:style-name="P36"><text:span text:style-name="T26">30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3" draw:text-style-name="P39" draw:layer="layout" svg:width="1.741cm" svg:height="0.882cm" draw:transform="rotate (-3.14159265358979) translate (3.928cm 13.759cm)">
            <text:p text:style-name="P36"><text:span text:style-name="T26">NULL</text:span></text:p>
            <draw:enhanced-geometry svg:viewBox="0 0 21600 21600" draw:mirror-horizontal="true" draw:mirror-vertical="true" draw:type="rectangle" draw:enhanced-path="M 0 0 L 21600 0 21600 21600 0 21600 0 0 Z N"/>
          </draw:custom-shape>
        </draw:g>
        <draw:frame draw:style-name="gr103" draw:text-style-name="P40" draw:layer="layout" svg:width="4cm" svg:height="1cm" svg:x="4.6cm" svg:y="0.4cm">
          <draw:text-box>
            <text:p><text:span text:style-name="T25"><text:s/></text:span><text:span text:style-name="T31"><text:s/></text:span><text:span text:style-name="T31">g_data = 20</text:span></text:p>
          </draw:text-box>
        </draw:frame>
        <draw:frame draw:style-name="gr156" draw:text-style-name="P47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draw:layer="layout" svg:width="2.024cm" svg:height="0.963cm" svg:x="0.2cm" svg:y="7.722cm">
          <draw:text-box>
            <text:p><text:span text:style-name="T25">temp</text:span></text:p>
          </draw:text-box>
        </draw:frame>
        <draw:line draw:style-name="gr24" draw:text-style-name="P18" draw:layer="layout" svg:x1="0.8cm" svg:y1="7.718cm" svg:x2="2cm" svg:y2="7.718cm">
          <text:p/>
        </draw:line>
        <draw:line draw:style-name="gr196" draw:text-style-name="P18" draw:layer="layout" svg:x1="2.932cm" svg:y1="8.6cm" svg:x2="3cm" svg:y2="12.008cm">
          <text:p/>
        </draw:line>
        <draw:custom-shape draw:style-name="gr246" draw:text-style-name="P38" draw:layer="layout" svg:width="2.723cm" svg:height="2.32cm" svg:x="20.046cm" svg:y="7.603cm">
          <text:p text:style-name="P36"><text:span text:style-name="T24">Is </text:span></text:p>
          <text:p text:style-name="P36"><text:span text:style-name="T24">node</text:span></text:p>
          <text:p text:style-name="P36"><text:span text:style-name="T24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47" draw:text-style-name="P43" draw:layer="layout" svg:width="1.099cm" svg:height="0.624cm" svg:x="22.711cm" svg:y="8.002cm">
          <draw:text-box>
            <text:p><text:span text:style-name="T27">No</text:span></text:p>
          </draw:text-box>
        </draw:frame>
        <draw:custom-shape draw:style-name="gr218" draw:text-style-name="P37" draw:layer="layout" svg:width="3.427cm" svg:height="1.154cm" svg:x="23.679cm" svg:y="8.351cm">
          <text:p text:style-name="P36"><text:span text:style-name="T28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22.749cm" svg:y1="8.767cm" svg:x2="23.975cm" svg:y2="8.818cm">
          <text:p/>
        </draw:line>
        <draw:custom-shape draw:style-name="gr80" draw:text-style-name="P37" draw:layer="layout" svg:width="2.723cm" svg:height="0.822cm" svg:x="23.705cm" svg:y="10.824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54" draw:text-style-name="P18" draw:layer="layout" svg:x1="25.084cm" svg:y1="9.505cm" svg:x2="25.084cm" svg:y2="10.812cm">
          <text:p/>
        </draw:line>
        <draw:line draw:style-name="gr154" draw:text-style-name="P18" draw:layer="layout" svg:x1="21.4cm" svg:y1="6.364cm" svg:x2="21.4cm" svg:y2="7.671cm">
          <text:p/>
        </draw:line>
        <draw:custom-shape draw:style-name="gr93" draw:text-style-name="P39" draw:layer="layout" svg:width="1.741cm" svg:height="0.882cm" draw:transform="rotate (-3.14159265358979) translate (2.185cm 10.323cm)">
          <text:p text:style-name="P36"><text:span text:style-name="T26">25</text:span></text:p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85" draw:text-style-name="P39" draw:layer="layout" svg:width="1.741cm" svg:height="0.882cm" draw:transform="rotate (-3.14159265358979) translate (2.185cm 11.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1" draw:text-style-name="P53" draw:layer="layout" svg:width="4.2cm" svg:height="1.245cm" svg:x="14.535cm" svg:y="10.095cm">
          <text:p text:style-name="P36"><text:span text:style-name="T32">Establish link</text:span></text:p>
          <text:p text:style-name="P36"><text:span text:style-name="T32">new node + last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20.059cm" svg:y1="8.762cm" svg:x2="18.954cm" svg:y2="8.775cm">
          <text:p/>
        </draw:line>
        <draw:line draw:style-name="gr154" draw:text-style-name="P18" draw:layer="layout" svg:x1="16.804cm" svg:y1="9.332cm" svg:x2="16.827cm" svg:y2="10.071cm">
          <text:p/>
        </draw:line>
        <draw:custom-shape draw:style-name="gr91" draw:text-style-name="P53" draw:layer="layout" svg:width="4.2cm" svg:height="1.245cm" svg:x="15.078cm" svg:y="8.08cm">
          <text:p text:style-name="P36"><text:span text:style-name="T32">Update data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33" draw:text-style-name="P47" draw:layer="layout" svg:width="1.014cm" svg:height="0.625cm" svg:x="19.4cm" svg:y="7.775cm">
          <draw:text-box>
            <text:p><text:span text:style-name="T27">Yes</text:span></text:p>
          </draw:text-box>
        </draw:frame>
        <draw:polyline draw:style-name="gr248" draw:text-style-name="P18" xml:id="id110" draw:id="id110" draw:layer="layout" svg:width="0cm" svg:height="1.799cm" svg:x="1.2cm" svg:y="11.2cm" svg:viewBox="0 0 0 1800" draw:points="0,0 0,1800">
          <text:p/>
        </draw:polyline>
        <draw:polyline draw:style-name="gr249" draw:text-style-name="P18" xml:id="id111" draw:id="id111" draw:layer="layout" svg:width="1.118cm" svg:height="0cm" svg:x="1.2cm" svg:y="13cm" svg:viewBox="0 0 1119 0" draw:points="0,0 111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 presentation:preset-property="Direction">
                  <anim:set smil:begin="0s" smil:dur="0.001s" smil:fill="hold" smil:targetElement="id110" smil:attributeName="visibility" smil:to="visible"/>
                  <anim:transitionFilter smil:dur="0.5s" smil:targetElement="id110" smil:type="slideWipe" smil:subtype="fromTop"/>
                </anim:par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111" smil:attributeName="visibility" smil:to="visible"/>
                  <anim:transitionFilter smil:dur="0.5s" smil:targetElement="id111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50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251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frame draw:style-name="gr252" draw:text-style-name="P43" draw:layer="layout" svg:width="1.099cm" svg:height="0.979cm" svg:x="18.636cm" svg:y="5.115cm">
          <draw:text-box>
            <text:p><text:span text:style-name="T27">Yes</text:span></text:p>
          </draw:text-box>
        </draw:frame>
        <draw:line draw:style-name="gr82" draw:text-style-name="P18" draw:layer="layout" svg:x1="18.402cm" svg:y1="5.779cm" svg:x2="20.266cm" svg:y2="5.779cm">
          <text:p/>
        </draw:line>
        <draw:custom-shape draw:style-name="gr193" draw:text-style-name="P37" draw:layer="layout" svg:width="3.599cm" svg:height="1.155cm" svg:x="20.079cm" svg:y="5.209cm">
          <text:p text:style-name="P36"><text:span text:style-name="T28">Create a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11.907cm" svg:y1="1.018cm" svg:x2="11.95cm" svg:y2="2.159cm">
          <text:p/>
        </draw:line>
        <draw:custom-shape draw:style-name="gr253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64" draw:id="id64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63" draw:id="id63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63" draw:start-glue-point="2" draw:end-shape="id64" draw:end-glue-point="0" svg:d="M2900 3122c0 684-1 229-1 911" svg:viewBox="0 0 2 912">
          <text:p/>
        </draw:connector>
        <draw:custom-shape draw:style-name="gr128" draw:text-style-name="P51" draw:layer="layout" svg:width="1.741cm" svg:height="0.882cm" svg:x="2.036cm" svg:y="6.84cm">
          <text:p text:style-name="P36"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draw:layer="layout" svg:width="1.741cm" svg:height="0.882cm" svg:x="2.036cm" svg:y="7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draw:transform="rotate (-3.14159265358979) translate (3.928cm 12.882cm)">
            <text:p text:style-name="P36"><text:span text:style-name="T26">30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3" draw:text-style-name="P39" draw:layer="layout" svg:width="1.741cm" svg:height="0.882cm" draw:transform="rotate (-3.14159265358979) translate (3.928cm 13.759cm)">
            <text:p text:style-name="P36"><text:span text:style-name="T26">NULL</text:span></text:p>
            <draw:enhanced-geometry svg:viewBox="0 0 21600 21600" draw:mirror-horizontal="true" draw:mirror-vertical="true" draw:type="rectangle" draw:enhanced-path="M 0 0 L 21600 0 21600 21600 0 21600 0 0 Z N"/>
          </draw:custom-shape>
        </draw:g>
        <draw:frame draw:style-name="gr103" draw:text-style-name="P40" draw:layer="layout" svg:width="4cm" svg:height="1cm" svg:x="4.6cm" svg:y="0.4cm">
          <draw:text-box>
            <text:p><text:span text:style-name="T25"><text:s/></text:span><text:span text:style-name="T31"><text:s/></text:span><text:span text:style-name="T31">g_data = 20</text:span></text:p>
          </draw:text-box>
        </draw:frame>
        <draw:frame draw:style-name="gr156" draw:text-style-name="P47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draw:layer="layout" svg:width="2.024cm" svg:height="0.963cm" svg:x="0.2cm" svg:y="6.755cm">
          <draw:text-box>
            <text:p><text:span text:style-name="T25">temp</text:span></text:p>
          </draw:text-box>
        </draw:frame>
        <draw:line draw:style-name="gr24" draw:text-style-name="P18" draw:layer="layout" svg:x1="0.8cm" svg:y1="7.718cm" svg:x2="2cm" svg:y2="7.718cm">
          <text:p/>
        </draw:line>
        <draw:polyline draw:style-name="gr196" draw:text-style-name="P18" xml:id="id112" draw:id="id112" draw:layer="layout" svg:width="0.067cm" svg:height="3.407cm" svg:x="2.932cm" svg:y="8.6cm" svg:viewBox="0 0 68 3408" draw:points="0,0 68,3408">
          <text:p/>
        </draw:polyline>
        <draw:custom-shape draw:style-name="gr255" draw:text-style-name="P38" draw:layer="layout" svg:width="2.723cm" svg:height="2.32cm" svg:x="20.046cm" svg:y="7.603cm">
          <text:p text:style-name="P36"><text:span text:style-name="T24">Is </text:span></text:p>
          <text:p text:style-name="P36"><text:span text:style-name="T24">node</text:span></text:p>
          <text:p text:style-name="P36"><text:span text:style-name="T24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56" draw:text-style-name="P43" draw:layer="layout" svg:width="1.099cm" svg:height="0.624cm" svg:x="22.711cm" svg:y="8.002cm">
          <draw:text-box>
            <text:p><text:span text:style-name="T27">No</text:span></text:p>
          </draw:text-box>
        </draw:frame>
        <draw:custom-shape draw:style-name="gr218" draw:text-style-name="P37" draw:layer="layout" svg:width="3.427cm" svg:height="1.154cm" svg:x="23.679cm" svg:y="8.351cm">
          <text:p text:style-name="P36"><text:span text:style-name="T28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22.749cm" svg:y1="8.767cm" svg:x2="23.975cm" svg:y2="8.818cm">
          <text:p/>
        </draw:line>
        <draw:custom-shape draw:style-name="gr80" draw:text-style-name="P37" draw:layer="layout" svg:width="2.723cm" svg:height="0.822cm" svg:x="23.705cm" svg:y="10.824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54" draw:text-style-name="P18" draw:layer="layout" svg:x1="25.084cm" svg:y1="9.505cm" svg:x2="25.084cm" svg:y2="10.812cm">
          <text:p/>
        </draw:line>
        <draw:line draw:style-name="gr154" draw:text-style-name="P18" draw:layer="layout" svg:x1="21.4cm" svg:y1="6.364cm" svg:x2="21.4cm" svg:y2="7.671cm">
          <text:p/>
        </draw:line>
        <draw:custom-shape draw:style-name="gr93" draw:text-style-name="P39" draw:layer="layout" svg:width="1.741cm" svg:height="0.882cm" draw:transform="rotate (-3.14159265358979) translate (2.185cm 10.323cm)">
          <text:p text:style-name="P36"><text:span text:style-name="T26"><text:s/></text:span><text:span text:style-name="T26">25</text:span></text:p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85" draw:text-style-name="P39" draw:layer="layout" svg:width="1.741cm" svg:height="0.882cm" draw:transform="rotate (-3.14159265358979) translate (2.185cm 11.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1" draw:text-style-name="P53" draw:layer="layout" svg:width="4.2cm" svg:height="1.245cm" svg:x="14.535cm" svg:y="10.095cm">
          <text:p text:style-name="P36"><text:span text:style-name="T32">Establish link</text:span></text:p>
          <text:p text:style-name="P36"><text:span text:style-name="T32">new node + last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20.059cm" svg:y1="8.762cm" svg:x2="18.954cm" svg:y2="8.775cm">
          <text:p/>
        </draw:line>
        <draw:custom-shape draw:style-name="gr91" draw:text-style-name="P53" draw:layer="layout" svg:width="4.2cm" svg:height="1.245cm" svg:x="14.059cm" svg:y="11.955cm">
          <text:p text:style-name="P36"><text:span text:style-name="T32">Establish link</text:span></text:p>
          <text:p text:style-name="P36"><text:span text:style-name="T32">prev node + new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4" draw:text-style-name="P18" draw:layer="layout" svg:x1="16.804cm" svg:y1="9.332cm" svg:x2="16.827cm" svg:y2="10.071cm">
          <text:p/>
        </draw:line>
        <draw:line draw:style-name="gr154" draw:text-style-name="P18" draw:layer="layout" svg:x1="16.779cm" svg:y1="11.344cm" svg:x2="16.774cm" svg:y2="11.948cm">
          <text:p/>
        </draw:line>
        <draw:custom-shape draw:style-name="gr91" draw:text-style-name="P53" draw:layer="layout" svg:width="4.2cm" svg:height="1.245cm" svg:x="15.078cm" svg:y="8.08cm">
          <text:p text:style-name="P36"><text:span text:style-name="T32">Update data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33" draw:text-style-name="P47" draw:layer="layout" svg:width="1.014cm" svg:height="0.625cm" svg:x="19.4cm" svg:y="7.775cm">
          <draw:text-box>
            <text:p><text:span text:style-name="T27">Yes</text:span></text:p>
          </draw:text-box>
        </draw:frame>
        <draw:line draw:style-name="gr248" draw:text-style-name="P18" draw:layer="layout" svg:x1="1.2cm" svg:y1="11.2cm" svg:x2="1.2cm" svg:y2="13cm">
          <text:p/>
        </draw:line>
        <draw:line draw:style-name="gr249" draw:text-style-name="P18" draw:layer="layout" svg:x1="1.2cm" svg:y1="13cm" svg:x2="2.319cm" svg:y2="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112" svg:path="M 0 0  L -0.25 0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57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258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frame draw:style-name="gr259" draw:text-style-name="P43" draw:layer="layout" svg:width="1.099cm" svg:height="0.979cm" svg:x="18.636cm" svg:y="5.115cm">
          <draw:text-box>
            <text:p><text:span text:style-name="T27">Yes</text:span></text:p>
          </draw:text-box>
        </draw:frame>
        <draw:line draw:style-name="gr82" draw:text-style-name="P18" draw:layer="layout" svg:x1="18.402cm" svg:y1="5.779cm" svg:x2="20.266cm" svg:y2="5.779cm">
          <text:p/>
        </draw:line>
        <draw:custom-shape draw:style-name="gr193" draw:text-style-name="P37" draw:layer="layout" svg:width="3.599cm" svg:height="1.155cm" svg:x="20.079cm" svg:y="5.209cm">
          <text:p text:style-name="P36"><text:span text:style-name="T28">Create a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11.907cm" svg:y1="1.018cm" svg:x2="11.95cm" svg:y2="2.159cm">
          <text:p/>
        </draw:line>
        <draw:custom-shape draw:style-name="gr260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66" draw:id="id66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1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65" draw:id="id65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65" draw:start-glue-point="2" draw:end-shape="id66" draw:end-glue-point="0" svg:d="M2900 3122c0 684-1 229-1 911" svg:viewBox="0 0 2 912">
          <text:p/>
        </draw:connector>
        <draw:custom-shape draw:style-name="gr128" draw:text-style-name="P51" draw:layer="layout" svg:width="1.741cm" svg:height="0.882cm" svg:x="2.036cm" svg:y="6.84cm">
          <text:p text:style-name="P36"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draw:layer="layout" svg:width="1.741cm" svg:height="0.882cm" svg:x="2.036cm" svg:y="7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draw:transform="rotate (-3.14159265358979) translate (3.928cm 12.882cm)">
            <text:p text:style-name="P36"><text:span text:style-name="T26">30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3" draw:text-style-name="P39" draw:layer="layout" svg:width="1.741cm" svg:height="0.882cm" draw:transform="rotate (-3.14159265358979) translate (3.928cm 13.759cm)">
            <text:p text:style-name="P36"><text:span text:style-name="T26">NULL</text:span></text:p>
            <draw:enhanced-geometry svg:viewBox="0 0 21600 21600" draw:mirror-horizontal="true" draw:mirror-vertical="true" draw:type="rectangle" draw:enhanced-path="M 0 0 L 21600 0 21600 21600 0 21600 0 0 Z N"/>
          </draw:custom-shape>
        </draw:g>
        <draw:frame draw:style-name="gr103" draw:text-style-name="P40" draw:layer="layout" svg:width="4cm" svg:height="1cm" svg:x="4.6cm" svg:y="0.4cm">
          <draw:text-box>
            <text:p><text:span text:style-name="T25"><text:s/></text:span><text:span text:style-name="T31"><text:s/></text:span><text:span text:style-name="T31">g_data = 20</text:span></text:p>
          </draw:text-box>
        </draw:frame>
        <draw:frame draw:style-name="gr156" draw:text-style-name="P47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draw:layer="layout" svg:width="2.024cm" svg:height="0.963cm" svg:x="0.2cm" svg:y="6.755cm">
          <draw:text-box>
            <text:p><text:span text:style-name="T25">temp</text:span></text:p>
          </draw:text-box>
        </draw:frame>
        <draw:line draw:style-name="gr24" draw:text-style-name="P18" draw:layer="layout" svg:x1="0.8cm" svg:y1="7.718cm" svg:x2="2cm" svg:y2="7.718cm">
          <text:p/>
        </draw:line>
        <draw:custom-shape draw:style-name="gr262" draw:text-style-name="P38" draw:layer="layout" svg:width="2.723cm" svg:height="2.32cm" svg:x="20.046cm" svg:y="7.603cm">
          <text:p text:style-name="P36"><text:span text:style-name="T24">Is </text:span></text:p>
          <text:p text:style-name="P36"><text:span text:style-name="T24">node</text:span></text:p>
          <text:p text:style-name="P36"><text:span text:style-name="T24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63" draw:text-style-name="P43" draw:layer="layout" svg:width="1.099cm" svg:height="0.624cm" svg:x="22.711cm" svg:y="8.002cm">
          <draw:text-box>
            <text:p><text:span text:style-name="T27">No</text:span></text:p>
          </draw:text-box>
        </draw:frame>
        <draw:custom-shape draw:style-name="gr218" draw:text-style-name="P37" draw:layer="layout" svg:width="3.427cm" svg:height="1.154cm" svg:x="23.679cm" svg:y="8.351cm">
          <text:p text:style-name="P36"><text:span text:style-name="T28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22.749cm" svg:y1="8.767cm" svg:x2="23.975cm" svg:y2="8.818cm">
          <text:p/>
        </draw:line>
        <draw:custom-shape draw:style-name="gr80" draw:text-style-name="P37" draw:layer="layout" svg:width="2.723cm" svg:height="0.822cm" svg:x="23.705cm" svg:y="10.824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54" draw:text-style-name="P18" draw:layer="layout" svg:x1="25.084cm" svg:y1="9.505cm" svg:x2="25.084cm" svg:y2="10.812cm">
          <text:p/>
        </draw:line>
        <draw:line draw:style-name="gr154" draw:text-style-name="P18" draw:layer="layout" svg:x1="21.4cm" svg:y1="6.364cm" svg:x2="21.4cm" svg:y2="7.671cm">
          <text:p/>
        </draw:line>
        <draw:custom-shape draw:style-name="gr93" draw:text-style-name="P39" draw:layer="layout" svg:width="1.741cm" svg:height="0.882cm" draw:transform="rotate (-3.14159265358979) translate (2.185cm 10.323cm)">
          <text:p text:style-name="P36"><text:span text:style-name="T26"><text:s/></text:span><text:span text:style-name="T26">25</text:span></text:p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85" draw:text-style-name="P39" draw:layer="layout" svg:width="1.741cm" svg:height="0.882cm" draw:transform="rotate (-3.14159265358979) translate (2.185cm 11.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1" draw:text-style-name="P53" draw:layer="layout" svg:width="4.2cm" svg:height="1.245cm" svg:x="14.535cm" svg:y="10.095cm">
          <text:p text:style-name="P36"><text:span text:style-name="T32">Establish link</text:span></text:p>
          <text:p text:style-name="P36"><text:span text:style-name="T32">new node + last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20.059cm" svg:y1="8.762cm" svg:x2="18.954cm" svg:y2="8.775cm">
          <text:p/>
        </draw:line>
        <draw:custom-shape draw:style-name="gr91" draw:text-style-name="P53" draw:layer="layout" svg:width="4.2cm" svg:height="1.245cm" svg:x="14.059cm" svg:y="11.955cm">
          <text:p text:style-name="P36"><text:span text:style-name="T32">Establish link</text:span></text:p>
          <text:p text:style-name="P36"><text:span text:style-name="T32">prev node + new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4" draw:text-style-name="P18" draw:layer="layout" svg:x1="16.804cm" svg:y1="9.332cm" svg:x2="16.827cm" svg:y2="10.071cm">
          <text:p/>
        </draw:line>
        <draw:line draw:style-name="gr154" draw:text-style-name="P18" draw:layer="layout" svg:x1="16.779cm" svg:y1="11.344cm" svg:x2="16.774cm" svg:y2="11.948cm">
          <text:p/>
        </draw:line>
        <draw:custom-shape draw:style-name="gr91" draw:text-style-name="P53" draw:layer="layout" svg:width="4.2cm" svg:height="1.245cm" svg:x="15.078cm" svg:y="8.08cm">
          <text:p text:style-name="P36"><text:span text:style-name="T32">Update data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33" draw:text-style-name="P47" draw:layer="layout" svg:width="1.014cm" svg:height="0.625cm" svg:x="19.4cm" svg:y="7.775cm">
          <draw:text-box>
            <text:p><text:span text:style-name="T27">Yes</text:span></text:p>
          </draw:text-box>
        </draw:frame>
        <draw:line draw:style-name="gr248" draw:text-style-name="P18" draw:layer="layout" svg:x1="1.2cm" svg:y1="11.2cm" svg:x2="1.2cm" svg:y2="13cm">
          <text:p/>
        </draw:line>
        <draw:line draw:style-name="gr249" draw:text-style-name="P18" draw:layer="layout" svg:x1="1.2cm" svg:y1="13cm" svg:x2="2.319cm" svg:y2="13cm">
          <text:p/>
        </draw:line>
        <draw:connector draw:style-name="gr99" draw:text-style-name="P18" draw:layer="layout" draw:type="curve" svg:x1="1.2cm" svg:y1="8.424cm" svg:x2="1.206cm" svg:y2="9.441cm" svg:d="M1200 8424c0 378 6-130 6 1017" svg:viewBox="0 0 7 1018">
          <text:p/>
        </draw:connector>
        <draw:line draw:style-name="gr248" draw:text-style-name="P18" draw:layer="layout" svg:x1="1.206cm" svg:y1="8.424cm" svg:x2="2.036cm" svg:y2="8.4cm">
          <text:p/>
        </draw:line>
        <presentation:notes draw:style-name="dp2">
          <draw:page-thumbnail draw:style-name="gr2" draw:layer="layout" svg:width="0.001cm" svg:height="0.001cm" svg:x="0cm" svg:y="2.257cm" draw:page-number="6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Flowchart</text:span><text:span text:style-name="T11"><text:line-break/></text:span><text:span text:style-name="T9">insert_after</text:span></text:p>
          </draw:text-box>
        </draw:frame>
        <draw:custom-shape draw:style-name="gr80" draw:text-style-name="P37" draw:layer="layout" svg:width="2.723cm" svg:height="0.822cm" svg:x="10.407cm" svg:y="0.206cm">
          <text:p text:style-name="P36"><text:span text:style-name="T2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64" draw:text-style-name="P43" draw:layer="layout" svg:width="1.099cm" svg:height="0.979cm" svg:x="13.466cm" svg:y="2.62cm">
          <draw:text-box>
            <text:p><text:span text:style-name="T27">No</text:span></text:p>
          </draw:text-box>
        </draw:frame>
        <draw:custom-shape draw:style-name="gr265" draw:text-style-name="P38" draw:layer="layout" svg:width="2.723cm" svg:height="2.32cm" svg:x="10.593cm" svg:y="2.174cm">
          <text:p text:style-name="P36"><text:span text:style-name="T24">Is </text:span></text:p>
          <text:p text:style-name="P36"><text:span text:style-name="T24">list</text:span></text:p>
          <text:p text:style-name="P36"><text:span text:style-name="T24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0" draw:text-style-name="P42" draw:layer="layout" svg:width="1.541cm" svg:height="0.81cm" svg:x="9.142cm" svg:y="2.625cm">
          <draw:text-box>
            <text:p><text:span text:style-name="T27">Yes</text:span></text:p>
          </draw:text-box>
        </draw:frame>
        <draw:line draw:style-name="gr82" draw:text-style-name="P18" draw:layer="layout" svg:x1="10.601cm" svg:y1="3.343cm" svg:x2="8.766cm" svg:y2="3.33cm">
          <text:p/>
        </draw:line>
        <draw:line draw:style-name="gr82" draw:text-style-name="P18" draw:layer="layout" svg:x1="13.306cm" svg:y1="3.337cm" svg:x2="15.225cm" svg:y2="3.33cm">
          <text:p/>
        </draw:line>
        <draw:custom-shape draw:style-name="gr167" draw:text-style-name="P52" draw:layer="layout" svg:width="4.2cm" svg:height="1.245cm" svg:x="14.963cm" svg:y="2.718cm">
          <text:p text:style-name="P36"><text:span text:style-name="T28"/></text:p>
          <text:p text:style-name="P36"><text:span text:style-name="T28">Traverse </text:span></text:p>
          <text:p text:style-name="P36"><text:span text:style-name="T28">through list</text:span></text:p>
          <text:p text:style-name="P36"><text:span text:style-name="T28"/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1" draw:text-style-name="P37" draw:layer="layout" svg:width="4.2cm" svg:height="1.245cm" svg:x="4.8cm" svg:y="2.718cm">
          <text:p text:style-name="P36"><text:span text:style-name="T28">return LIST_EMPT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0" draw:text-style-name="P37" draw:layer="layout" svg:width="2.723cm" svg:height="0.822cm" svg:x="5.539cm" svg:y="5.237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37" draw:layer="layout" svg:width="4.2cm" svg:height="1.245cm" svg:x="9.855cm" svg:y="5.118cm">
          <text:p text:style-name="P36"><text:span text:style-name="T28">return </text:span></text:p>
          <text:p text:style-name="P36"><text:span text:style-name="T28">DATA_NOT_FOUND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0" draw:text-style-name="P42" draw:layer="layout" svg:width="1.069cm" svg:height="0.81cm" svg:x="14.343cm" svg:y="5.119cm">
          <draw:text-box>
            <text:p><text:span text:style-name="T27">No</text:span></text:p>
          </draw:text-box>
        </draw:frame>
        <draw:line draw:style-name="gr82" draw:text-style-name="P18" draw:layer="layout" svg:x1="17.063cm" svg:y1="3.949cm" svg:x2="17.063cm" svg:y2="4.623cm">
          <text:p/>
        </draw:line>
        <draw:line draw:style-name="gr82" draw:text-style-name="P18" draw:layer="layout" svg:x1="15.706cm" svg:y1="5.779cm" svg:x2="13.767cm" svg:y2="5.779cm">
          <text:p/>
        </draw:line>
        <draw:line draw:style-name="gr82" draw:text-style-name="P18" draw:layer="layout" svg:x1="6.911cm" svg:y1="3.978cm" svg:x2="6.889cm" svg:y2="5.205cm">
          <text:p/>
        </draw:line>
        <draw:line draw:style-name="gr84" draw:text-style-name="P18" draw:layer="layout" svg:x1="4.397cm" svg:y1="0.532cm" svg:x2="4.397cm" svg:y2="14.876cm">
          <text:p/>
        </draw:line>
        <draw:line draw:style-name="gr154" draw:text-style-name="P18" draw:layer="layout" svg:x1="10.081cm" svg:y1="5.707cm" svg:x2="8.261cm" svg:y2="5.704cm">
          <text:p/>
        </draw:line>
        <draw:frame draw:style-name="gr266" draw:text-style-name="P43" draw:layer="layout" svg:width="1.099cm" svg:height="0.979cm" svg:x="18.636cm" svg:y="5.115cm">
          <draw:text-box>
            <text:p><text:span text:style-name="T27">Yes</text:span></text:p>
          </draw:text-box>
        </draw:frame>
        <draw:line draw:style-name="gr82" draw:text-style-name="P18" draw:layer="layout" svg:x1="18.402cm" svg:y1="5.779cm" svg:x2="20.266cm" svg:y2="5.779cm">
          <text:p/>
        </draw:line>
        <draw:custom-shape draw:style-name="gr193" draw:text-style-name="P37" draw:layer="layout" svg:width="3.599cm" svg:height="1.155cm" svg:x="20.079cm" svg:y="5.209cm">
          <text:p text:style-name="P36"><text:span text:style-name="T28">Create a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11.907cm" svg:y1="1.018cm" svg:x2="11.95cm" svg:y2="2.159cm">
          <text:p/>
        </draw:line>
        <draw:custom-shape draw:style-name="gr267" draw:text-style-name="P38" draw:layer="layout" svg:width="2.723cm" svg:height="2.32cm" svg:x="15.697cm" svg:y="4.624cm">
          <text:p text:style-name="P36"><text:span text:style-name="T24">Is </text:span></text:p>
          <text:p text:style-name="P36"><text:span text:style-name="T24">g_data</text:span></text:p>
          <text:p text:style-name="P36"><text:span text:style-name="T24">Presen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6" draw:text-style-name="P40" draw:layer="layout" svg:width="1.874cm" svg:height="0.924cm" svg:x="2cm" svg:y="1.392cm">
          <draw:text-box>
            <text:p><text:span text:style-name="T25">Head</text:span></text:p>
          </draw:text-box>
        </draw:frame>
        <draw:custom-shape draw:style-name="gr93" draw:text-style-name="P39" xml:id="id68" draw:id="id68" draw:layer="layout" svg:width="1.741cm" svg:height="0.882cm" svg:x="2.029cm" svg:y="4.033cm">
          <text:p text:style-name="P36"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45" draw:layer="layout" svg:width="1.741cm" svg:height="0.882cm" svg:x="2.029cm" svg:y="4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xml:id="id67" draw:id="id67" draw:layer="layout" svg:width="1.741cm" svg:height="0.882cm" svg:x="2.03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3.122cm" svg:x2="2.899cm" svg:y2="4.033cm" draw:start-shape="id67" draw:start-glue-point="2" draw:end-shape="id68" draw:end-glue-point="0" svg:d="M2900 3122c0 684-1 229-1 911" svg:viewBox="0 0 2 912">
          <text:p/>
        </draw:connector>
        <draw:custom-shape draw:style-name="gr128" draw:text-style-name="P51" draw:layer="layout" svg:width="1.741cm" svg:height="0.882cm" svg:x="2.036cm" svg:y="6.84cm">
          <text:p text:style-name="P36"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9" draw:layer="layout" svg:width="1.741cm" svg:height="0.882cm" svg:x="2.036cm" svg:y="7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18" draw:layer="layout" draw:type="curve" svg:x1="2.9cm" svg:y1="5.823cm" svg:x2="2.906cm" svg:y2="6.84cm" svg:d="M2900 5823c0 378 6-130 6 1017" svg:viewBox="0 0 7 1018">
          <text:p/>
        </draw:connector>
        <draw:g>
          <draw:custom-shape draw:style-name="gr93" draw:text-style-name="P39" draw:layer="layout" svg:width="1.741cm" svg:height="0.882cm" draw:transform="rotate (-3.14159265358979) translate (3.928cm 12.882cm)">
            <text:p text:style-name="P36"><text:span text:style-name="T26">30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3" draw:text-style-name="P39" draw:layer="layout" svg:width="1.741cm" svg:height="0.882cm" draw:transform="rotate (-3.14159265358979) translate (3.928cm 13.759cm)">
            <text:p text:style-name="P36"><text:span text:style-name="T26">NULL</text:span></text:p>
            <draw:enhanced-geometry svg:viewBox="0 0 21600 21600" draw:mirror-horizontal="true" draw:mirror-vertical="true" draw:type="rectangle" draw:enhanced-path="M 0 0 L 21600 0 21600 21600 0 21600 0 0 Z N"/>
          </draw:custom-shape>
        </draw:g>
        <draw:frame draw:style-name="gr103" draw:text-style-name="P40" draw:layer="layout" svg:width="4cm" svg:height="1cm" svg:x="4.6cm" svg:y="0.4cm">
          <draw:text-box>
            <text:p><text:span text:style-name="T25"><text:s/></text:span><text:span text:style-name="T31"><text:s/></text:span><text:span text:style-name="T31">g_data = 20</text:span></text:p>
          </draw:text-box>
        </draw:frame>
        <draw:frame draw:style-name="gr156" draw:text-style-name="P47" draw:layer="layout" svg:width="3.561cm" svg:height="1.411cm" svg:x="4.639cm" svg:y="1.2cm">
          <draw:text-box>
            <text:p><text:span text:style-name="T25"><text:s text:c="2"/></text:span><text:span text:style-name="T25">n_data = 25</text:span></text:p>
          </draw:text-box>
        </draw:frame>
        <draw:frame draw:style-name="gr114" draw:text-style-name="P46" draw:layer="layout" svg:width="2.024cm" svg:height="0.963cm" svg:x="0.2cm" svg:y="6.755cm">
          <draw:text-box>
            <text:p><text:span text:style-name="T25">temp</text:span></text:p>
          </draw:text-box>
        </draw:frame>
        <draw:line draw:style-name="gr24" draw:text-style-name="P18" draw:layer="layout" svg:x1="0.8cm" svg:y1="7.718cm" svg:x2="2cm" svg:y2="7.718cm">
          <text:p/>
        </draw:line>
        <draw:custom-shape draw:style-name="gr269" draw:text-style-name="P38" draw:layer="layout" svg:width="2.723cm" svg:height="2.32cm" svg:x="20.046cm" svg:y="7.603cm">
          <text:p text:style-name="P36"><text:span text:style-name="T24">Is </text:span></text:p>
          <text:p text:style-name="P36"><text:span text:style-name="T24">node</text:span></text:p>
          <text:p text:style-name="P36"><text:span text:style-name="T24">crea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70" draw:text-style-name="P43" draw:layer="layout" svg:width="1.099cm" svg:height="0.624cm" svg:x="22.711cm" svg:y="8.002cm">
          <draw:text-box>
            <text:p><text:span text:style-name="T27">No</text:span></text:p>
          </draw:text-box>
        </draw:frame>
        <draw:custom-shape draw:style-name="gr218" draw:text-style-name="P37" draw:layer="layout" svg:width="3.427cm" svg:height="1.154cm" svg:x="23.679cm" svg:y="8.351cm">
          <text:p text:style-name="P36"><text:span text:style-name="T28">return FAILUR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22.749cm" svg:y1="8.767cm" svg:x2="23.975cm" svg:y2="8.818cm">
          <text:p/>
        </draw:line>
        <draw:custom-shape draw:style-name="gr80" draw:text-style-name="P37" draw:layer="layout" svg:width="2.723cm" svg:height="0.822cm" svg:x="23.705cm" svg:y="10.824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54" draw:text-style-name="P18" draw:layer="layout" svg:x1="25.084cm" svg:y1="9.505cm" svg:x2="25.084cm" svg:y2="10.812cm">
          <text:p/>
        </draw:line>
        <draw:line draw:style-name="gr154" draw:text-style-name="P18" draw:layer="layout" svg:x1="21.4cm" svg:y1="6.364cm" svg:x2="21.4cm" svg:y2="7.671cm">
          <text:p/>
        </draw:line>
        <draw:custom-shape draw:style-name="gr93" draw:text-style-name="P39" draw:layer="layout" svg:width="1.741cm" svg:height="0.882cm" draw:transform="rotate (-3.14159265358979) translate (2.185cm 10.323cm)">
          <text:p text:style-name="P36"><text:span text:style-name="T26"><text:s/></text:span><text:span text:style-name="T26">25</text:span></text:p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85" draw:text-style-name="P39" draw:layer="layout" svg:width="1.741cm" svg:height="0.882cm" draw:transform="rotate (-3.14159265358979) translate (2.185cm 11.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1" draw:text-style-name="P37" draw:layer="layout" svg:width="4.2cm" svg:height="1.245cm" svg:x="9.517cm" svg:y="11.931cm">
          <text:p text:style-name="P36"><text:span text:style-name="T28">return SUCCESS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1" draw:text-style-name="P37" xml:id="id114" draw:id="id114" draw:layer="layout" svg:width="2.723cm" svg:height="0.692cm" svg:x="5.322cm" svg:y="12.299cm">
          <text:p text:style-name="P36"><text:span text:style-name="T23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53" draw:layer="layout" svg:width="4.2cm" svg:height="1.245cm" svg:x="14.535cm" svg:y="10.095cm">
          <text:p text:style-name="P36"><text:span text:style-name="T32">Establish link</text:span></text:p>
          <text:p text:style-name="P36"><text:span text:style-name="T32">new node + last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2" draw:text-style-name="P18" draw:layer="layout" svg:x1="20.059cm" svg:y1="8.762cm" svg:x2="18.954cm" svg:y2="8.775cm">
          <text:p/>
        </draw:line>
        <draw:custom-shape draw:style-name="gr91" draw:text-style-name="P53" draw:layer="layout" svg:width="4.2cm" svg:height="1.245cm" svg:x="14.059cm" svg:y="11.955cm">
          <text:p text:style-name="P36"><text:span text:style-name="T32">Establish link</text:span></text:p>
          <text:p text:style-name="P36"><text:span text:style-name="T32">prev node + new node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4" draw:text-style-name="P18" draw:layer="layout" svg:x1="16.804cm" svg:y1="9.332cm" svg:x2="16.827cm" svg:y2="10.071cm">
          <text:p/>
        </draw:line>
        <draw:line draw:style-name="gr154" draw:text-style-name="P18" draw:layer="layout" svg:x1="16.779cm" svg:y1="11.344cm" svg:x2="16.774cm" svg:y2="11.948cm">
          <text:p/>
        </draw:line>
        <draw:line draw:style-name="gr82" draw:text-style-name="P18" draw:layer="layout" svg:x1="14.261cm" svg:y1="12.7cm" svg:x2="13.341cm" svg:y2="12.7cm">
          <text:p/>
        </draw:line>
        <draw:polyline draw:style-name="gr154" draw:text-style-name="P18" xml:id="id113" draw:id="id113" draw:layer="layout" svg:width="1.676cm" svg:height="0.021cm" svg:x="8.041cm" svg:y="12.674cm" svg:viewBox="0 0 1677 22" draw:points="1677,22 0,0">
          <text:p/>
        </draw:polyline>
        <draw:custom-shape draw:style-name="gr91" draw:text-style-name="P53" draw:layer="layout" svg:width="4.2cm" svg:height="1.245cm" svg:x="15.078cm" svg:y="8.08cm">
          <text:p text:style-name="P36"><text:span text:style-name="T32">Update data</text:span></text:p>
          <draw:enhanced-geometry svg:viewBox="0 0 21600 21600" draw:glue-points="?f6 0 10800 ?f8 ?f11 10800 ?f9 21600 10800 ?f10 ?f5 10800" draw:text-areas="?f3 ?f3 ?f4 ?f4" draw:type="parallelogram" draw:modifiers="2802.189954772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33" draw:text-style-name="P47" draw:layer="layout" svg:width="1.014cm" svg:height="0.625cm" svg:x="19.4cm" svg:y="7.775cm">
          <draw:text-box>
            <text:p><text:span text:style-name="T27">Yes</text:span></text:p>
          </draw:text-box>
        </draw:frame>
        <draw:line draw:style-name="gr248" draw:text-style-name="P18" draw:layer="layout" svg:x1="1.2cm" svg:y1="11.2cm" svg:x2="1.2cm" svg:y2="13cm">
          <text:p/>
        </draw:line>
        <draw:line draw:style-name="gr249" draw:text-style-name="P18" draw:layer="layout" svg:x1="1.2cm" svg:y1="13cm" svg:x2="2.319cm" svg:y2="13cm">
          <text:p/>
        </draw:line>
        <draw:connector draw:style-name="gr99" draw:text-style-name="P18" draw:layer="layout" draw:type="curve" svg:x1="1.2cm" svg:y1="8.424cm" svg:x2="1.206cm" svg:y2="9.441cm" svg:d="M1200 8424c0 378 6-130 6 1017" svg:viewBox="0 0 7 1018">
          <text:p/>
        </draw:connector>
        <draw:line draw:style-name="gr248" draw:text-style-name="P18" draw:layer="layout" svg:x1="1.206cm" svg:y1="8.424cm" svg:x2="2.036cm" svg:y2="8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ub_5f_header_5f_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0.9cm" svg:y="11.028cm" presentation:class="title" presentation:user-transformed="true">
          <draw:text-box>
            <text:p><text:span text:style-name="T3">Linked List – Insert after - Algorithm</text:span></text:p>
          </draw:text-box>
        </draw:frame>
        <draw:frame presentation:style-name="pr9" draw:text-style-name="P5" draw:layer="layout" svg:width="1.743cm" svg:height="9.134cm" svg:x="28.24cm" svg:y="3.71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7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72" draw:text-style-name="P30" draw:layer="layout" svg:width="9.193cm" svg:height="1.145cm" svg:x="2cm" svg:y="3.8cm">
          <draw:text-box>
            <text:p xml:id="id116" text:id="id116"><text:span text:style-name="T33">1.Input Specification :-</text:span></text:p>
          </draw:text-box>
        </draw:frame>
        <draw:frame draw:style-name="gr273" draw:text-style-name="P54" draw:layer="layout" svg:width="16.606cm" svg:height="1.145cm" svg:x="2.217cm" svg:y="2.306cm">
          <draw:text-box draw:corner-radius="0.504cm">
            <text:p xml:id="id115" text:id="id115"><text:span text:style-name="T34">Algorithm : Insert_after(Head,g_data,n_data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115" anim:sub-item="text" smil:attributeName="visibility" smil:to="visible"/>
                  <anim:transitionFilter smil:dur="1s" smil:targetElement="id115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116" anim:sub-item="text" smil:attributeName="visibility" smil:to="visible"/>
                  <anim:transitionFilter smil:dur="1s" smil:targetElement="id116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72" draw:text-style-name="P30" draw:layer="layout" svg:width="9.193cm" svg:height="1.145cm" svg:x="2cm" svg:y="3.8cm">
          <draw:text-box>
            <text:p><text:span text:style-name="T33">1.Input Specification :-</text:span></text:p>
          </draw:text-box>
        </draw:frame>
        <draw:frame draw:style-name="gr273" draw:text-style-name="P54" draw:layer="layout" svg:width="16.606cm" svg:height="1.145cm" svg:x="2.217cm" svg:y="2.306cm">
          <draw:text-box draw:corner-radius="0.504cm">
            <text:p><text:span text:style-name="T34">Algorithm : Insert_after(Head,g_data,n_data)</text:span></text:p>
          </draw:text-box>
        </draw:frame>
        <draw:frame draw:style-name="gr274" draw:text-style-name="P31" draw:layer="layout" svg:width="17.718cm" svg:height="1.115cm" svg:x="10cm" svg:y="4.485cm">
          <draw:text-box>
            <text:p xml:id="id117" text:id="id117"><text:span text:style-name="T35">Head <text:s text:c="4"/>: Pointer containing <text:s/>first node address</text:span></text:p>
          </draw:text-box>
        </draw:frame>
        <draw:frame draw:style-name="gr275" draw:text-style-name="P31" draw:layer="layout" svg:width="18.4cm" svg:height="1.725cm" svg:x="10cm" svg:y="5.4cm">
          <draw:text-box>
            <text:p xml:id="id118" text:id="id118"><text:span text:style-name="T36">g_data <text:s/>: <text:s/>Item after which we wish to insert the n_data n_data <text:s/>: <text:s/>Item to be adde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117" anim:sub-item="text" smil:attributeName="visibility" smil:to="visible"/>
                  <anim:transitionFilter smil:dur="1s" smil:targetElement="id117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118" anim:sub-item="text" smil:attributeName="visibility" smil:to="visible"/>
                  <anim:transitionFilter smil:dur="1s" smil:targetElement="id118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72" draw:text-style-name="P30" draw:layer="layout" svg:width="9.193cm" svg:height="1.145cm" svg:x="2cm" svg:y="3.8cm">
          <draw:text-box>
            <text:p><text:span text:style-name="T33">1.Input Specification :-</text:span></text:p>
          </draw:text-box>
        </draw:frame>
        <draw:frame draw:style-name="gr276" draw:text-style-name="P55" draw:layer="layout" svg:width="9.8cm" svg:height="2.039cm" svg:x="2cm" svg:y="8cm">
          <draw:text-box>
            <text:p xml:id="id119" text:id="id119"><text:span text:style-name="T36"><text:s/></text:span><text:span text:style-name="T33">2.Output Specification :-</text:span></text:p>
          </draw:text-box>
        </draw:frame>
        <draw:frame draw:style-name="gr273" draw:text-style-name="P54" draw:layer="layout" svg:width="16.606cm" svg:height="1.145cm" svg:x="2.217cm" svg:y="2.306cm">
          <draw:text-box draw:corner-radius="0.504cm">
            <text:p><text:span text:style-name="T34">Algorithm : Insert_after(Head,g_data,n_data)</text:span></text:p>
          </draw:text-box>
        </draw:frame>
        <draw:frame draw:style-name="gr274" draw:text-style-name="P31" draw:layer="layout" svg:width="17.718cm" svg:height="1.115cm" svg:x="10cm" svg:y="4.485cm">
          <draw:text-box>
            <text:p><text:span text:style-name="T35">Head <text:s text:c="4"/>: Pointer containing <text:s/>first node address</text:span></text:p>
          </draw:text-box>
        </draw:frame>
        <draw:frame draw:style-name="gr275" draw:text-style-name="P31" draw:layer="layout" svg:width="18.2cm" svg:height="1.725cm" svg:x="10cm" svg:y="5.401cm">
          <draw:text-box>
            <text:p><text:span text:style-name="T36">g_data <text:s/>: <text:s/>Item after which we wish to insert the n_data </text:span></text:p>
            <text:p><text:span text:style-name="T36">n_data <text:s/>: <text:s/>Item to be adde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119" anim:sub-item="text" smil:attributeName="visibility" smil:to="visible"/>
                  <anim:transitionFilter smil:dur="1s" smil:targetElement="id119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72" draw:text-style-name="P30" draw:layer="layout" svg:width="9.193cm" svg:height="1.145cm" svg:x="2cm" svg:y="3.8cm">
          <draw:text-box>
            <text:p><text:span text:style-name="T33">1.Input Specification :-</text:span></text:p>
          </draw:text-box>
        </draw:frame>
        <draw:frame draw:style-name="gr277" draw:text-style-name="P55" draw:layer="layout" svg:width="8.6cm" svg:height="2.039cm" svg:x="2cm" svg:y="8cm">
          <draw:text-box>
            <text:p><text:span text:style-name="T36"><text:s/></text:span><text:span text:style-name="T33">2.Output Specification :-</text:span></text:p>
          </draw:text-box>
        </draw:frame>
        <draw:frame draw:style-name="gr273" draw:text-style-name="P54" draw:layer="layout" svg:width="16.606cm" svg:height="1.145cm" svg:x="2.217cm" svg:y="2.306cm">
          <draw:text-box draw:corner-radius="0.504cm">
            <text:p><text:span text:style-name="T34">Algorithm : Insert_after(Head,g_data,n_data)</text:span></text:p>
          </draw:text-box>
        </draw:frame>
        <draw:frame draw:style-name="gr274" draw:text-style-name="P56" draw:layer="layout" svg:width="17.718cm" svg:height="1.115cm" svg:x="10cm" svg:y="4.485cm">
          <draw:text-box>
            <text:p><text:span text:style-name="T37">Head <text:s text:c="4"/>: Pointer containing <text:s/>first node address</text:span></text:p>
          </draw:text-box>
        </draw:frame>
        <draw:frame draw:style-name="gr274" draw:text-style-name="P56" draw:layer="layout" svg:width="11.839cm" svg:height="1.115cm" svg:x="9.961cm" svg:y="8.901cm">
          <draw:text-box>
            <text:p xml:id="id120" text:id="id120"><text:span text:style-name="T36">Status : <text:s/>SUCCESS / FAILURE </text:span></text:p>
          </draw:text-box>
        </draw:frame>
        <draw:frame draw:style-name="gr274" draw:text-style-name="P56" draw:layer="layout" svg:width="11.035cm" svg:height="1.115cm" svg:x="12.365cm" svg:y="9.885cm">
          <draw:text-box>
            <text:p xml:id="id121" text:id="id121"><text:span text:style-name="T36"><text:s/></text:span><text:span text:style-name="T36">LIST_EMPTY / DATA_NOT_FOUND </text:span></text:p>
          </draw:text-box>
        </draw:frame>
        <draw:frame draw:style-name="gr275" draw:text-style-name="P31" draw:layer="layout" svg:width="18.4cm" svg:height="1.725cm" svg:x="10cm" svg:y="5.401cm">
          <draw:text-box>
            <text:p><text:span text:style-name="T36">g_data <text:s/>: <text:s/>Item after which we wish to insert the n_data n_data <text:s/>: <text:s/>Item to be adde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120" anim:sub-item="text" smil:attributeName="visibility" smil:to="visible"/>
                  <anim:transitionFilter smil:dur="1s" smil:targetElement="id12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4s" smil:fill="hold" smil:targetElement="id121" anim:sub-item="text" smil:attributeName="visibility" smil:to="visible"/>
                  <anim:transitionFilter smil:dur="2s" smil:targetElement="id121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75" draw:text-style-name="P44" draw:layer="layout" svg:width="13.259cm" svg:height="1.725cm" svg:x="5.941cm" svg:y="0.9cm">
          <draw:text-box>
            <text:p xml:id="id122" text:id="id122"><text:span text:style-name="T34">Insert_after(Head,g_data,n_dat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122" anim:sub-item="text" smil:attributeName="visibility" smil:to="visible"/>
                  <anim:transitionFilter smil:dur="1s" smil:targetElement="id122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75" draw:text-style-name="P44" draw:layer="layout" svg:width="12.582cm" svg:height="1.725cm" svg:x="5.941cm" svg:y="0.9cm">
          <draw:text-box>
            <text:p><text:span text:style-name="T34">Insert_after(Head,g_data,n_data)</text:span></text:p>
          </draw:text-box>
        </draw:frame>
        <draw:frame draw:style-name="gr278" draw:text-style-name="P57" draw:layer="layout" svg:width="4.372cm" svg:height="1.116cm" svg:x="18.028cm" svg:y="3.085cm">
          <draw:text-box>
            <text:p xml:id="id124" text:id="id124"><text:span text:style-name="T38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 xml:id="id123" text:id="id123"><text:span text:style-name="T38">n_data = 25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123" anim:sub-item="text" smil:attributeName="visibility" smil:to="visible"/>
                  <anim:transitionFilter smil:dur="1s" smil:targetElement="id123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24" anim:sub-item="text" smil:attributeName="visibility" smil:to="visible"/>
                  <anim:transitionFilter smil:dur="0.5s" smil:targetElement="id124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79" draw:text-style-name="P59" draw:layer="layout" svg:width="6.026cm" svg:height="0.924cm" svg:x="5.974cm" svg:y="2.01cm">
          <draw:text-box>
            <text:p xml:id="id125" text:id="id125"><text:span text:style-name="T39"><text:s text:c="2"/></text:span><text:span text:style-name="T39">1. if (Head = NULL)</text:span></text:p>
          </draw:text-box>
        </draw:frame>
        <draw:frame draw:style-name="gr275" draw:text-style-name="P44" draw:layer="layout" svg:width="13.059cm" svg:height="1.725cm" svg:x="5.941cm" svg:y="0.9cm">
          <draw:text-box>
            <text:p><text:span text:style-name="T34">Insert_after(Head,g_data,n_data)</text:span></text:p>
          </draw:text-box>
        </draw:frame>
        <draw:frame draw:style-name="gr278" draw:text-style-name="P57" draw:layer="layout" svg:width="4.372cm" svg:height="1.116cm" svg:x="18.028cm" svg:y="3.085cm">
          <draw:text-box>
            <text:p><text:span text:style-name="T38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125" anim:sub-item="text" smil:attributeName="visibility" smil:to="visible"/>
                  <anim:transitionFilter smil:dur="1s" smil:targetElement="id125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polyline draw:style-name="gr84" draw:text-style-name="P18" xml:id="id126" draw:id="id126" draw:layer="layout" svg:width="0cm" svg:height="12.999cm" svg:x="4.6cm" svg:y="2cm" svg:viewBox="0 0 0 13000" draw:points="0,0 0,13000">
          <text:p/>
        </draw:polyline>
        <draw:frame draw:style-name="gr279" draw:text-style-name="P59" draw:layer="layout" svg:width="8.134cm" svg:height="0.924cm" svg:x="5.974cm" svg:y="2.01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5" draw:text-style-name="P44" draw:layer="layout" svg:width="12.8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93" draw:text-style-name="P39" xml:id="id127" draw:id="id127" draw:layer="layout" svg:width="1.741cm" svg:height="0.882cm" svg:x="2.059cm" svg:y="6cm">
          <text:p text:style-name="P36"><text:span text:style-name="T26">NULL</text:span></text:p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cm" svg:y="5cm">
          <draw:text-box>
            <text:p><text:span text:style-name="T25">Head</text:span></text:p>
          </draw:text-box>
        </draw:frame>
        <draw:frame draw:style-name="gr278" draw:text-style-name="P57" draw:layer="layout" svg:width="4.372cm" svg:height="1.116cm" svg:x="18.028cm" svg:y="3.085cm">
          <draw:text-box>
            <text:p><text:span text:style-name="T38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0-height/2;y" smil:keyTimes="0;1"/>
                </anim:par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127" smil:attributeName="visibility" smil:to="visible"/>
                  <anim:transitionFilter smil:dur="1s" smil:targetElement="id127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84" draw:text-style-name="P18" draw:layer="layout" svg:x1="4.6cm" svg:y1="2cm" svg:x2="4.6cm" svg:y2="15cm">
          <text:p/>
        </draw:line>
        <draw:frame draw:style-name="gr279" draw:text-style-name="P59" draw:layer="layout" svg:width="8.134cm" svg:height="0.924cm" svg:x="5.974cm" svg:y="2.01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6.334cm" svg:height="0.924cm" svg:x="6.899cm" svg:y="2.749cm">
          <draw:text-box>
            <text:p xml:id="id128" text:id="id128"><text:span text:style-name="T39">return LIST_EMPTY</text:span></text:p>
          </draw:text-box>
        </draw:frame>
        <draw:frame draw:style-name="gr275" draw:text-style-name="P44" draw:layer="layout" svg:width="12.582cm" svg:height="1.725cm" svg:x="5.941cm" svg:y="0.9cm">
          <draw:text-box>
            <text:p><text:span text:style-name="T34">Insert_after(Head,g_data,n_data)</text:span></text:p>
          </draw:text-box>
        </draw:frame>
        <draw:g xml:id="id129" draw:id="id129">
          <draw:custom-shape draw:style-name="gr93" draw:text-style-name="P39" draw:layer="layout" svg:width="1.741cm" svg:height="0.882cm" svg:x="2.059cm" svg:y="6cm">
            <text:p text:style-name="P36"><text:span text:style-name="T26">NULL</text:span></text:p>
            <draw:enhanced-geometry svg:viewBox="0 0 21600 21600" draw:type="rectangle" draw:enhanced-path="M 0 0 L 21600 0 21600 21600 0 21600 0 0 Z N"/>
          </draw:custom-shape>
          <draw:frame draw:style-name="gr88" draw:text-style-name="P44" draw:layer="layout" svg:width="1.8cm" svg:height="0.925cm" svg:x="2cm" svg:y="5cm">
            <draw:text-box>
              <text:p><text:span text:style-name="T25">Head</text:span></text:p>
            </draw:text-box>
          </draw:frame>
        </draw:g>
        <draw:frame draw:style-name="gr278" draw:text-style-name="P57" draw:layer="layout" svg:width="4.372cm" svg:height="1.116cm" svg:x="18.028cm" svg:y="3.085cm">
          <draw:text-box>
            <text:p><text:span text:style-name="T38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128" anim:sub-item="text" smil:attributeName="visibility" smil:to="visible"/>
                  <anim:transitionFilter smil:dur="1s" smil:targetElement="id12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129" svg:path="M 0 0  L -0.25 0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79" draw:text-style-name="P59" draw:layer="layout" svg:width="8.134cm" svg:height="0.924cm" svg:x="5.974cm" svg:y="2.01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6.334cm" svg:height="0.924cm" svg:x="6.899cm" svg:y="2.749cm">
          <draw:text-box>
            <text:p><text:span text:style-name="T39">return LIST_EMPTY</text:span></text:p>
          </draw:text-box>
        </draw:frame>
        <draw:frame draw:style-name="gr275" draw:text-style-name="P44" draw:layer="layout" svg:width="12.582cm" svg:height="1.725cm" svg:x="5.941cm" svg:y="0.9cm">
          <draw:text-box>
            <text:p><text:span text:style-name="T34">Insert_after(Head,g_data,n_data)</text:span></text:p>
          </draw:text-box>
        </draw:frame>
        <draw:g xml:id="id130" draw:id="id130">
          <draw:frame draw:style-name="gr278" draw:text-style-name="P57" draw:layer="layout" svg:width="4.372cm" svg:height="1.116cm" svg:x="18.028cm" svg:y="3.085cm">
            <draw:text-box>
              <text:p><text:span text:style-name="T38">g_data = 40</text:span></text:p>
            </draw:text-box>
          </draw:frame>
          <draw:frame draw:style-name="gr279" draw:text-style-name="P58" draw:layer="layout" svg:width="4.6cm" svg:height="0.924cm" svg:x="18cm" svg:y="4.085cm">
            <draw:text-box>
              <text:p><text:span text:style-name="T38">n_data = 25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motion-path" presentation:preset-id="ooo-motionpath-right">
                  <anim:animateMotion smil:dur="1s" smil:fill="hold" smil:targetElement="id130" svg:path="M 0 0  L 0.25 0"/>
                </anim:par>
              </anim:par>
              <anim:par smil:begin="1s">
                <anim:par smil:begin="0s" smil:fill="hold" smil:accelerate="0.5" smil:decelerate="0.5" presentation:node-type="after-previous" presentation:preset-class="exit" presentation:preset-id="ooo-exit-disappear">
                  <anim:set smil:begin="0s" smil:dur="0.0000005s" smil:fill="hold" smil:targetElement="id13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84" draw:text-style-name="P18" draw:layer="layout" svg:x1="4.6cm" svg:y1="2cm" svg:x2="4.6cm" svg:y2="15cm">
          <text:p/>
        </draw:line>
        <draw:frame draw:style-name="gr279" draw:text-style-name="P59" draw:layer="layout" svg:width="8.134cm" svg:height="0.924cm" svg:x="5.974cm" svg:y="2.01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6.334cm" svg:height="0.924cm" svg:x="6.899cm" svg:y="2.749cm">
          <draw:text-box>
            <text:p><text:span text:style-name="T39">return LIST_EMPTY</text:span></text:p>
          </draw:text-box>
        </draw:frame>
        <draw:frame draw:style-name="gr275" draw:text-style-name="P44" draw:layer="layout" svg:width="13.259cm" svg:height="1.725cm" svg:x="5.941cm" svg:y="0.9cm">
          <draw:text-box>
            <text:p><text:span text:style-name="T34">Insert_after(Head,g_data,n_data)</text:span></text:p>
          </draw:text-box>
        </draw:frame>
        <draw:g xml:id="id131" draw:id="id131">
          <draw:custom-shape draw:style-name="gr93" draw:text-style-name="P39" draw:layer="layout" svg:width="1.741cm" svg:height="0.882cm" svg:x="2.2cm" svg:y="4.04cm">
            <text:p text:style-name="P36"><text:span text:style-name="T26">10</text:span></text:p>
            <draw:enhanced-geometry svg:viewBox="0 0 21600 21600" draw:type="rectangle" draw:enhanced-path="M 0 0 L 21600 0 21600 21600 0 21600 0 0 Z N"/>
          </draw:custom-shape>
          <draw:custom-shape draw:style-name="gr280" draw:text-style-name="P60" draw:layer="layout" svg:width="1.741cm" svg:height="0.882cm" svg:x="2.2cm" svg:y="4.918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39" draw:layer="layout" svg:width="1.741cm" svg:height="0.882cm" svg:x="2.259cm" svg:y="2.4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9" draw:layer="layout" svg:width="1.741cm" svg:height="0.882cm" svg:x="2.2cm" svg:y="9.4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1" draw:text-style-name="P45" draw:layer="layout" svg:width="1.741cm" svg:height="0.882cm" svg:x="2.2cm" svg:y="10.318cm">
            <text:p text:style-name="P23"><text:span text:style-name="T29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9" draw:layer="layout" svg:width="1.741cm" svg:height="0.882cm" svg:x="2.259cm" svg:y="6.8cm">
            <text:p text:style-name="P36"><text:span text:style-name="T26">20</text:span></text:p>
            <draw:enhanced-geometry svg:viewBox="0 0 21600 21600" draw:type="rectangle" draw:enhanced-path="M 0 0 L 21600 0 21600 21600 0 21600 0 0 Z N"/>
          </draw:custom-shape>
          <draw:custom-shape draw:style-name="gr282" draw:text-style-name="P60" draw:layer="layout" svg:width="1.741cm" svg:height="0.882cm" svg:x="2.259cm" svg:y="7.678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44" draw:layer="layout" svg:width="1.8cm" svg:height="0.925cm" svg:x="2.2cm" svg:y="1.4cm">
            <draw:text-box>
              <text:p><text:span text:style-name="T25">Head</text:span></text:p>
            </draw:text-box>
          </draw:frame>
          <draw:line draw:style-name="gr24" draw:text-style-name="P18" draw:layer="layout" svg:x1="3cm" svg:y1="3cm" svg:x2="3cm" svg:y2="4.04cm">
            <text:p/>
          </draw:line>
          <draw:line draw:style-name="gr24" draw:text-style-name="P18" draw:layer="layout" svg:x1="3cm" svg:y1="5.4cm" svg:x2="3cm" svg:y2="6.8cm">
            <text:p/>
          </draw:line>
          <draw:line draw:style-name="gr24" draw:text-style-name="P18" draw:layer="layout" svg:x1="3cm" svg:y1="8.2cm" svg:x2="3cm" svg:y2="9.44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131" smil:attributeName="visibility" smil:to="visible"/>
                  <anim:transitionFilter smil:dur="0.5s" smil:targetElement="id131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283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9" draw:text-style-name="P59" draw:layer="layout" svg:width="8.134cm" svg:height="0.924cm" svg:x="5.974cm" svg:y="2.01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6.334cm" svg:height="0.924cm" svg:x="6.899cm" svg:y="2.749cm">
          <draw:text-box>
            <text:p><text:span text:style-name="T39">return LIST_EMPTY</text:span></text:p>
          </draw:text-box>
        </draw:frame>
        <draw:frame draw:style-name="gr275" draw:text-style-name="P44" draw:layer="layout" svg:width="12.8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285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g xml:id="id132" draw:id="id132">
          <draw:frame draw:style-name="gr156" draw:text-style-name="P57" draw:layer="layout" svg:width="4.163cm" svg:height="1.411cm" svg:x="18.037cm" svg:y="3.085cm">
            <draw:text-box>
              <text:p><text:span text:style-name="T38">g_data = 40</text:span></text:p>
            </draw:text-box>
          </draw:frame>
          <draw:frame draw:style-name="gr156" draw:text-style-name="P58" draw:layer="layout" svg:width="4.2cm" svg:height="1.411cm" svg:x="18cm" svg:y="4.085cm">
            <draw:text-box>
              <text:p><text:span text:style-name="T38">n_data = 25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132" smil:attributeName="visibility" smil:to="visible"/>
                  <anim:transitionFilter smil:dur="0.5s" smil:targetElement="id132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286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9" draw:text-style-name="P59" draw:layer="layout" svg:width="6.4cm" svg:height="0.924cm" svg:x="6.033cm" svg:y="3.476cm">
          <draw:text-box>
            <text:p><text:span text:style-name="T39"><text:s text:c="2"/></text:span><text:span text:style-name="T39">2. temp <text:s text:c="4"/>= <text:s text:c="4"/>Head</text:span></text:p>
          </draw:text-box>
        </draw:frame>
        <draw:frame draw:style-name="gr279" draw:text-style-name="P59" draw:layer="layout" svg:width="8.134cm" svg:height="0.924cm" svg:x="5.974cm" svg:y="2.01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6.334cm" svg:height="0.924cm" svg:x="6.899cm" svg:y="2.749cm">
          <draw:text-box>
            <text:p><text:span text:style-name="T39">return LIST_EMPTY</text:span></text:p>
          </draw:text-box>
        </draw:frame>
        <draw:frame draw:style-name="gr275" draw:text-style-name="P44" draw:layer="layout" svg:width="13.4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288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polyline draw:style-name="gr24" draw:text-style-name="P18" xml:id="id133" draw:id="id133" draw:layer="layout" svg:width="1.199cm" svg:height="0cm" svg:x="1cm" svg:y="4.922cm" svg:viewBox="0 0 1200 0" draw:points="0,0 1200,0">
          <text:p/>
        </draw:polyline>
        <draw:frame draw:style-name="gr88" draw:text-style-name="P61" draw:layer="layout" svg:width="1.866cm" svg:height="0.925cm" svg:x="0.2cm" svg:y="3.8cm">
          <draw:text-box>
            <text:p xml:id="id134" text:id="id134"><text:span text:style-name="T38">tem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  <anim:par smil:begin="0s" smil:fill="hold" presentation:node-type="with-previous" presentation:preset-class="entrance" presentation:preset-id="ooo-entrance-peek-in" presentation:preset-sub-type="from-bottom" presentation:preset-property="Direction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289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5" draw:text-style-name="P44" draw:layer="layout" svg:width="12.582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291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1cm" svg:y1="4.997cm" svg:x2="2.2cm" svg:y2="4.997cm">
          <text:p/>
        </draw:line>
        <draw:frame draw:style-name="gr88" draw:text-style-name="P62" draw:layer="layout" svg:width="1.866cm" svg:height="0.925cm" svg:x="0.2cm" svg:y="3.875cm">
          <draw:text-box>
            <text:p><text:span text:style-name="T38">temp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8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292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6" draw:layer="layout" svg:width="10.2cm" svg:height="0.924cm" svg:x="7.2cm" svg:y="5.076cm">
          <draw:text-box>
            <text:p><text:span text:style-name="T25">3.1 if (temp <text:s text:c="8"/>data != g_data )</text:span></text:p>
          </draw:text-box>
        </draw:frame>
        <draw:frame draw:style-name="gr275" draw:text-style-name="P47" draw:layer="layout" svg:width="12.582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294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1cm" svg:y1="4.997cm" svg:x2="2.2cm" svg:y2="4.997cm">
          <text:p/>
        </draw:line>
        <draw:frame draw:style-name="gr88" draw:text-style-name="P62" draw:layer="layout" svg:width="1.866cm" svg:height="0.925cm" svg:x="0.2cm" svg:y="3.875cm">
          <draw:text-box>
            <text:p><text:span text:style-name="T38">temp</text:span></text:p>
          </draw:text-box>
        </draw:frame>
        <draw:line draw:style-name="gr295" draw:text-style-name="P18" draw:layer="layout" svg:x1="10cm" svg:y1="5.5cm" svg:x2="11cm" svg:y2="5.5cm">
          <text:p/>
        </draw:line>
        <presentation:notes draw:style-name="dp2">
          <draw:page-thumbnail draw:style-name="gr2" draw:layer="layout" svg:width="0.001cm" svg:height="0.001cm" svg:x="0cm" svg:y="2.257cm" draw:page-number="8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128" draw:text-style-name="P63" draw:layer="layout" svg:width="1.741cm" svg:height="0.882cm" svg:x="2.2cm" svg:y="4.04cm">
          <text:p text:style-name="P36"><text:span text:style-name="T40">10</text:span></text:p>
          <draw:enhanced-geometry svg:viewBox="0 0 21600 21600" draw:type="rectangle" draw:enhanced-path="M 0 0 L 21600 0 21600 21600 0 21600 0 0 Z N"/>
        </draw:custom-shape>
        <draw:custom-shape draw:style-name="gr296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6" draw:layer="layout" svg:width="10.2cm" svg:height="0.924cm" svg:x="7.2cm" svg:y="5.076cm">
          <draw:text-box>
            <text:p><text:span text:style-name="T25">3.1 if (temp <text:s text:c="8"/>data != g_data )</text:span></text:p>
          </draw:text-box>
        </draw:frame>
        <draw:frame draw:style-name="gr275" draw:text-style-name="P44" draw:layer="layout" svg:width="12.582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298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1cm" svg:y1="4.997cm" svg:x2="2.2cm" svg:y2="4.997cm">
          <text:p/>
        </draw:line>
        <draw:frame draw:style-name="gr88" draw:text-style-name="P62" draw:layer="layout" svg:width="1.866cm" svg:height="0.925cm" svg:x="0.2cm" svg:y="3.875cm">
          <draw:text-box>
            <text:p><text:span text:style-name="T38">temp</text:span></text:p>
          </draw:text-box>
        </draw:frame>
        <draw:line draw:style-name="gr295" draw:text-style-name="P18" draw:layer="layout" svg:x1="10.2cm" svg:y1="5.5cm" svg:x2="11.2cm" svg:y2="5.5cm">
          <text:p/>
        </draw:line>
        <presentation:notes draw:style-name="dp2">
          <draw:page-thumbnail draw:style-name="gr2" draw:layer="layout" svg:width="0.001cm" svg:height="0.001cm" svg:x="0cm" svg:y="2.257cm" draw:page-number="8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128" draw:text-style-name="P63" draw:layer="layout" svg:width="1.741cm" svg:height="0.882cm" svg:x="2.2cm" svg:y="4.04cm">
          <text:p text:style-name="P36"><text:span text:style-name="T40">10</text:span></text:p>
          <draw:enhanced-geometry svg:viewBox="0 0 21600 21600" draw:type="rectangle" draw:enhanced-path="M 0 0 L 21600 0 21600 21600 0 21600 0 0 Z N"/>
        </draw:custom-shape>
        <draw:custom-shape draw:style-name="gr299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6" draw:layer="layout" svg:width="10.2cm" svg:height="0.924cm" svg:x="7.2cm" svg:y="5.076cm">
          <draw:text-box>
            <text:p><text:span text:style-name="T25">3.1 if (temp <text:s text:c="8"/>data != g_data )</text:span></text:p>
          </draw:text-box>
        </draw:frame>
        <draw:frame draw:style-name="gr275" draw:text-style-name="P44" draw:layer="layout" svg:width="12.582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01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64" draw:layer="layout" svg:width="4.372cm" svg:height="1.116cm" svg:x="18.028cm" svg:y="3.085cm">
          <draw:text-box>
            <text:p><text:span text:style-name="T41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1cm" svg:y1="4.997cm" svg:x2="2.2cm" svg:y2="4.997cm">
          <text:p/>
        </draw:line>
        <draw:frame draw:style-name="gr88" draw:text-style-name="P62" draw:layer="layout" svg:width="1.866cm" svg:height="0.925cm" svg:x="0.2cm" svg:y="3.875cm">
          <draw:text-box>
            <text:p><text:span text:style-name="T38">temp</text:span></text:p>
          </draw:text-box>
        </draw:frame>
        <draw:line draw:style-name="gr295" draw:text-style-name="P18" draw:layer="layout" svg:x1="10cm" svg:y1="5.5cm" svg:x2="11cm" svg:y2="5.5cm">
          <text:p/>
        </draw:line>
        <presentation:notes draw:style-name="dp2">
          <draw:page-thumbnail draw:style-name="gr2" draw:layer="layout" svg:width="0.001cm" svg:height="0.001cm" svg:x="0cm" svg:y="2.257cm" draw:page-number="8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02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6" draw:layer="layout" svg:width="10.2cm" svg:height="0.924cm" svg:x="7.2cm" svg:y="5.076cm">
          <draw:text-box>
            <text:p><text:span text:style-name="T25">3.1 if (temp <text:s text:c="8"/>data != g_data )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4cm" svg:y1="6.4cm" svg:x2="13.6cm" svg:y2="6.4cm">
          <text:p/>
        </draw:line>
        <draw:frame draw:style-name="gr275" draw:text-style-name="P44" draw:layer="layout" svg:width="12.4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3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04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g xml:id="id135" draw:id="id135">
          <draw:line draw:style-name="gr24" draw:text-style-name="P18" draw:layer="layout" svg:x1="1.059cm" svg:y1="7.603cm" svg:x2="2.259cm" svg:y2="7.603cm">
            <text:p/>
          </draw:line>
          <draw:frame draw:style-name="gr88" draw:text-style-name="P62" draw:layer="layout" svg:width="1.866cm" svg:height="0.925cm" svg:x="0.334cm" svg:y="6.626cm">
            <draw:text-box>
              <text:p><text:span text:style-name="T38">temp</text:span></text:p>
            </draw:text-box>
          </draw:frame>
        </draw:g>
        <draw:line draw:style-name="gr295" draw:text-style-name="P18" draw:layer="layout" svg:x1="10cm" svg:y1="5.5cm" svg:x2="11cm" svg:y2="5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0-width/2;x" smil:keyTimes="0;1"/>
                  <anim:animate smil:dur="0.5s" smil:fill="hold" smil:targetElement="id13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05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2.8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07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g>
          <draw:line draw:style-name="gr24" draw:text-style-name="P18" draw:layer="layout" svg:x1="1.059cm" svg:y1="7.603cm" svg:x2="2.259cm" svg:y2="7.603cm">
            <text:p/>
          </draw:line>
          <draw:frame draw:style-name="gr88" draw:text-style-name="P62" draw:layer="layout" svg:width="1.866cm" svg:height="0.925cm" svg:x="0.334cm" svg:y="6.626cm">
            <draw:text-box>
              <text:p><text:span text:style-name="T38">temp</text:span></text:p>
            </draw:text-box>
          </draw:frame>
        </draw:g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6cm" svg:y2="6.4cm">
          <text:p/>
        </draw:line>
        <draw:line draw:style-name="gr295" draw:text-style-name="P18" draw:layer="layout" svg:x1="10.5cm" svg:y1="5.5cm" svg:x2="11.5cm" svg:y2="5.5cm">
          <text:p/>
        </draw:line>
        <draw:frame draw:style-name="gr279" draw:text-style-name="P46" draw:layer="layout" svg:width="10.2cm" svg:height="0.924cm" svg:x="7.2cm" svg:y="5.076cm">
          <draw:text-box>
            <text:p><text:span text:style-name="T25">3.1 if (temp <text:s text:c="12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08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2.8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10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g>
          <draw:line draw:style-name="gr24" draw:text-style-name="P18" draw:layer="layout" svg:x1="1.059cm" svg:y1="7.603cm" svg:x2="2.259cm" svg:y2="7.603cm">
            <text:p/>
          </draw:line>
          <draw:frame draw:style-name="gr88" draw:text-style-name="P62" draw:layer="layout" svg:width="1.866cm" svg:height="0.925cm" svg:x="0.334cm" svg:y="6.626cm">
            <draw:text-box>
              <text:p><text:span text:style-name="T38">temp</text:span></text:p>
            </draw:text-box>
          </draw:frame>
        </draw:g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11"/>link <text:s text:c="7"/></text:span><text:span text:style-name="T39"><text:s text:c="2"/></text:span></text:p>
          </draw:text-box>
        </draw:frame>
        <draw:line draw:style-name="gr295" draw:text-style-name="P18" draw:layer="layout" svg:x1="12.436cm" svg:y1="6.4cm" svg:x2="13.636cm" svg:y2="6.4cm">
          <text:p/>
        </draw:line>
        <draw:line draw:style-name="gr295" draw:text-style-name="P18" draw:layer="layout" svg:x1="10.5cm" svg:y1="5.5cm" svg:x2="11.5cm" svg:y2="5.5cm">
          <text:p/>
        </draw:line>
        <draw:frame draw:style-name="gr279" draw:text-style-name="P46" draw:layer="layout" svg:width="10.2cm" svg:height="0.924cm" svg:x="7.2cm" svg:y="5.076cm">
          <draw:text-box>
            <text:p><text:span text:style-name="T25">3.1 if (temp <text:s text:c="12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11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3.8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51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13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64" draw:layer="layout" svg:width="4.372cm" svg:height="1.116cm" svg:x="18.028cm" svg:y="3.085cm">
          <draw:text-box>
            <text:p><text:span text:style-name="T41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1.059cm" svg:y1="7.603cm" svg:x2="2.259cm" svg:y2="7.603cm">
          <text:p/>
        </draw:line>
        <draw:frame draw:style-name="gr88" draw:text-style-name="P62" draw:layer="layout" svg:width="1.866cm" svg:height="0.925cm" svg:x="0.334cm" svg:y="6.626cm">
          <draw:text-box>
            <text:p><text:span text:style-name="T38">temp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4cm" svg:y1="6.4cm" svg:x2="13.6cm" svg:y2="6.4cm">
          <text:p/>
        </draw:line>
        <draw:line draw:style-name="gr295" draw:text-style-name="P18" draw:layer="layout" svg:x1="11.1cm" svg:y1="5.5cm" svg:x2="12.1cm" svg:y2="5.5cm">
          <text:p/>
        </draw:line>
        <draw:frame draw:style-name="gr279" draw:text-style-name="P65" draw:layer="layout" svg:width="10.2cm" svg:height="0.95cm" svg:x="7.2cm" svg:y="5.076cm">
          <draw:text-box>
            <text:p><text:span text:style-name="T42">3.1 if (temp <text:s text:c="9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14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3.4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5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6" draw:text-style-name="P66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17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67" draw:layer="layout" svg:width="4.372cm" svg:height="1.116cm" svg:x="18.028cm" svg:y="3.085cm">
          <draw:text-box>
            <text:p><text:span text:style-name="T43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1.059cm" svg:y1="7.603cm" svg:x2="2.259cm" svg:y2="7.603cm">
          <text:p/>
        </draw:line>
        <draw:frame draw:style-name="gr88" draw:text-style-name="P62" draw:layer="layout" svg:width="1.866cm" svg:height="0.925cm" svg:x="0.334cm" svg:y="6.626cm">
          <draw:text-box>
            <text:p><text:span text:style-name="T38">temp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4cm" svg:y1="6.4cm" svg:x2="13.6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18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7" draw:layer="layout" svg:width="12.8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20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g xml:id="id136" draw:id="id136">
          <draw:line draw:style-name="gr24" draw:text-style-name="P18" draw:layer="layout" svg:x1="1.066cm" svg:y1="10.318cm" svg:x2="2.266cm" svg:y2="10.318cm">
            <text:p/>
          </draw:line>
          <draw:frame draw:style-name="gr88" draw:text-style-name="P62" draw:layer="layout" svg:width="1.866cm" svg:height="0.925cm" svg:x="0.341cm" svg:y="9.341cm">
            <draw:text-box>
              <text:p><text:span text:style-name="T38">temp</text:span></text:p>
            </draw:text-box>
          </draw:frame>
        </draw:g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1"/>data != g_data 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0-width/2;x" smil:keyTimes="0;1"/>
                  <anim:animate smil:dur="0.5s" smil:fill="hold" smil:targetElement="id13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21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7" draw:layer="layout" svg:width="13.6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51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2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23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64" draw:layer="layout" svg:width="4.372cm" svg:height="1.116cm" svg:x="18.028cm" svg:y="3.085cm">
          <draw:text-box>
            <text:p><text:span text:style-name="T41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g>
          <draw:line draw:style-name="gr24" draw:text-style-name="P18" draw:layer="layout" svg:x1="1.066cm" svg:y1="10.318cm" svg:x2="2.266cm" svg:y2="10.318cm">
            <text:p/>
          </draw:line>
          <draw:frame draw:style-name="gr88" draw:text-style-name="P62" draw:layer="layout" svg:width="1.866cm" svg:height="0.925cm" svg:x="0.341cm" svg:y="9.341cm">
            <draw:text-box>
              <text:p><text:span text:style-name="T38">temp</text:span></text:p>
            </draw:text-box>
          </draw:frame>
        </draw:g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1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24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7" draw:layer="layout" svg:width="12.8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5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26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g>
          <draw:line draw:style-name="gr24" draw:text-style-name="P18" draw:layer="layout" svg:x1="1.066cm" svg:y1="10.318cm" svg:x2="2.266cm" svg:y2="10.318cm">
            <text:p/>
          </draw:line>
          <draw:frame draw:style-name="gr88" draw:text-style-name="P62" draw:layer="layout" svg:width="1.866cm" svg:height="0.925cm" svg:x="0.341cm" svg:y="9.341cm">
            <draw:text-box>
              <text:p><text:span text:style-name="T38">temp</text:span></text:p>
            </draw:text-box>
          </draw:frame>
        </draw:g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27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7" draw:layer="layout" svg:width="12.8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29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frame draw:style-name="gr88" draw:text-style-name="P62" draw:layer="layout" svg:width="4.2cm" svg:height="0.925cm" svg:x="0.2cm" svg:y="12.2cm">
          <draw:text-box>
            <text:p><text:span text:style-name="T38">temp = NULL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30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9" draw:text-style-name="P47" draw:layer="layout" svg:width="9.2cm" svg:height="0.924cm" svg:x="6.4cm" svg:y="12.676cm">
          <draw:text-box>
            <text:p xml:id="id137" text:id="id137"><text:span text:style-name="T39"><text:s/></text:span><text:span text:style-name="T39">4. return DATA_NOT_FOUND</text:span></text:p>
          </draw:text-box>
        </draw:frame>
        <draw:frame draw:style-name="gr275" draw:text-style-name="P47" draw:layer="layout" svg:width="13.2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1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32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frame draw:style-name="gr88" draw:text-style-name="P62" draw:layer="layout" svg:width="4.2cm" svg:height="0.925cm" svg:x="0.2cm" svg:y="12.2cm">
          <draw:text-box>
            <text:p><text:span text:style-name="T38">temp = NULL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2s" smil:fill="hold" smil:targetElement="id137" anim:sub-item="text" smil:attributeName="visibility" smil:to="visible"/>
                  <anim:transitionFilter smil:dur="1s" smil:targetElement="id137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84" draw:text-style-name="P18" draw:layer="layout" svg:x1="4.6cm" svg:y1="2cm" svg:x2="4.6cm" svg:y2="15cm">
          <text:p/>
        </draw:line>
        <draw:frame draw:style-name="gr279" draw:text-style-name="P47" draw:layer="layout" svg:width="9.2cm" svg:height="0.924cm" svg:x="6.4cm" svg:y="12.676cm">
          <draw:text-box>
            <text:p><text:span text:style-name="T39"><text:s/></text:span><text:span text:style-name="T39">4. return DATA_NOT_FOUND</text:span></text:p>
          </draw:text-box>
        </draw:frame>
        <draw:frame draw:style-name="gr275" draw:text-style-name="P47" draw:layer="layout" svg:width="13.459cm" svg:height="1.725cm" svg:x="5.941cm" svg:y="0.9cm">
          <draw:text-box>
            <text:p><text:span text:style-name="T34">Insert_after(Head,g_data,n_data)</text:span></text:p>
          </draw:text-box>
        </draw:frame>
        <draw:g xml:id="id138" draw:id="id138">
          <draw:custom-shape draw:style-name="gr93" draw:text-style-name="P39" draw:layer="layout" svg:width="1.741cm" svg:height="0.882cm" svg:x="2.2cm" svg:y="4.04cm">
            <text:p text:style-name="P36"><text:span text:style-name="T26">10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60" draw:layer="layout" svg:width="1.741cm" svg:height="0.882cm" svg:x="2.2cm" svg:y="4.918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39" draw:layer="layout" svg:width="1.741cm" svg:height="0.882cm" svg:x="2.259cm" svg:y="2.4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9" draw:layer="layout" svg:width="1.741cm" svg:height="0.882cm" svg:x="2.2cm" svg:y="9.4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4" draw:text-style-name="P45" draw:layer="layout" svg:width="1.741cm" svg:height="0.882cm" svg:x="2.2cm" svg:y="10.318cm">
            <text:p text:style-name="P23"><text:span text:style-name="T29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9" draw:layer="layout" svg:width="1.741cm" svg:height="0.882cm" svg:x="2.259cm" svg:y="6.8cm">
            <text:p text:style-name="P36"><text:span text:style-name="T26">20</text:span></text:p>
            <draw:enhanced-geometry svg:viewBox="0 0 21600 21600" draw:type="rectangle" draw:enhanced-path="M 0 0 L 21600 0 21600 21600 0 21600 0 0 Z N"/>
          </draw:custom-shape>
          <draw:custom-shape draw:style-name="gr335" draw:text-style-name="P60" draw:layer="layout" svg:width="1.741cm" svg:height="0.882cm" svg:x="2.259cm" svg:y="7.678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47" draw:layer="layout" svg:width="1.8cm" svg:height="0.925cm" svg:x="2.2cm" svg:y="1.4cm">
            <draw:text-box>
              <text:p><text:span text:style-name="T25">Head</text:span></text:p>
            </draw:text-box>
          </draw:frame>
          <draw:line draw:style-name="gr24" draw:text-style-name="P18" draw:layer="layout" svg:x1="3cm" svg:y1="3cm" svg:x2="3cm" svg:y2="4.04cm">
            <text:p/>
          </draw:line>
          <draw:line draw:style-name="gr24" draw:text-style-name="P18" draw:layer="layout" svg:x1="3cm" svg:y1="5.4cm" svg:x2="3cm" svg:y2="6.8cm">
            <text:p/>
          </draw:line>
          <draw:line draw:style-name="gr24" draw:text-style-name="P18" draw:layer="layout" svg:x1="3cm" svg:y1="8.2cm" svg:x2="3cm" svg:y2="9.44cm">
            <text:p/>
          </draw:line>
        </draw:g>
        <draw:frame draw:style-name="gr278" draw:text-style-name="P57" draw:layer="layout" svg:width="4.372cm" svg:height="1.116cm" svg:x="18.028cm" svg:y="3.085cm">
          <draw:text-box>
            <text:p><text:span text:style-name="T38">g_data = 4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frame draw:style-name="gr88" draw:text-style-name="P62" draw:layer="layout" svg:width="4.2cm" svg:height="0.925cm" svg:x="0.2cm" svg:y="12.2cm">
          <draw:text-box>
            <text:p xml:id="id139" text:id="id139"><text:span text:style-name="T38">temp = NULL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1"/>data != g_data 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motion-path" presentation:preset-id="ooo-motionpath-left">
                  <anim:animateMotion smil:dur="2s" smil:fill="hold" smil:targetElement="id138" svg:path="M 0 0  L -0.25 0"/>
                </anim:par>
                <anim:par smil:begin="0s" smil:fill="hold" presentation:node-type="with-previous" presentation:preset-class="motion-path" presentation:preset-id="ooo-motionpath-left">
                  <anim:animateMotion smil:dur="2s" smil:fill="hold" smil:targetElement="id139" anim:sub-item="text" svg:path="M 0 0  L -0.25 0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frame draw:style-name="gr275" draw:text-style-name="P44" draw:layer="layout" svg:width="13.659cm" svg:height="1.725cm" svg:x="5.941cm" svg:y="0.9cm">
          <draw:text-box>
            <text:p><text:span text:style-name="T34">Insert_after(Head,g_data,n_data)</text:span></text:p>
          </draw:text-box>
        </draw:frame>
        <draw:frame draw:style-name="gr278" draw:text-style-name="P57" draw:layer="layout" svg:width="4.372cm" svg:height="1.116cm" svg:x="18.028cm" svg:y="3.085cm">
          <draw:text-box>
            <text:p xml:id="id141" text:id="id141"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 xml:id="id140" text:id="id140"><text:span text:style-name="T38">n_data = 25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140" anim:sub-item="text" smil:attributeName="visibility" smil:to="visible"/>
                  <anim:transitionFilter smil:dur="0.5s" smil:targetElement="id140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41" anim:sub-item="text" smil:attributeName="visibility" smil:to="visible"/>
                  <anim:transitionFilter smil:dur="0.5s" smil:targetElement="id141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polyline draw:style-name="gr84" draw:text-style-name="P18" xml:id="id142" draw:id="id142" draw:layer="layout" svg:width="0cm" svg:height="12.999cm" svg:x="4.6cm" svg:y="2cm" svg:viewBox="0 0 0 13000" draw:points="0,0 0,13000">
          <text:p/>
        </draw:polyline>
        <draw:frame draw:style-name="gr275" draw:text-style-name="P44" draw:layer="layout" svg:width="12.582cm" svg:height="1.725cm" svg:x="5.941cm" svg:y="0.9cm">
          <draw:text-box>
            <text:p><text:span text:style-name="T34">Insert_after(Head,g_data,n_data)</text:span></text:p>
          </draw:text-box>
        </draw:frame>
        <draw:g xml:id="id143" draw:id="id143">
          <draw:custom-shape draw:style-name="gr93" draw:text-style-name="P39" draw:layer="layout" svg:width="1.741cm" svg:height="0.882cm" svg:x="2.2cm" svg:y="4.04cm">
            <text:p text:style-name="P36"><text:span text:style-name="T26">10</text:span></text:p>
            <draw:enhanced-geometry svg:viewBox="0 0 21600 21600" draw:type="rectangle" draw:enhanced-path="M 0 0 L 21600 0 21600 21600 0 21600 0 0 Z N"/>
          </draw:custom-shape>
          <draw:custom-shape draw:style-name="gr336" draw:text-style-name="P60" draw:layer="layout" svg:width="1.741cm" svg:height="0.882cm" svg:x="2.2cm" svg:y="4.918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39" draw:layer="layout" svg:width="1.741cm" svg:height="0.882cm" svg:x="2.259cm" svg:y="2.4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9" draw:layer="layout" svg:width="1.741cm" svg:height="0.882cm" svg:x="2.2cm" svg:y="9.4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7" draw:text-style-name="P45" draw:layer="layout" svg:width="1.741cm" svg:height="0.882cm" svg:x="2.2cm" svg:y="10.318cm">
            <text:p text:style-name="P23"><text:span text:style-name="T29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9" draw:layer="layout" svg:width="1.741cm" svg:height="0.882cm" svg:x="2.259cm" svg:y="6.8cm">
            <text:p text:style-name="P36"><text:span text:style-name="T26">20</text:span></text:p>
            <draw:enhanced-geometry svg:viewBox="0 0 21600 21600" draw:type="rectangle" draw:enhanced-path="M 0 0 L 21600 0 21600 21600 0 21600 0 0 Z N"/>
          </draw:custom-shape>
          <draw:custom-shape draw:style-name="gr338" draw:text-style-name="P60" draw:layer="layout" svg:width="1.741cm" svg:height="0.882cm" svg:x="2.259cm" svg:y="7.678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44" draw:layer="layout" svg:width="1.8cm" svg:height="0.925cm" svg:x="2.2cm" svg:y="1.4cm">
            <draw:text-box>
              <text:p><text:span text:style-name="T25">Head</text:span></text:p>
            </draw:text-box>
          </draw:frame>
          <draw:line draw:style-name="gr24" draw:text-style-name="P18" draw:layer="layout" svg:x1="3cm" svg:y1="3cm" svg:x2="3cm" svg:y2="4.04cm">
            <text:p/>
          </draw:line>
          <draw:line draw:style-name="gr24" draw:text-style-name="P18" draw:layer="layout" svg:x1="3cm" svg:y1="5.4cm" svg:x2="3cm" svg:y2="6.8cm">
            <text:p/>
          </draw:line>
          <draw:line draw:style-name="gr24" draw:text-style-name="P18" draw:layer="layout" svg:x1="3cm" svg:y1="8.2cm" svg:x2="3cm" svg:y2="9.44cm">
            <text:p/>
          </draw:line>
        </draw:g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4cm" svg:y1="6.4cm" svg:x2="13.6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0-width/2;x" smil:keyTimes="0;1"/>
                  <anim:animate smil:dur="0.5s" smil:fill="hold" smil:targetElement="id14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3.059cm" svg:height="1.725cm" svg:x="5.941cm" svg:y="0.9cm">
          <draw:text-box>
            <text:p><text:span text:style-name="T34">Insert_after(Head,g_data,n_data)</text:span></text:p>
          </draw:text-box>
        </draw:frame>
        <draw:g>
          <draw:custom-shape draw:style-name="gr93" draw:text-style-name="P39" draw:layer="layout" svg:width="1.741cm" svg:height="0.882cm" svg:x="2.2cm" svg:y="4.04cm">
            <text:p text:style-name="P36"><text:span text:style-name="T26">10</text:span></text:p>
            <draw:enhanced-geometry svg:viewBox="0 0 21600 21600" draw:type="rectangle" draw:enhanced-path="M 0 0 L 21600 0 21600 21600 0 21600 0 0 Z N"/>
          </draw:custom-shape>
          <draw:custom-shape draw:style-name="gr339" draw:text-style-name="P60" draw:layer="layout" svg:width="1.741cm" svg:height="0.882cm" svg:x="2.2cm" svg:y="4.918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39" draw:layer="layout" svg:width="1.741cm" svg:height="0.882cm" svg:x="2.259cm" svg:y="2.4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9" draw:layer="layout" svg:width="1.741cm" svg:height="0.882cm" svg:x="2.2cm" svg:y="9.4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0" draw:text-style-name="P45" draw:layer="layout" svg:width="1.741cm" svg:height="0.882cm" svg:x="2.2cm" svg:y="10.318cm">
            <text:p text:style-name="P23"><text:span text:style-name="T29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9" draw:layer="layout" svg:width="1.741cm" svg:height="0.882cm" svg:x="2.259cm" svg:y="6.8cm">
            <text:p text:style-name="P36"><text:span text:style-name="T26">20</text:span></text:p>
            <draw:enhanced-geometry svg:viewBox="0 0 21600 21600" draw:type="rectangle" draw:enhanced-path="M 0 0 L 21600 0 21600 21600 0 21600 0 0 Z N"/>
          </draw:custom-shape>
          <draw:custom-shape draw:style-name="gr341" draw:text-style-name="P60" draw:layer="layout" svg:width="1.741cm" svg:height="0.882cm" svg:x="2.259cm" svg:y="7.678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44" draw:layer="layout" svg:width="1.8cm" svg:height="0.925cm" svg:x="2.2cm" svg:y="1.4cm">
            <draw:text-box>
              <text:p><text:span text:style-name="T25">Head</text:span></text:p>
            </draw:text-box>
          </draw:frame>
          <draw:line draw:style-name="gr24" draw:text-style-name="P18" draw:layer="layout" svg:x1="3cm" svg:y1="3cm" svg:x2="3cm" svg:y2="4.04cm">
            <text:p/>
          </draw:line>
          <draw:line draw:style-name="gr24" draw:text-style-name="P18" draw:layer="layout" svg:x1="3cm" svg:y1="5.4cm" svg:x2="3cm" svg:y2="6.8cm">
            <text:p/>
          </draw:line>
          <draw:line draw:style-name="gr24" draw:text-style-name="P18" draw:layer="layout" svg:x1="3cm" svg:y1="8.2cm" svg:x2="3cm" svg:y2="9.44cm">
            <text:p/>
          </draw:line>
        </draw:g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42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7" draw:layer="layout" svg:width="12.8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3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44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g xml:id="id144" draw:id="id144">
          <draw:line draw:style-name="gr24" draw:text-style-name="P18" draw:layer="layout" svg:x1="1cm" svg:y1="4.997cm" svg:x2="2.2cm" svg:y2="4.997cm">
            <text:p/>
          </draw:line>
          <draw:frame draw:style-name="gr88" draw:text-style-name="P62" draw:layer="layout" svg:width="1.866cm" svg:height="0.925cm" svg:x="0.2cm" svg:y="3.875cm">
            <draw:text-box>
              <text:p><text:span text:style-name="T38">temp</text:span></text:p>
            </draw:text-box>
          </draw:frame>
        </draw:g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1"/>data != g_data 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0-width/2;x" smil:keyTimes="0;1"/>
                  <anim:animate smil:dur="0.5s" smil:fill="hold" smil:targetElement="id14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2.859cm" svg:height="1.725cm" svg:x="5.941cm" svg:y="0.9cm">
          <draw:text-box>
            <text:p><text:span text:style-name="T34">Insert_after(Head,g_data,n_data)</text:span></text:p>
          </draw:text-box>
        </draw:frame>
        <draw:g>
          <draw:custom-shape draw:style-name="gr93" draw:text-style-name="P39" draw:layer="layout" svg:width="1.741cm" svg:height="0.882cm" svg:x="2.2cm" svg:y="4.04cm">
            <text:p text:style-name="P36"><text:span text:style-name="T26">10</text:span></text:p>
            <draw:enhanced-geometry svg:viewBox="0 0 21600 21600" draw:type="rectangle" draw:enhanced-path="M 0 0 L 21600 0 21600 21600 0 21600 0 0 Z N"/>
          </draw:custom-shape>
          <draw:custom-shape draw:style-name="gr345" draw:text-style-name="P60" draw:layer="layout" svg:width="1.741cm" svg:height="0.882cm" svg:x="2.2cm" svg:y="4.918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39" draw:layer="layout" svg:width="1.741cm" svg:height="0.882cm" svg:x="2.259cm" svg:y="2.4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9" draw:layer="layout" svg:width="1.741cm" svg:height="0.882cm" svg:x="2.2cm" svg:y="9.4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6" draw:text-style-name="P45" draw:layer="layout" svg:width="1.741cm" svg:height="0.882cm" svg:x="2.2cm" svg:y="10.318cm">
            <text:p text:style-name="P23"><text:span text:style-name="T29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9" draw:layer="layout" svg:width="1.741cm" svg:height="0.882cm" svg:x="2.259cm" svg:y="6.8cm">
            <text:p text:style-name="P36"><text:span text:style-name="T26">20</text:span></text:p>
            <draw:enhanced-geometry svg:viewBox="0 0 21600 21600" draw:type="rectangle" draw:enhanced-path="M 0 0 L 21600 0 21600 21600 0 21600 0 0 Z N"/>
          </draw:custom-shape>
          <draw:custom-shape draw:style-name="gr347" draw:text-style-name="P60" draw:layer="layout" svg:width="1.741cm" svg:height="0.882cm" svg:x="2.259cm" svg:y="7.678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44" draw:layer="layout" svg:width="1.8cm" svg:height="0.925cm" svg:x="2.2cm" svg:y="1.4cm">
            <draw:text-box>
              <text:p><text:span text:style-name="T25">Head</text:span></text:p>
            </draw:text-box>
          </draw:frame>
          <draw:line draw:style-name="gr24" draw:text-style-name="P18" draw:layer="layout" svg:x1="3cm" svg:y1="3cm" svg:x2="3cm" svg:y2="4.04cm">
            <text:p/>
          </draw:line>
          <draw:line draw:style-name="gr24" draw:text-style-name="P18" draw:layer="layout" svg:x1="3cm" svg:y1="5.4cm" svg:x2="3cm" svg:y2="6.8cm">
            <text:p/>
          </draw:line>
          <draw:line draw:style-name="gr24" draw:text-style-name="P18" draw:layer="layout" svg:x1="3cm" svg:y1="8.2cm" svg:x2="3cm" svg:y2="9.44cm">
            <text:p/>
          </draw:line>
        </draw:g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g>
          <draw:line draw:style-name="gr24" draw:text-style-name="P18" draw:layer="layout" svg:x1="1cm" svg:y1="4.972cm" svg:x2="2.2cm" svg:y2="4.972cm">
            <text:p/>
          </draw:line>
          <draw:frame draw:style-name="gr88" draw:text-style-name="P62" draw:layer="layout" svg:width="1.866cm" svg:height="0.925cm" svg:x="0.2cm" svg:y="3.85cm">
            <draw:text-box>
              <text:p><text:span text:style-name="T38">temp</text:span></text:p>
            </draw:text-box>
          </draw:frame>
        </draw:g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1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48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3.0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9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50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g>
          <draw:line draw:style-name="gr24" draw:text-style-name="P18" draw:layer="layout" svg:x1="1cm" svg:y1="4.934cm" svg:x2="2.2cm" svg:y2="4.934cm">
            <text:p/>
          </draw:line>
          <draw:frame draw:style-name="gr88" draw:text-style-name="P62" draw:layer="layout" svg:width="1.866cm" svg:height="0.925cm" svg:x="0.2cm" svg:y="3.812cm">
            <draw:text-box>
              <text:p><text:span text:style-name="T38">temp</text:span></text:p>
            </draw:text-box>
          </draw:frame>
        </draw:g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128" draw:text-style-name="P51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51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3.0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2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53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g>
          <draw:line draw:style-name="gr24" draw:text-style-name="P18" draw:layer="layout" svg:x1="1cm" svg:y1="4.934cm" svg:x2="2.2cm" svg:y2="4.934cm">
            <text:p/>
          </draw:line>
          <draw:frame draw:style-name="gr88" draw:text-style-name="P62" draw:layer="layout" svg:width="1.866cm" svg:height="0.925cm" svg:x="0.2cm" svg:y="3.812cm">
            <draw:text-box>
              <text:p><text:span text:style-name="T38">temp</text:span></text:p>
            </draw:text-box>
          </draw:frame>
        </draw:g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1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128" draw:text-style-name="P51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54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3.0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5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56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64" draw:layer="layout" svg:width="4.372cm" svg:height="1.116cm" svg:x="18.028cm" svg:y="3.085cm">
          <draw:text-box>
            <text:p><text:span text:style-name="T41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g>
          <draw:line draw:style-name="gr24" draw:text-style-name="P18" draw:layer="layout" svg:x1="1cm" svg:y1="4.934cm" svg:x2="2.2cm" svg:y2="4.934cm">
            <text:p/>
          </draw:line>
          <draw:frame draw:style-name="gr88" draw:text-style-name="P62" draw:layer="layout" svg:width="1.866cm" svg:height="0.925cm" svg:x="0.2cm" svg:y="3.812cm">
            <draw:text-box>
              <text:p><text:span text:style-name="T38">temp</text:span></text:p>
            </draw:text-box>
          </draw:frame>
        </draw:g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1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57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3.2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8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59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1cm" svg:y1="4.997cm" svg:x2="2.2cm" svg:y2="4.997cm">
          <text:p/>
        </draw:line>
        <draw:frame draw:style-name="gr88" draw:text-style-name="P62" draw:layer="layout" svg:width="1.866cm" svg:height="0.925cm" svg:x="0.2cm" svg:y="3.875cm">
          <draw:text-box>
            <text:p><text:span text:style-name="T38">temp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4cm" svg:y1="6.4cm" svg:x2="13.6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60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3.0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1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62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0.734cm" svg:y1="7.6cm" svg:x2="1.934cm" svg:y2="7.6cm">
          <text:p/>
        </draw:line>
        <draw:frame draw:style-name="gr88" draw:text-style-name="P62" draw:layer="layout" svg:width="1.866cm" svg:height="0.925cm" svg:x="0.393cm" svg:y="6.6cm">
          <draw:text-box>
            <text:p><text:span text:style-name="T38">temp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4cm" svg:y1="6.4cm" svg:x2="13.6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3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63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2.582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4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65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0.734cm" svg:y1="7.6cm" svg:x2="1.934cm" svg:y2="7.6cm">
          <text:p/>
        </draw:line>
        <draw:frame draw:style-name="gr88" draw:text-style-name="P62" draw:layer="layout" svg:width="1.866cm" svg:height="0.925cm" svg:x="0.393cm" svg:y="6.6cm">
          <draw:text-box>
            <text:p><text:span text:style-name="T38">temp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66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2.8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7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51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68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64" draw:layer="layout" svg:width="4.372cm" svg:height="1.116cm" svg:x="18.028cm" svg:y="3.085cm">
          <draw:text-box>
            <text:p><text:span text:style-name="T41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0.734cm" svg:y1="7.6cm" svg:x2="1.934cm" svg:y2="7.6cm">
          <text:p/>
        </draw:line>
        <draw:frame draw:style-name="gr88" draw:text-style-name="P62" draw:layer="layout" svg:width="1.866cm" svg:height="0.925cm" svg:x="0.393cm" svg:y="6.6cm">
          <draw:text-box>
            <text:p><text:span text:style-name="T38">temp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69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3.2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741cm" svg:height="0.882cm" svg:x="2.2cm" svg:y="9.44cm">
          <text:p text:style-name="P36"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0" draw:text-style-name="P45" draw:layer="layout" svg:width="1.741cm" svg:height="0.882cm" svg:x="2.2cm" svg:y="10.318cm">
          <text:p text:style-name="P23"><text:span text:style-name="T29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71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9.4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0.734cm" svg:y1="7.6cm" svg:x2="1.934cm" svg:y2="7.6cm">
          <text:p/>
        </draw:line>
        <draw:frame draw:style-name="gr88" draw:text-style-name="P62" draw:layer="layout" svg:width="1.866cm" svg:height="0.925cm" svg:x="0.393cm" svg:y="6.6cm">
          <draw:text-box>
            <text:p><text:span text:style-name="T38">temp</text:span></text:p>
          </draw:text-box>
        </draw:frame>
        <draw:frame draw:style-name="gr114" draw:text-style-name="P58" draw:layer="layout" svg:width="3cm" svg:height="0.963cm" svg:x="7.2cm" svg:y="6.637cm">
          <draw:text-box>
            <text:p><text:span text:style-name="T38">3.2 else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72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373" draw:text-style-name="P69" draw:layer="layout" svg:width="12.6cm" svg:height="1cm" svg:x="8.2cm" svg:y="7.3cm">
          <draw:text-box>
            <text:p><text:span text:style-name="T25"><text:s/></text:span><text:span text:style-name="T25">new <text:s text:c="5"/>= <text:s text:c="3"/>Memalloc(sizeof (Slist) )</text:span></text:p>
          </draw:text-box>
        </draw:frame>
        <draw:frame draw:style-name="gr275" draw:text-style-name="P44" draw:layer="layout" svg:width="12.8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93" draw:text-style-name="P39" draw:layer="layout" svg:width="1.741cm" svg:height="0.882cm" svg:x="2.2cm" svg:y="12.8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4" draw:text-style-name="P45" draw:layer="layout" svg:width="1.741cm" svg:height="0.882cm" svg:x="2.2cm" svg:y="13.718cm">
            <text:p text:style-name="P23"><text:span text:style-name="T29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75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12.8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0.734cm" svg:y1="7.6cm" svg:x2="1.934cm" svg:y2="7.6cm">
          <text:p/>
        </draw:line>
        <draw:frame draw:style-name="gr88" draw:text-style-name="P62" draw:layer="layout" svg:width="1.866cm" svg:height="0.925cm" svg:x="0.393cm" svg:y="6.6cm">
          <draw:text-box>
            <text:p><text:span text:style-name="T38">temp</text:span></text:p>
          </draw:text-box>
        </draw:frame>
        <draw:frame draw:style-name="gr114" draw:text-style-name="P58" draw:layer="layout" svg:width="3cm" svg:height="0.963cm" svg:x="7.2cm" svg:y="6.637cm">
          <draw:text-box>
            <text:p><text:span text:style-name="T38">3.2 else</text:span></text:p>
          </draw:text-box>
        </draw:frame>
        <draw:g>
          <draw:custom-shape draw:style-name="gr85" draw:text-style-name="P39" draw:layer="layout" svg:width="1.741cm" svg:height="0.882cm" svg:x="0.659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6" draw:text-style-name="P45" draw:layer="layout" svg:width="1.741cm" svg:height="0.882cm" svg:x="0.659cm" svg:y="10.2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4" draw:text-style-name="P46" draw:layer="layout" svg:width="1.912cm" svg:height="0.963cm" svg:x="0.088cm" svg:y="8.437cm">
          <draw:text-box>
            <text:p><text:span text:style-name="T25">new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77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373" draw:text-style-name="P69" draw:layer="layout" svg:width="12.6cm" svg:height="1cm" svg:x="8.2cm" svg:y="7.3cm">
          <draw:text-box>
            <text:p><text:span text:style-name="T25"><text:s/></text:span><text:span text:style-name="T25">new <text:s text:c="4"/>= <text:s text:c="5"/>Memalloc(sizeof (Slist) )</text:span></text:p>
          </draw:text-box>
        </draw:frame>
        <draw:frame draw:style-name="gr279" draw:text-style-name="P59" draw:layer="layout" svg:width="5.451cm" svg:height="0.924cm" svg:x="8.4cm" svg:y="8.084cm">
          <draw:text-box>
            <text:p><text:span text:style-name="T39">if ( new = NULL)</text:span></text:p>
          </draw:text-box>
        </draw:frame>
        <draw:frame draw:style-name="gr378" draw:text-style-name="P59" draw:layer="layout" svg:width="4.816cm" svg:height="0.955cm" svg:x="8.784cm" svg:y="8.8cm">
          <draw:text-box>
            <text:p xml:id="id146" text:id="id146"><text:span text:style-name="T39">return FAILURE</text:span></text:p>
          </draw:text-box>
        </draw:frame>
        <draw:frame draw:style-name="gr275" draw:text-style-name="P44" draw:layer="layout" svg:width="12.8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93" draw:text-style-name="P39" draw:layer="layout" svg:width="1.741cm" svg:height="0.882cm" svg:x="2.2cm" svg:y="12.8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9" draw:text-style-name="P45" draw:layer="layout" svg:width="1.741cm" svg:height="0.882cm" svg:x="2.2cm" svg:y="13.718cm">
            <text:p text:style-name="P23"><text:span text:style-name="T29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80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12.8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0.734cm" svg:y1="7.6cm" svg:x2="1.934cm" svg:y2="7.6cm">
          <text:p/>
        </draw:line>
        <draw:frame draw:style-name="gr88" draw:text-style-name="P62" draw:layer="layout" svg:width="1.866cm" svg:height="0.925cm" svg:x="0.393cm" svg:y="6.6cm">
          <draw:text-box>
            <text:p><text:span text:style-name="T38">temp</text:span></text:p>
          </draw:text-box>
        </draw:frame>
        <draw:frame draw:style-name="gr114" draw:text-style-name="P58" draw:layer="layout" svg:width="3cm" svg:height="0.963cm" svg:x="7.2cm" svg:y="6.637cm">
          <draw:text-box>
            <text:p><text:span text:style-name="T38">3.2 else</text:span></text:p>
          </draw:text-box>
        </draw:frame>
        <draw:g xml:id="id145" draw:id="id145">
          <draw:g>
            <draw:custom-shape draw:style-name="gr85" draw:text-style-name="P39" draw:layer="layout" svg:width="1.741cm" svg:height="0.882cm" svg:x="0.659cm" svg:y="9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1" draw:text-style-name="P45" draw:layer="layout" svg:width="1.741cm" svg:height="0.882cm" svg:x="0.659cm" svg:y="10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4" draw:text-style-name="P46" draw:layer="layout" svg:width="1.912cm" svg:height="0.963cm" svg:x="0.088cm" svg:y="8.437cm">
            <draw:text-box>
              <text:p><text:span text:style-name="T25">new</text:span></text:p>
            </draw:text-box>
          </draw:frame>
        </draw:g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145" svg:path="M 0 0  L -0.25 0"/>
                </anim:par>
              </anim:par>
              <anim:par smil:begin="2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146" anim:sub-item="text" smil:attributeName="visibility" smil:to="visible"/>
                  <anim:transitionFilter smil:dur="0.5s" smil:targetElement="id146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82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2.582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93" draw:text-style-name="P39" draw:layer="layout" svg:width="1.741cm" svg:height="0.882cm" svg:x="2.2cm" svg:y="12.8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3" draw:text-style-name="P45" draw:layer="layout" svg:width="1.741cm" svg:height="0.882cm" svg:x="2.2cm" svg:y="13.718cm">
            <text:p text:style-name="P23"><text:span text:style-name="T29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84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12.8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0.734cm" svg:y1="7.6cm" svg:x2="1.934cm" svg:y2="7.6cm">
          <text:p/>
        </draw:line>
        <draw:frame draw:style-name="gr88" draw:text-style-name="P62" draw:layer="layout" svg:width="1.866cm" svg:height="0.925cm" svg:x="0.393cm" svg:y="6.6cm">
          <draw:text-box>
            <text:p><text:span text:style-name="T38">temp</text:span></text:p>
          </draw:text-box>
        </draw:frame>
        <draw:frame draw:style-name="gr114" draw:text-style-name="P58" draw:layer="layout" svg:width="3cm" svg:height="0.963cm" svg:x="7.2cm" svg:y="6.637cm">
          <draw:text-box>
            <text:p><text:span text:style-name="T38">3.2 else</text:span></text:p>
          </draw:text-box>
        </draw:frame>
        <draw:g xml:id="id147" draw:id="id147">
          <draw:g>
            <draw:custom-shape draw:style-name="gr85" draw:text-style-name="P39" draw:layer="layout" svg:width="1.741cm" svg:height="0.882cm" svg:x="0.659cm" svg:y="9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5" draw:text-style-name="P45" draw:layer="layout" svg:width="1.741cm" svg:height="0.882cm" svg:x="0.659cm" svg:y="10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4" draw:text-style-name="P46" draw:layer="layout" svg:width="1.912cm" svg:height="0.963cm" svg:x="0.088cm" svg:y="8.437cm">
            <draw:text-box>
              <text:p><text:span text:style-name="T25">new</text:span></text:p>
            </draw:text-box>
          </draw:frame>
        </draw:g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1cm" svg:y1="6.4cm" svg:x2="13.3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draw:frame draw:style-name="gr373" draw:text-style-name="P69" draw:layer="layout" svg:width="12.6cm" svg:height="1cm" svg:x="8.2cm" svg:y="7.3cm">
          <draw:text-box>
            <text:p><text:span text:style-name="T25"><text:s/></text:span><text:span text:style-name="T25">new <text:s text:c="4"/>= <text:s text:c="4"/>Memalloc(sizeof (Slist) )</text:span></text:p>
          </draw:text-box>
        </draw:frame>
        <draw:frame draw:style-name="gr279" draw:text-style-name="P59" draw:layer="layout" svg:width="5.451cm" svg:height="0.924cm" svg:x="8.4cm" svg:y="8.084cm">
          <draw:text-box>
            <text:p><text:span text:style-name="T39">if ( new = NULL)</text:span></text:p>
          </draw:text-box>
        </draw:frame>
        <draw:frame draw:style-name="gr378" draw:text-style-name="P59" draw:layer="layout" svg:width="4.816cm" svg:height="0.955cm" svg:x="8.784cm" svg:y="8.8cm">
          <draw:text-box>
            <text:p><text:span text:style-name="T39">return FAIL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47" smil:attributeName="visibility" smil:to="visible"/>
                  <anim:transitionFilter smil:dur="0.5s" smil:targetElement="id147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86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3.4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93" draw:text-style-name="P39" draw:layer="layout" svg:width="1.741cm" svg:height="0.882cm" svg:x="2.2cm" svg:y="12.8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7" draw:text-style-name="P45" draw:layer="layout" svg:width="1.741cm" svg:height="0.882cm" svg:x="2.2cm" svg:y="13.718cm">
            <text:p text:style-name="P23"><text:span text:style-name="T29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88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12.8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0.734cm" svg:y1="7.6cm" svg:x2="1.934cm" svg:y2="7.6cm">
          <text:p/>
        </draw:line>
        <draw:frame draw:style-name="gr88" draw:text-style-name="P62" draw:layer="layout" svg:width="1.866cm" svg:height="0.925cm" svg:x="0.393cm" svg:y="6.6cm">
          <draw:text-box>
            <text:p><text:span text:style-name="T38">temp</text:span></text:p>
          </draw:text-box>
        </draw:frame>
        <draw:frame draw:style-name="gr114" draw:text-style-name="P58" draw:layer="layout" svg:width="3cm" svg:height="0.963cm" svg:x="7.2cm" svg:y="6.637cm">
          <draw:text-box>
            <text:p><text:span text:style-name="T38">3.2 else</text:span></text:p>
          </draw:text-box>
        </draw:frame>
        <draw:custom-shape draw:style-name="gr93" draw:text-style-name="P39" draw:layer="layout" svg:width="1.741cm" svg:height="0.882cm" svg:x="0.659cm" svg:y="9.4cm">
          <text:p text:style-name="P36"><text:span text:style-name="T26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9" draw:text-style-name="P45" draw:layer="layout" svg:width="1.741cm" svg:height="0.882cm" svg:x="0.659cm" svg:y="10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46" draw:layer="layout" svg:width="1.912cm" svg:height="0.963cm" svg:x="0.088cm" svg:y="8.437cm">
          <draw:text-box>
            <text:p><text:span text:style-name="T25">new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4cm" svg:y1="6.4cm" svg:x2="13.6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draw:frame draw:style-name="gr373" draw:text-style-name="P69" draw:layer="layout" svg:width="12.6cm" svg:height="1cm" svg:x="8.2cm" svg:y="7.3cm">
          <draw:text-box>
            <text:p><text:span text:style-name="T25"><text:s/></text:span><text:span text:style-name="T25">new <text:s text:c="4"/>= <text:s text:c="4"/>Memalloc(sizeof (Slist) )</text:span></text:p>
          </draw:text-box>
        </draw:frame>
        <draw:line draw:style-name="gr295" draw:text-style-name="P70" draw:layer="layout" svg:x1="10cm" svg:y1="10cm" svg:x2="11cm" svg:y2="10cm">
          <text:p/>
        </draw:line>
        <draw:frame draw:style-name="gr279" draw:text-style-name="P59" draw:layer="layout" svg:width="5.451cm" svg:height="0.924cm" svg:x="8.4cm" svg:y="8.084cm">
          <draw:text-box>
            <text:p><text:span text:style-name="T39">if ( new = NULL)</text:span></text:p>
          </draw:text-box>
        </draw:frame>
        <draw:frame draw:style-name="gr378" draw:text-style-name="P59" draw:layer="layout" svg:width="4.816cm" svg:height="0.955cm" svg:x="8.784cm" svg:y="8.8cm">
          <draw:text-box>
            <text:p><text:span text:style-name="T39">return FAILURE</text:span></text:p>
          </draw:text-box>
        </draw:frame>
        <draw:frame draw:style-name="gr390" draw:text-style-name="P46" draw:layer="layout" svg:width="9.4cm" svg:height="0.831cm" svg:x="8.4cm" svg:y="9.475cm">
          <draw:text-box>
            <text:p><text:span text:style-name="T25">new <text:s text:c="12"/>data <text:s text:c="2"/>= n_data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91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3.0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93" draw:text-style-name="P39" draw:layer="layout" svg:width="1.741cm" svg:height="0.882cm" svg:x="2.2cm" svg:y="12.8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2" draw:text-style-name="P45" draw:layer="layout" svg:width="1.741cm" svg:height="0.882cm" svg:x="2.2cm" svg:y="13.718cm">
            <text:p text:style-name="P23"><text:span text:style-name="T29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93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12.8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0.734cm" svg:y1="7.6cm" svg:x2="1.934cm" svg:y2="7.6cm">
          <text:p/>
        </draw:line>
        <draw:frame draw:style-name="gr88" draw:text-style-name="P62" draw:layer="layout" svg:width="1.866cm" svg:height="0.925cm" svg:x="0.393cm" svg:y="6.6cm">
          <draw:text-box>
            <text:p><text:span text:style-name="T38">temp</text:span></text:p>
          </draw:text-box>
        </draw:frame>
        <draw:frame draw:style-name="gr114" draw:text-style-name="P58" draw:layer="layout" svg:width="3cm" svg:height="0.963cm" svg:x="7.2cm" svg:y="6.637cm">
          <draw:text-box>
            <text:p><text:span text:style-name="T38">3.2 else</text:span></text:p>
          </draw:text-box>
        </draw:frame>
        <draw:custom-shape draw:style-name="gr93" draw:text-style-name="P39" draw:layer="layout" svg:width="1.741cm" svg:height="0.882cm" svg:x="0.659cm" svg:y="9.4cm">
          <text:p text:style-name="P36"><text:span text:style-name="T26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4" draw:text-style-name="P45" draw:layer="layout" svg:width="1.741cm" svg:height="0.882cm" svg:x="0.659cm" svg:y="10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46" draw:layer="layout" svg:width="1.912cm" svg:height="0.963cm" svg:x="0.088cm" svg:y="8.437cm">
          <draw:text-box>
            <text:p><text:span text:style-name="T25">new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draw:frame draw:style-name="gr373" draw:text-style-name="P69" draw:layer="layout" svg:width="12.6cm" svg:height="1cm" svg:x="8.2cm" svg:y="7.3cm">
          <draw:text-box>
            <text:p><text:span text:style-name="T25"><text:s/></text:span><text:span text:style-name="T25">new <text:s text:c="4"/>= <text:s text:c="4"/>Memalloc(sizeof (Slist) )</text:span></text:p>
          </draw:text-box>
        </draw:frame>
        <draw:frame draw:style-name="gr88" draw:text-style-name="P46" draw:layer="layout" svg:width="11.8cm" svg:height="0.925cm" svg:x="8.4cm" svg:y="10.2cm">
          <draw:text-box>
            <text:p><text:span text:style-name="T25">new <text:s text:c="12"/>link <text:s text:c="4"/>= <text:s/>temp <text:s text:c="8"/>link</text:span></text:p>
          </draw:text-box>
        </draw:frame>
        <draw:line draw:style-name="gr295" draw:text-style-name="P70" draw:layer="layout" svg:x1="10cm" svg:y1="10cm" svg:x2="11cm" svg:y2="10cm">
          <text:p/>
        </draw:line>
        <draw:line draw:style-name="gr295" draw:text-style-name="P70" draw:layer="layout" svg:x1="10cm" svg:y1="10.7cm" svg:x2="11cm" svg:y2="10.7cm">
          <text:p/>
        </draw:line>
        <draw:frame draw:style-name="gr279" draw:text-style-name="P59" draw:layer="layout" svg:width="5.451cm" svg:height="0.924cm" svg:x="8.4cm" svg:y="8.084cm">
          <draw:text-box>
            <text:p><text:span text:style-name="T39">if ( new = NULL)</text:span></text:p>
          </draw:text-box>
        </draw:frame>
        <draw:frame draw:style-name="gr378" draw:text-style-name="P59" draw:layer="layout" svg:width="4.816cm" svg:height="0.955cm" svg:x="8.784cm" svg:y="8.8cm">
          <draw:text-box>
            <text:p><text:span text:style-name="T39">return FAILURE</text:span></text:p>
          </draw:text-box>
        </draw:frame>
        <draw:frame draw:style-name="gr390" draw:text-style-name="P46" draw:layer="layout" svg:width="9.4cm" svg:height="0.831cm" svg:x="8.4cm" svg:y="9.475cm">
          <draw:text-box>
            <text:p><text:span text:style-name="T25">new <text:s text:c="12"/>data <text:s text:c="2"/>= n_data</text:span></text:p>
          </draw:text-box>
        </draw:frame>
        <draw:line draw:style-name="gr295" draw:text-style-name="P70" draw:layer="layout" svg:x1="14.6cm" svg:y1="10.6cm" svg:x2="15.6cm" svg:y2="10.6cm">
          <text:p/>
        </draw:line>
        <presentation:notes draw:style-name="dp2">
          <draw:page-thumbnail draw:style-name="gr2" draw:layer="layout" svg:width="0.001cm" svg:height="0.001cm" svg:x="0cm" svg:y="2.257cm" draw:page-number="1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95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3.4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93" draw:text-style-name="P39" draw:layer="layout" svg:width="1.741cm" svg:height="0.882cm" svg:x="2.2cm" svg:y="12.8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6" draw:text-style-name="P45" draw:layer="layout" svg:width="1.741cm" svg:height="0.882cm" svg:x="2.2cm" svg:y="13.718cm">
            <text:p text:style-name="P23"><text:span text:style-name="T29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397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12.8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0.734cm" svg:y1="7.6cm" svg:x2="1.934cm" svg:y2="7.6cm">
          <text:p/>
        </draw:line>
        <draw:frame draw:style-name="gr88" draw:text-style-name="P62" draw:layer="layout" svg:width="1.866cm" svg:height="0.925cm" svg:x="0.393cm" svg:y="6.6cm">
          <draw:text-box>
            <text:p><text:span text:style-name="T38">temp</text:span></text:p>
          </draw:text-box>
        </draw:frame>
        <draw:frame draw:style-name="gr114" draw:text-style-name="P58" draw:layer="layout" svg:width="3cm" svg:height="0.963cm" svg:x="7.2cm" svg:y="6.637cm">
          <draw:text-box>
            <text:p><text:span text:style-name="T38">3.2 else</text:span></text:p>
          </draw:text-box>
        </draw:frame>
        <draw:custom-shape draw:style-name="gr93" draw:text-style-name="P39" draw:layer="layout" svg:width="1.741cm" svg:height="0.882cm" svg:x="0.659cm" svg:y="9.4cm">
          <text:p text:style-name="P36"><text:span text:style-name="T26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8" draw:text-style-name="P45" draw:layer="layout" svg:width="1.741cm" svg:height="0.882cm" svg:x="0.659cm" svg:y="10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48" draw:id="id148">
          <draw:line draw:style-name="gr70" draw:text-style-name="P18" draw:layer="layout" svg:x1="1.4cm" svg:y1="10.8cm" svg:x2="1.4cm" svg:y2="14cm">
            <text:p/>
          </draw:line>
          <draw:line draw:style-name="gr24" draw:text-style-name="P18" draw:layer="layout" svg:x1="1.4cm" svg:y1="14cm" svg:x2="2.2cm" svg:y2="14cm">
            <text:p/>
          </draw:line>
        </draw:g>
        <draw:frame draw:style-name="gr114" draw:text-style-name="P46" draw:layer="layout" svg:width="1.912cm" svg:height="0.963cm" svg:x="0.088cm" svg:y="8.437cm">
          <draw:text-box>
            <text:p><text:span text:style-name="T25">new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2cm" svg:y1="6.4cm" svg:x2="13.4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draw:frame draw:style-name="gr373" draw:text-style-name="P69" draw:layer="layout" svg:width="12.6cm" svg:height="1cm" svg:x="8.2cm" svg:y="7.3cm">
          <draw:text-box>
            <text:p><text:span text:style-name="T25"><text:s/></text:span><text:span text:style-name="T25">new <text:s text:c="4"/>= <text:s text:c="4"/>Memalloc(sizeof (Slist) )</text:span></text:p>
          </draw:text-box>
        </draw:frame>
        <draw:frame draw:style-name="gr88" draw:text-style-name="P46" draw:layer="layout" svg:width="11.8cm" svg:height="0.925cm" svg:x="8.4cm" svg:y="10.2cm">
          <draw:text-box>
            <text:p><text:span text:style-name="T25">new <text:s text:c="12"/>link <text:s text:c="4"/>= <text:s/>temp <text:s text:c="8"/>link</text:span></text:p>
          </draw:text-box>
        </draw:frame>
        <draw:line draw:style-name="gr295" draw:text-style-name="P70" draw:layer="layout" svg:x1="10cm" svg:y1="10cm" svg:x2="11cm" svg:y2="10cm">
          <text:p/>
        </draw:line>
        <draw:line draw:style-name="gr295" draw:text-style-name="P70" draw:layer="layout" svg:x1="10cm" svg:y1="10.7cm" svg:x2="11cm" svg:y2="10.7cm">
          <text:p/>
        </draw:line>
        <draw:frame draw:style-name="gr279" draw:text-style-name="P59" draw:layer="layout" svg:width="5.451cm" svg:height="0.924cm" svg:x="8.4cm" svg:y="8.084cm">
          <draw:text-box>
            <text:p><text:span text:style-name="T39">if ( new = NULL)</text:span></text:p>
          </draw:text-box>
        </draw:frame>
        <draw:frame draw:style-name="gr378" draw:text-style-name="P59" draw:layer="layout" svg:width="4.816cm" svg:height="0.955cm" svg:x="8.784cm" svg:y="8.8cm">
          <draw:text-box>
            <text:p><text:span text:style-name="T39">return FAILURE</text:span></text:p>
          </draw:text-box>
        </draw:frame>
        <draw:frame draw:style-name="gr390" draw:text-style-name="P46" draw:layer="layout" svg:width="9.4cm" svg:height="0.831cm" svg:x="8.4cm" svg:y="9.475cm">
          <draw:text-box>
            <text:p><text:span text:style-name="T25">new <text:s text:c="12"/>data <text:s text:c="2"/>= n_data</text:span></text:p>
          </draw:text-box>
        </draw:frame>
        <draw:line draw:style-name="gr295" draw:text-style-name="P70" draw:layer="layout" svg:x1="14.6cm" svg:y1="10.6cm" svg:x2="15.6cm" svg:y2="10.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148" smil:attributeName="visibility" smil:to="visible"/>
                  <anim:transitionFilter smil:dur="0.5s" smil:targetElement="id148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399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3.2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93" draw:text-style-name="P39" draw:layer="layout" svg:width="1.741cm" svg:height="0.882cm" svg:x="2.2cm" svg:y="12.8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0" draw:text-style-name="P45" draw:layer="layout" svg:width="1.741cm" svg:height="0.882cm" svg:x="2.2cm" svg:y="13.718cm">
            <text:p text:style-name="P23"><text:span text:style-name="T29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401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12.8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0.734cm" svg:y1="7.6cm" svg:x2="1.934cm" svg:y2="7.6cm">
          <text:p/>
        </draw:line>
        <draw:frame draw:style-name="gr88" draw:text-style-name="P62" draw:layer="layout" svg:width="1.866cm" svg:height="0.925cm" svg:x="0.393cm" svg:y="6.6cm">
          <draw:text-box>
            <text:p><text:span text:style-name="T38">temp</text:span></text:p>
          </draw:text-box>
        </draw:frame>
        <draw:frame draw:style-name="gr114" draw:text-style-name="P58" draw:layer="layout" svg:width="3cm" svg:height="0.963cm" svg:x="7.2cm" svg:y="6.637cm">
          <draw:text-box>
            <text:p><text:span text:style-name="T38">3.2 else</text:span></text:p>
          </draw:text-box>
        </draw:frame>
        <draw:custom-shape draw:style-name="gr93" draw:text-style-name="P39" draw:layer="layout" svg:width="1.741cm" svg:height="0.882cm" svg:x="0.659cm" svg:y="9.4cm">
          <text:p text:style-name="P36"><text:span text:style-name="T26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2" draw:text-style-name="P45" draw:layer="layout" svg:width="1.741cm" svg:height="0.882cm" svg:x="0.659cm" svg:y="10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70" draw:text-style-name="P18" draw:layer="layout" svg:x1="1.4cm" svg:y1="10.8cm" svg:x2="1.4cm" svg:y2="14cm">
            <text:p/>
          </draw:line>
          <draw:line draw:style-name="gr24" draw:text-style-name="P18" draw:layer="layout" svg:x1="1.4cm" svg:y1="14cm" svg:x2="2.2cm" svg:y2="14cm">
            <text:p/>
          </draw:line>
        </draw:g>
        <draw:frame draw:style-name="gr114" draw:text-style-name="P46" draw:layer="layout" svg:width="1.912cm" svg:height="0.963cm" svg:x="0.088cm" svg:y="8.437cm">
          <draw:text-box>
            <text:p><text:span text:style-name="T25">new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3cm" svg:y1="6.4cm" svg:x2="13.5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3"/>data != g_data )</text:span></text:p>
          </draw:text-box>
        </draw:frame>
        <draw:frame draw:style-name="gr373" draw:text-style-name="P69" draw:layer="layout" svg:width="12.6cm" svg:height="1cm" svg:x="8.2cm" svg:y="7.3cm">
          <draw:text-box>
            <text:p><text:span text:style-name="T25"><text:s/></text:span><text:span text:style-name="T25">new <text:s text:c="4"/>= <text:s text:c="4"/>Memalloc(sizeof (Slist) )</text:span></text:p>
          </draw:text-box>
        </draw:frame>
        <draw:frame draw:style-name="gr88" draw:text-style-name="P46" draw:layer="layout" svg:width="11.8cm" svg:height="0.925cm" svg:x="8.4cm" svg:y="10.2cm">
          <draw:text-box>
            <text:p><text:span text:style-name="T25">new <text:s text:c="12"/>link <text:s text:c="4"/>= <text:s/>temp <text:s text:c="8"/>link</text:span></text:p>
          </draw:text-box>
        </draw:frame>
        <draw:line draw:style-name="gr295" draw:text-style-name="P70" draw:layer="layout" svg:x1="10cm" svg:y1="10cm" svg:x2="11cm" svg:y2="10cm">
          <text:p/>
        </draw:line>
        <draw:frame draw:style-name="gr403" draw:text-style-name="P59" draw:layer="layout" svg:width="8.971cm" svg:height="1.11cm" svg:x="8.4cm" svg:y="11cm">
          <draw:text-box>
            <text:p><text:span text:style-name="T39">temp <text:s text:c="10"/>link <text:s text:c="4"/>= <text:s text:c="3"/>new</text:span></text:p>
          </draw:text-box>
        </draw:frame>
        <draw:line draw:style-name="gr295" draw:text-style-name="P70" draw:layer="layout" svg:x1="10cm" svg:y1="10.7cm" svg:x2="11cm" svg:y2="10.7cm">
          <text:p/>
        </draw:line>
        <draw:frame draw:style-name="gr279" draw:text-style-name="P59" draw:layer="layout" svg:width="5.451cm" svg:height="0.924cm" svg:x="8.4cm" svg:y="8.084cm">
          <draw:text-box>
            <text:p><text:span text:style-name="T39">if ( new = NULL)</text:span></text:p>
          </draw:text-box>
        </draw:frame>
        <draw:frame draw:style-name="gr378" draw:text-style-name="P59" draw:layer="layout" svg:width="4.816cm" svg:height="0.955cm" svg:x="8.784cm" svg:y="8.8cm">
          <draw:text-box>
            <text:p><text:span text:style-name="T39">return FAILURE</text:span></text:p>
          </draw:text-box>
        </draw:frame>
        <draw:frame draw:style-name="gr390" draw:text-style-name="P46" draw:layer="layout" svg:width="9.4cm" svg:height="0.831cm" svg:x="8.4cm" svg:y="9.475cm">
          <draw:text-box>
            <text:p><text:span text:style-name="T25">new <text:s text:c="12"/>data <text:s text:c="2"/>= n_data</text:span></text:p>
          </draw:text-box>
        </draw:frame>
        <draw:line draw:style-name="gr295" draw:text-style-name="P70" draw:layer="layout" svg:x1="14.6cm" svg:y1="10.6cm" svg:x2="15.6cm" svg:y2="10.6cm">
          <text:p/>
        </draw:line>
        <draw:line draw:style-name="gr295" draw:text-style-name="P18" draw:layer="layout" svg:x1="10cm" svg:y1="11.5cm" svg:x2="11cm" svg:y2="11.5cm">
          <text:p/>
        </draw:line>
        <draw:frame draw:style-name="gr203" draw:text-style-name="P18" draw:layer="layout" svg:width="1.4cm" svg:height="0.001cm" svg:x="9.2cm" svg:y="11.4cm">
          <draw:image xlink:href="Pictures/10000000000000350000000B76CF3CC5CB43D2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404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7" draw:layer="layout" svg:width="12.859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93" draw:text-style-name="P39" draw:layer="layout" svg:width="1.741cm" svg:height="0.882cm" svg:x="2.2cm" svg:y="12.8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5" draw:text-style-name="P45" draw:layer="layout" svg:width="1.741cm" svg:height="0.882cm" svg:x="2.2cm" svg:y="13.718cm">
            <text:p text:style-name="P23"><text:span text:style-name="T29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406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line draw:style-name="gr24" draw:text-style-name="P18" draw:layer="layout" svg:x1="3cm" svg:y1="8.2cm" svg:x2="3cm" svg:y2="12.84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71" draw:layer="layout" svg:width="4.6cm" svg:height="0.924cm" svg:x="18cm" svg:y="4.085cm">
          <draw:text-box>
            <text:p><text:span text:style-name="T45">n_data = 25</text:span></text:p>
          </draw:text-box>
        </draw:frame>
        <draw:line draw:style-name="gr24" draw:text-style-name="P18" draw:layer="layout" svg:x1="0.734cm" svg:y1="7.6cm" svg:x2="1.934cm" svg:y2="7.6cm">
          <text:p/>
        </draw:line>
        <draw:frame draw:style-name="gr88" draw:text-style-name="P62" draw:layer="layout" svg:width="1.866cm" svg:height="0.925cm" svg:x="0.393cm" svg:y="6.6cm">
          <draw:text-box>
            <text:p><text:span text:style-name="T38">temp</text:span></text:p>
          </draw:text-box>
        </draw:frame>
        <draw:frame draw:style-name="gr114" draw:text-style-name="P58" draw:layer="layout" svg:width="3cm" svg:height="0.963cm" svg:x="7.2cm" svg:y="6.637cm">
          <draw:text-box>
            <text:p><text:span text:style-name="T38">3.2 else</text:span></text:p>
          </draw:text-box>
        </draw:frame>
        <draw:custom-shape draw:style-name="gr93" draw:text-style-name="P39" draw:layer="layout" svg:width="1.741cm" svg:height="0.882cm" svg:x="0.659cm" svg:y="9.4cm">
          <text:p text:style-name="P36"><text:span text:style-name="T26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7" draw:text-style-name="P45" draw:layer="layout" svg:width="1.741cm" svg:height="0.882cm" svg:x="0.659cm" svg:y="10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0" draw:text-style-name="P18" draw:layer="layout" svg:x1="1.4cm" svg:y1="10.8cm" svg:x2="1.4cm" svg:y2="14cm">
          <text:p/>
        </draw:line>
        <draw:line draw:style-name="gr24" draw:text-style-name="P18" draw:layer="layout" svg:x1="1.4cm" svg:y1="14cm" svg:x2="2.2cm" svg:y2="14cm">
          <text:p/>
        </draw:line>
        <draw:g xml:id="id149" draw:id="id149">
          <draw:line draw:style-name="gr70" draw:text-style-name="P18" draw:layer="layout" svg:x1="2.4cm" svg:y1="8cm" svg:x2="1.4cm" svg:y2="8cm">
            <text:p/>
          </draw:line>
          <draw:line draw:style-name="gr24" draw:text-style-name="P18" draw:layer="layout" svg:x1="1.4cm" svg:y1="8cm" svg:x2="1.4cm" svg:y2="9.44cm">
            <text:p/>
          </draw:line>
        </draw:g>
        <draw:frame draw:style-name="gr114" draw:text-style-name="P46" draw:layer="layout" svg:width="1.912cm" svg:height="0.963cm" svg:x="0.088cm" svg:y="8.437cm">
          <draw:text-box>
            <text:p><text:span text:style-name="T25">new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4cm" svg:y1="6.4cm" svg:x2="13.6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2"/>data != g_data )</text:span></text:p>
          </draw:text-box>
        </draw:frame>
        <draw:frame draw:style-name="gr373" draw:text-style-name="P69" draw:layer="layout" svg:width="12.6cm" svg:height="1cm" svg:x="8.2cm" svg:y="7.3cm">
          <draw:text-box>
            <text:p><text:span text:style-name="T25"><text:s/></text:span><text:span text:style-name="T25">new <text:s text:c="4"/>= <text:s text:c="4"/>Memalloc(sizeof (Slist) )</text:span></text:p>
          </draw:text-box>
        </draw:frame>
        <draw:frame draw:style-name="gr88" draw:text-style-name="P46" draw:layer="layout" svg:width="11.8cm" svg:height="0.925cm" svg:x="8.4cm" svg:y="10.2cm">
          <draw:text-box>
            <text:p><text:span text:style-name="T25">new <text:s text:c="12"/>link <text:s text:c="4"/>= <text:s/>temp <text:s text:c="8"/>link</text:span></text:p>
          </draw:text-box>
        </draw:frame>
        <draw:line draw:style-name="gr295" draw:text-style-name="P70" draw:layer="layout" svg:x1="10cm" svg:y1="10cm" svg:x2="11cm" svg:y2="10cm">
          <text:p/>
        </draw:line>
        <draw:frame draw:style-name="gr403" draw:text-style-name="P59" draw:layer="layout" svg:width="8.971cm" svg:height="1.11cm" svg:x="8.4cm" svg:y="11cm">
          <draw:text-box>
            <text:p><text:span text:style-name="T39">temp <text:s text:c="10"/>link <text:s text:c="4"/>= <text:s text:c="3"/>new</text:span></text:p>
          </draw:text-box>
        </draw:frame>
        <draw:line draw:style-name="gr295" draw:text-style-name="P70" draw:layer="layout" svg:x1="10cm" svg:y1="10.7cm" svg:x2="11cm" svg:y2="10.7cm">
          <text:p/>
        </draw:line>
        <draw:frame draw:style-name="gr279" draw:text-style-name="P59" draw:layer="layout" svg:width="5.451cm" svg:height="0.924cm" svg:x="8.4cm" svg:y="8.084cm">
          <draw:text-box>
            <text:p><text:span text:style-name="T39">if ( new = NULL)</text:span></text:p>
          </draw:text-box>
        </draw:frame>
        <draw:frame draw:style-name="gr378" draw:text-style-name="P59" draw:layer="layout" svg:width="4.816cm" svg:height="0.955cm" svg:x="8.784cm" svg:y="8.8cm">
          <draw:text-box>
            <text:p><text:span text:style-name="T39">return FAILURE</text:span></text:p>
          </draw:text-box>
        </draw:frame>
        <draw:frame draw:style-name="gr390" draw:text-style-name="P46" draw:layer="layout" svg:width="9.4cm" svg:height="0.831cm" svg:x="8.4cm" svg:y="9.475cm">
          <draw:text-box>
            <text:p><text:span text:style-name="T25">new <text:s text:c="12"/>data <text:s text:c="2"/>= n_data</text:span></text:p>
          </draw:text-box>
        </draw:frame>
        <draw:line draw:style-name="gr295" draw:text-style-name="P70" draw:layer="layout" svg:x1="14.7cm" svg:y1="10.6cm" svg:x2="15.7cm" svg:y2="10.6cm">
          <text:p/>
        </draw:line>
        <draw:line draw:style-name="gr295" draw:text-style-name="P18" draw:layer="layout" svg:x1="10cm" svg:y1="11.5cm" svg:x2="11cm" svg:y2="11.5cm">
          <text:p/>
        </draw:line>
        <draw:frame draw:style-name="gr203" draw:text-style-name="P18" draw:layer="layout" svg:width="1.4cm" svg:height="0.001cm" svg:x="9.2cm" svg:y="11.4cm">
          <draw:image xlink:href="Pictures/10000000000000350000000B76CF3CC5CB43D28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149" smil:attributeName="visibility" smil:to="visible"/>
                  <anim:transitionFilter smil:dur="0.5s" smil:targetElement="id149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408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275" draw:text-style-name="P44" draw:layer="layout" svg:width="12.582cm" svg:height="1.72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93" draw:text-style-name="P39" draw:layer="layout" svg:width="1.741cm" svg:height="0.882cm" svg:x="2.2cm" svg:y="12.8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9" draw:text-style-name="P45" draw:layer="layout" svg:width="1.741cm" svg:height="0.882cm" svg:x="2.2cm" svg:y="13.718cm">
            <text:p text:style-name="P23"><text:span text:style-name="T29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410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polyline draw:style-name="gr24" draw:text-style-name="P18" xml:id="id150" draw:id="id150" draw:layer="layout" svg:width="0cm" svg:height="4.639cm" svg:x="3cm" svg:y="8.2cm" svg:viewBox="0 0 0 4640" draw:points="0,0 0,4640">
          <text:p/>
        </draw:poly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25</text:span></text:p>
          </draw:text-box>
        </draw:frame>
        <draw:line draw:style-name="gr24" draw:text-style-name="P18" draw:layer="layout" svg:x1="0.734cm" svg:y1="7.6cm" svg:x2="1.934cm" svg:y2="7.6cm">
          <text:p/>
        </draw:line>
        <draw:frame draw:style-name="gr88" draw:text-style-name="P62" draw:layer="layout" svg:width="1.866cm" svg:height="0.925cm" svg:x="0.393cm" svg:y="6.6cm">
          <draw:text-box>
            <text:p><text:span text:style-name="T38">temp</text:span></text:p>
          </draw:text-box>
        </draw:frame>
        <draw:frame draw:style-name="gr114" draw:text-style-name="P58" draw:layer="layout" svg:width="3cm" svg:height="0.963cm" svg:x="7.2cm" svg:y="6.637cm">
          <draw:text-box>
            <text:p><text:span text:style-name="T38">3.2 else</text:span></text:p>
          </draw:text-box>
        </draw:frame>
        <draw:custom-shape draw:style-name="gr93" draw:text-style-name="P39" draw:layer="layout" svg:width="1.741cm" svg:height="0.882cm" svg:x="0.659cm" svg:y="9.4cm">
          <text:p text:style-name="P36"><text:span text:style-name="T26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1" draw:text-style-name="P45" draw:layer="layout" svg:width="1.741cm" svg:height="0.882cm" svg:x="0.659cm" svg:y="10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0" draw:text-style-name="P18" draw:layer="layout" svg:x1="1.4cm" svg:y1="10.8cm" svg:x2="1.4cm" svg:y2="14cm">
          <text:p/>
        </draw:line>
        <draw:line draw:style-name="gr24" draw:text-style-name="P18" draw:layer="layout" svg:x1="1.4cm" svg:y1="14cm" svg:x2="2.2cm" svg:y2="14cm">
          <text:p/>
        </draw:line>
        <draw:g>
          <draw:line draw:style-name="gr70" draw:text-style-name="P18" draw:layer="layout" svg:x1="2.4cm" svg:y1="8cm" svg:x2="1.4cm" svg:y2="8cm">
            <text:p/>
          </draw:line>
          <draw:line draw:style-name="gr24" draw:text-style-name="P18" draw:layer="layout" svg:x1="1.4cm" svg:y1="8cm" svg:x2="1.4cm" svg:y2="9.44cm">
            <text:p/>
          </draw:line>
        </draw:g>
        <draw:frame draw:style-name="gr114" draw:text-style-name="P46" draw:layer="layout" svg:width="1.912cm" svg:height="0.963cm" svg:x="0.088cm" svg:y="8.437cm">
          <draw:text-box>
            <text:p><text:span text:style-name="T25">new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3cm" svg:y1="6.4cm" svg:x2="13.5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3"/>data != g_data )</text:span></text:p>
          </draw:text-box>
        </draw:frame>
        <draw:frame draw:style-name="gr373" draw:text-style-name="P69" draw:layer="layout" svg:width="12.6cm" svg:height="1cm" svg:x="8.2cm" svg:y="7.3cm">
          <draw:text-box>
            <text:p><text:span text:style-name="T25"><text:s/></text:span><text:span text:style-name="T25">new <text:s text:c="4"/>= <text:s text:c="4"/>Memalloc(sizeof (Slist) )</text:span></text:p>
          </draw:text-box>
        </draw:frame>
        <draw:frame draw:style-name="gr88" draw:text-style-name="P46" draw:layer="layout" svg:width="11.8cm" svg:height="0.925cm" svg:x="8.4cm" svg:y="10.2cm">
          <draw:text-box>
            <text:p><text:span text:style-name="T25">new <text:s text:c="12"/>link <text:s text:c="4"/>= <text:s/>temp <text:s text:c="8"/>link</text:span></text:p>
          </draw:text-box>
        </draw:frame>
        <draw:line draw:style-name="gr295" draw:text-style-name="P70" draw:layer="layout" svg:x1="10cm" svg:y1="10cm" svg:x2="11cm" svg:y2="10cm">
          <text:p/>
        </draw:line>
        <draw:frame draw:style-name="gr403" draw:text-style-name="P59" draw:layer="layout" svg:width="8.971cm" svg:height="1.11cm" svg:x="8.4cm" svg:y="11cm">
          <draw:text-box>
            <text:p><text:span text:style-name="T39">temp <text:s text:c="10"/>link <text:s text:c="4"/>= <text:s text:c="3"/>new</text:span></text:p>
          </draw:text-box>
        </draw:frame>
        <draw:line draw:style-name="gr295" draw:text-style-name="P70" draw:layer="layout" svg:x1="10cm" svg:y1="10.7cm" svg:x2="11cm" svg:y2="10.7cm">
          <text:p/>
        </draw:line>
        <draw:frame draw:style-name="gr279" draw:text-style-name="P59" draw:layer="layout" svg:width="5.451cm" svg:height="0.924cm" svg:x="8.4cm" svg:y="8.084cm">
          <draw:text-box>
            <text:p><text:span text:style-name="T39">if ( new = NULL)</text:span></text:p>
          </draw:text-box>
        </draw:frame>
        <draw:frame draw:style-name="gr378" draw:text-style-name="P59" draw:layer="layout" svg:width="4.816cm" svg:height="0.955cm" svg:x="8.784cm" svg:y="8.8cm">
          <draw:text-box>
            <text:p><text:span text:style-name="T39">return FAILURE</text:span></text:p>
          </draw:text-box>
        </draw:frame>
        <draw:frame draw:style-name="gr390" draw:text-style-name="P46" draw:layer="layout" svg:width="9.4cm" svg:height="0.831cm" svg:x="8.4cm" svg:y="9.475cm">
          <draw:text-box>
            <text:p><text:span text:style-name="T25">new <text:s text:c="12"/>data <text:s text:c="2"/>= n_data</text:span></text:p>
          </draw:text-box>
        </draw:frame>
        <draw:line draw:style-name="gr295" draw:text-style-name="P70" draw:layer="layout" svg:x1="14.7cm" svg:y1="10.6cm" svg:x2="15.7cm" svg:y2="10.6cm">
          <text:p/>
        </draw:line>
        <draw:line draw:style-name="gr295" draw:text-style-name="P18" draw:layer="layout" svg:x1="10cm" svg:y1="11.5cm" svg:x2="11cm" svg:y2="11.5cm">
          <text:p/>
        </draw:line>
        <draw:frame draw:style-name="gr203" draw:text-style-name="P18" draw:layer="layout" svg:width="1.4cm" svg:height="0.001cm" svg:x="9.2cm" svg:y="11.4cm">
          <draw:image xlink:href="Pictures/10000000000000350000000B76CF3CC5CB43D28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ly-out" presentation:preset-sub-type="from-bottom" presentation:preset-property="Direction;Accelerate;Decelerate">
                  <anim:animate smil:dur="1s" smil:targetElement="id150" smil:attributeName="x" smil:values="x;x" smil:keyTimes="0;1"/>
                  <anim:animate smil:dur="1s" smil:targetElement="id150" smil:attributeName="y" smil:values="y;1+height/2" smil:keyTimes="0;1"/>
                  <anim:set smil:begin="0.998s" smil:dur="0.002s" smil:fill="hold" smil:targetElement="id15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412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413" draw:text-style-name="P44" draw:layer="layout" svg:width="12.582cm" svg:height="1.14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93" draw:text-style-name="P39" draw:layer="layout" svg:width="1.741cm" svg:height="0.882cm" svg:x="2.2cm" svg:y="12.8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4" draw:text-style-name="P45" draw:layer="layout" svg:width="1.741cm" svg:height="0.882cm" svg:x="2.2cm" svg:y="13.718cm">
            <text:p text:style-name="P23"><text:span text:style-name="T29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415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30</text:span></text:p>
          </draw:text-box>
        </draw:frame>
        <draw:frame draw:style-name="gr279" draw:text-style-name="P58" draw:layer="layout" svg:width="4.6cm" svg:height="0.924cm" svg:x="18cm" svg:y="4.085cm">
          <draw:text-box>
            <text:p><text:span text:style-name="T38">n_data = 35</text:span></text:p>
          </draw:text-box>
        </draw:frame>
        <draw:line draw:style-name="gr24" draw:text-style-name="P18" draw:layer="layout" svg:x1="0.734cm" svg:y1="7.6cm" svg:x2="1.934cm" svg:y2="7.6cm">
          <text:p/>
        </draw:line>
        <draw:frame draw:style-name="gr88" draw:text-style-name="P62" draw:layer="layout" svg:width="1.866cm" svg:height="0.925cm" svg:x="0.393cm" svg:y="6.6cm">
          <draw:text-box>
            <text:p><text:span text:style-name="T38">temp</text:span></text:p>
          </draw:text-box>
        </draw:frame>
        <draw:frame draw:style-name="gr114" draw:text-style-name="P58" draw:layer="layout" svg:width="3cm" svg:height="0.963cm" svg:x="7.2cm" svg:y="6.637cm">
          <draw:text-box>
            <text:p><text:span text:style-name="T38">3.2 else</text:span></text:p>
          </draw:text-box>
        </draw:frame>
        <draw:custom-shape draw:style-name="gr93" draw:text-style-name="P39" draw:layer="layout" svg:width="1.741cm" svg:height="0.882cm" svg:x="0.659cm" svg:y="9.4cm">
          <text:p text:style-name="P36"><text:span text:style-name="T26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6" draw:text-style-name="P45" draw:layer="layout" svg:width="1.741cm" svg:height="0.882cm" svg:x="0.659cm" svg:y="10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0" draw:text-style-name="P18" draw:layer="layout" svg:x1="1.4cm" svg:y1="10.8cm" svg:x2="1.4cm" svg:y2="14cm">
          <text:p/>
        </draw:line>
        <draw:line draw:style-name="gr24" draw:text-style-name="P18" draw:layer="layout" svg:x1="1.4cm" svg:y1="14cm" svg:x2="2.2cm" svg:y2="14cm">
          <text:p/>
        </draw:line>
        <draw:g>
          <draw:line draw:style-name="gr70" draw:text-style-name="P18" draw:layer="layout" svg:x1="2.4cm" svg:y1="8cm" svg:x2="1.4cm" svg:y2="8cm">
            <text:p/>
          </draw:line>
          <draw:line draw:style-name="gr24" draw:text-style-name="P18" draw:layer="layout" svg:x1="1.4cm" svg:y1="8cm" svg:x2="1.4cm" svg:y2="9.44cm">
            <text:p/>
          </draw:line>
        </draw:g>
        <draw:frame draw:style-name="gr114" draw:text-style-name="P46" draw:layer="layout" svg:width="1.912cm" svg:height="0.963cm" svg:x="0.088cm" svg:y="8.437cm">
          <draw:text-box>
            <text:p><text:span text:style-name="T25">new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4cm" svg:y1="6.4cm" svg:x2="13.6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3"/>data != g_data )</text:span></text:p>
          </draw:text-box>
        </draw:frame>
        <draw:frame draw:style-name="gr373" draw:text-style-name="P69" draw:layer="layout" svg:width="12.6cm" svg:height="1cm" svg:x="8.2cm" svg:y="7.3cm">
          <draw:text-box>
            <text:p><text:span text:style-name="T25"><text:s/></text:span><text:span text:style-name="T25">new <text:s text:c="4"/>= <text:s text:c="4"/>Memalloc(sizeof (Slist) )</text:span></text:p>
          </draw:text-box>
        </draw:frame>
        <draw:frame draw:style-name="gr88" draw:text-style-name="P46" draw:layer="layout" svg:width="11.8cm" svg:height="0.925cm" svg:x="8.4cm" svg:y="10.2cm">
          <draw:text-box>
            <text:p><text:span text:style-name="T25">new <text:s text:c="12"/>link <text:s text:c="4"/>= <text:s/>temp <text:s text:c="8"/>link</text:span></text:p>
          </draw:text-box>
        </draw:frame>
        <draw:line draw:style-name="gr295" draw:text-style-name="P70" draw:layer="layout" svg:x1="10cm" svg:y1="10cm" svg:x2="11cm" svg:y2="10cm">
          <text:p/>
        </draw:line>
        <draw:frame draw:style-name="gr403" draw:text-style-name="P59" draw:layer="layout" svg:width="8.971cm" svg:height="1.11cm" svg:x="8.4cm" svg:y="11cm">
          <draw:text-box>
            <text:p><text:span text:style-name="T39">temp <text:s text:c="10"/>link <text:s text:c="4"/>= <text:s text:c="3"/>new</text:span></text:p>
          </draw:text-box>
        </draw:frame>
        <draw:line draw:style-name="gr295" draw:text-style-name="P70" draw:layer="layout" svg:x1="10cm" svg:y1="10.7cm" svg:x2="11cm" svg:y2="10.7cm">
          <text:p/>
        </draw:line>
        <draw:frame draw:style-name="gr114" draw:text-style-name="P59" draw:layer="layout" svg:width="5.4cm" svg:height="0.963cm" svg:x="8.8cm" svg:y="11.8cm">
          <draw:text-box>
            <text:p><text:span text:style-name="T39"><text:s text:c="2"/></text:span><text:span text:style-name="T39">return SUCCESS</text:span></text:p>
          </draw:text-box>
        </draw:frame>
        <draw:frame draw:style-name="gr279" draw:text-style-name="P59" draw:layer="layout" svg:width="5.451cm" svg:height="0.924cm" svg:x="8.4cm" svg:y="8.084cm">
          <draw:text-box>
            <text:p><text:span text:style-name="T39">if ( new = NULL)</text:span></text:p>
          </draw:text-box>
        </draw:frame>
        <draw:frame draw:style-name="gr378" draw:text-style-name="P59" draw:layer="layout" svg:width="4.816cm" svg:height="0.955cm" svg:x="8.784cm" svg:y="8.8cm">
          <draw:text-box>
            <text:p><text:span text:style-name="T39">return FAILURE</text:span></text:p>
          </draw:text-box>
        </draw:frame>
        <draw:frame draw:style-name="gr390" draw:text-style-name="P46" draw:layer="layout" svg:width="9.4cm" svg:height="0.831cm" svg:x="8.4cm" svg:y="9.475cm">
          <draw:text-box>
            <text:p><text:span text:style-name="T25">new <text:s text:c="12"/>data <text:s text:c="2"/>= n_data</text:span></text:p>
          </draw:text-box>
        </draw:frame>
        <draw:line draw:style-name="gr295" draw:text-style-name="P70" draw:layer="layout" svg:x1="14.7cm" svg:y1="10.6cm" svg:x2="15.7cm" svg:y2="10.6cm">
          <text:p/>
        </draw:line>
        <draw:line draw:style-name="gr295" draw:text-style-name="P18" draw:layer="layout" svg:x1="10cm" svg:y1="11.5cm" svg:x2="11cm" svg:y2="11.5cm">
          <text:p/>
        </draw:line>
        <draw:frame draw:style-name="gr203" draw:text-style-name="P18" draw:layer="layout" svg:width="1.4cm" svg:height="0.001cm" svg:x="9.2cm" svg:y="11.4cm">
          <draw:image xlink:href="Pictures/10000000000000350000000B76CF3CC5CB43D287.png" xlink:type="simple" xlink:show="embed" xlink:actuate="onLoad" draw:mime-type="image/png">
            <text:p/>
          </draw:image>
        </draw:frame>
        <draw:frame draw:style-name="gr279" draw:text-style-name="P44" draw:layer="layout" svg:width="9.2cm" svg:height="0.924cm" svg:x="6.4cm" svg:y="12.676cm">
          <draw:text-box>
            <text:p><text:span text:style-name="T39"><text:s/></text:span><text:span text:style-name="T39">4. return DATA_NOT_FOUND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content" presentation:presentation-page-layout-name="AL2T1">
        <office:forms form:automatic-focus="false" form:apply-design-mode="false"/>
        <draw:frame presentation:style-name="pr11" draw:text-style-name="P15" draw:layer="layout" svg:width="8.777cm" svg:height="3.69cm" svg:x="18.523cm" svg:y="-0.042cm" presentation:class="title" presentation:user-transformed="true">
          <draw:text-box>
            <text:p text:style-name="P14"><text:span text:style-name="T9">Data Structure – Linked List</text:span><text:span text:style-name="T10"><text:line-break/></text:span><text:span text:style-name="T10">Algorithm</text:span><text:span text:style-name="T11"><text:line-break/></text:span><text:span text:style-name="T9">insert_after</text:span></text:p>
          </draw:text-box>
        </draw:frame>
        <draw:custom-shape draw:style-name="gr93" draw:text-style-name="P39" draw:layer="layout" svg:width="1.741cm" svg:height="0.882cm" svg:x="2.2cm" svg:y="4.04cm">
          <text:p text:style-name="P36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417" draw:text-style-name="P60" draw:layer="layout" svg:width="1.741cm" svg:height="0.882cm" svg:x="2.2cm" svg:y="4.918cm">
          <text:p/>
          <draw:enhanced-geometry svg:viewBox="0 0 21600 21600" draw:type="rectangle" draw:enhanced-path="M 0 0 L 21600 0 21600 21600 0 21600 0 0 Z N"/>
        </draw:custom-shape>
        <draw:line draw:style-name="gr84" draw:text-style-name="P18" draw:layer="layout" svg:x1="4.6cm" svg:y1="2cm" svg:x2="4.6cm" svg:y2="15cm">
          <text:p/>
        </draw:line>
        <draw:frame draw:style-name="gr373" draw:text-style-name="P69" draw:layer="layout" svg:width="12.6cm" svg:height="1cm" svg:x="8.2cm" svg:y="7.3cm">
          <draw:text-box>
            <text:p><text:span text:style-name="T25"><text:s/></text:span><text:span text:style-name="T25">new <text:s text:c="4"/>= <text:s text:c="4"/>Memalloc(sizeof (Slist) )</text:span></text:p>
          </draw:text-box>
        </draw:frame>
        <draw:frame draw:style-name="gr88" draw:text-style-name="P46" draw:layer="layout" svg:width="11.8cm" svg:height="0.925cm" svg:x="8.4cm" svg:y="10.2cm">
          <draw:text-box>
            <text:p><text:span text:style-name="T25">new <text:s text:c="12"/>link <text:s text:c="4"/>= <text:s/>temp <text:s text:c="8"/>link</text:span></text:p>
          </draw:text-box>
        </draw:frame>
        <draw:line draw:style-name="gr295" draw:text-style-name="P70" draw:layer="layout" svg:x1="10cm" svg:y1="10cm" svg:x2="11cm" svg:y2="10cm">
          <text:p/>
        </draw:line>
        <draw:frame draw:style-name="gr403" draw:text-style-name="P59" draw:layer="layout" svg:width="8.971cm" svg:height="1.11cm" svg:x="8.4cm" svg:y="11cm">
          <draw:text-box>
            <text:p><text:span text:style-name="T39">temp <text:s text:c="10"/>link <text:s text:c="4"/>= <text:s text:c="3"/>new</text:span></text:p>
          </draw:text-box>
        </draw:frame>
        <draw:line draw:style-name="gr295" draw:text-style-name="P70" draw:layer="layout" svg:x1="10cm" svg:y1="10.7cm" svg:x2="11cm" svg:y2="10.7cm">
          <text:p/>
        </draw:line>
        <draw:frame draw:style-name="gr114" draw:text-style-name="P59" draw:layer="layout" svg:width="5.4cm" svg:height="0.963cm" svg:x="8.1cm" svg:y="11.8cm">
          <draw:text-box>
            <text:p><text:span text:style-name="T39"><text:s text:c="2"/></text:span><text:span text:style-name="T39">return SUCCESS</text:span></text:p>
          </draw:text-box>
        </draw:frame>
        <draw:frame draw:style-name="gr279" draw:text-style-name="P59" draw:layer="layout" svg:width="5.451cm" svg:height="0.924cm" svg:x="8.4cm" svg:y="8.084cm">
          <draw:text-box>
            <text:p><text:span text:style-name="T39">if ( new = NULL)</text:span></text:p>
          </draw:text-box>
        </draw:frame>
        <draw:frame draw:style-name="gr378" draw:text-style-name="P59" draw:layer="layout" svg:width="4.816cm" svg:height="0.955cm" svg:x="8.784cm" svg:y="8.8cm">
          <draw:text-box>
            <text:p><text:span text:style-name="T39">return FAILURE</text:span></text:p>
          </draw:text-box>
        </draw:frame>
        <draw:frame draw:style-name="gr390" draw:text-style-name="P46" draw:layer="layout" svg:width="9.4cm" svg:height="0.831cm" svg:x="8.4cm" svg:y="9.475cm">
          <draw:text-box>
            <text:p><text:span text:style-name="T25">new <text:s text:c="12"/>data <text:s text:c="2"/>= n_data</text:span></text:p>
          </draw:text-box>
        </draw:frame>
        <draw:line draw:style-name="gr295" draw:text-style-name="P70" draw:layer="layout" svg:x1="14.6cm" svg:y1="10.6cm" svg:x2="15.6cm" svg:y2="10.6cm">
          <text:p/>
        </draw:line>
        <draw:line draw:style-name="gr295" draw:text-style-name="P18" draw:layer="layout" svg:x1="10cm" svg:y1="11.5cm" svg:x2="11cm" svg:y2="11.5cm">
          <text:p/>
        </draw:line>
        <draw:frame draw:style-name="gr203" draw:text-style-name="P18" draw:layer="layout" svg:width="1.4cm" svg:height="0.001cm" svg:x="9.2cm" svg:y="11.4cm">
          <draw:image xlink:href="Pictures/10000000000000350000000B76CF3CC5CB43D287.png" xlink:type="simple" xlink:show="embed" xlink:actuate="onLoad" draw:mime-type="image/png">
            <text:p/>
          </draw:image>
        </draw:frame>
        <draw:frame draw:style-name="gr279" draw:text-style-name="P44" draw:layer="layout" svg:width="9.2cm" svg:height="0.924cm" svg:x="6.4cm" svg:y="12.676cm">
          <draw:text-box>
            <text:p><text:span text:style-name="T39"><text:s/></text:span><text:span text:style-name="T39">4. return DATA_NOT_FOUND</text:span></text:p>
          </draw:text-box>
        </draw:frame>
        <draw:frame draw:style-name="gr413" draw:text-style-name="P44" draw:layer="layout" svg:width="13.059cm" svg:height="1.145cm" svg:x="5.941cm" svg:y="0.9cm">
          <draw:text-box>
            <text:p><text:span text:style-name="T34">Insert_after(Head,g_data,n_data)</text:span></text:p>
          </draw:text-box>
        </draw:frame>
        <draw:custom-shape draw:style-name="gr85" draw:text-style-name="P39" draw:layer="layout" svg:width="1.741cm" svg:height="0.882cm" svg:x="2.259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93" draw:text-style-name="P39" draw:layer="layout" svg:width="1.741cm" svg:height="0.882cm" svg:x="2.2cm" svg:y="12.84cm">
            <text:p text:style-name="P36"><text:span text:style-name="T2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8" draw:text-style-name="P45" draw:layer="layout" svg:width="1.741cm" svg:height="0.882cm" svg:x="2.2cm" svg:y="13.718cm">
            <text:p text:style-name="P23"><text:span text:style-name="T29">NUL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3" draw:text-style-name="P39" draw:layer="layout" svg:width="1.741cm" svg:height="0.882cm" svg:x="2.259cm" svg:y="6.8cm">
          <text:p text:style-name="P36"><text:span text:style-name="T26">20</text:span></text:p>
          <draw:enhanced-geometry svg:viewBox="0 0 21600 21600" draw:type="rectangle" draw:enhanced-path="M 0 0 L 21600 0 21600 21600 0 21600 0 0 Z N"/>
        </draw:custom-shape>
        <draw:custom-shape draw:style-name="gr419" draw:text-style-name="P60" draw:layer="layout" svg:width="1.741cm" svg:height="0.882cm" svg:x="2.259cm" svg:y="7.678cm">
          <text:p/>
          <draw:enhanced-geometry svg:viewBox="0 0 21600 21600" draw:type="rectangle" draw:enhanced-path="M 0 0 L 21600 0 21600 21600 0 21600 0 0 Z N"/>
        </draw:custom-shape>
        <draw:frame draw:style-name="gr88" draw:text-style-name="P44" draw:layer="layout" svg:width="1.8cm" svg:height="0.925cm" svg:x="2.2cm" svg:y="1.4cm">
          <draw:text-box>
            <text:p><text:span text:style-name="T25">Head</text:span></text:p>
          </draw:text-box>
        </draw:frame>
        <draw:line draw:style-name="gr24" draw:text-style-name="P18" draw:layer="layout" svg:x1="3cm" svg:y1="3cm" svg:x2="3cm" svg:y2="4.04cm">
          <text:p/>
        </draw:line>
        <draw:line draw:style-name="gr24" draw:text-style-name="P18" draw:layer="layout" svg:x1="3cm" svg:y1="5.4cm" svg:x2="3cm" svg:y2="6.8cm">
          <text:p/>
        </draw:line>
        <draw:frame draw:style-name="gr278" draw:text-style-name="P57" draw:layer="layout" svg:width="4.372cm" svg:height="1.116cm" svg:x="18.028cm" svg:y="3.085cm">
          <draw:text-box>
            <text:p><text:span text:style-name="T38">g_data = 20</text:span></text:p>
          </draw:text-box>
        </draw:frame>
        <draw:frame draw:style-name="gr279" draw:text-style-name="P71" draw:layer="layout" svg:width="4.6cm" svg:height="0.924cm" svg:x="18cm" svg:y="4.085cm">
          <draw:text-box>
            <text:p><text:span text:style-name="T45">n_data = 25</text:span></text:p>
          </draw:text-box>
        </draw:frame>
        <draw:line draw:style-name="gr24" draw:text-style-name="P18" draw:layer="layout" svg:x1="0.734cm" svg:y1="7.6cm" svg:x2="1.934cm" svg:y2="7.6cm">
          <text:p/>
        </draw:line>
        <draw:frame draw:style-name="gr88" draw:text-style-name="P62" draw:layer="layout" svg:width="1.866cm" svg:height="0.925cm" svg:x="0.393cm" svg:y="6.6cm">
          <draw:text-box>
            <text:p><text:span text:style-name="T38">temp</text:span></text:p>
          </draw:text-box>
        </draw:frame>
        <draw:frame draw:style-name="gr114" draw:text-style-name="P58" draw:layer="layout" svg:width="3cm" svg:height="0.963cm" svg:x="7.2cm" svg:y="6.637cm">
          <draw:text-box>
            <text:p><text:span text:style-name="T38">3.2 else</text:span></text:p>
          </draw:text-box>
        </draw:frame>
        <draw:custom-shape draw:style-name="gr93" draw:text-style-name="P39" draw:layer="layout" svg:width="1.741cm" svg:height="0.882cm" svg:x="0.659cm" svg:y="9.4cm">
          <text:p text:style-name="P36"><text:span text:style-name="T26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45" draw:layer="layout" svg:width="1.741cm" svg:height="0.882cm" svg:x="0.659cm" svg:y="10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0" draw:text-style-name="P18" draw:layer="layout" svg:x1="1.4cm" svg:y1="10.8cm" svg:x2="1.4cm" svg:y2="14cm">
          <text:p/>
        </draw:line>
        <draw:line draw:style-name="gr24" draw:text-style-name="P18" draw:layer="layout" svg:x1="1.4cm" svg:y1="14cm" svg:x2="2.2cm" svg:y2="14cm">
          <text:p/>
        </draw:line>
        <draw:g>
          <draw:line draw:style-name="gr70" draw:text-style-name="P18" draw:layer="layout" svg:x1="2.4cm" svg:y1="8cm" svg:x2="1.4cm" svg:y2="8cm">
            <text:p/>
          </draw:line>
          <draw:line draw:style-name="gr24" draw:text-style-name="P18" draw:layer="layout" svg:x1="1.4cm" svg:y1="8cm" svg:x2="1.4cm" svg:y2="9.44cm">
            <text:p/>
          </draw:line>
        </draw:g>
        <draw:frame draw:style-name="gr114" draw:text-style-name="P46" draw:layer="layout" svg:width="1.912cm" svg:height="0.963cm" svg:x="0.088cm" svg:y="8.437cm">
          <draw:text-box>
            <text:p><text:span text:style-name="T25">new</text:span></text:p>
          </draw:text-box>
        </draw:frame>
        <draw:frame draw:style-name="gr279" draw:text-style-name="P59" draw:layer="layout" svg:width="6.4cm" svg:height="0.924cm" svg:x="6.274cm" svg:y="3.452cm">
          <draw:text-box>
            <text:p><text:span text:style-name="T39">2. temp <text:s text:c="5"/>= <text:s text:c="4"/>Head</text:span></text:p>
          </draw:text-box>
        </draw:frame>
        <draw:frame draw:style-name="gr279" draw:text-style-name="P59" draw:layer="layout" svg:width="8.134cm" svg:height="0.924cm" svg:x="5.994cm" svg:y="2.012cm">
          <draw:text-box>
            <text:p><text:span text:style-name="T39"><text:s text:c="2"/></text:span><text:span text:style-name="T39">1. if (Head = NULL)</text:span></text:p>
          </draw:text-box>
        </draw:frame>
        <draw:frame draw:style-name="gr279" draw:text-style-name="P59" draw:layer="layout" svg:width="9cm" svg:height="0.924cm" svg:x="6cm" svg:y="4.276cm">
          <draw:text-box>
            <text:p><text:span text:style-name="T39"><text:s text:c="2"/></text:span><text:span text:style-name="T39">3. while ( temp != NULL <text:s text:c="4"/>)</text:span></text:p>
          </draw:text-box>
        </draw:frame>
        <draw:frame draw:style-name="gr279" draw:text-style-name="P59" draw:layer="layout" svg:width="6.334cm" svg:height="0.924cm" svg:x="6.892cm" svg:y="2.723cm">
          <draw:text-box>
            <text:p><text:span text:style-name="T39">return LIST_EMPTY</text:span></text:p>
          </draw:text-box>
        </draw:frame>
        <draw:frame draw:style-name="gr279" draw:text-style-name="P44" draw:layer="layout" svg:width="9cm" svg:height="0.924cm" svg:x="8cm" svg:y="5.976cm">
          <draw:text-box>
            <text:p><text:span text:style-name="T25"><text:s text:c="3"/></text:span><text:span text:style-name="T25">temp <text:s text:c="3"/>= <text:s text:c="2"/>temp <text:s text:c="9"/>link <text:s text:c="7"/></text:span><text:span text:style-name="T39"><text:s text:c="2"/></text:span></text:p>
          </draw:text-box>
        </draw:frame>
        <draw:line draw:style-name="gr295" draw:text-style-name="P18" draw:layer="layout" svg:x1="12.3cm" svg:y1="6.4cm" svg:x2="13.5cm" svg:y2="6.4cm">
          <text:p/>
        </draw:line>
        <draw:line draw:style-name="gr295" draw:text-style-name="P18" draw:layer="layout" svg:x1="10.6cm" svg:y1="5.5cm" svg:x2="11.6cm" svg:y2="5.5cm">
          <text:p/>
        </draw:line>
        <draw:frame draw:style-name="gr279" draw:text-style-name="P68" draw:layer="layout" svg:width="10.2cm" svg:height="0.924cm" svg:x="7.2cm" svg:y="5.076cm">
          <draw:text-box>
            <text:p><text:span text:style-name="T44">3.1 if (temp <text:s text:c="13"/>data != g_data 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sub_5f_header_5f_" presentation:presentation-page-layout-name="AL2T1">
        <office:forms form:automatic-focus="false" form:apply-design-mode="false"/>
        <draw:frame presentation:style-name="pr12" draw:text-style-name="P4" draw:layer="layout" svg:width="26.5cm" svg:height="2.957cm" svg:x="0.9cm" svg:y="10.864cm" presentation:class="title" presentation:user-transformed="true">
          <draw:text-box>
            <text:p><text:span text:style-name="T3">Code – Insert after(Head,g_data,n_data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eader_5f_-background" style:display-name="header_-background" style:family="presentation">
      <style:graphic-properties draw:stroke="none" draw:fill="none"/>
      <style:text-properties style:letter-kerning="true"/>
    </style:style>
    <style:style style:name="header_5f_-backgroundobjects" style:display-name="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5f_-notes" style:display-name="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5f_-outline1" style:display-name="header_-outline1" style:family="presentation">
      <style:graphic-properties draw:stroke="none" draw:fill="none" draw:auto-grow-height="false" draw:fit-to-size="false" style:shrink-to-fit="true">
        <text:list-style style:name="header_5f_-outline1" style:display-name="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outline2" style:display-name="header_-outline2" style:family="presentation" style:parent-style-name="header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_5f_-outline3" style:display-name="header_-outline3" style:family="presentation" style:parent-style-name="header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_5f_-outline4" style:display-name="header_-outline4" style:family="presentation" style:parent-style-name="header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_5f_-outline5" style:display-name="header_-outline5" style:family="presentation" style:parent-style-name="header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6" style:display-name="header_-outline6" style:family="presentation" style:parent-style-name="header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7" style:display-name="header_-outline7" style:family="presentation" style:parent-style-name="header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8" style:display-name="header_-outline8" style:family="presentation" style:parent-style-name="header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9" style:display-name="header_-outline9" style:family="presentation" style:parent-style-name="header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subtitle" style:display-name="header_-subtitle" style:family="presentation">
      <style:graphic-properties draw:stroke="none" draw:fill="none" draw:textarea-vertical-align="middle">
        <text:list-style style:name="header_5f_-subtitle" style:display-name="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title" style:display-name="header_-title" style:family="presentation">
      <style:graphic-properties draw:stroke="none" draw:fill="none" draw:textarea-vertical-align="middle">
        <text:list-style style:name="header_5f_-title" style:display-name="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header_5f_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8" style:family="presentation" style:parent-style-name="header_5f_-backgroundobjects">
      <style:graphic-properties draw:stroke="none" draw:fill-color="#ffffff" draw:textarea-vertical-align="middle" draw:auto-grow-height="false" fo:min-height="2.176cm" fo:min-width="19.509cm"/>
    </style:style>
    <style:style style:name="Mpr29" style:family="presentation" style:parent-style-name="header_5f_-backgroundobjects">
      <style:graphic-properties draw:stroke="none" draw:fill-color="#ffffff" draw:textarea-vertical-align="middle" draw:auto-grow-height="false" fo:min-height="0.464cm" fo:min-width="19.509cm"/>
    </style:style>
    <style:style style:name="Mpr30" style:family="presentation" style:parent-style-name="header_5f_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1" style:family="presentation" style:parent-style-name="header_5f_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2" style:family="presentation" style:parent-style-name="header_5f_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33" style:family="presentation" style:parent-style-name="header_5f_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4" style:family="presentation" style:parent-style-name="header_5f_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5" style:family="presentation" style:parent-style-name="header_5f_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6" style:family="presentation" style:parent-style-name="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37" style:family="presentation" style:parent-style-name="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17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1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1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header_5f_" style:display-name="header_" style:page-layout-name="PM1" draw:style-name="Mdp1">
      <draw:frame presentation:style-name="header_5f_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>
          <text:p/>
        </draw:image>
      </draw:frame>
      <draw:g>
        <draw:polygon presentation:style-name="Mpr27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8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29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30" draw:text-style-name="MP5" draw:layer="backgroundobjects" svg:x1="5.828cm" svg:y1="-0.054cm" svg:x2="10.171cm" svg:y2="4.289cm">
            <text:p/>
          </draw:line>
          <draw:line presentation:style-name="Mpr31" draw:text-style-name="MP5" draw:layer="backgroundobjects" svg:x1="5.306cm" svg:y1="-0.053cm" svg:x2="10.288cm" svg:y2="4.929cm">
            <text:p/>
          </draw:line>
          <draw:line presentation:style-name="Mpr32" draw:text-style-name="MP5" draw:layer="backgroundobjects" svg:x1="4.506cm" svg:y1="-0.053cm" svg:x2="8.867cm" svg:y2="4.308cm">
            <text:p/>
          </draw:line>
          <draw:line presentation:style-name="Mpr33" draw:text-style-name="MP5" draw:layer="backgroundobjects" svg:x1="3.862cm" svg:y1="-0.053cm" svg:x2="8.844cm" svg:y2="4.929cm">
            <text:p/>
          </draw:line>
          <draw:line presentation:style-name="Mpr32" draw:text-style-name="MP5" draw:layer="backgroundobjects" svg:x1="-0.019cm" svg:y1="13.198cm" svg:x2="8.896cm" svg:y2="4.283cm">
            <text:p/>
          </draw:line>
          <draw:line presentation:style-name="Mpr34" draw:text-style-name="MP5" draw:layer="backgroundobjects" svg:x1="-0.028cm" svg:y1="13.884cm" svg:x2="8.853cm" svg:y2="5.003cm">
            <text:p/>
          </draw:line>
          <draw:line presentation:style-name="Mpr34" draw:text-style-name="MP5" draw:layer="backgroundobjects" svg:x1="0.011cm" svg:y1="14.384cm" svg:x2="10.144cm" svg:y2="4.251cm">
            <text:p/>
          </draw:line>
          <draw:line presentation:style-name="Mpr35" draw:text-style-name="MP5" draw:layer="backgroundobjects" svg:x1="0.357cm" svg:y1="15.801cm" svg:x2="10.207cm" svg:y2="5.951cm">
            <text:p/>
          </draw:line>
        </draw:g>
        <draw:g>
          <draw:line presentation:style-name="Mpr30" draw:text-style-name="MP5" draw:layer="backgroundobjects" svg:x1="14.928cm" svg:y1="-0.054cm" svg:x2="19.271cm" svg:y2="4.289cm">
            <text:p/>
          </draw:line>
          <draw:line presentation:style-name="Mpr31" draw:text-style-name="MP5" draw:layer="backgroundobjects" svg:x1="14.406cm" svg:y1="-0.053cm" svg:x2="19.388cm" svg:y2="4.929cm">
            <text:p/>
          </draw:line>
          <draw:line presentation:style-name="Mpr32" draw:text-style-name="MP5" draw:layer="backgroundobjects" svg:x1="13.606cm" svg:y1="-0.053cm" svg:x2="17.967cm" svg:y2="4.308cm">
            <text:p/>
          </draw:line>
          <draw:line presentation:style-name="Mpr33" draw:text-style-name="MP5" draw:layer="backgroundobjects" svg:x1="12.962cm" svg:y1="-0.053cm" svg:x2="17.944cm" svg:y2="4.929cm">
            <text:p/>
          </draw:line>
          <draw:line presentation:style-name="Mpr32" draw:text-style-name="MP5" draw:layer="backgroundobjects" svg:x1="6.418cm" svg:y1="15.861cm" svg:x2="17.996cm" svg:y2="4.283cm">
            <text:p/>
          </draw:line>
          <draw:line presentation:style-name="Mpr34" draw:text-style-name="MP5" draw:layer="backgroundobjects" svg:x1="7.14cm" svg:y1="15.816cm" svg:x2="17.953cm" svg:y2="5.003cm">
            <text:p/>
          </draw:line>
          <draw:line presentation:style-name="Mpr34" draw:text-style-name="MP5" draw:layer="backgroundobjects" svg:x1="7.737cm" svg:y1="15.758cm" svg:x2="19.244cm" svg:y2="4.251cm">
            <text:p/>
          </draw:line>
          <draw:line presentation:style-name="Mpr35" draw:text-style-name="MP5" draw:layer="backgroundobjects" svg:x1="9.457cm" svg:y1="15.801cm" svg:x2="19.307cm" svg:y2="5.951cm">
            <text:p/>
          </draw:line>
        </draw:g>
      </draw:g>
      <draw:frame presentation:style-name="header_5f_-title" draw:layer="backgroundobjects" svg:width="22.288cm" svg:height="2.05cm" svg:x="0.55cm" svg:y="4.905cm" presentation:class="title" presentation:placeholder="true">
        <draw:text-box/>
      </draw:frame>
      <draw:custom-shape presentation:style-name="Mpr36" draw:text-style-name="MP8" draw:layer="backgroundobjects" svg:width="27.973cm" svg:height="0.2cm" svg:x="-0.007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_5f_-title" draw:layer="backgroundobjects" svg:width="19.798cm" svg:height="11.136cm" svg:x="0.6cm" svg:y="2.257cm" presentation:class="page"/>
        <draw:frame presentation:style-name="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7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38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38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2DT4H42M14S</meta:editing-duration>
    <meta:editing-cycles>110</meta:editing-cycles>
    <meta:generator>LibreOffice/7.3.2.2$Windows_X86_64 LibreOffice_project/49f2b1bff42cfccbd8f788c8dc32c1c309559be0</meta:generator>
    <dc:title>Bright Blue</dc:title>
    <dc:date>2022-04-07T11:23:15.676000000</dc:date>
    <meta:document-statistic meta:object-count="3401"/>
    <meta:template xlink:type="simple" xlink:actuate="onRequest" xlink:title="Bright Blue" xlink:href="../R05_Flowchart.odp" meta:date="2020-04-08T20:36:48.497255069"/>
  </office:meta>
</office:document-meta>
</file>